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11.82mm"/>
    </style:style>
    <style:style style:name="co6" style:family="table-column">
      <style:table-column-properties fo:break-before="auto" style:column-width="4.85mm"/>
    </style:style>
    <style:style style:name="co7" style:family="table-column">
      <style:table-column-properties fo:break-before="auto" style:column-width="12.98mm"/>
    </style:style>
    <style:style style:name="co8" style:family="table-column">
      <style:table-column-properties fo:break-before="auto" style:column-width="4.8mm"/>
    </style:style>
    <style:style style:name="co4" style:family="table-column">
      <style:table-column-properties fo:break-before="auto" style:column-width="20.9mm"/>
    </style:style>
    <style:style style:name="co10" style:family="table-column">
      <style:table-column-properties fo:break-before="auto" style:column-width="11.99mm"/>
    </style:style>
    <style:style style:name="co11" style:family="table-column">
      <style:table-column-properties fo:break-before="auto" style:column-width="2.91mm"/>
    </style:style>
    <style:style style:name="co12" style:family="table-column">
      <style:table-column-properties fo:break-before="auto" style:column-width="3.4mm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7.92mm" fo:break-before="auto" style:use-optimal-row-height="false"/>
    </style:style>
    <style:style style:name="ro4" style:family="table-row">
      <style:table-row-properties style:row-height="8.01mm" fo:break-before="auto" style:use-optimal-row-height="false"/>
    </style:style>
    <style:style style:name="ro5" style:family="table-row">
      <style:table-row-properties style:row-height="3.69mm" fo:break-before="auto" style:use-optimal-row-height="false"/>
    </style:style>
    <style:style style:name="ro6" style:family="table-row">
      <style:table-row-properties style:row-height="3.49mm" fo:break-before="auto" style:use-optimal-row-height="false"/>
    </style:style>
    <style:style style:name="ro7" style:family="table-row">
      <style:table-row-properties style:row-height="5.29mm" fo:break-before="auto" style:use-optimal-row-height="true"/>
    </style:style>
    <style:style style:name="ro10" style:family="table-row">
      <style:table-row-properties style:row-height="6.69mm" fo:break-before="auto" style:use-optimal-row-height="true"/>
    </style:style>
    <style:style style:name="ro11" style:family="table-row">
      <style:table-row-properties style:row-height="5.45m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RTS-Template">
      <style:table-properties table:display="true" style:writing-mode="lr-tb"/>
    </style:style>
    <style:style style:name="ce330" style:family="table-cell" style:parent-style-name="Default">
      <style:table-cell-properties style:rotation-align="none"/>
      <style:text-properties style:text-position=""/>
    </style:style>
    <style:style style:name="ce333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text-position=""/>
    </style:style>
    <style:style style:name="ce334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style:text-position="" fo:font-size="16pt" style:font-size-asian="16pt" style:font-size-complex="16pt"/>
    </style:style>
    <style:style style:name="ce335" style:family="table-cell" style:parent-style-name="Default">
      <style:table-cell-properties style:rotation-align="none"/>
      <style:text-properties style:text-position="" fo:font-size="16pt" style:font-size-asian="16pt" style:font-size-complex="16pt"/>
    </style:style>
    <style:style style:name="ce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none" fo:background-color="#ffff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none" fo:background-color="#9999ff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none" fo:background-color="#ff6666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none" fo:background-color="#99ff99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Default">
      <style:table-cell-properties fo:border-bottom="none" fo:background-color="#dddddd" style:cell-protect="protected formula-hidden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21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1"/>
    </style:style>
    <style:style style:name="ce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12"/>
    </style:style>
    <style:style style:name="ce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28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2"/>
      <style:map style:condition="cell-content()=2" style:apply-style-name="ConditionalStyle_5f_2" style:base-cell-address="'RTS-Template'.C2"/>
      <style:map style:condition="cell-content()=3" style:apply-style-name="ConditionalStyle_5f_3" style:base-cell-address="'RTS-Template'.C2"/>
      <style:map style:condition="cell-content()=4" style:apply-style-name="ConditionalStyle_5f_4" style:base-cell-address="'RTS-Template'.C2"/>
      <style:map style:condition="cell-content()&lt;1" style:apply-style-name="ConditionalStyle_5f_5" style:base-cell-address="'RTS-Template'.C2"/>
      <style:map style:condition="cell-content()&gt;4" style:apply-style-name="ConditionalStyle_5f_5" style:base-cell-address="'RTS-Template'.C2"/>
    </style:style>
    <style:style style:name="ce32" style:family="table-cell" style:parent-style-name="Default">
      <style:table-cell-properties fo:background-color="#dddddd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3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4"/>
      <style:map style:condition="cell-content()=2" style:apply-style-name="ConditionalStyle_5f_2" style:base-cell-address="'RTS-Template'.C4"/>
      <style:map style:condition="cell-content()=3" style:apply-style-name="ConditionalStyle_5f_3" style:base-cell-address="'RTS-Template'.C4"/>
      <style:map style:condition="cell-content()=4" style:apply-style-name="ConditionalStyle_5f_4" style:base-cell-address="'RTS-Template'.C4"/>
      <style:map style:condition="cell-content()&lt;1" style:apply-style-name="ConditionalStyle_5f_5" style:base-cell-address="'RTS-Template'.C4"/>
      <style:map style:condition="cell-content()&gt;4" style:apply-style-name="ConditionalStyle_5f_5" style:base-cell-address="'RTS-Template'.C4"/>
    </style:style>
    <style:style style:name="ce34" style:family="table-cell" style:parent-style-name="Default">
      <style:table-cell-properties fo:border-bottom="none" fo:background-color="#dddddd" style:cell-protect="protected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B8"/>
    </style:style>
    <style:style style:name="ce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4" style:base-cell-address="'RTS-Template'.B17"/>
    </style:style>
    <style:style style:name="ce4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none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1"/>
    </style:style>
    <style:style style:name="ce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12"/>
    </style:style>
    <style:style style:name="ce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2"/>
      <style:map style:condition="cell-content()=2" style:apply-style-name="ConditionalStyle_5f_2" style:base-cell-address="'RTS-Template'.E2"/>
      <style:map style:condition="cell-content()=3" style:apply-style-name="ConditionalStyle_5f_3" style:base-cell-address="'RTS-Template'.E2"/>
      <style:map style:condition="cell-content()=4" style:apply-style-name="ConditionalStyle_5f_4" style:base-cell-address="'RTS-Template'.E2"/>
      <style:map style:condition="cell-content()&lt;1" style:apply-style-name="ConditionalStyle_5f_5" style:base-cell-address="'RTS-Template'.E2"/>
      <style:map style:condition="cell-content()&gt;4" style:apply-style-name="ConditionalStyle_5f_5" style:base-cell-address="'RTS-Template'.E2"/>
    </style:style>
    <style:style style:name="ce5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E4"/>
      <style:map style:condition="cell-content()=2" style:apply-style-name="ConditionalStyle_5f_2" style:base-cell-address="'RTS-Template'.E4"/>
      <style:map style:condition="cell-content()=3" style:apply-style-name="ConditionalStyle_5f_3" style:base-cell-address="'RTS-Template'.E4"/>
      <style:map style:condition="cell-content()=4" style:apply-style-name="ConditionalStyle_5f_4" style:base-cell-address="'RTS-Template'.E4"/>
      <style:map style:condition="cell-content()&lt;1" style:apply-style-name="ConditionalStyle_5f_5" style:base-cell-address="'RTS-Template'.E4"/>
      <style:map style:condition="cell-content()&gt;4" style:apply-style-name="ConditionalStyle_5f_5" style:base-cell-address="'RTS-Template'.E4"/>
    </style:style>
    <style:style style:name="ce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1"/>
    </style:style>
    <style:style style:name="ce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F12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2"/>
      <style:map style:condition="cell-content()=2" style:apply-style-name="ConditionalStyle_5f_2" style:base-cell-address="'RTS-Template'.G2"/>
      <style:map style:condition="cell-content()=3" style:apply-style-name="ConditionalStyle_5f_3" style:base-cell-address="'RTS-Template'.G2"/>
      <style:map style:condition="cell-content()=4" style:apply-style-name="ConditionalStyle_5f_4" style:base-cell-address="'RTS-Template'.G2"/>
      <style:map style:condition="cell-content()&lt;1" style:apply-style-name="ConditionalStyle_5f_5" style:base-cell-address="'RTS-Template'.G2"/>
      <style:map style:condition="cell-content()&gt;4" style:apply-style-name="ConditionalStyle_5f_5" style:base-cell-address="'RTS-Template'.G2"/>
    </style:style>
    <style:style style:name="ce5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G4"/>
      <style:map style:condition="cell-content()=2" style:apply-style-name="ConditionalStyle_5f_2" style:base-cell-address="'RTS-Template'.G4"/>
      <style:map style:condition="cell-content()=3" style:apply-style-name="ConditionalStyle_5f_3" style:base-cell-address="'RTS-Template'.G4"/>
      <style:map style:condition="cell-content()=4" style:apply-style-name="ConditionalStyle_5f_4" style:base-cell-address="'RTS-Template'.G4"/>
      <style:map style:condition="cell-content()&lt;1" style:apply-style-name="ConditionalStyle_5f_5" style:base-cell-address="'RTS-Template'.G4"/>
      <style:map style:condition="cell-content()&gt;4" style:apply-style-name="ConditionalStyle_5f_5" style:base-cell-address="'RTS-Template'.G4"/>
    </style:style>
    <style:style style:name="ce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1"/>
    </style:style>
    <style:style style:name="ce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H12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2"/>
      <style:map style:condition="cell-content()=2" style:apply-style-name="ConditionalStyle_5f_2" style:base-cell-address="'RTS-Template'.I2"/>
      <style:map style:condition="cell-content()=3" style:apply-style-name="ConditionalStyle_5f_3" style:base-cell-address="'RTS-Template'.I2"/>
      <style:map style:condition="cell-content()=4" style:apply-style-name="ConditionalStyle_5f_4" style:base-cell-address="'RTS-Template'.I2"/>
      <style:map style:condition="cell-content()&lt;1" style:apply-style-name="ConditionalStyle_5f_5" style:base-cell-address="'RTS-Template'.I2"/>
      <style:map style:condition="cell-content()&gt;4" style:apply-style-name="ConditionalStyle_5f_5" style:base-cell-address="'RTS-Template'.I2"/>
    </style:style>
    <style:style style:name="ce5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I4"/>
      <style:map style:condition="cell-content()=2" style:apply-style-name="ConditionalStyle_5f_2" style:base-cell-address="'RTS-Template'.I4"/>
      <style:map style:condition="cell-content()=3" style:apply-style-name="ConditionalStyle_5f_3" style:base-cell-address="'RTS-Template'.I4"/>
      <style:map style:condition="cell-content()=4" style:apply-style-name="ConditionalStyle_5f_4" style:base-cell-address="'RTS-Template'.I4"/>
      <style:map style:condition="cell-content()&lt;1" style:apply-style-name="ConditionalStyle_5f_5" style:base-cell-address="'RTS-Template'.I4"/>
      <style:map style:condition="cell-content()&gt;4" style:apply-style-name="ConditionalStyle_5f_5" style:base-cell-address="'RTS-Template'.I4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1"/>
    </style:style>
    <style:style style:name="ce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J12"/>
    </style:style>
    <style:style style:name="ce61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2"/>
      <style:map style:condition="cell-content()=2" style:apply-style-name="ConditionalStyle_5f_2" style:base-cell-address="'RTS-Template'.K2"/>
      <style:map style:condition="cell-content()=3" style:apply-style-name="ConditionalStyle_5f_3" style:base-cell-address="'RTS-Template'.K2"/>
      <style:map style:condition="cell-content()=4" style:apply-style-name="ConditionalStyle_5f_4" style:base-cell-address="'RTS-Template'.K2"/>
      <style:map style:condition="cell-content()&lt;1" style:apply-style-name="ConditionalStyle_5f_5" style:base-cell-address="'RTS-Template'.K2"/>
      <style:map style:condition="cell-content()&gt;4" style:apply-style-name="ConditionalStyle_5f_5" style:base-cell-address="'RTS-Template'.K2"/>
    </style:style>
    <style:style style:name="ce62" style:family="table-cell" style:parent-style-name="Default">
      <style:table-cell-properties fo:border-bottom="none" fo:background-color="#ff666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K4"/>
      <style:map style:condition="cell-content()=2" style:apply-style-name="ConditionalStyle_5f_2" style:base-cell-address="'RTS-Template'.K4"/>
      <style:map style:condition="cell-content()=3" style:apply-style-name="ConditionalStyle_5f_3" style:base-cell-address="'RTS-Template'.K4"/>
      <style:map style:condition="cell-content()=4" style:apply-style-name="ConditionalStyle_5f_4" style:base-cell-address="'RTS-Template'.K4"/>
      <style:map style:condition="cell-content()&lt;1" style:apply-style-name="ConditionalStyle_5f_5" style:base-cell-address="'RTS-Template'.K4"/>
      <style:map style:condition="cell-content()&gt;4" style:apply-style-name="ConditionalStyle_5f_5" style:base-cell-address="'RTS-Template'.K4"/>
    </style:style>
    <style:style style:name="ce63" style:family="table-cell" style:parent-style-name="Default">
      <style:table-cell-properties fo:border-bottom="none" fo:background-color="#ff6666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fo:border-bottom="none" fo:background-color="#ff6666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8"/>
    </style:style>
    <style:style style:name="ce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L9"/>
    </style:style>
    <style:style style:name="ce6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1"/>
    </style:style>
    <style:style style:name="ce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L12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2"/>
      <style:map style:condition="cell-content()=2" style:apply-style-name="ConditionalStyle_5f_2" style:base-cell-address="'RTS-Template'.M2"/>
      <style:map style:condition="cell-content()=3" style:apply-style-name="ConditionalStyle_5f_3" style:base-cell-address="'RTS-Template'.M2"/>
      <style:map style:condition="cell-content()=4" style:apply-style-name="ConditionalStyle_5f_4" style:base-cell-address="'RTS-Template'.M2"/>
      <style:map style:condition="cell-content()&lt;1" style:apply-style-name="ConditionalStyle_5f_5" style:base-cell-address="'RTS-Template'.M2"/>
      <style:map style:condition="cell-content()&gt;4" style:apply-style-name="ConditionalStyle_5f_5" style:base-cell-address="'RTS-Template'.M2"/>
    </style:style>
    <style:style style:name="ce7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M4"/>
      <style:map style:condition="cell-content()=2" style:apply-style-name="ConditionalStyle_5f_2" style:base-cell-address="'RTS-Template'.M4"/>
      <style:map style:condition="cell-content()=3" style:apply-style-name="ConditionalStyle_5f_3" style:base-cell-address="'RTS-Template'.M4"/>
      <style:map style:condition="cell-content()=4" style:apply-style-name="ConditionalStyle_5f_4" style:base-cell-address="'RTS-Template'.M4"/>
      <style:map style:condition="cell-content()&lt;1" style:apply-style-name="ConditionalStyle_5f_5" style:base-cell-address="'RTS-Template'.M4"/>
      <style:map style:condition="cell-content()&gt;4" style:apply-style-name="ConditionalStyle_5f_5" style:base-cell-address="'RTS-Template'.M4"/>
    </style:style>
    <style:style style:name="ce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M8"/>
    </style:style>
    <style:style style:name="ce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7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1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N12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2"/>
      <style:map style:condition="cell-content()=2" style:apply-style-name="ConditionalStyle_5f_2" style:base-cell-address="'RTS-Template'.O2"/>
      <style:map style:condition="cell-content()=3" style:apply-style-name="ConditionalStyle_5f_3" style:base-cell-address="'RTS-Template'.O2"/>
      <style:map style:condition="cell-content()=4" style:apply-style-name="ConditionalStyle_5f_4" style:base-cell-address="'RTS-Template'.O2"/>
      <style:map style:condition="cell-content()&lt;1" style:apply-style-name="ConditionalStyle_5f_5" style:base-cell-address="'RTS-Template'.O2"/>
      <style:map style:condition="cell-content()&gt;4" style:apply-style-name="ConditionalStyle_5f_5" style:base-cell-address="'RTS-Template'.O2"/>
    </style:style>
    <style:style style:name="ce7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O4"/>
      <style:map style:condition="cell-content()=2" style:apply-style-name="ConditionalStyle_5f_2" style:base-cell-address="'RTS-Template'.O4"/>
      <style:map style:condition="cell-content()=3" style:apply-style-name="ConditionalStyle_5f_3" style:base-cell-address="'RTS-Template'.O4"/>
      <style:map style:condition="cell-content()=4" style:apply-style-name="ConditionalStyle_5f_4" style:base-cell-address="'RTS-Template'.O4"/>
      <style:map style:condition="cell-content()&lt;1" style:apply-style-name="ConditionalStyle_5f_5" style:base-cell-address="'RTS-Template'.O4"/>
      <style:map style:condition="cell-content()&gt;4" style:apply-style-name="ConditionalStyle_5f_5" style:base-cell-address="'RTS-Template'.O4"/>
    </style:style>
    <style:style style:name="ce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8"/>
    </style:style>
    <style:style style:name="ce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N9"/>
    </style:style>
    <style:style style:name="ce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1"/>
    </style:style>
    <style:style style:name="ce8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P12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2"/>
      <style:map style:condition="cell-content()=2" style:apply-style-name="ConditionalStyle_5f_2" style:base-cell-address="'RTS-Template'.Q2"/>
      <style:map style:condition="cell-content()=3" style:apply-style-name="ConditionalStyle_5f_3" style:base-cell-address="'RTS-Template'.Q2"/>
      <style:map style:condition="cell-content()=4" style:apply-style-name="ConditionalStyle_5f_4" style:base-cell-address="'RTS-Template'.Q2"/>
      <style:map style:condition="cell-content()&lt;1" style:apply-style-name="ConditionalStyle_5f_5" style:base-cell-address="'RTS-Template'.Q2"/>
      <style:map style:condition="cell-content()&gt;4" style:apply-style-name="ConditionalStyle_5f_5" style:base-cell-address="'RTS-Template'.Q2"/>
    </style:style>
    <style:style style:name="ce8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Q4"/>
      <style:map style:condition="cell-content()=2" style:apply-style-name="ConditionalStyle_5f_2" style:base-cell-address="'RTS-Template'.Q4"/>
      <style:map style:condition="cell-content()=3" style:apply-style-name="ConditionalStyle_5f_3" style:base-cell-address="'RTS-Template'.Q4"/>
      <style:map style:condition="cell-content()=4" style:apply-style-name="ConditionalStyle_5f_4" style:base-cell-address="'RTS-Template'.Q4"/>
      <style:map style:condition="cell-content()&lt;1" style:apply-style-name="ConditionalStyle_5f_5" style:base-cell-address="'RTS-Template'.Q4"/>
      <style:map style:condition="cell-content()&gt;4" style:apply-style-name="ConditionalStyle_5f_5" style:base-cell-address="'RTS-Template'.Q4"/>
    </style:style>
    <style:style style:name="ce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R8"/>
    </style:style>
    <style:style style:name="ce8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1"/>
    </style:style>
    <style:style style:name="ce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R12"/>
    </style:style>
    <style:style style:name="ce8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2"/>
      <style:map style:condition="cell-content()=2" style:apply-style-name="ConditionalStyle_5f_2" style:base-cell-address="'RTS-Template'.S2"/>
      <style:map style:condition="cell-content()=3" style:apply-style-name="ConditionalStyle_5f_3" style:base-cell-address="'RTS-Template'.S2"/>
      <style:map style:condition="cell-content()=4" style:apply-style-name="ConditionalStyle_5f_4" style:base-cell-address="'RTS-Template'.S2"/>
      <style:map style:condition="cell-content()&lt;1" style:apply-style-name="ConditionalStyle_5f_5" style:base-cell-address="'RTS-Template'.S2"/>
      <style:map style:condition="cell-content()&gt;4" style:apply-style-name="ConditionalStyle_5f_5" style:base-cell-address="'RTS-Template'.S2"/>
    </style:style>
    <style:style style:name="ce8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S4"/>
      <style:map style:condition="cell-content()=2" style:apply-style-name="ConditionalStyle_5f_2" style:base-cell-address="'RTS-Template'.S4"/>
      <style:map style:condition="cell-content()=3" style:apply-style-name="ConditionalStyle_5f_3" style:base-cell-address="'RTS-Template'.S4"/>
      <style:map style:condition="cell-content()=4" style:apply-style-name="ConditionalStyle_5f_4" style:base-cell-address="'RTS-Template'.S4"/>
      <style:map style:condition="cell-content()&lt;1" style:apply-style-name="ConditionalStyle_5f_5" style:base-cell-address="'RTS-Template'.S4"/>
      <style:map style:condition="cell-content()&gt;4" style:apply-style-name="ConditionalStyle_5f_5" style:base-cell-address="'RTS-Template'.S4"/>
    </style:style>
    <style:style style:name="ce90" style:family="table-cell" style:parent-style-name="Default">
      <style:map style:condition="cell-content()!=&quot;&quot;" style:apply-style-name="ConditionalStyle_5f_1" style:base-cell-address="'RTS-Template'.R8"/>
    </style:style>
    <style:style style:name="ce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T8"/>
    </style:style>
    <style:style style:name="ce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1"/>
    </style:style>
    <style:style style:name="ce9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T12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2"/>
      <style:map style:condition="cell-content()=2" style:apply-style-name="ConditionalStyle_5f_2" style:base-cell-address="'RTS-Template'.U2"/>
      <style:map style:condition="cell-content()=3" style:apply-style-name="ConditionalStyle_5f_3" style:base-cell-address="'RTS-Template'.U2"/>
      <style:map style:condition="cell-content()=4" style:apply-style-name="ConditionalStyle_5f_4" style:base-cell-address="'RTS-Template'.U2"/>
      <style:map style:condition="cell-content()&lt;1" style:apply-style-name="ConditionalStyle_5f_5" style:base-cell-address="'RTS-Template'.U2"/>
      <style:map style:condition="cell-content()&gt;4" style:apply-style-name="ConditionalStyle_5f_5" style:base-cell-address="'RTS-Template'.U2"/>
    </style:style>
    <style:style style:name="ce9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U4"/>
      <style:map style:condition="cell-content()=2" style:apply-style-name="ConditionalStyle_5f_2" style:base-cell-address="'RTS-Template'.U4"/>
      <style:map style:condition="cell-content()=3" style:apply-style-name="ConditionalStyle_5f_3" style:base-cell-address="'RTS-Template'.U4"/>
      <style:map style:condition="cell-content()=4" style:apply-style-name="ConditionalStyle_5f_4" style:base-cell-address="'RTS-Template'.U4"/>
      <style:map style:condition="cell-content()&lt;1" style:apply-style-name="ConditionalStyle_5f_5" style:base-cell-address="'RTS-Template'.U4"/>
      <style:map style:condition="cell-content()&gt;4" style:apply-style-name="ConditionalStyle_5f_5" style:base-cell-address="'RTS-Template'.U4"/>
    </style:style>
    <style:style style:name="ce96" style:family="table-cell" style:parent-style-name="Default">
      <style:map style:condition="cell-content()!=&quot;&quot;" style:apply-style-name="ConditionalStyle_5f_1" style:base-cell-address="'RTS-Template'.T8"/>
    </style:style>
    <style:style style:name="ce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V8"/>
    </style:style>
    <style:style style:name="ce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1"/>
    </style:style>
    <style:style style:name="ce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V12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2"/>
      <style:map style:condition="cell-content()=2" style:apply-style-name="ConditionalStyle_5f_2" style:base-cell-address="'RTS-Template'.W2"/>
      <style:map style:condition="cell-content()=3" style:apply-style-name="ConditionalStyle_5f_3" style:base-cell-address="'RTS-Template'.W2"/>
      <style:map style:condition="cell-content()=4" style:apply-style-name="ConditionalStyle_5f_4" style:base-cell-address="'RTS-Template'.W2"/>
      <style:map style:condition="cell-content()&lt;1" style:apply-style-name="ConditionalStyle_5f_5" style:base-cell-address="'RTS-Template'.W2"/>
      <style:map style:condition="cell-content()&gt;4" style:apply-style-name="ConditionalStyle_5f_5" style:base-cell-address="'RTS-Template'.W2"/>
    </style:style>
    <style:style style:name="ce10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W4"/>
      <style:map style:condition="cell-content()=2" style:apply-style-name="ConditionalStyle_5f_2" style:base-cell-address="'RTS-Template'.W4"/>
      <style:map style:condition="cell-content()=3" style:apply-style-name="ConditionalStyle_5f_3" style:base-cell-address="'RTS-Template'.W4"/>
      <style:map style:condition="cell-content()=4" style:apply-style-name="ConditionalStyle_5f_4" style:base-cell-address="'RTS-Template'.W4"/>
      <style:map style:condition="cell-content()&lt;1" style:apply-style-name="ConditionalStyle_5f_5" style:base-cell-address="'RTS-Template'.W4"/>
      <style:map style:condition="cell-content()&gt;4" style:apply-style-name="ConditionalStyle_5f_5" style:base-cell-address="'RTS-Template'.W4"/>
    </style:style>
    <style:style style:name="ce102" style:family="table-cell" style:parent-style-name="Default">
      <style:map style:condition="cell-content()!=&quot;&quot;" style:apply-style-name="ConditionalStyle_5f_1" style:base-cell-address="'RTS-Template'.V8"/>
    </style:style>
    <style:style style:name="ce1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X8"/>
    </style:style>
    <style:style style:name="ce1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1"/>
    </style:style>
    <style:style style:name="ce1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X12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2"/>
      <style:map style:condition="cell-content()=2" style:apply-style-name="ConditionalStyle_5f_2" style:base-cell-address="'RTS-Template'.Y2"/>
      <style:map style:condition="cell-content()=3" style:apply-style-name="ConditionalStyle_5f_3" style:base-cell-address="'RTS-Template'.Y2"/>
      <style:map style:condition="cell-content()=4" style:apply-style-name="ConditionalStyle_5f_4" style:base-cell-address="'RTS-Template'.Y2"/>
      <style:map style:condition="cell-content()&lt;1" style:apply-style-name="ConditionalStyle_5f_5" style:base-cell-address="'RTS-Template'.Y2"/>
      <style:map style:condition="cell-content()&gt;4" style:apply-style-name="ConditionalStyle_5f_5" style:base-cell-address="'RTS-Template'.Y2"/>
    </style:style>
    <style:style style:name="ce10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Y4"/>
      <style:map style:condition="cell-content()=2" style:apply-style-name="ConditionalStyle_5f_2" style:base-cell-address="'RTS-Template'.Y4"/>
      <style:map style:condition="cell-content()=3" style:apply-style-name="ConditionalStyle_5f_3" style:base-cell-address="'RTS-Template'.Y4"/>
      <style:map style:condition="cell-content()=4" style:apply-style-name="ConditionalStyle_5f_4" style:base-cell-address="'RTS-Template'.Y4"/>
      <style:map style:condition="cell-content()&lt;1" style:apply-style-name="ConditionalStyle_5f_5" style:base-cell-address="'RTS-Template'.Y4"/>
      <style:map style:condition="cell-content()&gt;4" style:apply-style-name="ConditionalStyle_5f_5" style:base-cell-address="'RTS-Template'.Y4"/>
    </style:style>
    <style:style style:name="ce108" style:family="table-cell" style:parent-style-name="Default">
      <style:map style:condition="cell-content()!=&quot;&quot;" style:apply-style-name="ConditionalStyle_5f_1" style:base-cell-address="'RTS-Template'.X8"/>
    </style:style>
    <style:style style:name="ce1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Z8"/>
    </style:style>
    <style:style style:name="ce11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1"/>
    </style:style>
    <style:style style:name="ce1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Z12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2"/>
      <style:map style:condition="cell-content()=2" style:apply-style-name="ConditionalStyle_5f_2" style:base-cell-address="'RTS-Template'.AA2"/>
      <style:map style:condition="cell-content()=3" style:apply-style-name="ConditionalStyle_5f_3" style:base-cell-address="'RTS-Template'.AA2"/>
      <style:map style:condition="cell-content()=4" style:apply-style-name="ConditionalStyle_5f_4" style:base-cell-address="'RTS-Template'.AA2"/>
      <style:map style:condition="cell-content()&lt;1" style:apply-style-name="ConditionalStyle_5f_5" style:base-cell-address="'RTS-Template'.AA2"/>
      <style:map style:condition="cell-content()&gt;4" style:apply-style-name="ConditionalStyle_5f_5" style:base-cell-address="'RTS-Template'.AA2"/>
    </style:style>
    <style:style style:name="ce1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A4"/>
      <style:map style:condition="cell-content()=2" style:apply-style-name="ConditionalStyle_5f_2" style:base-cell-address="'RTS-Template'.AA4"/>
      <style:map style:condition="cell-content()=3" style:apply-style-name="ConditionalStyle_5f_3" style:base-cell-address="'RTS-Template'.AA4"/>
      <style:map style:condition="cell-content()=4" style:apply-style-name="ConditionalStyle_5f_4" style:base-cell-address="'RTS-Template'.AA4"/>
      <style:map style:condition="cell-content()&lt;1" style:apply-style-name="ConditionalStyle_5f_5" style:base-cell-address="'RTS-Template'.AA4"/>
      <style:map style:condition="cell-content()&gt;4" style:apply-style-name="ConditionalStyle_5f_5" style:base-cell-address="'RTS-Template'.AA4"/>
    </style:style>
    <style:style style:name="ce114" style:family="table-cell" style:parent-style-name="Default">
      <style:map style:condition="cell-content()!=&quot;&quot;" style:apply-style-name="ConditionalStyle_5f_1" style:base-cell-address="'RTS-Template'.Z8"/>
    </style:style>
    <style:style style:name="ce1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B8"/>
    </style:style>
    <style:style style:name="ce1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1"/>
    </style:style>
    <style:style style:name="ce1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B12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2"/>
      <style:map style:condition="cell-content()=2" style:apply-style-name="ConditionalStyle_5f_2" style:base-cell-address="'RTS-Template'.AC2"/>
      <style:map style:condition="cell-content()=3" style:apply-style-name="ConditionalStyle_5f_3" style:base-cell-address="'RTS-Template'.AC2"/>
      <style:map style:condition="cell-content()=4" style:apply-style-name="ConditionalStyle_5f_4" style:base-cell-address="'RTS-Template'.AC2"/>
      <style:map style:condition="cell-content()&lt;1" style:apply-style-name="ConditionalStyle_5f_5" style:base-cell-address="'RTS-Template'.AC2"/>
      <style:map style:condition="cell-content()&gt;4" style:apply-style-name="ConditionalStyle_5f_5" style:base-cell-address="'RTS-Template'.AC2"/>
    </style:style>
    <style:style style:name="ce1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C4"/>
      <style:map style:condition="cell-content()=2" style:apply-style-name="ConditionalStyle_5f_2" style:base-cell-address="'RTS-Template'.AC4"/>
      <style:map style:condition="cell-content()=3" style:apply-style-name="ConditionalStyle_5f_3" style:base-cell-address="'RTS-Template'.AC4"/>
      <style:map style:condition="cell-content()=4" style:apply-style-name="ConditionalStyle_5f_4" style:base-cell-address="'RTS-Template'.AC4"/>
      <style:map style:condition="cell-content()&lt;1" style:apply-style-name="ConditionalStyle_5f_5" style:base-cell-address="'RTS-Template'.AC4"/>
      <style:map style:condition="cell-content()&gt;4" style:apply-style-name="ConditionalStyle_5f_5" style:base-cell-address="'RTS-Template'.AC4"/>
    </style:style>
    <style:style style:name="ce1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1"/>
    </style:style>
    <style:style style:name="ce1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D12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2"/>
      <style:map style:condition="cell-content()=2" style:apply-style-name="ConditionalStyle_5f_2" style:base-cell-address="'RTS-Template'.AE2"/>
      <style:map style:condition="cell-content()=3" style:apply-style-name="ConditionalStyle_5f_3" style:base-cell-address="'RTS-Template'.AE2"/>
      <style:map style:condition="cell-content()=4" style:apply-style-name="ConditionalStyle_5f_4" style:base-cell-address="'RTS-Template'.AE2"/>
      <style:map style:condition="cell-content()&lt;1" style:apply-style-name="ConditionalStyle_5f_5" style:base-cell-address="'RTS-Template'.AE2"/>
      <style:map style:condition="cell-content()&gt;4" style:apply-style-name="ConditionalStyle_5f_5" style:base-cell-address="'RTS-Template'.AE2"/>
    </style:style>
    <style:style style:name="ce1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E4"/>
      <style:map style:condition="cell-content()=2" style:apply-style-name="ConditionalStyle_5f_2" style:base-cell-address="'RTS-Template'.AE4"/>
      <style:map style:condition="cell-content()=3" style:apply-style-name="ConditionalStyle_5f_3" style:base-cell-address="'RTS-Template'.AE4"/>
      <style:map style:condition="cell-content()=4" style:apply-style-name="ConditionalStyle_5f_4" style:base-cell-address="'RTS-Template'.AE4"/>
      <style:map style:condition="cell-content()&lt;1" style:apply-style-name="ConditionalStyle_5f_5" style:base-cell-address="'RTS-Template'.AE4"/>
      <style:map style:condition="cell-content()&gt;4" style:apply-style-name="ConditionalStyle_5f_5" style:base-cell-address="'RTS-Template'.AE4"/>
    </style:style>
    <style:style style:name="ce1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1"/>
    </style:style>
    <style:style style:name="ce1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F12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2"/>
      <style:map style:condition="cell-content()=2" style:apply-style-name="ConditionalStyle_5f_2" style:base-cell-address="'RTS-Template'.AG2"/>
      <style:map style:condition="cell-content()=3" style:apply-style-name="ConditionalStyle_5f_3" style:base-cell-address="'RTS-Template'.AG2"/>
      <style:map style:condition="cell-content()=4" style:apply-style-name="ConditionalStyle_5f_4" style:base-cell-address="'RTS-Template'.AG2"/>
      <style:map style:condition="cell-content()&lt;1" style:apply-style-name="ConditionalStyle_5f_5" style:base-cell-address="'RTS-Template'.AG2"/>
      <style:map style:condition="cell-content()&gt;4" style:apply-style-name="ConditionalStyle_5f_5" style:base-cell-address="'RTS-Template'.AG2"/>
    </style:style>
    <style:style style:name="ce12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G4"/>
      <style:map style:condition="cell-content()=2" style:apply-style-name="ConditionalStyle_5f_2" style:base-cell-address="'RTS-Template'.AG4"/>
      <style:map style:condition="cell-content()=3" style:apply-style-name="ConditionalStyle_5f_3" style:base-cell-address="'RTS-Template'.AG4"/>
      <style:map style:condition="cell-content()=4" style:apply-style-name="ConditionalStyle_5f_4" style:base-cell-address="'RTS-Template'.AG4"/>
      <style:map style:condition="cell-content()&lt;1" style:apply-style-name="ConditionalStyle_5f_5" style:base-cell-address="'RTS-Template'.AG4"/>
      <style:map style:condition="cell-content()&gt;4" style:apply-style-name="ConditionalStyle_5f_5" style:base-cell-address="'RTS-Template'.AG4"/>
    </style:style>
    <style:style style:name="ce1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1"/>
    </style:style>
    <style:style style:name="ce1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H12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2"/>
      <style:map style:condition="cell-content()=2" style:apply-style-name="ConditionalStyle_5f_2" style:base-cell-address="'RTS-Template'.AI2"/>
      <style:map style:condition="cell-content()=3" style:apply-style-name="ConditionalStyle_5f_3" style:base-cell-address="'RTS-Template'.AI2"/>
      <style:map style:condition="cell-content()=4" style:apply-style-name="ConditionalStyle_5f_4" style:base-cell-address="'RTS-Template'.AI2"/>
      <style:map style:condition="cell-content()&lt;1" style:apply-style-name="ConditionalStyle_5f_5" style:base-cell-address="'RTS-Template'.AI2"/>
      <style:map style:condition="cell-content()&gt;4" style:apply-style-name="ConditionalStyle_5f_5" style:base-cell-address="'RTS-Template'.AI2"/>
    </style:style>
    <style:style style:name="ce13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I4"/>
      <style:map style:condition="cell-content()=2" style:apply-style-name="ConditionalStyle_5f_2" style:base-cell-address="'RTS-Template'.AI4"/>
      <style:map style:condition="cell-content()=3" style:apply-style-name="ConditionalStyle_5f_3" style:base-cell-address="'RTS-Template'.AI4"/>
      <style:map style:condition="cell-content()=4" style:apply-style-name="ConditionalStyle_5f_4" style:base-cell-address="'RTS-Template'.AI4"/>
      <style:map style:condition="cell-content()&lt;1" style:apply-style-name="ConditionalStyle_5f_5" style:base-cell-address="'RTS-Template'.AI4"/>
      <style:map style:condition="cell-content()&gt;4" style:apply-style-name="ConditionalStyle_5f_5" style:base-cell-address="'RTS-Template'.AI4"/>
    </style:style>
    <style:style style:name="ce1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1"/>
    </style:style>
    <style:style style:name="ce13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J12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2"/>
      <style:map style:condition="cell-content()=2" style:apply-style-name="ConditionalStyle_5f_2" style:base-cell-address="'RTS-Template'.AK2"/>
      <style:map style:condition="cell-content()=3" style:apply-style-name="ConditionalStyle_5f_3" style:base-cell-address="'RTS-Template'.AK2"/>
      <style:map style:condition="cell-content()=4" style:apply-style-name="ConditionalStyle_5f_4" style:base-cell-address="'RTS-Template'.AK2"/>
      <style:map style:condition="cell-content()&lt;1" style:apply-style-name="ConditionalStyle_5f_5" style:base-cell-address="'RTS-Template'.AK2"/>
      <style:map style:condition="cell-content()&gt;4" style:apply-style-name="ConditionalStyle_5f_5" style:base-cell-address="'RTS-Template'.AK2"/>
    </style:style>
    <style:style style:name="ce13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K4"/>
      <style:map style:condition="cell-content()=2" style:apply-style-name="ConditionalStyle_5f_2" style:base-cell-address="'RTS-Template'.AK4"/>
      <style:map style:condition="cell-content()=3" style:apply-style-name="ConditionalStyle_5f_3" style:base-cell-address="'RTS-Template'.AK4"/>
      <style:map style:condition="cell-content()=4" style:apply-style-name="ConditionalStyle_5f_4" style:base-cell-address="'RTS-Template'.AK4"/>
      <style:map style:condition="cell-content()&lt;1" style:apply-style-name="ConditionalStyle_5f_5" style:base-cell-address="'RTS-Template'.AK4"/>
      <style:map style:condition="cell-content()&gt;4" style:apply-style-name="ConditionalStyle_5f_5" style:base-cell-address="'RTS-Template'.AK4"/>
    </style:style>
    <style:style style:name="ce1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1"/>
    </style:style>
    <style:style style:name="ce13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L12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2"/>
      <style:map style:condition="cell-content()=2" style:apply-style-name="ConditionalStyle_5f_2" style:base-cell-address="'RTS-Template'.AM2"/>
      <style:map style:condition="cell-content()=3" style:apply-style-name="ConditionalStyle_5f_3" style:base-cell-address="'RTS-Template'.AM2"/>
      <style:map style:condition="cell-content()=4" style:apply-style-name="ConditionalStyle_5f_4" style:base-cell-address="'RTS-Template'.AM2"/>
      <style:map style:condition="cell-content()&lt;1" style:apply-style-name="ConditionalStyle_5f_5" style:base-cell-address="'RTS-Template'.AM2"/>
      <style:map style:condition="cell-content()&gt;4" style:apply-style-name="ConditionalStyle_5f_5" style:base-cell-address="'RTS-Template'.AM2"/>
    </style:style>
    <style:style style:name="ce13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M4"/>
      <style:map style:condition="cell-content()=2" style:apply-style-name="ConditionalStyle_5f_2" style:base-cell-address="'RTS-Template'.AM4"/>
      <style:map style:condition="cell-content()=3" style:apply-style-name="ConditionalStyle_5f_3" style:base-cell-address="'RTS-Template'.AM4"/>
      <style:map style:condition="cell-content()=4" style:apply-style-name="ConditionalStyle_5f_4" style:base-cell-address="'RTS-Template'.AM4"/>
      <style:map style:condition="cell-content()&lt;1" style:apply-style-name="ConditionalStyle_5f_5" style:base-cell-address="'RTS-Template'.AM4"/>
      <style:map style:condition="cell-content()&gt;4" style:apply-style-name="ConditionalStyle_5f_5" style:base-cell-address="'RTS-Template'.AM4"/>
    </style:style>
    <style:style style:name="ce1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N8"/>
    </style:style>
    <style:style style:name="ce1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1"/>
    </style:style>
    <style:style style:name="ce14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N12"/>
    </style:style>
    <style:style style:name="ce1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2"/>
      <style:map style:condition="cell-content()=2" style:apply-style-name="ConditionalStyle_5f_2" style:base-cell-address="'RTS-Template'.AO2"/>
      <style:map style:condition="cell-content()=3" style:apply-style-name="ConditionalStyle_5f_3" style:base-cell-address="'RTS-Template'.AO2"/>
      <style:map style:condition="cell-content()=4" style:apply-style-name="ConditionalStyle_5f_4" style:base-cell-address="'RTS-Template'.AO2"/>
      <style:map style:condition="cell-content()&lt;1" style:apply-style-name="ConditionalStyle_5f_5" style:base-cell-address="'RTS-Template'.AO2"/>
      <style:map style:condition="cell-content()&gt;4" style:apply-style-name="ConditionalStyle_5f_5" style:base-cell-address="'RTS-Template'.AO2"/>
    </style:style>
    <style:style style:name="ce14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O4"/>
      <style:map style:condition="cell-content()=2" style:apply-style-name="ConditionalStyle_5f_2" style:base-cell-address="'RTS-Template'.AO4"/>
      <style:map style:condition="cell-content()=3" style:apply-style-name="ConditionalStyle_5f_3" style:base-cell-address="'RTS-Template'.AO4"/>
      <style:map style:condition="cell-content()=4" style:apply-style-name="ConditionalStyle_5f_4" style:base-cell-address="'RTS-Template'.AO4"/>
      <style:map style:condition="cell-content()&lt;1" style:apply-style-name="ConditionalStyle_5f_5" style:base-cell-address="'RTS-Template'.AO4"/>
      <style:map style:condition="cell-content()&gt;4" style:apply-style-name="ConditionalStyle_5f_5" style:base-cell-address="'RTS-Template'.AO4"/>
    </style:style>
    <style:style style:name="ce14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1"/>
    </style:style>
    <style:style style:name="ce1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P12"/>
    </style:style>
    <style:style style:name="ce1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2"/>
      <style:map style:condition="cell-content()=2" style:apply-style-name="ConditionalStyle_5f_2" style:base-cell-address="'RTS-Template'.AQ2"/>
      <style:map style:condition="cell-content()=3" style:apply-style-name="ConditionalStyle_5f_3" style:base-cell-address="'RTS-Template'.AQ2"/>
      <style:map style:condition="cell-content()=4" style:apply-style-name="ConditionalStyle_5f_4" style:base-cell-address="'RTS-Template'.AQ2"/>
      <style:map style:condition="cell-content()&lt;1" style:apply-style-name="ConditionalStyle_5f_5" style:base-cell-address="'RTS-Template'.AQ2"/>
      <style:map style:condition="cell-content()&gt;4" style:apply-style-name="ConditionalStyle_5f_5" style:base-cell-address="'RTS-Template'.AQ2"/>
    </style:style>
    <style:style style:name="ce15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Q4"/>
      <style:map style:condition="cell-content()=2" style:apply-style-name="ConditionalStyle_5f_2" style:base-cell-address="'RTS-Template'.AQ4"/>
      <style:map style:condition="cell-content()=3" style:apply-style-name="ConditionalStyle_5f_3" style:base-cell-address="'RTS-Template'.AQ4"/>
      <style:map style:condition="cell-content()=4" style:apply-style-name="ConditionalStyle_5f_4" style:base-cell-address="'RTS-Template'.AQ4"/>
      <style:map style:condition="cell-content()&lt;1" style:apply-style-name="ConditionalStyle_5f_5" style:base-cell-address="'RTS-Template'.AQ4"/>
      <style:map style:condition="cell-content()&gt;4" style:apply-style-name="ConditionalStyle_5f_5" style:base-cell-address="'RTS-Template'.AQ4"/>
    </style:style>
    <style:style style:name="ce1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P8"/>
    </style:style>
    <style:style style:name="ce15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1"/>
    </style:style>
    <style:style style:name="ce15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R12"/>
    </style:style>
    <style:style style:name="ce1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2"/>
      <style:map style:condition="cell-content()=2" style:apply-style-name="ConditionalStyle_5f_2" style:base-cell-address="'RTS-Template'.AS2"/>
      <style:map style:condition="cell-content()=3" style:apply-style-name="ConditionalStyle_5f_3" style:base-cell-address="'RTS-Template'.AS2"/>
      <style:map style:condition="cell-content()=4" style:apply-style-name="ConditionalStyle_5f_4" style:base-cell-address="'RTS-Template'.AS2"/>
      <style:map style:condition="cell-content()&lt;1" style:apply-style-name="ConditionalStyle_5f_5" style:base-cell-address="'RTS-Template'.AS2"/>
      <style:map style:condition="cell-content()&gt;4" style:apply-style-name="ConditionalStyle_5f_5" style:base-cell-address="'RTS-Template'.AS2"/>
    </style:style>
    <style:style style:name="ce15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S4"/>
      <style:map style:condition="cell-content()=2" style:apply-style-name="ConditionalStyle_5f_2" style:base-cell-address="'RTS-Template'.AS4"/>
      <style:map style:condition="cell-content()=3" style:apply-style-name="ConditionalStyle_5f_3" style:base-cell-address="'RTS-Template'.AS4"/>
      <style:map style:condition="cell-content()=4" style:apply-style-name="ConditionalStyle_5f_4" style:base-cell-address="'RTS-Template'.AS4"/>
      <style:map style:condition="cell-content()&lt;1" style:apply-style-name="ConditionalStyle_5f_5" style:base-cell-address="'RTS-Template'.AS4"/>
      <style:map style:condition="cell-content()&gt;4" style:apply-style-name="ConditionalStyle_5f_5" style:base-cell-address="'RTS-Template'.AS4"/>
    </style:style>
    <style:style style:name="ce15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1"/>
    </style:style>
    <style:style style:name="ce15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T12"/>
    </style:style>
    <style:style style:name="ce1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2"/>
      <style:map style:condition="cell-content()=2" style:apply-style-name="ConditionalStyle_5f_2" style:base-cell-address="'RTS-Template'.AU2"/>
      <style:map style:condition="cell-content()=3" style:apply-style-name="ConditionalStyle_5f_3" style:base-cell-address="'RTS-Template'.AU2"/>
      <style:map style:condition="cell-content()=4" style:apply-style-name="ConditionalStyle_5f_4" style:base-cell-address="'RTS-Template'.AU2"/>
      <style:map style:condition="cell-content()&lt;1" style:apply-style-name="ConditionalStyle_5f_5" style:base-cell-address="'RTS-Template'.AU2"/>
      <style:map style:condition="cell-content()&gt;4" style:apply-style-name="ConditionalStyle_5f_5" style:base-cell-address="'RTS-Template'.AU2"/>
    </style:style>
    <style:style style:name="ce16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U4"/>
      <style:map style:condition="cell-content()=2" style:apply-style-name="ConditionalStyle_5f_2" style:base-cell-address="'RTS-Template'.AU4"/>
      <style:map style:condition="cell-content()=3" style:apply-style-name="ConditionalStyle_5f_3" style:base-cell-address="'RTS-Template'.AU4"/>
      <style:map style:condition="cell-content()=4" style:apply-style-name="ConditionalStyle_5f_4" style:base-cell-address="'RTS-Template'.AU4"/>
      <style:map style:condition="cell-content()&lt;1" style:apply-style-name="ConditionalStyle_5f_5" style:base-cell-address="'RTS-Template'.AU4"/>
      <style:map style:condition="cell-content()&gt;4" style:apply-style-name="ConditionalStyle_5f_5" style:base-cell-address="'RTS-Template'.AU4"/>
    </style:style>
    <style:style style:name="ce1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1"/>
    </style:style>
    <style:style style:name="ce16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V12"/>
    </style:style>
    <style:style style:name="ce1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2"/>
      <style:map style:condition="cell-content()=2" style:apply-style-name="ConditionalStyle_5f_2" style:base-cell-address="'RTS-Template'.AW2"/>
      <style:map style:condition="cell-content()=3" style:apply-style-name="ConditionalStyle_5f_3" style:base-cell-address="'RTS-Template'.AW2"/>
      <style:map style:condition="cell-content()=4" style:apply-style-name="ConditionalStyle_5f_4" style:base-cell-address="'RTS-Template'.AW2"/>
      <style:map style:condition="cell-content()&lt;1" style:apply-style-name="ConditionalStyle_5f_5" style:base-cell-address="'RTS-Template'.AW2"/>
      <style:map style:condition="cell-content()&gt;4" style:apply-style-name="ConditionalStyle_5f_5" style:base-cell-address="'RTS-Template'.AW2"/>
    </style:style>
    <style:style style:name="ce16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W4"/>
      <style:map style:condition="cell-content()=2" style:apply-style-name="ConditionalStyle_5f_2" style:base-cell-address="'RTS-Template'.AW4"/>
      <style:map style:condition="cell-content()=3" style:apply-style-name="ConditionalStyle_5f_3" style:base-cell-address="'RTS-Template'.AW4"/>
      <style:map style:condition="cell-content()=4" style:apply-style-name="ConditionalStyle_5f_4" style:base-cell-address="'RTS-Template'.AW4"/>
      <style:map style:condition="cell-content()&lt;1" style:apply-style-name="ConditionalStyle_5f_5" style:base-cell-address="'RTS-Template'.AW4"/>
      <style:map style:condition="cell-content()&gt;4" style:apply-style-name="ConditionalStyle_5f_5" style:base-cell-address="'RTS-Template'.AW4"/>
    </style:style>
    <style:style style:name="ce165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1"/>
    </style:style>
    <style:style style:name="ce166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X12"/>
    </style:style>
    <style:style style:name="ce1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2"/>
      <style:map style:condition="cell-content()=2" style:apply-style-name="ConditionalStyle_5f_2" style:base-cell-address="'RTS-Template'.AY2"/>
      <style:map style:condition="cell-content()=3" style:apply-style-name="ConditionalStyle_5f_3" style:base-cell-address="'RTS-Template'.AY2"/>
      <style:map style:condition="cell-content()=4" style:apply-style-name="ConditionalStyle_5f_4" style:base-cell-address="'RTS-Template'.AY2"/>
      <style:map style:condition="cell-content()&lt;1" style:apply-style-name="ConditionalStyle_5f_5" style:base-cell-address="'RTS-Template'.AY2"/>
      <style:map style:condition="cell-content()&gt;4" style:apply-style-name="ConditionalStyle_5f_5" style:base-cell-address="'RTS-Template'.AY2"/>
    </style:style>
    <style:style style:name="ce16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AY4"/>
      <style:map style:condition="cell-content()=2" style:apply-style-name="ConditionalStyle_5f_2" style:base-cell-address="'RTS-Template'.AY4"/>
      <style:map style:condition="cell-content()=3" style:apply-style-name="ConditionalStyle_5f_3" style:base-cell-address="'RTS-Template'.AY4"/>
      <style:map style:condition="cell-content()=4" style:apply-style-name="ConditionalStyle_5f_4" style:base-cell-address="'RTS-Template'.AY4"/>
      <style:map style:condition="cell-content()&lt;1" style:apply-style-name="ConditionalStyle_5f_5" style:base-cell-address="'RTS-Template'.AY4"/>
      <style:map style:condition="cell-content()&gt;4" style:apply-style-name="ConditionalStyle_5f_5" style:base-cell-address="'RTS-Template'.AY4"/>
    </style:style>
    <style:style style:name="ce16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1"/>
    </style:style>
    <style:style style:name="ce17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AZ12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2"/>
      <style:map style:condition="cell-content()=2" style:apply-style-name="ConditionalStyle_5f_2" style:base-cell-address="'RTS-Template'.BA2"/>
      <style:map style:condition="cell-content()=3" style:apply-style-name="ConditionalStyle_5f_3" style:base-cell-address="'RTS-Template'.BA2"/>
      <style:map style:condition="cell-content()=4" style:apply-style-name="ConditionalStyle_5f_4" style:base-cell-address="'RTS-Template'.BA2"/>
      <style:map style:condition="cell-content()&lt;1" style:apply-style-name="ConditionalStyle_5f_5" style:base-cell-address="'RTS-Template'.BA2"/>
      <style:map style:condition="cell-content()&gt;4" style:apply-style-name="ConditionalStyle_5f_5" style:base-cell-address="'RTS-Template'.BA2"/>
    </style:style>
    <style:style style:name="ce17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A4"/>
      <style:map style:condition="cell-content()=2" style:apply-style-name="ConditionalStyle_5f_2" style:base-cell-address="'RTS-Template'.BA4"/>
      <style:map style:condition="cell-content()=3" style:apply-style-name="ConditionalStyle_5f_3" style:base-cell-address="'RTS-Template'.BA4"/>
      <style:map style:condition="cell-content()=4" style:apply-style-name="ConditionalStyle_5f_4" style:base-cell-address="'RTS-Template'.BA4"/>
      <style:map style:condition="cell-content()&lt;1" style:apply-style-name="ConditionalStyle_5f_5" style:base-cell-address="'RTS-Template'.BA4"/>
      <style:map style:condition="cell-content()&gt;4" style:apply-style-name="ConditionalStyle_5f_5" style:base-cell-address="'RTS-Template'.BA4"/>
    </style:style>
    <style:style style:name="ce1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AZ8"/>
    </style:style>
    <style:style style:name="ce17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1"/>
    </style:style>
    <style:style style:name="ce1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B12"/>
    </style:style>
    <style:style style:name="ce1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2"/>
      <style:map style:condition="cell-content()=2" style:apply-style-name="ConditionalStyle_5f_2" style:base-cell-address="'RTS-Template'.BC2"/>
      <style:map style:condition="cell-content()=3" style:apply-style-name="ConditionalStyle_5f_3" style:base-cell-address="'RTS-Template'.BC2"/>
      <style:map style:condition="cell-content()=4" style:apply-style-name="ConditionalStyle_5f_4" style:base-cell-address="'RTS-Template'.BC2"/>
      <style:map style:condition="cell-content()&lt;1" style:apply-style-name="ConditionalStyle_5f_5" style:base-cell-address="'RTS-Template'.BC2"/>
      <style:map style:condition="cell-content()&gt;4" style:apply-style-name="ConditionalStyle_5f_5" style:base-cell-address="'RTS-Template'.BC2"/>
    </style:style>
    <style:style style:name="ce1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C4"/>
      <style:map style:condition="cell-content()=2" style:apply-style-name="ConditionalStyle_5f_2" style:base-cell-address="'RTS-Template'.BC4"/>
      <style:map style:condition="cell-content()=3" style:apply-style-name="ConditionalStyle_5f_3" style:base-cell-address="'RTS-Template'.BC4"/>
      <style:map style:condition="cell-content()=4" style:apply-style-name="ConditionalStyle_5f_4" style:base-cell-address="'RTS-Template'.BC4"/>
      <style:map style:condition="cell-content()&lt;1" style:apply-style-name="ConditionalStyle_5f_5" style:base-cell-address="'RTS-Template'.BC4"/>
      <style:map style:condition="cell-content()&gt;4" style:apply-style-name="ConditionalStyle_5f_5" style:base-cell-address="'RTS-Template'.BC4"/>
    </style:style>
    <style:style style:name="ce18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1"/>
    </style:style>
    <style:style style:name="ce1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D12"/>
    </style:style>
    <style:style style:name="ce18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2"/>
      <style:map style:condition="cell-content()=2" style:apply-style-name="ConditionalStyle_5f_2" style:base-cell-address="'RTS-Template'.BE2"/>
      <style:map style:condition="cell-content()=3" style:apply-style-name="ConditionalStyle_5f_3" style:base-cell-address="'RTS-Template'.BE2"/>
      <style:map style:condition="cell-content()=4" style:apply-style-name="ConditionalStyle_5f_4" style:base-cell-address="'RTS-Template'.BE2"/>
      <style:map style:condition="cell-content()&lt;1" style:apply-style-name="ConditionalStyle_5f_5" style:base-cell-address="'RTS-Template'.BE2"/>
      <style:map style:condition="cell-content()&gt;4" style:apply-style-name="ConditionalStyle_5f_5" style:base-cell-address="'RTS-Template'.BE2"/>
    </style:style>
    <style:style style:name="ce18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E4"/>
      <style:map style:condition="cell-content()=2" style:apply-style-name="ConditionalStyle_5f_2" style:base-cell-address="'RTS-Template'.BE4"/>
      <style:map style:condition="cell-content()=3" style:apply-style-name="ConditionalStyle_5f_3" style:base-cell-address="'RTS-Template'.BE4"/>
      <style:map style:condition="cell-content()=4" style:apply-style-name="ConditionalStyle_5f_4" style:base-cell-address="'RTS-Template'.BE4"/>
      <style:map style:condition="cell-content()&lt;1" style:apply-style-name="ConditionalStyle_5f_5" style:base-cell-address="'RTS-Template'.BE4"/>
      <style:map style:condition="cell-content()&gt;4" style:apply-style-name="ConditionalStyle_5f_5" style:base-cell-address="'RTS-Template'.BE4"/>
    </style:style>
    <style:style style:name="ce18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1"/>
    </style:style>
    <style:style style:name="ce1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F12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2"/>
      <style:map style:condition="cell-content()=2" style:apply-style-name="ConditionalStyle_5f_2" style:base-cell-address="'RTS-Template'.BG2"/>
      <style:map style:condition="cell-content()=3" style:apply-style-name="ConditionalStyle_5f_3" style:base-cell-address="'RTS-Template'.BG2"/>
      <style:map style:condition="cell-content()=4" style:apply-style-name="ConditionalStyle_5f_4" style:base-cell-address="'RTS-Template'.BG2"/>
      <style:map style:condition="cell-content()&lt;1" style:apply-style-name="ConditionalStyle_5f_5" style:base-cell-address="'RTS-Template'.BG2"/>
      <style:map style:condition="cell-content()&gt;4" style:apply-style-name="ConditionalStyle_5f_5" style:base-cell-address="'RTS-Template'.BG2"/>
    </style:style>
    <style:style style:name="ce19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G4"/>
      <style:map style:condition="cell-content()=2" style:apply-style-name="ConditionalStyle_5f_2" style:base-cell-address="'RTS-Template'.BG4"/>
      <style:map style:condition="cell-content()=3" style:apply-style-name="ConditionalStyle_5f_3" style:base-cell-address="'RTS-Template'.BG4"/>
      <style:map style:condition="cell-content()=4" style:apply-style-name="ConditionalStyle_5f_4" style:base-cell-address="'RTS-Template'.BG4"/>
      <style:map style:condition="cell-content()&lt;1" style:apply-style-name="ConditionalStyle_5f_5" style:base-cell-address="'RTS-Template'.BG4"/>
      <style:map style:condition="cell-content()&gt;4" style:apply-style-name="ConditionalStyle_5f_5" style:base-cell-address="'RTS-Template'.BG4"/>
    </style:style>
    <style:style style:name="ce1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1"/>
    </style:style>
    <style:style style:name="ce19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H12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2"/>
      <style:map style:condition="cell-content()=2" style:apply-style-name="ConditionalStyle_5f_2" style:base-cell-address="'RTS-Template'.BI2"/>
      <style:map style:condition="cell-content()=3" style:apply-style-name="ConditionalStyle_5f_3" style:base-cell-address="'RTS-Template'.BI2"/>
      <style:map style:condition="cell-content()=4" style:apply-style-name="ConditionalStyle_5f_4" style:base-cell-address="'RTS-Template'.BI2"/>
      <style:map style:condition="cell-content()&lt;1" style:apply-style-name="ConditionalStyle_5f_5" style:base-cell-address="'RTS-Template'.BI2"/>
      <style:map style:condition="cell-content()&gt;4" style:apply-style-name="ConditionalStyle_5f_5" style:base-cell-address="'RTS-Template'.BI2"/>
    </style:style>
    <style:style style:name="ce19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I4"/>
      <style:map style:condition="cell-content()=2" style:apply-style-name="ConditionalStyle_5f_2" style:base-cell-address="'RTS-Template'.BI4"/>
      <style:map style:condition="cell-content()=3" style:apply-style-name="ConditionalStyle_5f_3" style:base-cell-address="'RTS-Template'.BI4"/>
      <style:map style:condition="cell-content()=4" style:apply-style-name="ConditionalStyle_5f_4" style:base-cell-address="'RTS-Template'.BI4"/>
      <style:map style:condition="cell-content()&lt;1" style:apply-style-name="ConditionalStyle_5f_5" style:base-cell-address="'RTS-Template'.BI4"/>
      <style:map style:condition="cell-content()&gt;4" style:apply-style-name="ConditionalStyle_5f_5" style:base-cell-address="'RTS-Template'.BI4"/>
    </style:style>
    <style:style style:name="ce1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1"/>
    </style:style>
    <style:style style:name="ce1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J12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2"/>
      <style:map style:condition="cell-content()=2" style:apply-style-name="ConditionalStyle_5f_2" style:base-cell-address="'RTS-Template'.BK2"/>
      <style:map style:condition="cell-content()=3" style:apply-style-name="ConditionalStyle_5f_3" style:base-cell-address="'RTS-Template'.BK2"/>
      <style:map style:condition="cell-content()=4" style:apply-style-name="ConditionalStyle_5f_4" style:base-cell-address="'RTS-Template'.BK2"/>
      <style:map style:condition="cell-content()&lt;1" style:apply-style-name="ConditionalStyle_5f_5" style:base-cell-address="'RTS-Template'.BK2"/>
      <style:map style:condition="cell-content()&gt;4" style:apply-style-name="ConditionalStyle_5f_5" style:base-cell-address="'RTS-Template'.BK2"/>
    </style:style>
    <style:style style:name="ce19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K4"/>
      <style:map style:condition="cell-content()=2" style:apply-style-name="ConditionalStyle_5f_2" style:base-cell-address="'RTS-Template'.BK4"/>
      <style:map style:condition="cell-content()=3" style:apply-style-name="ConditionalStyle_5f_3" style:base-cell-address="'RTS-Template'.BK4"/>
      <style:map style:condition="cell-content()=4" style:apply-style-name="ConditionalStyle_5f_4" style:base-cell-address="'RTS-Template'.BK4"/>
      <style:map style:condition="cell-content()&lt;1" style:apply-style-name="ConditionalStyle_5f_5" style:base-cell-address="'RTS-Template'.BK4"/>
      <style:map style:condition="cell-content()&gt;4" style:apply-style-name="ConditionalStyle_5f_5" style:base-cell-address="'RTS-Template'.BK4"/>
    </style:style>
    <style:style style:name="ce1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1"/>
    </style:style>
    <style:style style:name="ce20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L12"/>
    </style:style>
    <style:style style:name="ce2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2"/>
      <style:map style:condition="cell-content()=2" style:apply-style-name="ConditionalStyle_5f_2" style:base-cell-address="'RTS-Template'.BM2"/>
      <style:map style:condition="cell-content()=3" style:apply-style-name="ConditionalStyle_5f_3" style:base-cell-address="'RTS-Template'.BM2"/>
      <style:map style:condition="cell-content()=4" style:apply-style-name="ConditionalStyle_5f_4" style:base-cell-address="'RTS-Template'.BM2"/>
      <style:map style:condition="cell-content()&lt;1" style:apply-style-name="ConditionalStyle_5f_5" style:base-cell-address="'RTS-Template'.BM2"/>
      <style:map style:condition="cell-content()&gt;4" style:apply-style-name="ConditionalStyle_5f_5" style:base-cell-address="'RTS-Template'.BM2"/>
    </style:style>
    <style:style style:name="ce20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M4"/>
      <style:map style:condition="cell-content()=2" style:apply-style-name="ConditionalStyle_5f_2" style:base-cell-address="'RTS-Template'.BM4"/>
      <style:map style:condition="cell-content()=3" style:apply-style-name="ConditionalStyle_5f_3" style:base-cell-address="'RTS-Template'.BM4"/>
      <style:map style:condition="cell-content()=4" style:apply-style-name="ConditionalStyle_5f_4" style:base-cell-address="'RTS-Template'.BM4"/>
      <style:map style:condition="cell-content()&lt;1" style:apply-style-name="ConditionalStyle_5f_5" style:base-cell-address="'RTS-Template'.BM4"/>
      <style:map style:condition="cell-content()&gt;4" style:apply-style-name="ConditionalStyle_5f_5" style:base-cell-address="'RTS-Template'.BM4"/>
    </style:style>
    <style:style style:name="ce2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1"/>
    </style:style>
    <style:style style:name="ce2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N12"/>
    </style:style>
    <style:style style:name="ce2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2"/>
      <style:map style:condition="cell-content()=2" style:apply-style-name="ConditionalStyle_5f_2" style:base-cell-address="'RTS-Template'.BO2"/>
      <style:map style:condition="cell-content()=3" style:apply-style-name="ConditionalStyle_5f_3" style:base-cell-address="'RTS-Template'.BO2"/>
      <style:map style:condition="cell-content()=4" style:apply-style-name="ConditionalStyle_5f_4" style:base-cell-address="'RTS-Template'.BO2"/>
      <style:map style:condition="cell-content()&lt;1" style:apply-style-name="ConditionalStyle_5f_5" style:base-cell-address="'RTS-Template'.BO2"/>
      <style:map style:condition="cell-content()&gt;4" style:apply-style-name="ConditionalStyle_5f_5" style:base-cell-address="'RTS-Template'.BO2"/>
    </style:style>
    <style:style style:name="ce20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O4"/>
      <style:map style:condition="cell-content()=2" style:apply-style-name="ConditionalStyle_5f_2" style:base-cell-address="'RTS-Template'.BO4"/>
      <style:map style:condition="cell-content()=3" style:apply-style-name="ConditionalStyle_5f_3" style:base-cell-address="'RTS-Template'.BO4"/>
      <style:map style:condition="cell-content()=4" style:apply-style-name="ConditionalStyle_5f_4" style:base-cell-address="'RTS-Template'.BO4"/>
      <style:map style:condition="cell-content()&lt;1" style:apply-style-name="ConditionalStyle_5f_5" style:base-cell-address="'RTS-Template'.BO4"/>
      <style:map style:condition="cell-content()&gt;4" style:apply-style-name="ConditionalStyle_5f_5" style:base-cell-address="'RTS-Template'.BO4"/>
    </style:style>
    <style:style style:name="ce20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1"/>
    </style:style>
    <style:style style:name="ce2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P12"/>
    </style:style>
    <style:style style:name="ce20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2"/>
      <style:map style:condition="cell-content()=2" style:apply-style-name="ConditionalStyle_5f_2" style:base-cell-address="'RTS-Template'.BQ2"/>
      <style:map style:condition="cell-content()=3" style:apply-style-name="ConditionalStyle_5f_3" style:base-cell-address="'RTS-Template'.BQ2"/>
      <style:map style:condition="cell-content()=4" style:apply-style-name="ConditionalStyle_5f_4" style:base-cell-address="'RTS-Template'.BQ2"/>
      <style:map style:condition="cell-content()&lt;1" style:apply-style-name="ConditionalStyle_5f_5" style:base-cell-address="'RTS-Template'.BQ2"/>
      <style:map style:condition="cell-content()&gt;4" style:apply-style-name="ConditionalStyle_5f_5" style:base-cell-address="'RTS-Template'.BQ2"/>
    </style:style>
    <style:style style:name="ce2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Q4"/>
      <style:map style:condition="cell-content()=2" style:apply-style-name="ConditionalStyle_5f_2" style:base-cell-address="'RTS-Template'.BQ4"/>
      <style:map style:condition="cell-content()=3" style:apply-style-name="ConditionalStyle_5f_3" style:base-cell-address="'RTS-Template'.BQ4"/>
      <style:map style:condition="cell-content()=4" style:apply-style-name="ConditionalStyle_5f_4" style:base-cell-address="'RTS-Template'.BQ4"/>
      <style:map style:condition="cell-content()&lt;1" style:apply-style-name="ConditionalStyle_5f_5" style:base-cell-address="'RTS-Template'.BQ4"/>
      <style:map style:condition="cell-content()&gt;4" style:apply-style-name="ConditionalStyle_5f_5" style:base-cell-address="'RTS-Template'.BQ4"/>
    </style:style>
    <style:style style:name="ce21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1"/>
    </style:style>
    <style:style style:name="ce2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R12"/>
    </style:style>
    <style:style style:name="ce2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2"/>
      <style:map style:condition="cell-content()=2" style:apply-style-name="ConditionalStyle_5f_2" style:base-cell-address="'RTS-Template'.BS2"/>
      <style:map style:condition="cell-content()=3" style:apply-style-name="ConditionalStyle_5f_3" style:base-cell-address="'RTS-Template'.BS2"/>
      <style:map style:condition="cell-content()=4" style:apply-style-name="ConditionalStyle_5f_4" style:base-cell-address="'RTS-Template'.BS2"/>
      <style:map style:condition="cell-content()&lt;1" style:apply-style-name="ConditionalStyle_5f_5" style:base-cell-address="'RTS-Template'.BS2"/>
      <style:map style:condition="cell-content()&gt;4" style:apply-style-name="ConditionalStyle_5f_5" style:base-cell-address="'RTS-Template'.BS2"/>
    </style:style>
    <style:style style:name="ce2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S4"/>
      <style:map style:condition="cell-content()=2" style:apply-style-name="ConditionalStyle_5f_2" style:base-cell-address="'RTS-Template'.BS4"/>
      <style:map style:condition="cell-content()=3" style:apply-style-name="ConditionalStyle_5f_3" style:base-cell-address="'RTS-Template'.BS4"/>
      <style:map style:condition="cell-content()=4" style:apply-style-name="ConditionalStyle_5f_4" style:base-cell-address="'RTS-Template'.BS4"/>
      <style:map style:condition="cell-content()&lt;1" style:apply-style-name="ConditionalStyle_5f_5" style:base-cell-address="'RTS-Template'.BS4"/>
      <style:map style:condition="cell-content()&gt;4" style:apply-style-name="ConditionalStyle_5f_5" style:base-cell-address="'RTS-Template'.BS4"/>
    </style:style>
    <style:style style:name="ce21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1"/>
    </style:style>
    <style:style style:name="ce2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T12"/>
    </style:style>
    <style:style style:name="ce2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2"/>
      <style:map style:condition="cell-content()=2" style:apply-style-name="ConditionalStyle_5f_2" style:base-cell-address="'RTS-Template'.BU2"/>
      <style:map style:condition="cell-content()=3" style:apply-style-name="ConditionalStyle_5f_3" style:base-cell-address="'RTS-Template'.BU2"/>
      <style:map style:condition="cell-content()=4" style:apply-style-name="ConditionalStyle_5f_4" style:base-cell-address="'RTS-Template'.BU2"/>
      <style:map style:condition="cell-content()&lt;1" style:apply-style-name="ConditionalStyle_5f_5" style:base-cell-address="'RTS-Template'.BU2"/>
      <style:map style:condition="cell-content()&gt;4" style:apply-style-name="ConditionalStyle_5f_5" style:base-cell-address="'RTS-Template'.BU2"/>
    </style:style>
    <style:style style:name="ce2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U4"/>
      <style:map style:condition="cell-content()=2" style:apply-style-name="ConditionalStyle_5f_2" style:base-cell-address="'RTS-Template'.BU4"/>
      <style:map style:condition="cell-content()=3" style:apply-style-name="ConditionalStyle_5f_3" style:base-cell-address="'RTS-Template'.BU4"/>
      <style:map style:condition="cell-content()=4" style:apply-style-name="ConditionalStyle_5f_4" style:base-cell-address="'RTS-Template'.BU4"/>
      <style:map style:condition="cell-content()&lt;1" style:apply-style-name="ConditionalStyle_5f_5" style:base-cell-address="'RTS-Template'.BU4"/>
      <style:map style:condition="cell-content()&gt;4" style:apply-style-name="ConditionalStyle_5f_5" style:base-cell-address="'RTS-Template'.BU4"/>
    </style:style>
    <style:style style:name="ce219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1"/>
    </style:style>
    <style:style style:name="ce220" style:family="table-cell" style:parent-style-name="Default">
      <style:table-cell-properties fo:border-bottom="0.74pt dotte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V12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2"/>
      <style:map style:condition="cell-content()=2" style:apply-style-name="ConditionalStyle_5f_2" style:base-cell-address="'RTS-Template'.BW2"/>
      <style:map style:condition="cell-content()=3" style:apply-style-name="ConditionalStyle_5f_3" style:base-cell-address="'RTS-Template'.BW2"/>
      <style:map style:condition="cell-content()=4" style:apply-style-name="ConditionalStyle_5f_4" style:base-cell-address="'RTS-Template'.BW2"/>
      <style:map style:condition="cell-content()&lt;1" style:apply-style-name="ConditionalStyle_5f_5" style:base-cell-address="'RTS-Template'.BW2"/>
      <style:map style:condition="cell-content()&gt;4" style:apply-style-name="ConditionalStyle_5f_5" style:base-cell-address="'RTS-Template'.BW2"/>
    </style:style>
    <style:style style:name="ce2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W4"/>
      <style:map style:condition="cell-content()=2" style:apply-style-name="ConditionalStyle_5f_2" style:base-cell-address="'RTS-Template'.BW4"/>
      <style:map style:condition="cell-content()=3" style:apply-style-name="ConditionalStyle_5f_3" style:base-cell-address="'RTS-Template'.BW4"/>
      <style:map style:condition="cell-content()=4" style:apply-style-name="ConditionalStyle_5f_4" style:base-cell-address="'RTS-Template'.BW4"/>
      <style:map style:condition="cell-content()&lt;1" style:apply-style-name="ConditionalStyle_5f_5" style:base-cell-address="'RTS-Template'.BW4"/>
      <style:map style:condition="cell-content()&gt;4" style:apply-style-name="ConditionalStyle_5f_5" style:base-cell-address="'RTS-Template'.BW4"/>
    </style:style>
    <style:style style:name="ce22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1"/>
    </style:style>
    <style:style style:name="ce2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X12"/>
    </style:style>
    <style:style style:name="ce2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2"/>
      <style:map style:condition="cell-content()=2" style:apply-style-name="ConditionalStyle_5f_2" style:base-cell-address="'RTS-Template'.BY2"/>
      <style:map style:condition="cell-content()=3" style:apply-style-name="ConditionalStyle_5f_3" style:base-cell-address="'RTS-Template'.BY2"/>
      <style:map style:condition="cell-content()=4" style:apply-style-name="ConditionalStyle_5f_4" style:base-cell-address="'RTS-Template'.BY2"/>
      <style:map style:condition="cell-content()&lt;1" style:apply-style-name="ConditionalStyle_5f_5" style:base-cell-address="'RTS-Template'.BY2"/>
      <style:map style:condition="cell-content()&gt;4" style:apply-style-name="ConditionalStyle_5f_5" style:base-cell-address="'RTS-Template'.BY2"/>
    </style:style>
    <style:style style:name="ce22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BY4"/>
      <style:map style:condition="cell-content()=2" style:apply-style-name="ConditionalStyle_5f_2" style:base-cell-address="'RTS-Template'.BY4"/>
      <style:map style:condition="cell-content()=3" style:apply-style-name="ConditionalStyle_5f_3" style:base-cell-address="'RTS-Template'.BY4"/>
      <style:map style:condition="cell-content()=4" style:apply-style-name="ConditionalStyle_5f_4" style:base-cell-address="'RTS-Template'.BY4"/>
      <style:map style:condition="cell-content()&lt;1" style:apply-style-name="ConditionalStyle_5f_5" style:base-cell-address="'RTS-Template'.BY4"/>
      <style:map style:condition="cell-content()&gt;4" style:apply-style-name="ConditionalStyle_5f_5" style:base-cell-address="'RTS-Template'.BY4"/>
    </style:style>
    <style:style style:name="ce2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1"/>
    </style:style>
    <style:style style:name="ce22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BZ12"/>
    </style:style>
    <style:style style:name="ce2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2"/>
      <style:map style:condition="cell-content()=2" style:apply-style-name="ConditionalStyle_5f_2" style:base-cell-address="'RTS-Template'.CA2"/>
      <style:map style:condition="cell-content()=3" style:apply-style-name="ConditionalStyle_5f_3" style:base-cell-address="'RTS-Template'.CA2"/>
      <style:map style:condition="cell-content()=4" style:apply-style-name="ConditionalStyle_5f_4" style:base-cell-address="'RTS-Template'.CA2"/>
      <style:map style:condition="cell-content()&lt;1" style:apply-style-name="ConditionalStyle_5f_5" style:base-cell-address="'RTS-Template'.CA2"/>
      <style:map style:condition="cell-content()&gt;4" style:apply-style-name="ConditionalStyle_5f_5" style:base-cell-address="'RTS-Template'.CA2"/>
    </style:style>
    <style:style style:name="ce23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A4"/>
      <style:map style:condition="cell-content()=2" style:apply-style-name="ConditionalStyle_5f_2" style:base-cell-address="'RTS-Template'.CA4"/>
      <style:map style:condition="cell-content()=3" style:apply-style-name="ConditionalStyle_5f_3" style:base-cell-address="'RTS-Template'.CA4"/>
      <style:map style:condition="cell-content()=4" style:apply-style-name="ConditionalStyle_5f_4" style:base-cell-address="'RTS-Template'.CA4"/>
      <style:map style:condition="cell-content()&lt;1" style:apply-style-name="ConditionalStyle_5f_5" style:base-cell-address="'RTS-Template'.CA4"/>
      <style:map style:condition="cell-content()&gt;4" style:apply-style-name="ConditionalStyle_5f_5" style:base-cell-address="'RTS-Template'.CA4"/>
    </style:style>
    <style:style style:name="ce2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1"/>
    </style:style>
    <style:style style:name="ce23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B12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2"/>
      <style:map style:condition="cell-content()=2" style:apply-style-name="ConditionalStyle_5f_2" style:base-cell-address="'RTS-Template'.CC2"/>
      <style:map style:condition="cell-content()=3" style:apply-style-name="ConditionalStyle_5f_3" style:base-cell-address="'RTS-Template'.CC2"/>
      <style:map style:condition="cell-content()=4" style:apply-style-name="ConditionalStyle_5f_4" style:base-cell-address="'RTS-Template'.CC2"/>
      <style:map style:condition="cell-content()&lt;1" style:apply-style-name="ConditionalStyle_5f_5" style:base-cell-address="'RTS-Template'.CC2"/>
      <style:map style:condition="cell-content()&gt;4" style:apply-style-name="ConditionalStyle_5f_5" style:base-cell-address="'RTS-Template'.CC2"/>
    </style:style>
    <style:style style:name="ce23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C4"/>
      <style:map style:condition="cell-content()=2" style:apply-style-name="ConditionalStyle_5f_2" style:base-cell-address="'RTS-Template'.CC4"/>
      <style:map style:condition="cell-content()=3" style:apply-style-name="ConditionalStyle_5f_3" style:base-cell-address="'RTS-Template'.CC4"/>
      <style:map style:condition="cell-content()=4" style:apply-style-name="ConditionalStyle_5f_4" style:base-cell-address="'RTS-Template'.CC4"/>
      <style:map style:condition="cell-content()&lt;1" style:apply-style-name="ConditionalStyle_5f_5" style:base-cell-address="'RTS-Template'.CC4"/>
      <style:map style:condition="cell-content()&gt;4" style:apply-style-name="ConditionalStyle_5f_5" style:base-cell-address="'RTS-Template'.CC4"/>
    </style:style>
    <style:style style:name="ce23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1"/>
    </style:style>
    <style:style style:name="ce23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D12"/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2"/>
      <style:map style:condition="cell-content()=2" style:apply-style-name="ConditionalStyle_5f_2" style:base-cell-address="'RTS-Template'.CE2"/>
      <style:map style:condition="cell-content()=3" style:apply-style-name="ConditionalStyle_5f_3" style:base-cell-address="'RTS-Template'.CE2"/>
      <style:map style:condition="cell-content()=4" style:apply-style-name="ConditionalStyle_5f_4" style:base-cell-address="'RTS-Template'.CE2"/>
      <style:map style:condition="cell-content()&lt;1" style:apply-style-name="ConditionalStyle_5f_5" style:base-cell-address="'RTS-Template'.CE2"/>
      <style:map style:condition="cell-content()&gt;4" style:apply-style-name="ConditionalStyle_5f_5" style:base-cell-address="'RTS-Template'.CE2"/>
    </style:style>
    <style:style style:name="ce23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E4"/>
      <style:map style:condition="cell-content()=2" style:apply-style-name="ConditionalStyle_5f_2" style:base-cell-address="'RTS-Template'.CE4"/>
      <style:map style:condition="cell-content()=3" style:apply-style-name="ConditionalStyle_5f_3" style:base-cell-address="'RTS-Template'.CE4"/>
      <style:map style:condition="cell-content()=4" style:apply-style-name="ConditionalStyle_5f_4" style:base-cell-address="'RTS-Template'.CE4"/>
      <style:map style:condition="cell-content()&lt;1" style:apply-style-name="ConditionalStyle_5f_5" style:base-cell-address="'RTS-Template'.CE4"/>
      <style:map style:condition="cell-content()&gt;4" style:apply-style-name="ConditionalStyle_5f_5" style:base-cell-address="'RTS-Template'.CE4"/>
    </style:style>
    <style:style style:name="ce23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1"/>
    </style:style>
    <style:style style:name="ce24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F12"/>
    </style:style>
    <style:style style:name="ce24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2"/>
      <style:map style:condition="cell-content()=2" style:apply-style-name="ConditionalStyle_5f_2" style:base-cell-address="'RTS-Template'.CG2"/>
      <style:map style:condition="cell-content()=3" style:apply-style-name="ConditionalStyle_5f_3" style:base-cell-address="'RTS-Template'.CG2"/>
      <style:map style:condition="cell-content()=4" style:apply-style-name="ConditionalStyle_5f_4" style:base-cell-address="'RTS-Template'.CG2"/>
      <style:map style:condition="cell-content()&lt;1" style:apply-style-name="ConditionalStyle_5f_5" style:base-cell-address="'RTS-Template'.CG2"/>
      <style:map style:condition="cell-content()&gt;4" style:apply-style-name="ConditionalStyle_5f_5" style:base-cell-address="'RTS-Template'.CG2"/>
    </style:style>
    <style:style style:name="ce24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G4"/>
      <style:map style:condition="cell-content()=2" style:apply-style-name="ConditionalStyle_5f_2" style:base-cell-address="'RTS-Template'.CG4"/>
      <style:map style:condition="cell-content()=3" style:apply-style-name="ConditionalStyle_5f_3" style:base-cell-address="'RTS-Template'.CG4"/>
      <style:map style:condition="cell-content()=4" style:apply-style-name="ConditionalStyle_5f_4" style:base-cell-address="'RTS-Template'.CG4"/>
      <style:map style:condition="cell-content()&lt;1" style:apply-style-name="ConditionalStyle_5f_5" style:base-cell-address="'RTS-Template'.CG4"/>
      <style:map style:condition="cell-content()&gt;4" style:apply-style-name="ConditionalStyle_5f_5" style:base-cell-address="'RTS-Template'.CG4"/>
    </style:style>
    <style:style style:name="ce24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1"/>
    </style:style>
    <style:style style:name="ce24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H12"/>
    </style:style>
    <style:style style:name="ce2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2"/>
      <style:map style:condition="cell-content()=2" style:apply-style-name="ConditionalStyle_5f_2" style:base-cell-address="'RTS-Template'.CI2"/>
      <style:map style:condition="cell-content()=3" style:apply-style-name="ConditionalStyle_5f_3" style:base-cell-address="'RTS-Template'.CI2"/>
      <style:map style:condition="cell-content()=4" style:apply-style-name="ConditionalStyle_5f_4" style:base-cell-address="'RTS-Template'.CI2"/>
      <style:map style:condition="cell-content()&lt;1" style:apply-style-name="ConditionalStyle_5f_5" style:base-cell-address="'RTS-Template'.CI2"/>
      <style:map style:condition="cell-content()&gt;4" style:apply-style-name="ConditionalStyle_5f_5" style:base-cell-address="'RTS-Template'.CI2"/>
    </style:style>
    <style:style style:name="ce24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I4"/>
      <style:map style:condition="cell-content()=2" style:apply-style-name="ConditionalStyle_5f_2" style:base-cell-address="'RTS-Template'.CI4"/>
      <style:map style:condition="cell-content()=3" style:apply-style-name="ConditionalStyle_5f_3" style:base-cell-address="'RTS-Template'.CI4"/>
      <style:map style:condition="cell-content()=4" style:apply-style-name="ConditionalStyle_5f_4" style:base-cell-address="'RTS-Template'.CI4"/>
      <style:map style:condition="cell-content()&lt;1" style:apply-style-name="ConditionalStyle_5f_5" style:base-cell-address="'RTS-Template'.CI4"/>
      <style:map style:condition="cell-content()&gt;4" style:apply-style-name="ConditionalStyle_5f_5" style:base-cell-address="'RTS-Template'.CI4"/>
    </style:style>
    <style:style style:name="ce24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1"/>
    </style:style>
    <style:style style:name="ce24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J12"/>
    </style:style>
    <style:style style:name="ce2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2"/>
      <style:map style:condition="cell-content()=2" style:apply-style-name="ConditionalStyle_5f_2" style:base-cell-address="'RTS-Template'.CK2"/>
      <style:map style:condition="cell-content()=3" style:apply-style-name="ConditionalStyle_5f_3" style:base-cell-address="'RTS-Template'.CK2"/>
      <style:map style:condition="cell-content()=4" style:apply-style-name="ConditionalStyle_5f_4" style:base-cell-address="'RTS-Template'.CK2"/>
      <style:map style:condition="cell-content()&lt;1" style:apply-style-name="ConditionalStyle_5f_5" style:base-cell-address="'RTS-Template'.CK2"/>
      <style:map style:condition="cell-content()&gt;4" style:apply-style-name="ConditionalStyle_5f_5" style:base-cell-address="'RTS-Template'.CK2"/>
    </style:style>
    <style:style style:name="ce25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K4"/>
      <style:map style:condition="cell-content()=2" style:apply-style-name="ConditionalStyle_5f_2" style:base-cell-address="'RTS-Template'.CK4"/>
      <style:map style:condition="cell-content()=3" style:apply-style-name="ConditionalStyle_5f_3" style:base-cell-address="'RTS-Template'.CK4"/>
      <style:map style:condition="cell-content()=4" style:apply-style-name="ConditionalStyle_5f_4" style:base-cell-address="'RTS-Template'.CK4"/>
      <style:map style:condition="cell-content()&lt;1" style:apply-style-name="ConditionalStyle_5f_5" style:base-cell-address="'RTS-Template'.CK4"/>
      <style:map style:condition="cell-content()&gt;4" style:apply-style-name="ConditionalStyle_5f_5" style:base-cell-address="'RTS-Template'.CK4"/>
    </style:style>
    <style:style style:name="ce25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1"/>
    </style:style>
    <style:style style:name="ce25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L12"/>
    </style:style>
    <style:style style:name="ce2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2"/>
      <style:map style:condition="cell-content()=2" style:apply-style-name="ConditionalStyle_5f_2" style:base-cell-address="'RTS-Template'.CM2"/>
      <style:map style:condition="cell-content()=3" style:apply-style-name="ConditionalStyle_5f_3" style:base-cell-address="'RTS-Template'.CM2"/>
      <style:map style:condition="cell-content()=4" style:apply-style-name="ConditionalStyle_5f_4" style:base-cell-address="'RTS-Template'.CM2"/>
      <style:map style:condition="cell-content()&lt;1" style:apply-style-name="ConditionalStyle_5f_5" style:base-cell-address="'RTS-Template'.CM2"/>
      <style:map style:condition="cell-content()&gt;4" style:apply-style-name="ConditionalStyle_5f_5" style:base-cell-address="'RTS-Template'.CM2"/>
    </style:style>
    <style:style style:name="ce25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M4"/>
      <style:map style:condition="cell-content()=2" style:apply-style-name="ConditionalStyle_5f_2" style:base-cell-address="'RTS-Template'.CM4"/>
      <style:map style:condition="cell-content()=3" style:apply-style-name="ConditionalStyle_5f_3" style:base-cell-address="'RTS-Template'.CM4"/>
      <style:map style:condition="cell-content()=4" style:apply-style-name="ConditionalStyle_5f_4" style:base-cell-address="'RTS-Template'.CM4"/>
      <style:map style:condition="cell-content()&lt;1" style:apply-style-name="ConditionalStyle_5f_5" style:base-cell-address="'RTS-Template'.CM4"/>
      <style:map style:condition="cell-content()&gt;4" style:apply-style-name="ConditionalStyle_5f_5" style:base-cell-address="'RTS-Template'.CM4"/>
    </style:style>
    <style:style style:name="ce25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1"/>
    </style:style>
    <style:style style:name="ce25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N12"/>
    </style:style>
    <style:style style:name="ce2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2"/>
      <style:map style:condition="cell-content()=2" style:apply-style-name="ConditionalStyle_5f_2" style:base-cell-address="'RTS-Template'.CO2"/>
      <style:map style:condition="cell-content()=3" style:apply-style-name="ConditionalStyle_5f_3" style:base-cell-address="'RTS-Template'.CO2"/>
      <style:map style:condition="cell-content()=4" style:apply-style-name="ConditionalStyle_5f_4" style:base-cell-address="'RTS-Template'.CO2"/>
      <style:map style:condition="cell-content()&lt;1" style:apply-style-name="ConditionalStyle_5f_5" style:base-cell-address="'RTS-Template'.CO2"/>
      <style:map style:condition="cell-content()&gt;4" style:apply-style-name="ConditionalStyle_5f_5" style:base-cell-address="'RTS-Template'.CO2"/>
    </style:style>
    <style:style style:name="ce25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O4"/>
      <style:map style:condition="cell-content()=2" style:apply-style-name="ConditionalStyle_5f_2" style:base-cell-address="'RTS-Template'.CO4"/>
      <style:map style:condition="cell-content()=3" style:apply-style-name="ConditionalStyle_5f_3" style:base-cell-address="'RTS-Template'.CO4"/>
      <style:map style:condition="cell-content()=4" style:apply-style-name="ConditionalStyle_5f_4" style:base-cell-address="'RTS-Template'.CO4"/>
      <style:map style:condition="cell-content()&lt;1" style:apply-style-name="ConditionalStyle_5f_5" style:base-cell-address="'RTS-Template'.CO4"/>
      <style:map style:condition="cell-content()&gt;4" style:apply-style-name="ConditionalStyle_5f_5" style:base-cell-address="'RTS-Template'.CO4"/>
    </style:style>
    <style:style style:name="ce25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1"/>
    </style:style>
    <style:style style:name="ce26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P12"/>
    </style:style>
    <style:style style:name="ce26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2"/>
      <style:map style:condition="cell-content()=2" style:apply-style-name="ConditionalStyle_5f_2" style:base-cell-address="'RTS-Template'.CQ2"/>
      <style:map style:condition="cell-content()=3" style:apply-style-name="ConditionalStyle_5f_3" style:base-cell-address="'RTS-Template'.CQ2"/>
      <style:map style:condition="cell-content()=4" style:apply-style-name="ConditionalStyle_5f_4" style:base-cell-address="'RTS-Template'.CQ2"/>
      <style:map style:condition="cell-content()&lt;1" style:apply-style-name="ConditionalStyle_5f_5" style:base-cell-address="'RTS-Template'.CQ2"/>
      <style:map style:condition="cell-content()&gt;4" style:apply-style-name="ConditionalStyle_5f_5" style:base-cell-address="'RTS-Template'.CQ2"/>
    </style:style>
    <style:style style:name="ce2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Q4"/>
      <style:map style:condition="cell-content()=2" style:apply-style-name="ConditionalStyle_5f_2" style:base-cell-address="'RTS-Template'.CQ4"/>
      <style:map style:condition="cell-content()=3" style:apply-style-name="ConditionalStyle_5f_3" style:base-cell-address="'RTS-Template'.CQ4"/>
      <style:map style:condition="cell-content()=4" style:apply-style-name="ConditionalStyle_5f_4" style:base-cell-address="'RTS-Template'.CQ4"/>
      <style:map style:condition="cell-content()&lt;1" style:apply-style-name="ConditionalStyle_5f_5" style:base-cell-address="'RTS-Template'.CQ4"/>
      <style:map style:condition="cell-content()&gt;4" style:apply-style-name="ConditionalStyle_5f_5" style:base-cell-address="'RTS-Template'.CQ4"/>
    </style:style>
    <style:style style:name="ce26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1"/>
    </style:style>
    <style:style style:name="ce26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R12"/>
    </style:style>
    <style:style style:name="ce2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2"/>
      <style:map style:condition="cell-content()=2" style:apply-style-name="ConditionalStyle_5f_2" style:base-cell-address="'RTS-Template'.CS2"/>
      <style:map style:condition="cell-content()=3" style:apply-style-name="ConditionalStyle_5f_3" style:base-cell-address="'RTS-Template'.CS2"/>
      <style:map style:condition="cell-content()=4" style:apply-style-name="ConditionalStyle_5f_4" style:base-cell-address="'RTS-Template'.CS2"/>
      <style:map style:condition="cell-content()&lt;1" style:apply-style-name="ConditionalStyle_5f_5" style:base-cell-address="'RTS-Template'.CS2"/>
      <style:map style:condition="cell-content()&gt;4" style:apply-style-name="ConditionalStyle_5f_5" style:base-cell-address="'RTS-Template'.CS2"/>
    </style:style>
    <style:style style:name="ce2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S4"/>
      <style:map style:condition="cell-content()=2" style:apply-style-name="ConditionalStyle_5f_2" style:base-cell-address="'RTS-Template'.CS4"/>
      <style:map style:condition="cell-content()=3" style:apply-style-name="ConditionalStyle_5f_3" style:base-cell-address="'RTS-Template'.CS4"/>
      <style:map style:condition="cell-content()=4" style:apply-style-name="ConditionalStyle_5f_4" style:base-cell-address="'RTS-Template'.CS4"/>
      <style:map style:condition="cell-content()&lt;1" style:apply-style-name="ConditionalStyle_5f_5" style:base-cell-address="'RTS-Template'.CS4"/>
      <style:map style:condition="cell-content()&gt;4" style:apply-style-name="ConditionalStyle_5f_5" style:base-cell-address="'RTS-Template'.CS4"/>
    </style:style>
    <style:style style:name="ce26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1"/>
    </style:style>
    <style:style style:name="ce2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T12"/>
    </style:style>
    <style:style style:name="ce2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2"/>
      <style:map style:condition="cell-content()=2" style:apply-style-name="ConditionalStyle_5f_2" style:base-cell-address="'RTS-Template'.CU2"/>
      <style:map style:condition="cell-content()=3" style:apply-style-name="ConditionalStyle_5f_3" style:base-cell-address="'RTS-Template'.CU2"/>
      <style:map style:condition="cell-content()=4" style:apply-style-name="ConditionalStyle_5f_4" style:base-cell-address="'RTS-Template'.CU2"/>
      <style:map style:condition="cell-content()&lt;1" style:apply-style-name="ConditionalStyle_5f_5" style:base-cell-address="'RTS-Template'.CU2"/>
      <style:map style:condition="cell-content()&gt;4" style:apply-style-name="ConditionalStyle_5f_5" style:base-cell-address="'RTS-Template'.CU2"/>
    </style:style>
    <style:style style:name="ce27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U4"/>
      <style:map style:condition="cell-content()=2" style:apply-style-name="ConditionalStyle_5f_2" style:base-cell-address="'RTS-Template'.CU4"/>
      <style:map style:condition="cell-content()=3" style:apply-style-name="ConditionalStyle_5f_3" style:base-cell-address="'RTS-Template'.CU4"/>
      <style:map style:condition="cell-content()=4" style:apply-style-name="ConditionalStyle_5f_4" style:base-cell-address="'RTS-Template'.CU4"/>
      <style:map style:condition="cell-content()&lt;1" style:apply-style-name="ConditionalStyle_5f_5" style:base-cell-address="'RTS-Template'.CU4"/>
      <style:map style:condition="cell-content()&gt;4" style:apply-style-name="ConditionalStyle_5f_5" style:base-cell-address="'RTS-Template'.CU4"/>
    </style:style>
    <style:style style:name="ce27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1"/>
    </style:style>
    <style:style style:name="ce27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V12"/>
    </style:style>
    <style:style style:name="ce2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2"/>
      <style:map style:condition="cell-content()=2" style:apply-style-name="ConditionalStyle_5f_2" style:base-cell-address="'RTS-Template'.CW2"/>
      <style:map style:condition="cell-content()=3" style:apply-style-name="ConditionalStyle_5f_3" style:base-cell-address="'RTS-Template'.CW2"/>
      <style:map style:condition="cell-content()=4" style:apply-style-name="ConditionalStyle_5f_4" style:base-cell-address="'RTS-Template'.CW2"/>
      <style:map style:condition="cell-content()&lt;1" style:apply-style-name="ConditionalStyle_5f_5" style:base-cell-address="'RTS-Template'.CW2"/>
      <style:map style:condition="cell-content()&gt;4" style:apply-style-name="ConditionalStyle_5f_5" style:base-cell-address="'RTS-Template'.CW2"/>
    </style:style>
    <style:style style:name="ce2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W4"/>
      <style:map style:condition="cell-content()=2" style:apply-style-name="ConditionalStyle_5f_2" style:base-cell-address="'RTS-Template'.CW4"/>
      <style:map style:condition="cell-content()=3" style:apply-style-name="ConditionalStyle_5f_3" style:base-cell-address="'RTS-Template'.CW4"/>
      <style:map style:condition="cell-content()=4" style:apply-style-name="ConditionalStyle_5f_4" style:base-cell-address="'RTS-Template'.CW4"/>
      <style:map style:condition="cell-content()&lt;1" style:apply-style-name="ConditionalStyle_5f_5" style:base-cell-address="'RTS-Template'.CW4"/>
      <style:map style:condition="cell-content()&gt;4" style:apply-style-name="ConditionalStyle_5f_5" style:base-cell-address="'RTS-Template'.CW4"/>
    </style:style>
    <style:style style:name="ce2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1"/>
    </style:style>
    <style:style style:name="ce27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X12"/>
    </style:style>
    <style:style style:name="ce2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2"/>
      <style:map style:condition="cell-content()=2" style:apply-style-name="ConditionalStyle_5f_2" style:base-cell-address="'RTS-Template'.CY2"/>
      <style:map style:condition="cell-content()=3" style:apply-style-name="ConditionalStyle_5f_3" style:base-cell-address="'RTS-Template'.CY2"/>
      <style:map style:condition="cell-content()=4" style:apply-style-name="ConditionalStyle_5f_4" style:base-cell-address="'RTS-Template'.CY2"/>
      <style:map style:condition="cell-content()&lt;1" style:apply-style-name="ConditionalStyle_5f_5" style:base-cell-address="'RTS-Template'.CY2"/>
      <style:map style:condition="cell-content()&gt;4" style:apply-style-name="ConditionalStyle_5f_5" style:base-cell-address="'RTS-Template'.CY2"/>
    </style:style>
    <style:style style:name="ce2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CY4"/>
      <style:map style:condition="cell-content()=2" style:apply-style-name="ConditionalStyle_5f_2" style:base-cell-address="'RTS-Template'.CY4"/>
      <style:map style:condition="cell-content()=3" style:apply-style-name="ConditionalStyle_5f_3" style:base-cell-address="'RTS-Template'.CY4"/>
      <style:map style:condition="cell-content()=4" style:apply-style-name="ConditionalStyle_5f_4" style:base-cell-address="'RTS-Template'.CY4"/>
      <style:map style:condition="cell-content()&lt;1" style:apply-style-name="ConditionalStyle_5f_5" style:base-cell-address="'RTS-Template'.CY4"/>
      <style:map style:condition="cell-content()&gt;4" style:apply-style-name="ConditionalStyle_5f_5" style:base-cell-address="'RTS-Template'.CY4"/>
    </style:style>
    <style:style style:name="ce28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1"/>
    </style:style>
    <style:style style:name="ce28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CZ12"/>
    </style:style>
    <style:style style:name="ce2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2"/>
      <style:map style:condition="cell-content()=2" style:apply-style-name="ConditionalStyle_5f_2" style:base-cell-address="'RTS-Template'.DA2"/>
      <style:map style:condition="cell-content()=3" style:apply-style-name="ConditionalStyle_5f_3" style:base-cell-address="'RTS-Template'.DA2"/>
      <style:map style:condition="cell-content()=4" style:apply-style-name="ConditionalStyle_5f_4" style:base-cell-address="'RTS-Template'.DA2"/>
      <style:map style:condition="cell-content()&lt;1" style:apply-style-name="ConditionalStyle_5f_5" style:base-cell-address="'RTS-Template'.DA2"/>
      <style:map style:condition="cell-content()&gt;4" style:apply-style-name="ConditionalStyle_5f_5" style:base-cell-address="'RTS-Template'.DA2"/>
    </style:style>
    <style:style style:name="ce2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A4"/>
      <style:map style:condition="cell-content()=2" style:apply-style-name="ConditionalStyle_5f_2" style:base-cell-address="'RTS-Template'.DA4"/>
      <style:map style:condition="cell-content()=3" style:apply-style-name="ConditionalStyle_5f_3" style:base-cell-address="'RTS-Template'.DA4"/>
      <style:map style:condition="cell-content()=4" style:apply-style-name="ConditionalStyle_5f_4" style:base-cell-address="'RTS-Template'.DA4"/>
      <style:map style:condition="cell-content()&lt;1" style:apply-style-name="ConditionalStyle_5f_5" style:base-cell-address="'RTS-Template'.DA4"/>
      <style:map style:condition="cell-content()&gt;4" style:apply-style-name="ConditionalStyle_5f_5" style:base-cell-address="'RTS-Template'.DA4"/>
    </style:style>
    <style:style style:name="ce2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1"/>
    </style:style>
    <style:style style:name="ce28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B12"/>
    </style:style>
    <style:style style:name="ce2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2"/>
      <style:map style:condition="cell-content()=2" style:apply-style-name="ConditionalStyle_5f_2" style:base-cell-address="'RTS-Template'.DC2"/>
      <style:map style:condition="cell-content()=3" style:apply-style-name="ConditionalStyle_5f_3" style:base-cell-address="'RTS-Template'.DC2"/>
      <style:map style:condition="cell-content()=4" style:apply-style-name="ConditionalStyle_5f_4" style:base-cell-address="'RTS-Template'.DC2"/>
      <style:map style:condition="cell-content()&lt;1" style:apply-style-name="ConditionalStyle_5f_5" style:base-cell-address="'RTS-Template'.DC2"/>
      <style:map style:condition="cell-content()&gt;4" style:apply-style-name="ConditionalStyle_5f_5" style:base-cell-address="'RTS-Template'.DC2"/>
    </style:style>
    <style:style style:name="ce2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C4"/>
      <style:map style:condition="cell-content()=2" style:apply-style-name="ConditionalStyle_5f_2" style:base-cell-address="'RTS-Template'.DC4"/>
      <style:map style:condition="cell-content()=3" style:apply-style-name="ConditionalStyle_5f_3" style:base-cell-address="'RTS-Template'.DC4"/>
      <style:map style:condition="cell-content()=4" style:apply-style-name="ConditionalStyle_5f_4" style:base-cell-address="'RTS-Template'.DC4"/>
      <style:map style:condition="cell-content()&lt;1" style:apply-style-name="ConditionalStyle_5f_5" style:base-cell-address="'RTS-Template'.DC4"/>
      <style:map style:condition="cell-content()&gt;4" style:apply-style-name="ConditionalStyle_5f_5" style:base-cell-address="'RTS-Template'.DC4"/>
    </style:style>
    <style:style style:name="ce28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1"/>
    </style:style>
    <style:style style:name="ce28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D12"/>
    </style:style>
    <style:style style:name="ce29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2"/>
      <style:map style:condition="cell-content()=2" style:apply-style-name="ConditionalStyle_5f_2" style:base-cell-address="'RTS-Template'.DE2"/>
      <style:map style:condition="cell-content()=3" style:apply-style-name="ConditionalStyle_5f_3" style:base-cell-address="'RTS-Template'.DE2"/>
      <style:map style:condition="cell-content()=4" style:apply-style-name="ConditionalStyle_5f_4" style:base-cell-address="'RTS-Template'.DE2"/>
      <style:map style:condition="cell-content()&lt;1" style:apply-style-name="ConditionalStyle_5f_5" style:base-cell-address="'RTS-Template'.DE2"/>
      <style:map style:condition="cell-content()&gt;4" style:apply-style-name="ConditionalStyle_5f_5" style:base-cell-address="'RTS-Template'.DE2"/>
    </style:style>
    <style:style style:name="ce2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E4"/>
      <style:map style:condition="cell-content()=2" style:apply-style-name="ConditionalStyle_5f_2" style:base-cell-address="'RTS-Template'.DE4"/>
      <style:map style:condition="cell-content()=3" style:apply-style-name="ConditionalStyle_5f_3" style:base-cell-address="'RTS-Template'.DE4"/>
      <style:map style:condition="cell-content()=4" style:apply-style-name="ConditionalStyle_5f_4" style:base-cell-address="'RTS-Template'.DE4"/>
      <style:map style:condition="cell-content()&lt;1" style:apply-style-name="ConditionalStyle_5f_5" style:base-cell-address="'RTS-Template'.DE4"/>
      <style:map style:condition="cell-content()&gt;4" style:apply-style-name="ConditionalStyle_5f_5" style:base-cell-address="'RTS-Template'.DE4"/>
    </style:style>
    <style:style style:name="ce29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  <style:map style:condition="cell-content()!=&quot;&quot;" style:apply-style-name="ConditionalStyle_5f_3" style:base-cell-address="'RTS-Template'.B14"/>
    </style:style>
    <style:style style:name="ce29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29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1"/>
    </style:style>
    <style:style style:name="ce29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F12"/>
    </style:style>
    <style:style style:name="ce3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2"/>
      <style:map style:condition="cell-content()=2" style:apply-style-name="ConditionalStyle_5f_2" style:base-cell-address="'RTS-Template'.DG2"/>
      <style:map style:condition="cell-content()=3" style:apply-style-name="ConditionalStyle_5f_3" style:base-cell-address="'RTS-Template'.DG2"/>
      <style:map style:condition="cell-content()=4" style:apply-style-name="ConditionalStyle_5f_4" style:base-cell-address="'RTS-Template'.DG2"/>
      <style:map style:condition="cell-content()&lt;1" style:apply-style-name="ConditionalStyle_5f_5" style:base-cell-address="'RTS-Template'.DG2"/>
      <style:map style:condition="cell-content()&gt;4" style:apply-style-name="ConditionalStyle_5f_5" style:base-cell-address="'RTS-Template'.DG2"/>
    </style:style>
    <style:style style:name="ce3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G4"/>
      <style:map style:condition="cell-content()=2" style:apply-style-name="ConditionalStyle_5f_2" style:base-cell-address="'RTS-Template'.DG4"/>
      <style:map style:condition="cell-content()=3" style:apply-style-name="ConditionalStyle_5f_3" style:base-cell-address="'RTS-Template'.DG4"/>
      <style:map style:condition="cell-content()=4" style:apply-style-name="ConditionalStyle_5f_4" style:base-cell-address="'RTS-Template'.DG4"/>
      <style:map style:condition="cell-content()&lt;1" style:apply-style-name="ConditionalStyle_5f_5" style:base-cell-address="'RTS-Template'.DG4"/>
      <style:map style:condition="cell-content()&gt;4" style:apply-style-name="ConditionalStyle_5f_5" style:base-cell-address="'RTS-Template'.DG4"/>
    </style:style>
    <style:style style:name="ce30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30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1" style:base-cell-address="'RTS-Template'.DF8"/>
    </style:style>
    <style:style style:name="ce30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1"/>
    </style:style>
    <style:style style:name="ce30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H12"/>
    </style:style>
    <style:style style:name="ce30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2"/>
      <style:map style:condition="cell-content()=2" style:apply-style-name="ConditionalStyle_5f_2" style:base-cell-address="'RTS-Template'.DI2"/>
      <style:map style:condition="cell-content()=3" style:apply-style-name="ConditionalStyle_5f_3" style:base-cell-address="'RTS-Template'.DI2"/>
      <style:map style:condition="cell-content()=4" style:apply-style-name="ConditionalStyle_5f_4" style:base-cell-address="'RTS-Template'.DI2"/>
      <style:map style:condition="cell-content()&lt;1" style:apply-style-name="ConditionalStyle_5f_5" style:base-cell-address="'RTS-Template'.DI2"/>
      <style:map style:condition="cell-content()&gt;4" style:apply-style-name="ConditionalStyle_5f_5" style:base-cell-address="'RTS-Template'.DI2"/>
    </style:style>
    <style:style style:name="ce30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I4"/>
      <style:map style:condition="cell-content()=2" style:apply-style-name="ConditionalStyle_5f_2" style:base-cell-address="'RTS-Template'.DI4"/>
      <style:map style:condition="cell-content()=3" style:apply-style-name="ConditionalStyle_5f_3" style:base-cell-address="'RTS-Template'.DI4"/>
      <style:map style:condition="cell-content()=4" style:apply-style-name="ConditionalStyle_5f_4" style:base-cell-address="'RTS-Template'.DI4"/>
      <style:map style:condition="cell-content()&lt;1" style:apply-style-name="ConditionalStyle_5f_5" style:base-cell-address="'RTS-Template'.DI4"/>
      <style:map style:condition="cell-content()&gt;4" style:apply-style-name="ConditionalStyle_5f_5" style:base-cell-address="'RTS-Template'.DI4"/>
    </style:style>
    <style:style style:name="ce308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1"/>
    </style:style>
    <style:style style:name="ce30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J12"/>
    </style:style>
    <style:style style:name="ce3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2"/>
      <style:map style:condition="cell-content()=2" style:apply-style-name="ConditionalStyle_5f_2" style:base-cell-address="'RTS-Template'.DK2"/>
      <style:map style:condition="cell-content()=3" style:apply-style-name="ConditionalStyle_5f_3" style:base-cell-address="'RTS-Template'.DK2"/>
      <style:map style:condition="cell-content()=4" style:apply-style-name="ConditionalStyle_5f_4" style:base-cell-address="'RTS-Template'.DK2"/>
      <style:map style:condition="cell-content()&lt;1" style:apply-style-name="ConditionalStyle_5f_5" style:base-cell-address="'RTS-Template'.DK2"/>
      <style:map style:condition="cell-content()&gt;4" style:apply-style-name="ConditionalStyle_5f_5" style:base-cell-address="'RTS-Template'.DK2"/>
    </style:style>
    <style:style style:name="ce3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K4"/>
      <style:map style:condition="cell-content()=2" style:apply-style-name="ConditionalStyle_5f_2" style:base-cell-address="'RTS-Template'.DK4"/>
      <style:map style:condition="cell-content()=3" style:apply-style-name="ConditionalStyle_5f_3" style:base-cell-address="'RTS-Template'.DK4"/>
      <style:map style:condition="cell-content()=4" style:apply-style-name="ConditionalStyle_5f_4" style:base-cell-address="'RTS-Template'.DK4"/>
      <style:map style:condition="cell-content()&lt;1" style:apply-style-name="ConditionalStyle_5f_5" style:base-cell-address="'RTS-Template'.DK4"/>
      <style:map style:condition="cell-content()&gt;4" style:apply-style-name="ConditionalStyle_5f_5" style:base-cell-address="'RTS-Template'.DK4"/>
    </style:style>
    <style:style style:name="ce312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1"/>
    </style:style>
    <style:style style:name="ce313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L12"/>
    </style:style>
    <style:style style:name="ce3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2"/>
      <style:map style:condition="cell-content()=2" style:apply-style-name="ConditionalStyle_5f_2" style:base-cell-address="'RTS-Template'.DM2"/>
      <style:map style:condition="cell-content()=3" style:apply-style-name="ConditionalStyle_5f_3" style:base-cell-address="'RTS-Template'.DM2"/>
      <style:map style:condition="cell-content()=4" style:apply-style-name="ConditionalStyle_5f_4" style:base-cell-address="'RTS-Template'.DM2"/>
      <style:map style:condition="cell-content()&lt;1" style:apply-style-name="ConditionalStyle_5f_5" style:base-cell-address="'RTS-Template'.DM2"/>
      <style:map style:condition="cell-content()&gt;4" style:apply-style-name="ConditionalStyle_5f_5" style:base-cell-address="'RTS-Template'.DM2"/>
    </style:style>
    <style:style style:name="ce3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M4"/>
      <style:map style:condition="cell-content()=2" style:apply-style-name="ConditionalStyle_5f_2" style:base-cell-address="'RTS-Template'.DM4"/>
      <style:map style:condition="cell-content()=3" style:apply-style-name="ConditionalStyle_5f_3" style:base-cell-address="'RTS-Template'.DM4"/>
      <style:map style:condition="cell-content()=4" style:apply-style-name="ConditionalStyle_5f_4" style:base-cell-address="'RTS-Template'.DM4"/>
      <style:map style:condition="cell-content()&lt;1" style:apply-style-name="ConditionalStyle_5f_5" style:base-cell-address="'RTS-Template'.DM4"/>
      <style:map style:condition="cell-content()&gt;4" style:apply-style-name="ConditionalStyle_5f_5" style:base-cell-address="'RTS-Template'.DM4"/>
    </style:style>
    <style:style style:name="ce31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1"/>
    </style:style>
    <style:style style:name="ce31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N12"/>
    </style:style>
    <style:style style:name="ce3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2"/>
      <style:map style:condition="cell-content()=2" style:apply-style-name="ConditionalStyle_5f_2" style:base-cell-address="'RTS-Template'.DO2"/>
      <style:map style:condition="cell-content()=3" style:apply-style-name="ConditionalStyle_5f_3" style:base-cell-address="'RTS-Template'.DO2"/>
      <style:map style:condition="cell-content()=4" style:apply-style-name="ConditionalStyle_5f_4" style:base-cell-address="'RTS-Template'.DO2"/>
      <style:map style:condition="cell-content()&lt;1" style:apply-style-name="ConditionalStyle_5f_5" style:base-cell-address="'RTS-Template'.DO2"/>
      <style:map style:condition="cell-content()&gt;4" style:apply-style-name="ConditionalStyle_5f_5" style:base-cell-address="'RTS-Template'.DO2"/>
    </style:style>
    <style:style style:name="ce3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O4"/>
      <style:map style:condition="cell-content()=2" style:apply-style-name="ConditionalStyle_5f_2" style:base-cell-address="'RTS-Template'.DO4"/>
      <style:map style:condition="cell-content()=3" style:apply-style-name="ConditionalStyle_5f_3" style:base-cell-address="'RTS-Template'.DO4"/>
      <style:map style:condition="cell-content()=4" style:apply-style-name="ConditionalStyle_5f_4" style:base-cell-address="'RTS-Template'.DO4"/>
      <style:map style:condition="cell-content()&lt;1" style:apply-style-name="ConditionalStyle_5f_5" style:base-cell-address="'RTS-Template'.DO4"/>
      <style:map style:condition="cell-content()&gt;4" style:apply-style-name="ConditionalStyle_5f_5" style:base-cell-address="'RTS-Template'.DO4"/>
    </style:style>
    <style:style style:name="ce320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1"/>
    </style:style>
    <style:style style:name="ce3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P12"/>
    </style:style>
    <style:style style:name="ce3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2"/>
      <style:map style:condition="cell-content()=2" style:apply-style-name="ConditionalStyle_5f_2" style:base-cell-address="'RTS-Template'.DQ2"/>
      <style:map style:condition="cell-content()=3" style:apply-style-name="ConditionalStyle_5f_3" style:base-cell-address="'RTS-Template'.DQ2"/>
      <style:map style:condition="cell-content()=4" style:apply-style-name="ConditionalStyle_5f_4" style:base-cell-address="'RTS-Template'.DQ2"/>
      <style:map style:condition="cell-content()&lt;1" style:apply-style-name="ConditionalStyle_5f_5" style:base-cell-address="'RTS-Template'.DQ2"/>
      <style:map style:condition="cell-content()&gt;4" style:apply-style-name="ConditionalStyle_5f_5" style:base-cell-address="'RTS-Template'.DQ2"/>
    </style:style>
    <style:style style:name="ce3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Q4"/>
      <style:map style:condition="cell-content()=2" style:apply-style-name="ConditionalStyle_5f_2" style:base-cell-address="'RTS-Template'.DQ4"/>
      <style:map style:condition="cell-content()=3" style:apply-style-name="ConditionalStyle_5f_3" style:base-cell-address="'RTS-Template'.DQ4"/>
      <style:map style:condition="cell-content()=4" style:apply-style-name="ConditionalStyle_5f_4" style:base-cell-address="'RTS-Template'.DQ4"/>
      <style:map style:condition="cell-content()&lt;1" style:apply-style-name="ConditionalStyle_5f_5" style:base-cell-address="'RTS-Template'.DQ4"/>
      <style:map style:condition="cell-content()&gt;4" style:apply-style-name="ConditionalStyle_5f_5" style:base-cell-address="'RTS-Template'.DQ4"/>
    </style:style>
    <style:style style:name="ce32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1"/>
    </style:style>
    <style:style style:name="ce325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!=&quot;&quot;" style:apply-style-name="ConditionalStyle_5f_2" style:base-cell-address="'RTS-Template'.DR12"/>
    </style:style>
    <style:style style:name="ce3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2"/>
      <style:map style:condition="cell-content()=2" style:apply-style-name="ConditionalStyle_5f_2" style:base-cell-address="'RTS-Template'.DS2"/>
      <style:map style:condition="cell-content()=3" style:apply-style-name="ConditionalStyle_5f_3" style:base-cell-address="'RTS-Template'.DS2"/>
      <style:map style:condition="cell-content()=4" style:apply-style-name="ConditionalStyle_5f_4" style:base-cell-address="'RTS-Template'.DS2"/>
      <style:map style:condition="cell-content()&lt;1" style:apply-style-name="ConditionalStyle_5f_5" style:base-cell-address="'RTS-Template'.DS2"/>
      <style:map style:condition="cell-content()&gt;4" style:apply-style-name="ConditionalStyle_5f_5" style:base-cell-address="'RTS-Template'.DS2"/>
    </style:style>
    <style:style style:name="ce3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1" style:apply-style-name="ConditionalStyle_5f_1" style:base-cell-address="'RTS-Template'.DS4"/>
      <style:map style:condition="cell-content()=2" style:apply-style-name="ConditionalStyle_5f_2" style:base-cell-address="'RTS-Template'.DS4"/>
      <style:map style:condition="cell-content()=3" style:apply-style-name="ConditionalStyle_5f_3" style:base-cell-address="'RTS-Template'.DS4"/>
      <style:map style:condition="cell-content()=4" style:apply-style-name="ConditionalStyle_5f_4" style:base-cell-address="'RTS-Template'.DS4"/>
      <style:map style:condition="cell-content()&lt;1" style:apply-style-name="ConditionalStyle_5f_5" style:base-cell-address="'RTS-Template'.DS4"/>
      <style:map style:condition="cell-content()&gt;4" style:apply-style-name="ConditionalStyle_5f_5" style:base-cell-address="'RTS-Template'.DS4"/>
    </style:style>
    <style:style style:name="ce328" style:family="table-cell" style:parent-style-name="Default">
      <style:table-cell-properties fo:border-bottom="0.74pt solid #000000" fo:background-color="#dddddd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7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8" style:family="table-cell" style:parent-style-name="Default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style:rotation-align="none"/>
    </style:style>
    <style:style style:name="ce340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41" style:family="table-cell" style:parent-style-name="Default">
      <style:table-cell-properties style:rotation-align="none" style:vertical-align="middle"/>
    </style:style>
    <style:style style:name="ce342" style:family="table-cell" style:parent-style-name="Default">
      <style:table-cell-properties style:text-align-source="fix" style:repeat-content="false" style:rotation-align="none"/>
      <style:paragraph-properties fo:text-align="center" fo:margin-left="0mm"/>
    </style:style>
    <style:style style:name="ce343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font-size="16pt" style:font-size-asian="16pt" style:font-size-complex="16pt"/>
    </style:style>
    <style:style style:name="ce344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stroke="solid" svg:stroke-width="1mm" svg:stroke-color="#000000" draw:marker-start="Dimension_20_Lines" draw:marker-start-width="5mm" draw:marker-start-center="true" draw:marker-end="Arrow" draw:marker-end-width="3mm" draw:marker-end-center="false" draw:stroke-linejoin="none" draw:fill="none" draw:textarea-horizontal-align="center" draw:textarea-vertical-align="top" draw:auto-grow-height="false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2" style:family="text">
      <style:text-properties style:text-position="super 58%"/>
    </style:style>
    <style:style style:name="T3" style:family="text">
      <style:text-properties style:text-position="sub"/>
    </style:style>
    <style:style style:name="T4" style:family="text">
      <style:text-properties style:text-position="sup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TS-Template" table:style-name="ta3" table:protected="true" table:protection-key="CCKGOoAy9VOkYt/pr2ouOf06ZZw=" table:protection-key-digest-algorithm="http://www.w3.org/2000/09/xmldsig#sha1">
        <loext:table-protection loext:select-protected-cells="true" loext:select-unprotected-cells="true"/>
        <office:forms form:automatic-focus="false" form:apply-design-mode="false"/>
        <table:shapes>
          <draw:line draw:z-index="0" draw:name="Line 1" draw:style-name="gr1" draw:text-style-name="P1" svg:x1="14.82mm" svg:y1="154.18mm" svg:x2="425.21mm" svg:y2="154.17mm">
            <text:p/>
          </draw:line>
        </table:shapes>
        <table:table-column table:style-name="co10" table:default-cell-style-name="ce12"/>
        <table:table-column table:style-name="co11" table:default-cell-style-name="ce30"/>
        <table:table-column table:style-name="co12" table:number-columns-repeated="121" table:default-cell-style-name="ce30"/>
        <table:table-column table:style-name="co11" table:default-cell-style-name="ce30"/>
        <table:table-column table:style-name="co10" table:default-cell-style-name="ce12"/>
        <table:table-column table:style-name="co4" table:number-columns-repeated="897" table:default-cell-style-name="ce30"/>
        <table:table-column table:style-name="co4" table:number-columns-repeated="2" table:default-cell-style-name="ce339"/>
        <table:table-row table:style-name="ro3">
          <table:table-cell table:style-name="ce5"/>
          <table:table-cell table:style-name="ce13"/>
          <table:table-cell table:style-name="ce13" office:value-type="string" calcext:value-type="string">
            <text:p>Schedule:</text:p>
          </table:table-cell>
          <table:table-cell table:style-name="ce44" table:number-columns-repeated="121"/>
          <table:table-cell table:style-name="ce5"/>
          <table:table-cell table:style-name="ce336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Res.</text:p>
          </table:table-cell>
          <table:table-cell table:style-name="ce14"/>
          <table:table-cell table:style-name="ce31" table:number-columns-spanned="2" table:number-rows-spanned="1"/>
          <table:covered-table-cell table:style-name="ce45"/>
          <table:table-cell table:style-name="ce49" table:number-columns-spanned="2" table:number-rows-spanned="1"/>
          <table:covered-table-cell table:style-name="ce45"/>
          <table:table-cell table:style-name="ce53" table:number-columns-spanned="2" table:number-rows-spanned="1"/>
          <table:covered-table-cell table:style-name="ce45"/>
          <table:table-cell table:style-name="ce57" table:number-columns-spanned="2" table:number-rows-spanned="1"/>
          <table:covered-table-cell table:style-name="ce45"/>
          <table:table-cell table:style-name="ce61" table:number-columns-spanned="2" table:number-rows-spanned="1"/>
          <table:covered-table-cell table:style-name="ce63"/>
          <table:table-cell table:style-name="ce69" table:number-columns-spanned="2" table:number-rows-spanned="1"/>
          <table:covered-table-cell table:style-name="ce45"/>
          <table:table-cell table:style-name="ce77" table:number-columns-spanned="2" table:number-rows-spanned="1"/>
          <table:covered-table-cell table:style-name="ce45"/>
          <table:table-cell table:style-name="ce83" table:number-columns-spanned="2" table:number-rows-spanned="1"/>
          <table:covered-table-cell table:style-name="ce45"/>
          <table:table-cell table:style-name="ce88" table:number-columns-spanned="2" table:number-rows-spanned="1"/>
          <table:covered-table-cell table:style-name="ce45"/>
          <table:table-cell table:style-name="ce94" table:number-columns-spanned="2" table:number-rows-spanned="1"/>
          <table:covered-table-cell table:style-name="ce45"/>
          <table:table-cell table:style-name="ce100" table:number-columns-spanned="2" table:number-rows-spanned="1"/>
          <table:covered-table-cell table:style-name="ce45"/>
          <table:table-cell table:style-name="ce106" table:number-columns-spanned="2" table:number-rows-spanned="1"/>
          <table:covered-table-cell table:style-name="ce45"/>
          <table:table-cell table:style-name="ce112" table:number-columns-spanned="2" table:number-rows-spanned="1"/>
          <table:covered-table-cell table:style-name="ce45"/>
          <table:table-cell table:style-name="ce118" table:number-columns-spanned="2" table:number-rows-spanned="1"/>
          <table:covered-table-cell table:style-name="ce45"/>
          <table:table-cell table:style-name="ce122" table:number-columns-spanned="2" table:number-rows-spanned="1"/>
          <table:covered-table-cell table:style-name="ce45"/>
          <table:table-cell table:style-name="ce126" table:number-columns-spanned="2" table:number-rows-spanned="1"/>
          <table:covered-table-cell table:style-name="ce45"/>
          <table:table-cell table:style-name="ce130" table:number-columns-spanned="2" table:number-rows-spanned="1"/>
          <table:covered-table-cell table:style-name="ce45"/>
          <table:table-cell table:style-name="ce134" table:number-columns-spanned="2" table:number-rows-spanned="1"/>
          <table:covered-table-cell table:style-name="ce45"/>
          <table:table-cell table:style-name="ce138" table:number-columns-spanned="2" table:number-rows-spanned="1"/>
          <table:covered-table-cell table:style-name="ce45"/>
          <table:table-cell table:style-name="ce143" table:number-columns-spanned="2" table:number-rows-spanned="1"/>
          <table:covered-table-cell table:style-name="ce45"/>
          <table:table-cell table:style-name="ce149" table:number-columns-spanned="2" table:number-rows-spanned="1"/>
          <table:covered-table-cell table:style-name="ce45"/>
          <table:table-cell table:style-name="ce155" table:number-columns-spanned="2" table:number-rows-spanned="1"/>
          <table:covered-table-cell table:style-name="ce45"/>
          <table:table-cell table:style-name="ce159" table:number-columns-spanned="2" table:number-rows-spanned="1"/>
          <table:covered-table-cell table:style-name="ce45"/>
          <table:table-cell table:style-name="ce163" table:number-columns-spanned="2" table:number-rows-spanned="1"/>
          <table:covered-table-cell table:style-name="ce45"/>
          <table:table-cell table:style-name="ce167" table:number-columns-spanned="2" table:number-rows-spanned="1"/>
          <table:covered-table-cell table:style-name="ce45"/>
          <table:table-cell table:style-name="ce175" table:number-columns-spanned="2" table:number-rows-spanned="1"/>
          <table:covered-table-cell table:style-name="ce45"/>
          <table:table-cell table:style-name="ce181" table:number-columns-spanned="2" table:number-rows-spanned="1"/>
          <table:covered-table-cell table:style-name="ce45"/>
          <table:table-cell table:style-name="ce185" table:number-columns-spanned="2" table:number-rows-spanned="1"/>
          <table:covered-table-cell table:style-name="ce45"/>
          <table:table-cell table:style-name="ce189" table:number-columns-spanned="2" table:number-rows-spanned="1"/>
          <table:covered-table-cell table:style-name="ce45"/>
          <table:table-cell table:style-name="ce193" table:number-columns-spanned="2" table:number-rows-spanned="1"/>
          <table:covered-table-cell table:style-name="ce45"/>
          <table:table-cell table:style-name="ce197" table:number-columns-spanned="2" table:number-rows-spanned="1"/>
          <table:covered-table-cell table:style-name="ce45"/>
          <table:table-cell table:style-name="ce201" table:number-columns-spanned="2" table:number-rows-spanned="1"/>
          <table:covered-table-cell table:style-name="ce45"/>
          <table:table-cell table:style-name="ce205" table:number-columns-spanned="2" table:number-rows-spanned="1"/>
          <table:covered-table-cell table:style-name="ce45"/>
          <table:table-cell table:style-name="ce209" table:number-columns-spanned="2" table:number-rows-spanned="1"/>
          <table:covered-table-cell table:style-name="ce45"/>
          <table:table-cell table:style-name="ce213" table:number-columns-spanned="2" table:number-rows-spanned="1"/>
          <table:covered-table-cell table:style-name="ce45"/>
          <table:table-cell table:style-name="ce217" table:number-columns-spanned="2" table:number-rows-spanned="1"/>
          <table:covered-table-cell table:style-name="ce45"/>
          <table:table-cell table:style-name="ce221" table:number-columns-spanned="2" table:number-rows-spanned="1"/>
          <table:covered-table-cell table:style-name="ce45"/>
          <table:table-cell table:style-name="ce225" table:number-columns-spanned="2" table:number-rows-spanned="1"/>
          <table:covered-table-cell table:style-name="ce45"/>
          <table:table-cell table:style-name="ce229" table:number-columns-spanned="2" table:number-rows-spanned="1"/>
          <table:covered-table-cell table:style-name="ce45"/>
          <table:table-cell table:style-name="ce233" table:number-columns-spanned="2" table:number-rows-spanned="1"/>
          <table:covered-table-cell table:style-name="ce45"/>
          <table:table-cell table:style-name="ce237" table:number-columns-spanned="2" table:number-rows-spanned="1"/>
          <table:covered-table-cell table:style-name="ce45"/>
          <table:table-cell table:style-name="ce241" table:number-columns-spanned="2" table:number-rows-spanned="1"/>
          <table:covered-table-cell table:style-name="ce45"/>
          <table:table-cell table:style-name="ce245" table:number-columns-spanned="2" table:number-rows-spanned="1"/>
          <table:covered-table-cell table:style-name="ce45"/>
          <table:table-cell table:style-name="ce249" table:number-columns-spanned="2" table:number-rows-spanned="1"/>
          <table:covered-table-cell table:style-name="ce45"/>
          <table:table-cell table:style-name="ce253" table:number-columns-spanned="2" table:number-rows-spanned="1"/>
          <table:covered-table-cell table:style-name="ce45"/>
          <table:table-cell table:style-name="ce257" table:number-columns-spanned="2" table:number-rows-spanned="1"/>
          <table:covered-table-cell table:style-name="ce45"/>
          <table:table-cell table:style-name="ce262" table:number-columns-spanned="2" table:number-rows-spanned="1"/>
          <table:covered-table-cell table:style-name="ce45"/>
          <table:table-cell table:style-name="ce266" table:number-columns-spanned="2" table:number-rows-spanned="1"/>
          <table:covered-table-cell table:style-name="ce45"/>
          <table:table-cell table:style-name="ce270" table:number-columns-spanned="2" table:number-rows-spanned="1"/>
          <table:covered-table-cell table:style-name="ce45"/>
          <table:table-cell table:style-name="ce274" table:number-columns-spanned="2" table:number-rows-spanned="1"/>
          <table:covered-table-cell table:style-name="ce45"/>
          <table:table-cell table:style-name="ce278" table:number-columns-spanned="2" table:number-rows-spanned="1"/>
          <table:covered-table-cell table:style-name="ce45"/>
          <table:table-cell table:style-name="ce282" table:number-columns-spanned="2" table:number-rows-spanned="1"/>
          <table:covered-table-cell table:style-name="ce45"/>
          <table:table-cell table:style-name="ce286" table:number-columns-spanned="2" table:number-rows-spanned="1"/>
          <table:covered-table-cell table:style-name="ce45"/>
          <table:table-cell table:style-name="ce292" table:number-columns-spanned="2" table:number-rows-spanned="1"/>
          <table:covered-table-cell table:style-name="ce45"/>
          <table:table-cell table:style-name="ce300" table:number-columns-spanned="2" table:number-rows-spanned="1"/>
          <table:covered-table-cell table:style-name="ce45"/>
          <table:table-cell table:style-name="ce306" table:number-columns-spanned="2" table:number-rows-spanned="1"/>
          <table:covered-table-cell table:style-name="ce45"/>
          <table:table-cell table:style-name="ce310" table:number-columns-spanned="2" table:number-rows-spanned="1"/>
          <table:covered-table-cell table:style-name="ce45"/>
          <table:table-cell table:style-name="ce314" table:number-columns-spanned="2" table:number-rows-spanned="1"/>
          <table:covered-table-cell table:style-name="ce45"/>
          <table:table-cell table:style-name="ce318" table:number-columns-spanned="2" table:number-rows-spanned="1"/>
          <table:covered-table-cell table:style-name="ce45"/>
          <table:table-cell table:style-name="ce322" table:number-columns-spanned="2" table:number-rows-spanned="1"/>
          <table:covered-table-cell table:style-name="ce45"/>
          <table:table-cell table:style-name="ce326" table:number-columns-spanned="2" table:number-rows-spanned="1"/>
          <table:covered-table-cell table:style-name="ce45"/>
          <table:table-cell table:style-name="ce6" office:value-type="string" calcext:value-type="string">
            <text:p>Res.</text:p>
          </table:table-cell>
          <table:table-cell table:number-columns-repeated="899"/>
        </table:table-row>
        <table:table-row table:style-name="ro4">
          <table:table-cell table:style-name="ce6" office:value-type="string" calcext:value-type="string">
            <text:p>#tic</text:p>
          </table:table-cell>
          <table:table-cell table:style-name="ce15"/>
          <table:table-cell table:style-name="ce32" office:value-type="float" office:value="0" calcext:value-type="float" table:number-columns-spanned="2" table:number-rows-spanned="1">
            <text:p>0</text:p>
          </table:table-cell>
          <table:covered-table-cell table:style-name="ce32"/>
          <table:table-cell table:style-name="ce32" office:value-type="float" office:value="1" calcext:value-type="float" table:number-columns-spanned="2" table:number-rows-spanned="1">
            <text:p>1</text:p>
          </table:table-cell>
          <table:covered-table-cell table:style-name="ce32"/>
          <table:table-cell table:style-name="ce32" office:value-type="float" office:value="2" calcext:value-type="float" table:number-columns-spanned="2" table:number-rows-spanned="1">
            <text:p>2</text:p>
          </table:table-cell>
          <table:covered-table-cell table:style-name="ce32"/>
          <table:table-cell table:style-name="ce32" office:value-type="float" office:value="3" calcext:value-type="float" table:number-columns-spanned="2" table:number-rows-spanned="1">
            <text:p>3</text:p>
          </table:table-cell>
          <table:covered-table-cell table:style-name="ce32"/>
          <table:table-cell table:style-name="ce32" office:value-type="float" office:value="4" calcext:value-type="float" table:number-columns-spanned="2" table:number-rows-spanned="1">
            <text:p>4</text:p>
          </table:table-cell>
          <table:covered-table-cell table:style-name="ce32"/>
          <table:table-cell table:style-name="ce32" office:value-type="float" office:value="5" calcext:value-type="float" table:number-columns-spanned="2" table:number-rows-spanned="1">
            <text:p>5</text:p>
          </table:table-cell>
          <table:covered-table-cell table:style-name="ce32"/>
          <table:table-cell table:style-name="ce32" office:value-type="float" office:value="6" calcext:value-type="float" table:number-columns-spanned="2" table:number-rows-spanned="1">
            <text:p>6</text:p>
          </table:table-cell>
          <table:covered-table-cell table:style-name="ce32"/>
          <table:table-cell table:style-name="ce32" office:value-type="float" office:value="7" calcext:value-type="float" table:number-columns-spanned="2" table:number-rows-spanned="1">
            <text:p>7</text:p>
          </table:table-cell>
          <table:covered-table-cell table:style-name="ce32"/>
          <table:table-cell table:style-name="ce32" office:value-type="float" office:value="8" calcext:value-type="float" table:number-columns-spanned="2" table:number-rows-spanned="1">
            <text:p>8</text:p>
          </table:table-cell>
          <table:covered-table-cell table:style-name="ce32"/>
          <table:table-cell table:style-name="ce32" office:value-type="float" office:value="9" calcext:value-type="float" table:number-columns-spanned="2" table:number-rows-spanned="1">
            <text:p>9</text:p>
          </table:table-cell>
          <table:covered-table-cell table:style-name="ce32"/>
          <table:table-cell table:style-name="ce32" office:value-type="float" office:value="10" calcext:value-type="float" table:number-columns-spanned="2" table:number-rows-spanned="1">
            <text:p>10</text:p>
          </table:table-cell>
          <table:covered-table-cell table:style-name="ce32"/>
          <table:table-cell table:style-name="ce32" office:value-type="float" office:value="11" calcext:value-type="float" table:number-columns-spanned="2" table:number-rows-spanned="1">
            <text:p>11</text:p>
          </table:table-cell>
          <table:covered-table-cell table:style-name="ce32"/>
          <table:table-cell table:style-name="ce32" office:value-type="float" office:value="12" calcext:value-type="float" table:number-columns-spanned="2" table:number-rows-spanned="1">
            <text:p>12</text:p>
          </table:table-cell>
          <table:covered-table-cell table:style-name="ce32"/>
          <table:table-cell table:style-name="ce32" office:value-type="float" office:value="13" calcext:value-type="float" table:number-columns-spanned="2" table:number-rows-spanned="1">
            <text:p>13</text:p>
          </table:table-cell>
          <table:covered-table-cell table:style-name="ce32"/>
          <table:table-cell table:style-name="ce32" office:value-type="float" office:value="14" calcext:value-type="float" table:number-columns-spanned="2" table:number-rows-spanned="1">
            <text:p>14</text:p>
          </table:table-cell>
          <table:covered-table-cell table:style-name="ce32"/>
          <table:table-cell table:style-name="ce32" office:value-type="float" office:value="15" calcext:value-type="float" table:number-columns-spanned="2" table:number-rows-spanned="1">
            <text:p>15</text:p>
          </table:table-cell>
          <table:covered-table-cell table:style-name="ce32"/>
          <table:table-cell table:style-name="ce32" office:value-type="float" office:value="16" calcext:value-type="float" table:number-columns-spanned="2" table:number-rows-spanned="1">
            <text:p>16</text:p>
          </table:table-cell>
          <table:covered-table-cell table:style-name="ce32"/>
          <table:table-cell table:style-name="ce32" office:value-type="float" office:value="17" calcext:value-type="float" table:number-columns-spanned="2" table:number-rows-spanned="1">
            <text:p>17</text:p>
          </table:table-cell>
          <table:covered-table-cell table:style-name="ce32"/>
          <table:table-cell table:style-name="ce32" office:value-type="float" office:value="18" calcext:value-type="float" table:number-columns-spanned="2" table:number-rows-spanned="1">
            <text:p>18</text:p>
          </table:table-cell>
          <table:covered-table-cell table:style-name="ce32"/>
          <table:table-cell table:style-name="ce32" office:value-type="float" office:value="19" calcext:value-type="float" table:number-columns-spanned="2" table:number-rows-spanned="1">
            <text:p>19</text:p>
          </table:table-cell>
          <table:covered-table-cell table:style-name="ce32"/>
          <table:table-cell table:style-name="ce32" office:value-type="float" office:value="20" calcext:value-type="float" table:number-columns-spanned="2" table:number-rows-spanned="1">
            <text:p>20</text:p>
          </table:table-cell>
          <table:covered-table-cell table:style-name="ce32"/>
          <table:table-cell table:style-name="ce32" office:value-type="float" office:value="21" calcext:value-type="float" table:number-columns-spanned="2" table:number-rows-spanned="1">
            <text:p>21</text:p>
          </table:table-cell>
          <table:covered-table-cell table:style-name="ce32"/>
          <table:table-cell table:style-name="ce32" office:value-type="float" office:value="22" calcext:value-type="float" table:number-columns-spanned="2" table:number-rows-spanned="1">
            <text:p>22</text:p>
          </table:table-cell>
          <table:covered-table-cell table:style-name="ce32"/>
          <table:table-cell table:style-name="ce32" office:value-type="float" office:value="23" calcext:value-type="float" table:number-columns-spanned="2" table:number-rows-spanned="1">
            <text:p>23</text:p>
          </table:table-cell>
          <table:covered-table-cell table:style-name="ce32"/>
          <table:table-cell table:style-name="ce32" office:value-type="float" office:value="24" calcext:value-type="float" table:number-columns-spanned="2" table:number-rows-spanned="1">
            <text:p>24</text:p>
          </table:table-cell>
          <table:covered-table-cell table:style-name="ce32"/>
          <table:table-cell table:style-name="ce32" office:value-type="float" office:value="25" calcext:value-type="float" table:number-columns-spanned="2" table:number-rows-spanned="1">
            <text:p>25</text:p>
          </table:table-cell>
          <table:covered-table-cell table:style-name="ce32"/>
          <table:table-cell table:style-name="ce32" office:value-type="float" office:value="26" calcext:value-type="float" table:number-columns-spanned="2" table:number-rows-spanned="1">
            <text:p>26</text:p>
          </table:table-cell>
          <table:covered-table-cell table:style-name="ce32"/>
          <table:table-cell table:style-name="ce32" office:value-type="float" office:value="27" calcext:value-type="float" table:number-columns-spanned="2" table:number-rows-spanned="1">
            <text:p>27</text:p>
          </table:table-cell>
          <table:covered-table-cell table:style-name="ce32"/>
          <table:table-cell table:style-name="ce32" office:value-type="float" office:value="28" calcext:value-type="float" table:number-columns-spanned="2" table:number-rows-spanned="1">
            <text:p>28</text:p>
          </table:table-cell>
          <table:covered-table-cell table:style-name="ce32"/>
          <table:table-cell table:style-name="ce32" office:value-type="float" office:value="29" calcext:value-type="float" table:number-columns-spanned="2" table:number-rows-spanned="1">
            <text:p>29</text:p>
          </table:table-cell>
          <table:covered-table-cell table:style-name="ce32"/>
          <table:table-cell table:style-name="ce32" office:value-type="float" office:value="30" calcext:value-type="float" table:number-columns-spanned="2" table:number-rows-spanned="1">
            <text:p>30</text:p>
          </table:table-cell>
          <table:covered-table-cell table:style-name="ce32"/>
          <table:table-cell table:style-name="ce32" office:value-type="float" office:value="31" calcext:value-type="float" table:number-columns-spanned="2" table:number-rows-spanned="1">
            <text:p>31</text:p>
          </table:table-cell>
          <table:covered-table-cell table:style-name="ce32"/>
          <table:table-cell table:style-name="ce32" office:value-type="float" office:value="32" calcext:value-type="float" table:number-columns-spanned="2" table:number-rows-spanned="1">
            <text:p>32</text:p>
          </table:table-cell>
          <table:covered-table-cell table:style-name="ce32"/>
          <table:table-cell table:style-name="ce32" office:value-type="float" office:value="33" calcext:value-type="float" table:number-columns-spanned="2" table:number-rows-spanned="1">
            <text:p>33</text:p>
          </table:table-cell>
          <table:covered-table-cell table:style-name="ce32"/>
          <table:table-cell table:style-name="ce32" office:value-type="float" office:value="34" calcext:value-type="float" table:number-columns-spanned="2" table:number-rows-spanned="1">
            <text:p>34</text:p>
          </table:table-cell>
          <table:covered-table-cell table:style-name="ce32"/>
          <table:table-cell table:style-name="ce32" office:value-type="float" office:value="35" calcext:value-type="float" table:number-columns-spanned="2" table:number-rows-spanned="1">
            <text:p>35</text:p>
          </table:table-cell>
          <table:covered-table-cell table:style-name="ce32"/>
          <table:table-cell table:style-name="ce32" office:value-type="float" office:value="36" calcext:value-type="float" table:number-columns-spanned="2" table:number-rows-spanned="1">
            <text:p>36</text:p>
          </table:table-cell>
          <table:covered-table-cell table:style-name="ce32"/>
          <table:table-cell table:style-name="ce32" office:value-type="float" office:value="37" calcext:value-type="float" table:number-columns-spanned="2" table:number-rows-spanned="1">
            <text:p>37</text:p>
          </table:table-cell>
          <table:covered-table-cell table:style-name="ce32"/>
          <table:table-cell table:style-name="ce32" office:value-type="float" office:value="38" calcext:value-type="float" table:number-columns-spanned="2" table:number-rows-spanned="1">
            <text:p>38</text:p>
          </table:table-cell>
          <table:covered-table-cell table:style-name="ce32"/>
          <table:table-cell table:style-name="ce32" office:value-type="float" office:value="39" calcext:value-type="float" table:number-columns-spanned="2" table:number-rows-spanned="1">
            <text:p>39</text:p>
          </table:table-cell>
          <table:covered-table-cell table:style-name="ce32"/>
          <table:table-cell table:style-name="ce32" office:value-type="float" office:value="40" calcext:value-type="float" table:number-columns-spanned="2" table:number-rows-spanned="1">
            <text:p>40</text:p>
          </table:table-cell>
          <table:covered-table-cell table:style-name="ce32"/>
          <table:table-cell table:style-name="ce32" office:value-type="float" office:value="41" calcext:value-type="float" table:number-columns-spanned="2" table:number-rows-spanned="1">
            <text:p>41</text:p>
          </table:table-cell>
          <table:covered-table-cell table:style-name="ce32"/>
          <table:table-cell table:style-name="ce32" office:value-type="float" office:value="42" calcext:value-type="float" table:number-columns-spanned="2" table:number-rows-spanned="1">
            <text:p>42</text:p>
          </table:table-cell>
          <table:covered-table-cell table:style-name="ce32"/>
          <table:table-cell table:style-name="ce32" office:value-type="float" office:value="43" calcext:value-type="float" table:number-columns-spanned="2" table:number-rows-spanned="1">
            <text:p>43</text:p>
          </table:table-cell>
          <table:covered-table-cell table:style-name="ce32"/>
          <table:table-cell table:style-name="ce32" office:value-type="float" office:value="44" calcext:value-type="float" table:number-columns-spanned="2" table:number-rows-spanned="1">
            <text:p>44</text:p>
          </table:table-cell>
          <table:covered-table-cell table:style-name="ce32"/>
          <table:table-cell table:style-name="ce32" office:value-type="float" office:value="45" calcext:value-type="float" table:number-columns-spanned="2" table:number-rows-spanned="1">
            <text:p>45</text:p>
          </table:table-cell>
          <table:covered-table-cell table:style-name="ce32"/>
          <table:table-cell table:style-name="ce32" office:value-type="float" office:value="46" calcext:value-type="float" table:number-columns-spanned="2" table:number-rows-spanned="1">
            <text:p>46</text:p>
          </table:table-cell>
          <table:covered-table-cell table:style-name="ce32"/>
          <table:table-cell table:style-name="ce32" office:value-type="float" office:value="47" calcext:value-type="float" table:number-columns-spanned="2" table:number-rows-spanned="1">
            <text:p>47</text:p>
          </table:table-cell>
          <table:covered-table-cell table:style-name="ce32"/>
          <table:table-cell table:style-name="ce32" office:value-type="float" office:value="48" calcext:value-type="float" table:number-columns-spanned="2" table:number-rows-spanned="1">
            <text:p>48</text:p>
          </table:table-cell>
          <table:covered-table-cell table:style-name="ce32"/>
          <table:table-cell table:style-name="ce32" office:value-type="float" office:value="49" calcext:value-type="float" table:number-columns-spanned="2" table:number-rows-spanned="1">
            <text:p>49</text:p>
          </table:table-cell>
          <table:covered-table-cell table:style-name="ce32"/>
          <table:table-cell table:style-name="ce32" office:value-type="float" office:value="50" calcext:value-type="float" table:number-columns-spanned="2" table:number-rows-spanned="1">
            <text:p>50</text:p>
          </table:table-cell>
          <table:covered-table-cell table:style-name="ce32"/>
          <table:table-cell table:style-name="ce32" office:value-type="float" office:value="51" calcext:value-type="float" table:number-columns-spanned="2" table:number-rows-spanned="1">
            <text:p>51</text:p>
          </table:table-cell>
          <table:covered-table-cell table:style-name="ce32"/>
          <table:table-cell table:style-name="ce32" office:value-type="float" office:value="52" calcext:value-type="float" table:number-columns-spanned="2" table:number-rows-spanned="1">
            <text:p>52</text:p>
          </table:table-cell>
          <table:covered-table-cell table:style-name="ce32"/>
          <table:table-cell table:style-name="ce32" office:value-type="float" office:value="53" calcext:value-type="float" table:number-columns-spanned="2" table:number-rows-spanned="1">
            <text:p>53</text:p>
          </table:table-cell>
          <table:covered-table-cell table:style-name="ce32"/>
          <table:table-cell table:style-name="ce32" office:value-type="float" office:value="54" calcext:value-type="float" table:number-columns-spanned="2" table:number-rows-spanned="1">
            <text:p>54</text:p>
          </table:table-cell>
          <table:covered-table-cell table:style-name="ce32"/>
          <table:table-cell table:style-name="ce32" office:value-type="float" office:value="55" calcext:value-type="float" table:number-columns-spanned="2" table:number-rows-spanned="1">
            <text:p>55</text:p>
          </table:table-cell>
          <table:covered-table-cell table:style-name="ce32"/>
          <table:table-cell table:style-name="ce32" office:value-type="float" office:value="56" calcext:value-type="float" table:number-columns-spanned="2" table:number-rows-spanned="1">
            <text:p>56</text:p>
          </table:table-cell>
          <table:covered-table-cell table:style-name="ce32"/>
          <table:table-cell table:style-name="ce32" office:value-type="float" office:value="57" calcext:value-type="float" table:number-columns-spanned="2" table:number-rows-spanned="1">
            <text:p>57</text:p>
          </table:table-cell>
          <table:covered-table-cell table:style-name="ce32"/>
          <table:table-cell table:style-name="ce32" office:value-type="float" office:value="58" calcext:value-type="float" table:number-columns-spanned="2" table:number-rows-spanned="1">
            <text:p>58</text:p>
          </table:table-cell>
          <table:covered-table-cell table:style-name="ce32"/>
          <table:table-cell table:style-name="ce32" office:value-type="float" office:value="59" calcext:value-type="float" table:number-columns-spanned="2" table:number-rows-spanned="1">
            <text:p>59</text:p>
          </table:table-cell>
          <table:covered-table-cell table:style-name="ce32"/>
          <table:table-cell table:style-name="ce32" office:value-type="float" office:value="60" calcext:value-type="float" table:number-columns-spanned="2" table:number-rows-spanned="1">
            <text:p>60</text:p>
          </table:table-cell>
          <table:covered-table-cell table:style-name="ce32"/>
          <table:table-cell table:style-name="ce6" office:value-type="string" calcext:value-type="string">
            <text:p>#tic</text:p>
          </table:table-cell>
          <table:table-cell table:style-name="ce337" table:number-columns-repeated="897"/>
          <table:table-cell table:style-name="ce340" table:number-columns-repeated="2"/>
        </table:table-row>
        <table:table-row table:style-name="ro4">
          <table:table-cell table:style-name="ce6" office:value-type="string" calcext:value-type="string">
            <text:p>CPU:</text:p>
          </table:table-cell>
          <table:table-cell table:style-name="ce16"/>
          <table:table-cell table:style-name="ce33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50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54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5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62" office:value-type="float" office:value="3" calcext:value-type="float" table:number-columns-spanned="2" table:number-rows-spanned="1">
            <text:p>3</text:p>
          </table:table-cell>
          <table:covered-table-cell table:style-name="ce64"/>
          <table:table-cell table:style-name="ce70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78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8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89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95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01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07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13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19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23" office:value-type="float" office:value="2" calcext:value-type="float" table:number-columns-spanned="2" table:number-rows-spanned="1">
            <text:p>2</text:p>
          </table:table-cell>
          <table:covered-table-cell table:style-name="ce46"/>
          <table:table-cell table:style-name="ce127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31" office:value-type="float" office:value="3" calcext:value-type="float" table:number-columns-spanned="2" table:number-rows-spanned="1">
            <text:p>3</text:p>
          </table:table-cell>
          <table:covered-table-cell table:style-name="ce46"/>
          <table:table-cell table:style-name="ce135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39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44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50" office:value-type="float" office:value="1" calcext:value-type="float" table:number-columns-spanned="2" table:number-rows-spanned="1">
            <text:p>1</text:p>
          </table:table-cell>
          <table:covered-table-cell table:style-name="ce46"/>
          <table:table-cell table:style-name="ce156" table:number-columns-spanned="2" table:number-rows-spanned="1"/>
          <table:covered-table-cell table:style-name="ce46"/>
          <table:table-cell table:style-name="ce160" table:number-columns-spanned="2" table:number-rows-spanned="1"/>
          <table:covered-table-cell table:style-name="ce46"/>
          <table:table-cell table:style-name="ce164" table:number-columns-spanned="2" table:number-rows-spanned="1"/>
          <table:covered-table-cell table:style-name="ce46"/>
          <table:table-cell table:style-name="ce168" table:number-columns-spanned="2" table:number-rows-spanned="1"/>
          <table:covered-table-cell table:style-name="ce46"/>
          <table:table-cell table:style-name="ce176" table:number-columns-spanned="2" table:number-rows-spanned="1"/>
          <table:covered-table-cell table:style-name="ce46"/>
          <table:table-cell table:style-name="ce182" table:number-columns-spanned="2" table:number-rows-spanned="1"/>
          <table:covered-table-cell table:style-name="ce46"/>
          <table:table-cell table:style-name="ce186" table:number-columns-spanned="2" table:number-rows-spanned="1"/>
          <table:covered-table-cell table:style-name="ce46"/>
          <table:table-cell table:style-name="ce190" table:number-columns-spanned="2" table:number-rows-spanned="1"/>
          <table:covered-table-cell table:style-name="ce46"/>
          <table:table-cell table:style-name="ce194" table:number-columns-spanned="2" table:number-rows-spanned="1"/>
          <table:covered-table-cell table:style-name="ce46"/>
          <table:table-cell table:style-name="ce198" table:number-columns-spanned="2" table:number-rows-spanned="1"/>
          <table:covered-table-cell table:style-name="ce46"/>
          <table:table-cell table:style-name="ce202" table:number-columns-spanned="2" table:number-rows-spanned="1"/>
          <table:covered-table-cell table:style-name="ce46"/>
          <table:table-cell table:style-name="ce206" table:number-columns-spanned="2" table:number-rows-spanned="1"/>
          <table:covered-table-cell table:style-name="ce46"/>
          <table:table-cell table:style-name="ce210" table:number-columns-spanned="2" table:number-rows-spanned="1"/>
          <table:covered-table-cell table:style-name="ce46"/>
          <table:table-cell table:style-name="ce214" table:number-columns-spanned="2" table:number-rows-spanned="1"/>
          <table:covered-table-cell table:style-name="ce46"/>
          <table:table-cell table:style-name="ce218" table:number-columns-spanned="2" table:number-rows-spanned="1"/>
          <table:covered-table-cell table:style-name="ce46"/>
          <table:table-cell table:style-name="ce222" table:number-columns-spanned="2" table:number-rows-spanned="1"/>
          <table:covered-table-cell table:style-name="ce46"/>
          <table:table-cell table:style-name="ce226" table:number-columns-spanned="2" table:number-rows-spanned="1"/>
          <table:covered-table-cell table:style-name="ce46"/>
          <table:table-cell table:style-name="ce230" table:number-columns-spanned="2" table:number-rows-spanned="1"/>
          <table:covered-table-cell table:style-name="ce46"/>
          <table:table-cell table:style-name="ce234" table:number-columns-spanned="2" table:number-rows-spanned="1"/>
          <table:covered-table-cell table:style-name="ce46"/>
          <table:table-cell table:style-name="ce238" table:number-columns-spanned="2" table:number-rows-spanned="1"/>
          <table:covered-table-cell table:style-name="ce46"/>
          <table:table-cell table:style-name="ce242" table:number-columns-spanned="2" table:number-rows-spanned="1"/>
          <table:covered-table-cell table:style-name="ce46"/>
          <table:table-cell table:style-name="ce246" table:number-columns-spanned="2" table:number-rows-spanned="1"/>
          <table:covered-table-cell table:style-name="ce46"/>
          <table:table-cell table:style-name="ce250" table:number-columns-spanned="2" table:number-rows-spanned="1"/>
          <table:covered-table-cell table:style-name="ce46"/>
          <table:table-cell table:style-name="ce254" table:number-columns-spanned="2" table:number-rows-spanned="1"/>
          <table:covered-table-cell table:style-name="ce46"/>
          <table:table-cell table:style-name="ce258" table:number-columns-spanned="2" table:number-rows-spanned="1"/>
          <table:covered-table-cell table:style-name="ce259"/>
          <table:table-cell table:style-name="ce263" table:number-columns-spanned="2" table:number-rows-spanned="1"/>
          <table:covered-table-cell table:style-name="ce259"/>
          <table:table-cell table:style-name="ce267" table:number-columns-spanned="2" table:number-rows-spanned="1"/>
          <table:covered-table-cell table:style-name="ce259"/>
          <table:table-cell table:style-name="ce271" table:number-columns-spanned="2" table:number-rows-spanned="1"/>
          <table:covered-table-cell table:style-name="ce259"/>
          <table:table-cell table:style-name="ce275" table:number-columns-spanned="2" table:number-rows-spanned="1"/>
          <table:covered-table-cell table:style-name="ce259"/>
          <table:table-cell table:style-name="ce279" table:number-columns-spanned="2" table:number-rows-spanned="1"/>
          <table:covered-table-cell table:style-name="ce259"/>
          <table:table-cell table:style-name="ce283" table:number-columns-spanned="2" table:number-rows-spanned="1"/>
          <table:covered-table-cell table:style-name="ce259"/>
          <table:table-cell table:style-name="ce287" table:number-columns-spanned="2" table:number-rows-spanned="1"/>
          <table:covered-table-cell table:style-name="ce259"/>
          <table:table-cell table:style-name="ce293" table:number-columns-spanned="2" table:number-rows-spanned="1"/>
          <table:covered-table-cell table:style-name="ce259"/>
          <table:table-cell table:style-name="ce301" table:number-columns-spanned="2" table:number-rows-spanned="1"/>
          <table:covered-table-cell table:style-name="ce259"/>
          <table:table-cell table:style-name="ce307" table:number-columns-spanned="2" table:number-rows-spanned="1"/>
          <table:covered-table-cell table:style-name="ce259"/>
          <table:table-cell table:style-name="ce311" table:number-columns-spanned="2" table:number-rows-spanned="1"/>
          <table:covered-table-cell table:style-name="ce259"/>
          <table:table-cell table:style-name="ce315" table:number-columns-spanned="2" table:number-rows-spanned="1"/>
          <table:covered-table-cell table:style-name="ce259"/>
          <table:table-cell table:style-name="ce319" table:number-columns-spanned="2" table:number-rows-spanned="1"/>
          <table:covered-table-cell table:style-name="ce259"/>
          <table:table-cell table:style-name="ce323" table:number-columns-spanned="2" table:number-rows-spanned="1"/>
          <table:covered-table-cell table:style-name="ce259"/>
          <table:table-cell table:style-name="ce327" table:number-columns-spanned="2" table:number-rows-spanned="1"/>
          <table:covered-table-cell table:style-name="ce259"/>
          <table:table-cell table:style-name="ce6" office:value-type="string" calcext:value-type="string">
            <text:p>CPU:</text:p>
          </table:table-cell>
          <table:table-cell table:style-name="ce336" table:number-columns-repeated="897"/>
          <table:table-cell table:style-name="ce341" table:number-columns-repeated="2"/>
        </table:table-row>
        <table:table-row table:style-name="ro5">
          <table:table-cell table:style-name="ce6"/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38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t<text:span text:style-name="T3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7" office:value-type="string" calcext:value-type="string">
            <text:p>T<text:span text:style-name="T4">1</text:span></text:p>
          </table:table-cell>
          <table:table-cell table:style-name="ce17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7" office:value-type="string" calcext:value-type="string">
            <text:p>T<text:span text:style-name="T4">1</text:span></text:p>
          </table:table-cell>
          <table:table-cell table:number-columns-repeated="899"/>
        </table:table-row>
        <table:table-row table:style-name="ro4">
          <table:table-cell table:style-name="ce7" office:value-type="string" calcext:value-type="string">
            <text:p>D<text:span text:style-name="T3">i</text:span><text:span text:style-name="T4">1</text:span></text:p>
          </table:table-cell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35"/>
          <table:table-cell table:style-name="ce65" office:value-type="float" office:value="1" calcext:value-type="float" table:number-columns-spanned="2" table:number-rows-spanned="1">
            <text:p>1</text:p>
          </table:table-cell>
          <table:covered-table-cell table:style-name="ce71"/>
          <table:table-cell table:style-name="ce73" office:value-type="float" office:value="1" calcext:value-type="float" table:number-columns-spanned="2" table:number-rows-spanned="1">
            <text:p>1</text:p>
          </table:table-cell>
          <table:covered-table-cell table:style-name="ce79"/>
          <table:table-cell table:style-name="ce19" table:number-columns-spanned="2" table:number-rows-spanned="1"/>
          <table:covered-table-cell table:style-name="ce35"/>
          <table:table-cell table:style-name="ce85" table:number-columns-spanned="2" table:number-rows-spanned="1"/>
          <table:covered-table-cell table:style-name="ce90"/>
          <table:table-cell table:style-name="ce91" table:number-columns-spanned="2" table:number-rows-spanned="1"/>
          <table:covered-table-cell table:style-name="ce96"/>
          <table:table-cell table:style-name="ce97" table:number-columns-spanned="2" table:number-rows-spanned="1"/>
          <table:covered-table-cell table:style-name="ce102"/>
          <table:table-cell table:style-name="ce103" table:number-columns-spanned="2" table:number-rows-spanned="1"/>
          <table:covered-table-cell table:style-name="ce108"/>
          <table:table-cell table:style-name="ce109" table:number-columns-spanned="2" table:number-rows-spanned="1"/>
          <table:covered-table-cell table:style-name="ce114"/>
          <table:table-cell table:style-name="ce115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40" table:number-columns-spanned="2" table:number-rows-spanned="1"/>
          <table:covered-table-cell table:style-name="ce35"/>
          <table:table-cell table:style-name="ce145" office:value-type="string" calcext:value-type="string" table:number-columns-spanned="2" table:number-rows-spanned="1">
            <text:p>D0</text:p>
          </table:table-cell>
          <table:covered-table-cell table:style-name="ce151"/>
          <table:table-cell table:style-name="ce19" office:value-type="string" calcext:value-type="string" table:number-columns-spanned="2" table:number-rows-spanned="1">
            <text:p>#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71" table:number-columns-spanned="2" table:number-rows-spanned="1"/>
          <table:covered-table-cell table:style-name="ce177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D1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office:value-type="string" calcext:value-type="string" table:number-columns-spanned="2" table:number-rows-spanned="1">
            <text:p>|</text:p>
          </table:table-cell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19" table:number-columns-spanned="2" table:number-rows-spanned="1"/>
          <table:covered-table-cell table:style-name="ce35"/>
          <table:table-cell table:style-name="ce296" table:number-columns-spanned="2" table:number-rows-spanned="1"/>
          <table:covered-table-cell table:style-name="ce302"/>
          <table:table-cell table:style-name="ce296" table:number-columns-spanned="2" table:number-rows-spanned="1"/>
          <table:covered-table-cell table:style-name="ce302"/>
          <table:table-cell table:style-name="ce296" table:number-columns-spanned="2" table:number-rows-spanned="1"/>
          <table:covered-table-cell table:style-name="ce302"/>
          <table:table-cell table:style-name="ce296" table:number-columns-spanned="2" table:number-rows-spanned="1"/>
          <table:covered-table-cell table:style-name="ce302"/>
          <table:table-cell table:style-name="ce296" table:number-columns-spanned="2" table:number-rows-spanned="1"/>
          <table:covered-table-cell table:style-name="ce302"/>
          <table:table-cell table:style-name="ce296" table:number-columns-spanned="2" table:number-rows-spanned="1"/>
          <table:covered-table-cell table:style-name="ce302"/>
          <table:table-cell table:style-name="ce296" office:value-type="string" calcext:value-type="string" table:number-columns-spanned="2" table:number-rows-spanned="1">
            <text:p>D2</text:p>
          </table:table-cell>
          <table:covered-table-cell table:style-name="ce302"/>
          <table:table-cell table:style-name="ce329"/>
          <table:table-cell table:style-name="ce7" office:value-type="string" calcext:value-type="string">
            <text:p>D<text:span text:style-name="T3">i</text:span><text:span text:style-name="T4">1</text:span></text:p>
          </table:table-cell>
          <table:table-cell table:style-name="ce336" table:number-columns-repeated="897"/>
          <table:table-cell table:number-columns-repeated="2"/>
        </table:table-row>
        <table:table-row table:style-name="ro4">
          <table:table-cell table:style-name="ce7" office:value-type="string" calcext:value-type="string">
            <text:p>Req<text:span text:style-name="T3">i</text:span><text:span text:style-name="T4">1</text:span></text:p>
          </table:table-cell>
          <table:table-cell table:style-name="ce20" office:value-type="string" calcext:value-type="string" table:number-columns-spanned="2" table:number-rows-spanned="1">
            <text:p>R0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66" table:number-columns-spanned="2" table:number-rows-spanned="1"/>
          <table:covered-table-cell table:style-name="ce72"/>
          <table:table-cell table:style-name="ce74" table:number-columns-spanned="2" table:number-rows-spanned="1"/>
          <table:covered-table-cell table:style-name="ce80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46" office:value-type="string" calcext:value-type="string" table:number-columns-spanned="2" table:number-rows-spanned="1">
            <text:p>R1</text:p>
          </table:table-cell>
          <table:covered-table-cell table:style-name="ce152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172" table:number-columns-spanned="2" table:number-rows-spanned="1"/>
          <table:covered-table-cell table:style-name="ce178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R2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office:value-type="string" calcext:value-type="string" table:number-columns-spanned="2" table:number-rows-spanned="1">
            <text:p>|</text:p>
          </table:table-cell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0" table:number-columns-spanned="2" table:number-rows-spanned="1"/>
          <table:covered-table-cell table:style-name="ce36"/>
          <table:table-cell table:style-name="ce297" table:number-columns-spanned="2" table:number-rows-spanned="1"/>
          <table:covered-table-cell table:style-name="ce303"/>
          <table:table-cell table:style-name="ce297" table:number-columns-spanned="2" table:number-rows-spanned="1"/>
          <table:covered-table-cell table:style-name="ce303"/>
          <table:table-cell table:style-name="ce297" table:number-columns-spanned="2" table:number-rows-spanned="1"/>
          <table:covered-table-cell table:style-name="ce303"/>
          <table:table-cell table:style-name="ce297" table:number-columns-spanned="2" table:number-rows-spanned="1"/>
          <table:covered-table-cell table:style-name="ce303"/>
          <table:table-cell table:style-name="ce297" table:number-columns-spanned="2" table:number-rows-spanned="1"/>
          <table:covered-table-cell table:style-name="ce303"/>
          <table:table-cell table:style-name="ce297" table:number-columns-spanned="2" table:number-rows-spanned="1"/>
          <table:covered-table-cell table:style-name="ce303"/>
          <table:table-cell table:style-name="ce297" office:value-type="string" calcext:value-type="string" table:number-columns-spanned="2" table:number-rows-spanned="1">
            <text:p>R3</text:p>
          </table:table-cell>
          <table:covered-table-cell table:style-name="ce303"/>
          <table:table-cell table:style-name="ce331"/>
          <table:table-cell table:style-name="ce7" office:value-type="string" calcext:value-type="string">
            <text:p>Req<text:span text:style-name="T3">i</text:span><text:span text:style-name="T4">1</text:span></text:p>
          </table:table-cell>
          <table:table-cell table:number-columns-repeated="899"/>
        </table:table-row>
        <table:table-row table:style-name="ro4">
          <table:table-cell table:style-name="ce8" office:value-type="string" calcext:value-type="string">
            <text:p>T<text:span text:style-name="T4">2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8" office:value-type="string" calcext:value-type="string">
            <text:p>T<text:span text:style-name="T4">2</text:span></text:p>
          </table:table-cell>
          <table:table-cell table:style-name="ce338" table:number-columns-repeated="897"/>
          <table:table-cell table:number-columns-repeated="2"/>
        </table:table-row>
        <table:table-row table:style-name="ro4">
          <table:table-cell table:style-name="ce8" office:value-type="string" calcext:value-type="string">
            <text:p>D<text:span text:style-name="T3">i</text:span><text:span text:style-name="T4">2</text:span></text:p>
          </table:table-cell>
          <table:table-cell table:style-name="ce22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51" office:value-type="float" office:value="2" calcext:value-type="float" table:number-columns-spanned="2" table:number-rows-spanned="1">
            <text:p>2</text:p>
          </table:table-cell>
          <table:covered-table-cell table:style-name="ce37"/>
          <table:table-cell table:style-name="ce55" table:number-columns-spanned="2" table:number-rows-spanned="1"/>
          <table:covered-table-cell table:style-name="ce37"/>
          <table:table-cell table:style-name="ce59" table:number-columns-spanned="2" table:number-rows-spanned="1"/>
          <table:covered-table-cell table:style-name="ce37"/>
          <table:table-cell table:style-name="ce67" table:number-columns-spanned="2" table:number-rows-spanned="1"/>
          <table:covered-table-cell table:style-name="ce37"/>
          <table:table-cell table:style-name="ce75" table:number-columns-spanned="2" table:number-rows-spanned="1"/>
          <table:covered-table-cell table:style-name="ce37"/>
          <table:table-cell table:style-name="ce81" table:number-columns-spanned="2" table:number-rows-spanned="1"/>
          <table:covered-table-cell table:style-name="ce37"/>
          <table:table-cell table:style-name="ce86" table:number-columns-spanned="2" table:number-rows-spanned="1"/>
          <table:covered-table-cell table:style-name="ce37"/>
          <table:table-cell table:style-name="ce92" table:number-columns-spanned="2" table:number-rows-spanned="1"/>
          <table:covered-table-cell table:style-name="ce37"/>
          <table:table-cell table:style-name="ce98" table:number-columns-spanned="2" table:number-rows-spanned="1"/>
          <table:covered-table-cell table:style-name="ce37"/>
          <table:table-cell table:style-name="ce104" table:number-columns-spanned="2" table:number-rows-spanned="1"/>
          <table:covered-table-cell table:style-name="ce37"/>
          <table:table-cell table:style-name="ce110" office:value-type="string" calcext:value-type="string" table:number-columns-spanned="2" table:number-rows-spanned="1">
            <text:p>D0</text:p>
          </table:table-cell>
          <table:covered-table-cell table:style-name="ce37"/>
          <table:table-cell table:style-name="ce116" office:value-type="string" calcext:value-type="string" table:number-columns-spanned="2" table:number-rows-spanned="1">
            <text:p>!</text:p>
          </table:table-cell>
          <table:covered-table-cell table:style-name="ce37"/>
          <table:table-cell table:style-name="ce120" table:number-columns-spanned="2" table:number-rows-spanned="1"/>
          <table:covered-table-cell table:style-name="ce37"/>
          <table:table-cell table:style-name="ce124" table:number-columns-spanned="2" table:number-rows-spanned="1"/>
          <table:covered-table-cell table:style-name="ce37"/>
          <table:table-cell table:style-name="ce128" table:number-columns-spanned="2" table:number-rows-spanned="1"/>
          <table:covered-table-cell table:style-name="ce37"/>
          <table:table-cell table:style-name="ce132" table:number-columns-spanned="2" table:number-rows-spanned="1"/>
          <table:covered-table-cell table:style-name="ce37"/>
          <table:table-cell table:style-name="ce136" table:number-columns-spanned="2" table:number-rows-spanned="1"/>
          <table:covered-table-cell table:style-name="ce37"/>
          <table:table-cell table:style-name="ce141" table:number-columns-spanned="2" table:number-rows-spanned="1"/>
          <table:covered-table-cell table:style-name="ce37"/>
          <table:table-cell table:style-name="ce147" table:number-columns-spanned="2" table:number-rows-spanned="1"/>
          <table:covered-table-cell table:style-name="ce37"/>
          <table:table-cell table:style-name="ce153" table:number-columns-spanned="2" table:number-rows-spanned="1"/>
          <table:covered-table-cell table:style-name="ce37"/>
          <table:table-cell table:style-name="ce157" table:number-columns-spanned="2" table:number-rows-spanned="1"/>
          <table:covered-table-cell table:style-name="ce37"/>
          <table:table-cell table:style-name="ce161" table:number-columns-spanned="2" table:number-rows-spanned="1"/>
          <table:covered-table-cell table:style-name="ce37"/>
          <table:table-cell table:style-name="ce165" office:value-type="string" calcext:value-type="string" table:number-columns-spanned="2" table:number-rows-spanned="1">
            <text:p>D1</text:p>
          </table:table-cell>
          <table:covered-table-cell table:style-name="ce169"/>
          <table:table-cell table:style-name="ce173" office:value-type="string" calcext:value-type="string" table:number-columns-spanned="2" table:number-rows-spanned="1">
            <text:p>!</text:p>
          </table:table-cell>
          <table:covered-table-cell table:style-name="ce37"/>
          <table:table-cell table:style-name="ce179" table:number-columns-spanned="2" table:number-rows-spanned="1"/>
          <table:covered-table-cell table:style-name="ce37"/>
          <table:table-cell table:style-name="ce183" table:number-columns-spanned="2" table:number-rows-spanned="1"/>
          <table:covered-table-cell table:style-name="ce37"/>
          <table:table-cell table:style-name="ce187" table:number-columns-spanned="2" table:number-rows-spanned="1"/>
          <table:covered-table-cell table:style-name="ce37"/>
          <table:table-cell table:style-name="ce191" table:number-columns-spanned="2" table:number-rows-spanned="1"/>
          <table:covered-table-cell table:style-name="ce37"/>
          <table:table-cell table:style-name="ce195" table:number-columns-spanned="2" table:number-rows-spanned="1"/>
          <table:covered-table-cell table:style-name="ce37"/>
          <table:table-cell table:style-name="ce199" table:number-columns-spanned="2" table:number-rows-spanned="1"/>
          <table:covered-table-cell table:style-name="ce37"/>
          <table:table-cell table:style-name="ce203" table:number-columns-spanned="2" table:number-rows-spanned="1"/>
          <table:covered-table-cell table:style-name="ce37"/>
          <table:table-cell table:style-name="ce207" table:number-columns-spanned="2" table:number-rows-spanned="1"/>
          <table:covered-table-cell table:style-name="ce37"/>
          <table:table-cell table:style-name="ce211" table:number-columns-spanned="2" table:number-rows-spanned="1"/>
          <table:covered-table-cell table:style-name="ce37"/>
          <table:table-cell table:style-name="ce215" table:number-columns-spanned="2" table:number-rows-spanned="1"/>
          <table:covered-table-cell table:style-name="ce37"/>
          <table:table-cell table:style-name="ce219" office:value-type="string" calcext:value-type="string" table:number-columns-spanned="2" table:number-rows-spanned="1">
            <text:p>D2</text:p>
          </table:table-cell>
          <table:covered-table-cell table:style-name="ce169"/>
          <table:table-cell table:style-name="ce223" table:number-columns-spanned="2" table:number-rows-spanned="1"/>
          <table:covered-table-cell table:style-name="ce37"/>
          <table:table-cell table:style-name="ce227" table:number-columns-spanned="2" table:number-rows-spanned="1"/>
          <table:covered-table-cell table:style-name="ce37"/>
          <table:table-cell table:style-name="ce231" table:number-columns-spanned="2" table:number-rows-spanned="1"/>
          <table:covered-table-cell table:style-name="ce37"/>
          <table:table-cell table:style-name="ce235" table:number-columns-spanned="2" table:number-rows-spanned="1"/>
          <table:covered-table-cell table:style-name="ce37"/>
          <table:table-cell table:style-name="ce239" table:number-columns-spanned="2" table:number-rows-spanned="1"/>
          <table:covered-table-cell table:style-name="ce37"/>
          <table:table-cell table:style-name="ce243" table:number-columns-spanned="2" table:number-rows-spanned="1"/>
          <table:covered-table-cell table:style-name="ce37"/>
          <table:table-cell table:style-name="ce247" table:number-columns-spanned="2" table:number-rows-spanned="1"/>
          <table:covered-table-cell table:style-name="ce37"/>
          <table:table-cell table:style-name="ce251" table:number-columns-spanned="2" table:number-rows-spanned="1"/>
          <table:covered-table-cell table:style-name="ce37"/>
          <table:table-cell table:style-name="ce255" table:number-columns-spanned="2" table:number-rows-spanned="1"/>
          <table:covered-table-cell table:style-name="ce37"/>
          <table:table-cell table:style-name="ce260" table:number-columns-spanned="2" table:number-rows-spanned="1"/>
          <table:covered-table-cell table:style-name="ce37"/>
          <table:table-cell table:style-name="ce264" table:number-columns-spanned="2" table:number-rows-spanned="1"/>
          <table:covered-table-cell table:style-name="ce37"/>
          <table:table-cell table:style-name="ce268" office:value-type="string" calcext:value-type="string" table:number-columns-spanned="2" table:number-rows-spanned="1">
            <text:p>D3</text:p>
          </table:table-cell>
          <table:covered-table-cell table:style-name="ce37"/>
          <table:table-cell table:style-name="ce272" table:number-columns-spanned="2" table:number-rows-spanned="1"/>
          <table:covered-table-cell table:style-name="ce37"/>
          <table:table-cell table:style-name="ce276" office:value-type="string" calcext:value-type="string" table:number-columns-spanned="2" table:number-rows-spanned="1">
            <text:p>|</text:p>
          </table:table-cell>
          <table:covered-table-cell table:style-name="ce37"/>
          <table:table-cell table:style-name="ce280" table:number-columns-spanned="2" table:number-rows-spanned="1"/>
          <table:covered-table-cell table:style-name="ce37"/>
          <table:table-cell table:style-name="ce284" table:number-columns-spanned="2" table:number-rows-spanned="1"/>
          <table:covered-table-cell table:style-name="ce37"/>
          <table:table-cell table:style-name="ce288" table:number-columns-spanned="2" table:number-rows-spanned="1"/>
          <table:covered-table-cell table:style-name="ce37"/>
          <table:table-cell table:style-name="ce298" table:number-columns-spanned="2" table:number-rows-spanned="1"/>
          <table:covered-table-cell table:style-name="ce37"/>
          <table:table-cell table:style-name="ce304" table:number-columns-spanned="2" table:number-rows-spanned="1"/>
          <table:covered-table-cell table:style-name="ce37"/>
          <table:table-cell table:style-name="ce308" table:number-columns-spanned="2" table:number-rows-spanned="1"/>
          <table:covered-table-cell table:style-name="ce37"/>
          <table:table-cell table:style-name="ce312" table:number-columns-spanned="2" table:number-rows-spanned="1"/>
          <table:covered-table-cell table:style-name="ce37"/>
          <table:table-cell table:style-name="ce316" table:number-columns-spanned="2" table:number-rows-spanned="1"/>
          <table:covered-table-cell table:style-name="ce37"/>
          <table:table-cell table:style-name="ce320" table:number-columns-spanned="2" table:number-rows-spanned="1"/>
          <table:covered-table-cell table:style-name="ce37"/>
          <table:table-cell table:style-name="ce324" office:value-type="string" calcext:value-type="string" table:number-columns-spanned="2" table:number-rows-spanned="1">
            <text:p>D4</text:p>
          </table:table-cell>
          <table:covered-table-cell table:style-name="ce37"/>
          <table:table-cell table:style-name="ce329"/>
          <table:table-cell table:style-name="ce8" office:value-type="string" calcext:value-type="string">
            <text:p>D<text:span text:style-name="T3">i</text:span><text:span text:style-name="T4">2</text:span></text:p>
          </table:table-cell>
          <table:table-cell table:style-name="ce336" table:number-columns-repeated="897"/>
          <table:table-cell table:number-columns-repeated="2"/>
        </table:table-row>
        <table:table-row table:style-name="ro4">
          <table:table-cell table:style-name="ce8" office:value-type="string" calcext:value-type="string">
            <text:p>Req<text:span text:style-name="T3">i</text:span><text:span text:style-name="T4">2</text:span></text:p>
          </table:table-cell>
          <table:table-cell table:style-name="ce23" office:value-type="string" calcext:value-type="string" table:number-columns-spanned="2" table:number-rows-spanned="1">
            <text:p>R0</text:p>
          </table:table-cell>
          <table:covered-table-cell table:style-name="ce38"/>
          <table:table-cell table:style-name="ce48" table:number-columns-spanned="2" table:number-rows-spanned="1"/>
          <table:covered-table-cell table:style-name="ce38"/>
          <table:table-cell table:style-name="ce52" table:number-columns-spanned="2" table:number-rows-spanned="1"/>
          <table:covered-table-cell table:style-name="ce38"/>
          <table:table-cell table:style-name="ce56" table:number-columns-spanned="2" table:number-rows-spanned="1"/>
          <table:covered-table-cell table:style-name="ce38"/>
          <table:table-cell table:style-name="ce60" table:number-columns-spanned="2" table:number-rows-spanned="1"/>
          <table:covered-table-cell table:style-name="ce38"/>
          <table:table-cell table:style-name="ce68" table:number-columns-spanned="2" table:number-rows-spanned="1"/>
          <table:covered-table-cell table:style-name="ce38"/>
          <table:table-cell table:style-name="ce76" table:number-columns-spanned="2" table:number-rows-spanned="1"/>
          <table:covered-table-cell table:style-name="ce38"/>
          <table:table-cell table:style-name="ce82" table:number-columns-spanned="2" table:number-rows-spanned="1"/>
          <table:covered-table-cell table:style-name="ce38"/>
          <table:table-cell table:style-name="ce87" table:number-columns-spanned="2" table:number-rows-spanned="1"/>
          <table:covered-table-cell table:style-name="ce38"/>
          <table:table-cell table:style-name="ce93" table:number-columns-spanned="2" table:number-rows-spanned="1"/>
          <table:covered-table-cell table:style-name="ce38"/>
          <table:table-cell table:style-name="ce99" table:number-columns-spanned="2" table:number-rows-spanned="1"/>
          <table:covered-table-cell table:style-name="ce38"/>
          <table:table-cell table:style-name="ce105" table:number-columns-spanned="2" table:number-rows-spanned="1"/>
          <table:covered-table-cell table:style-name="ce38"/>
          <table:table-cell table:style-name="ce111" office:value-type="string" calcext:value-type="string" table:number-columns-spanned="2" table:number-rows-spanned="1">
            <text:p>R1</text:p>
          </table:table-cell>
          <table:covered-table-cell table:style-name="ce38"/>
          <table:table-cell table:style-name="ce117" table:number-columns-spanned="2" table:number-rows-spanned="1"/>
          <table:covered-table-cell table:style-name="ce38"/>
          <table:table-cell table:style-name="ce121" table:number-columns-spanned="2" table:number-rows-spanned="1"/>
          <table:covered-table-cell table:style-name="ce38"/>
          <table:table-cell table:style-name="ce125" table:number-columns-spanned="2" table:number-rows-spanned="1"/>
          <table:covered-table-cell table:style-name="ce38"/>
          <table:table-cell table:style-name="ce129" table:number-columns-spanned="2" table:number-rows-spanned="1"/>
          <table:covered-table-cell table:style-name="ce38"/>
          <table:table-cell table:style-name="ce133" table:number-columns-spanned="2" table:number-rows-spanned="1"/>
          <table:covered-table-cell table:style-name="ce38"/>
          <table:table-cell table:style-name="ce137" table:number-columns-spanned="2" table:number-rows-spanned="1"/>
          <table:covered-table-cell table:style-name="ce38"/>
          <table:table-cell table:style-name="ce142" table:number-columns-spanned="2" table:number-rows-spanned="1"/>
          <table:covered-table-cell table:style-name="ce38"/>
          <table:table-cell table:style-name="ce148" table:number-columns-spanned="2" table:number-rows-spanned="1"/>
          <table:covered-table-cell table:style-name="ce38"/>
          <table:table-cell table:style-name="ce154" table:number-columns-spanned="2" table:number-rows-spanned="1"/>
          <table:covered-table-cell table:style-name="ce38"/>
          <table:table-cell table:style-name="ce158" table:number-columns-spanned="2" table:number-rows-spanned="1"/>
          <table:covered-table-cell table:style-name="ce38"/>
          <table:table-cell table:style-name="ce162" table:number-columns-spanned="2" table:number-rows-spanned="1"/>
          <table:covered-table-cell table:style-name="ce38"/>
          <table:table-cell table:style-name="ce166" office:value-type="string" calcext:value-type="string" table:number-columns-spanned="2" table:number-rows-spanned="1">
            <text:p>R2</text:p>
          </table:table-cell>
          <table:covered-table-cell table:style-name="ce170"/>
          <table:table-cell table:style-name="ce174" table:number-columns-spanned="2" table:number-rows-spanned="1"/>
          <table:covered-table-cell table:style-name="ce38"/>
          <table:table-cell table:style-name="ce180" table:number-columns-spanned="2" table:number-rows-spanned="1"/>
          <table:covered-table-cell table:style-name="ce38"/>
          <table:table-cell table:style-name="ce184" table:number-columns-spanned="2" table:number-rows-spanned="1"/>
          <table:covered-table-cell table:style-name="ce38"/>
          <table:table-cell table:style-name="ce188" table:number-columns-spanned="2" table:number-rows-spanned="1"/>
          <table:covered-table-cell table:style-name="ce38"/>
          <table:table-cell table:style-name="ce192" table:number-columns-spanned="2" table:number-rows-spanned="1"/>
          <table:covered-table-cell table:style-name="ce38"/>
          <table:table-cell table:style-name="ce196" table:number-columns-spanned="2" table:number-rows-spanned="1"/>
          <table:covered-table-cell table:style-name="ce38"/>
          <table:table-cell table:style-name="ce200" table:number-columns-spanned="2" table:number-rows-spanned="1"/>
          <table:covered-table-cell table:style-name="ce38"/>
          <table:table-cell table:style-name="ce204" table:number-columns-spanned="2" table:number-rows-spanned="1"/>
          <table:covered-table-cell table:style-name="ce38"/>
          <table:table-cell table:style-name="ce208" table:number-columns-spanned="2" table:number-rows-spanned="1"/>
          <table:covered-table-cell table:style-name="ce38"/>
          <table:table-cell table:style-name="ce212" table:number-columns-spanned="2" table:number-rows-spanned="1"/>
          <table:covered-table-cell table:style-name="ce38"/>
          <table:table-cell table:style-name="ce216" table:number-columns-spanned="2" table:number-rows-spanned="1"/>
          <table:covered-table-cell table:style-name="ce38"/>
          <table:table-cell table:style-name="ce220" office:value-type="string" calcext:value-type="string" table:number-columns-spanned="2" table:number-rows-spanned="1">
            <text:p>R3</text:p>
          </table:table-cell>
          <table:covered-table-cell table:style-name="ce170"/>
          <table:table-cell table:style-name="ce224" table:number-columns-spanned="2" table:number-rows-spanned="1"/>
          <table:covered-table-cell table:style-name="ce38"/>
          <table:table-cell table:style-name="ce228" table:number-columns-spanned="2" table:number-rows-spanned="1"/>
          <table:covered-table-cell table:style-name="ce38"/>
          <table:table-cell table:style-name="ce232" table:number-columns-spanned="2" table:number-rows-spanned="1"/>
          <table:covered-table-cell table:style-name="ce38"/>
          <table:table-cell table:style-name="ce236" table:number-columns-spanned="2" table:number-rows-spanned="1"/>
          <table:covered-table-cell table:style-name="ce38"/>
          <table:table-cell table:style-name="ce240" table:number-columns-spanned="2" table:number-rows-spanned="1"/>
          <table:covered-table-cell table:style-name="ce38"/>
          <table:table-cell table:style-name="ce244" table:number-columns-spanned="2" table:number-rows-spanned="1"/>
          <table:covered-table-cell table:style-name="ce38"/>
          <table:table-cell table:style-name="ce248" table:number-columns-spanned="2" table:number-rows-spanned="1"/>
          <table:covered-table-cell table:style-name="ce38"/>
          <table:table-cell table:style-name="ce252" table:number-columns-spanned="2" table:number-rows-spanned="1"/>
          <table:covered-table-cell table:style-name="ce38"/>
          <table:table-cell table:style-name="ce256" table:number-columns-spanned="2" table:number-rows-spanned="1"/>
          <table:covered-table-cell table:style-name="ce38"/>
          <table:table-cell table:style-name="ce261" table:number-columns-spanned="2" table:number-rows-spanned="1"/>
          <table:covered-table-cell table:style-name="ce38"/>
          <table:table-cell table:style-name="ce265" table:number-columns-spanned="2" table:number-rows-spanned="1"/>
          <table:covered-table-cell table:style-name="ce38"/>
          <table:table-cell table:style-name="ce269" office:value-type="string" calcext:value-type="string" table:number-columns-spanned="2" table:number-rows-spanned="1">
            <text:p>R4</text:p>
          </table:table-cell>
          <table:covered-table-cell table:style-name="ce38"/>
          <table:table-cell table:style-name="ce273" table:number-columns-spanned="2" table:number-rows-spanned="1"/>
          <table:covered-table-cell table:style-name="ce38"/>
          <table:table-cell table:style-name="ce277" office:value-type="string" calcext:value-type="string" table:number-columns-spanned="2" table:number-rows-spanned="1">
            <text:p>|</text:p>
          </table:table-cell>
          <table:covered-table-cell table:style-name="ce38"/>
          <table:table-cell table:style-name="ce281" table:number-columns-spanned="2" table:number-rows-spanned="1"/>
          <table:covered-table-cell table:style-name="ce38"/>
          <table:table-cell table:style-name="ce285" table:number-columns-spanned="2" table:number-rows-spanned="1"/>
          <table:covered-table-cell table:style-name="ce38"/>
          <table:table-cell table:style-name="ce289" table:number-columns-spanned="2" table:number-rows-spanned="1"/>
          <table:covered-table-cell table:style-name="ce38"/>
          <table:table-cell table:style-name="ce299" table:number-columns-spanned="2" table:number-rows-spanned="1"/>
          <table:covered-table-cell table:style-name="ce38"/>
          <table:table-cell table:style-name="ce305" table:number-columns-spanned="2" table:number-rows-spanned="1"/>
          <table:covered-table-cell table:style-name="ce38"/>
          <table:table-cell table:style-name="ce309" table:number-columns-spanned="2" table:number-rows-spanned="1"/>
          <table:covered-table-cell table:style-name="ce38"/>
          <table:table-cell table:style-name="ce313" table:number-columns-spanned="2" table:number-rows-spanned="1"/>
          <table:covered-table-cell table:style-name="ce38"/>
          <table:table-cell table:style-name="ce317" table:number-columns-spanned="2" table:number-rows-spanned="1"/>
          <table:covered-table-cell table:style-name="ce38"/>
          <table:table-cell table:style-name="ce321" table:number-columns-spanned="2" table:number-rows-spanned="1"/>
          <table:covered-table-cell table:style-name="ce38"/>
          <table:table-cell table:style-name="ce325" office:value-type="string" calcext:value-type="string" table:number-columns-spanned="2" table:number-rows-spanned="1">
            <text:p>R5</text:p>
          </table:table-cell>
          <table:covered-table-cell table:style-name="ce38"/>
          <table:table-cell table:style-name="ce331"/>
          <table:table-cell table:style-name="ce8" office:value-type="string" calcext:value-type="string">
            <text:p>Req<text:span text:style-name="T3">i</text:span><text:span text:style-name="T4">2</text:span></text:p>
          </table:table-cell>
          <table:table-cell table:number-columns-repeated="899"/>
        </table:table-row>
        <table:table-row table:style-name="ro4">
          <table:table-cell table:style-name="ce9" office:value-type="string" calcext:value-type="string">
            <text:p>T<text:span text:style-name="T4">3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9" office:value-type="string" calcext:value-type="string">
            <text:p>T<text:span text:style-name="T4">3</text:span></text:p>
          </table:table-cell>
          <table:table-cell table:style-name="ce338" table:number-columns-repeated="897"/>
          <table:table-cell table:number-columns-repeated="2"/>
        </table:table-row>
        <table:table-row table:style-name="ro4">
          <table:table-cell table:style-name="ce9" office:value-type="string" calcext:value-type="string">
            <text:p>D<text:span text:style-name="T3">i</text:span><text:span text:style-name="T4">3</text:span></text:p>
          </table:table-cell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0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1</text:p>
          </table:table-cell>
          <table:covered-table-cell table:style-name="ce39"/>
          <table:table-cell table:style-name="ce24" office:value-type="string" calcext:value-type="string" table:number-columns-spanned="2" table:number-rows-spanned="1">
            <text:p>!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2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3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office:value-type="string" calcext:value-type="string" table:number-columns-spanned="2" table:number-rows-spanned="1">
            <text:p>D4</text:p>
          </table:table-cell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4" table:number-columns-spanned="2" table:number-rows-spanned="1"/>
          <table:covered-table-cell table:style-name="ce39"/>
          <table:table-cell table:style-name="ce290" table:number-columns-spanned="2" table:number-rows-spanned="1"/>
          <table:covered-table-cell table:style-name="ce294"/>
          <table:table-cell table:style-name="ce290" table:number-columns-spanned="2" table:number-rows-spanned="1"/>
          <table:covered-table-cell table:style-name="ce294"/>
          <table:table-cell table:style-name="ce290" table:number-columns-spanned="2" table:number-rows-spanned="1"/>
          <table:covered-table-cell table:style-name="ce294"/>
          <table:table-cell table:style-name="ce290" table:number-columns-spanned="2" table:number-rows-spanned="1"/>
          <table:covered-table-cell table:style-name="ce294"/>
          <table:table-cell table:style-name="ce290" table:number-columns-spanned="2" table:number-rows-spanned="1"/>
          <table:covered-table-cell table:style-name="ce294"/>
          <table:table-cell table:style-name="ce290" table:number-columns-spanned="2" table:number-rows-spanned="1"/>
          <table:covered-table-cell table:style-name="ce294"/>
          <table:table-cell table:style-name="ce290" table:number-columns-spanned="2" table:number-rows-spanned="1"/>
          <table:covered-table-cell table:style-name="ce294"/>
          <table:table-cell table:style-name="ce290" table:number-columns-spanned="2" table:number-rows-spanned="1"/>
          <table:covered-table-cell table:style-name="ce294"/>
          <table:table-cell table:style-name="ce329"/>
          <table:table-cell table:style-name="ce9" office:value-type="string" calcext:value-type="string">
            <text:p>D<text:span text:style-name="T3">i</text:span><text:span text:style-name="T4">3</text:span></text:p>
          </table:table-cell>
          <table:table-cell table:style-name="ce336" table:number-columns-repeated="897"/>
          <table:table-cell table:number-columns-repeated="2"/>
        </table:table-row>
        <table:table-row table:style-name="ro4">
          <table:table-cell table:style-name="ce9" office:value-type="string" calcext:value-type="string">
            <text:p>Req<text:span text:style-name="T3">i</text:span><text:span text:style-name="T4">3</text:span></text:p>
          </table:table-cell>
          <table:table-cell table:style-name="ce25" office:value-type="string" calcext:value-type="string" table:number-columns-spanned="2" table:number-rows-spanned="1">
            <text:p>R0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1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2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3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4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office:value-type="string" calcext:value-type="string" table:number-columns-spanned="2" table:number-rows-spanned="1">
            <text:p>R5</text:p>
          </table:table-cell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5" table:number-columns-spanned="2" table:number-rows-spanned="1"/>
          <table:covered-table-cell table:style-name="ce40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291" table:number-columns-spanned="2" table:number-rows-spanned="1"/>
          <table:covered-table-cell table:style-name="ce295"/>
          <table:table-cell table:style-name="ce331"/>
          <table:table-cell table:style-name="ce9" office:value-type="string" calcext:value-type="string">
            <text:p>Req<text:span text:style-name="T3">i</text:span><text:span text:style-name="T4">3</text:span></text:p>
          </table:table-cell>
          <table:table-cell table:number-columns-repeated="899"/>
        </table:table-row>
        <table:table-row table:style-name="ro4">
          <table:table-cell table:style-name="ce10" office:value-type="string" calcext:value-type="string">
            <text:p>T<text:span text:style-name="T4">4</text:span></text:p>
          </table:table-cell>
          <table:table-cell table:style-name="ce21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10" office:value-type="string" calcext:value-type="string">
            <text:p>T<text:span text:style-name="T4">4</text:span></text:p>
          </table:table-cell>
          <table:table-cell table:style-name="ce338" table:number-columns-repeated="897"/>
          <table:table-cell table:number-columns-repeated="2"/>
        </table:table-row>
        <table:table-row table:style-name="ro4">
          <table:table-cell table:style-name="ce10" office:value-type="string" calcext:value-type="string">
            <text:p>D<text:span text:style-name="T3">i</text:span><text:span text:style-name="T4">4</text:span></text:p>
          </table:table-cell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26" table:number-columns-spanned="2" table:number-rows-spanned="1"/>
          <table:covered-table-cell table:style-name="ce41"/>
          <table:table-cell table:style-name="ce329"/>
          <table:table-cell table:style-name="ce10" office:value-type="string" calcext:value-type="string">
            <text:p>D<text:span text:style-name="T3">i</text:span><text:span text:style-name="T4">4</text:span></text:p>
          </table:table-cell>
          <table:table-cell table:style-name="ce336" table:number-columns-repeated="897"/>
          <table:table-cell table:number-columns-repeated="2"/>
        </table:table-row>
        <table:table-row table:style-name="ro4">
          <table:table-cell table:style-name="ce10" office:value-type="string" calcext:value-type="string">
            <text:p>Req<text:span text:style-name="T3">i</text:span><text:span text:style-name="T4">4</text:span></text:p>
          </table:table-cell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27" table:number-columns-spanned="2" table:number-rows-spanned="1"/>
          <table:covered-table-cell table:style-name="ce42"/>
          <table:table-cell table:style-name="ce332"/>
          <table:table-cell table:style-name="ce10" office:value-type="string" calcext:value-type="string">
            <text:p>Req<text:span text:style-name="T3">i</text:span><text:span text:style-name="T4">4</text:span></text:p>
          </table:table-cell>
          <table:table-cell table:number-columns-repeated="899"/>
        </table:table-row>
        <table:table-row table:style-name="ro6">
          <table:table-cell table:style-name="ce6"/>
          <table:table-cell table:style-name="ce28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34" table:number-columns-spanned="2" table:number-rows-spanned="1"/>
          <table:covered-table-cell table:style-name="ce34"/>
          <table:table-cell table:style-name="ce6"/>
          <table:table-cell table:style-name="ce338" table:number-columns-repeated="897"/>
          <table:table-cell table:number-columns-repeated="2"/>
        </table:table-row>
        <table:table-row table:style-name="ro4">
          <table:table-cell table:style-name="ce6" office:value-type="string" calcext:value-type="string">
            <text:p>t<text:span text:style-name="T3">i</text:span></text:p>
          </table:table-cell>
          <table:table-cell table:style-name="ce18" office:value-type="float" office:value="0" calcext:value-type="float" table:number-columns-spanned="2" table:number-rows-spanned="1">
            <text:p>0</text:p>
          </table:table-cell>
          <table:covered-table-cell table:style-name="ce18"/>
          <table:table-cell table:style-name="ce18" office:value-type="float" office:value="1" calcext:value-type="float" table:number-columns-spanned="2" table:number-rows-spanned="1">
            <text:p>1</text:p>
          </table:table-cell>
          <table:covered-table-cell table:style-name="ce18"/>
          <table:table-cell table:style-name="ce18" office:value-type="float" office:value="2" calcext:value-type="float" table:number-columns-spanned="2" table:number-rows-spanned="1">
            <text:p>2</text:p>
          </table:table-cell>
          <table:covered-table-cell table:style-name="ce18"/>
          <table:table-cell table:style-name="ce18" office:value-type="float" office:value="3" calcext:value-type="float" table:number-columns-spanned="2" table:number-rows-spanned="1">
            <text:p>3</text:p>
          </table:table-cell>
          <table:covered-table-cell table:style-name="ce18"/>
          <table:table-cell table:style-name="ce18" office:value-type="float" office:value="4" calcext:value-type="float" table:number-columns-spanned="2" table:number-rows-spanned="1">
            <text:p>4</text:p>
          </table:table-cell>
          <table:covered-table-cell table:style-name="ce18"/>
          <table:table-cell table:style-name="ce18" office:value-type="float" office:value="5" calcext:value-type="float" table:number-columns-spanned="2" table:number-rows-spanned="1">
            <text:p>5</text:p>
          </table:table-cell>
          <table:covered-table-cell table:style-name="ce18"/>
          <table:table-cell table:style-name="ce18" office:value-type="float" office:value="6" calcext:value-type="float" table:number-columns-spanned="2" table:number-rows-spanned="1">
            <text:p>6</text:p>
          </table:table-cell>
          <table:covered-table-cell table:style-name="ce18"/>
          <table:table-cell table:style-name="ce18" office:value-type="float" office:value="7" calcext:value-type="float" table:number-columns-spanned="2" table:number-rows-spanned="1">
            <text:p>7</text:p>
          </table:table-cell>
          <table:covered-table-cell table:style-name="ce18"/>
          <table:table-cell table:style-name="ce18" office:value-type="float" office:value="8" calcext:value-type="float" table:number-columns-spanned="2" table:number-rows-spanned="1">
            <text:p>8</text:p>
          </table:table-cell>
          <table:covered-table-cell table:style-name="ce18"/>
          <table:table-cell table:style-name="ce18" office:value-type="float" office:value="9" calcext:value-type="float" table:number-columns-spanned="2" table:number-rows-spanned="1">
            <text:p>9</text:p>
          </table:table-cell>
          <table:covered-table-cell table:style-name="ce18"/>
          <table:table-cell table:style-name="ce18" office:value-type="float" office:value="10" calcext:value-type="float" table:number-columns-spanned="2" table:number-rows-spanned="1">
            <text:p>10</text:p>
          </table:table-cell>
          <table:covered-table-cell table:style-name="ce18"/>
          <table:table-cell table:style-name="ce18" office:value-type="float" office:value="11" calcext:value-type="float" table:number-columns-spanned="2" table:number-rows-spanned="1">
            <text:p>11</text:p>
          </table:table-cell>
          <table:covered-table-cell table:style-name="ce18"/>
          <table:table-cell table:style-name="ce18" office:value-type="float" office:value="12" calcext:value-type="float" table:number-columns-spanned="2" table:number-rows-spanned="1">
            <text:p>12</text:p>
          </table:table-cell>
          <table:covered-table-cell table:style-name="ce18"/>
          <table:table-cell table:style-name="ce18" office:value-type="float" office:value="13" calcext:value-type="float" table:number-columns-spanned="2" table:number-rows-spanned="1">
            <text:p>13</text:p>
          </table:table-cell>
          <table:covered-table-cell table:style-name="ce18"/>
          <table:table-cell table:style-name="ce18" office:value-type="float" office:value="14" calcext:value-type="float" table:number-columns-spanned="2" table:number-rows-spanned="1">
            <text:p>14</text:p>
          </table:table-cell>
          <table:covered-table-cell table:style-name="ce18"/>
          <table:table-cell table:style-name="ce18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 table:style-name="ce18" office:value-type="float" office:value="16" calcext:value-type="float" table:number-columns-spanned="2" table:number-rows-spanned="1">
            <text:p>16</text:p>
          </table:table-cell>
          <table:covered-table-cell table:style-name="ce18"/>
          <table:table-cell table:style-name="ce18" office:value-type="float" office:value="17" calcext:value-type="float" table:number-columns-spanned="2" table:number-rows-spanned="1">
            <text:p>17</text:p>
          </table:table-cell>
          <table:covered-table-cell table:style-name="ce18"/>
          <table:table-cell table:style-name="ce18" office:value-type="float" office:value="18" calcext:value-type="float" table:number-columns-spanned="2" table:number-rows-spanned="1">
            <text:p>18</text:p>
          </table:table-cell>
          <table:covered-table-cell table:style-name="ce18"/>
          <table:table-cell table:style-name="ce18" office:value-type="float" office:value="19" calcext:value-type="float" table:number-columns-spanned="2" table:number-rows-spanned="1">
            <text:p>19</text:p>
          </table:table-cell>
          <table:covered-table-cell table:style-name="ce18"/>
          <table:table-cell table:style-name="ce18" office:value-type="float" office:value="20" calcext:value-type="float" table:number-columns-spanned="2" table:number-rows-spanned="1">
            <text:p>20</text:p>
          </table:table-cell>
          <table:covered-table-cell table:style-name="ce18"/>
          <table:table-cell table:style-name="ce18" office:value-type="float" office:value="21" calcext:value-type="float" table:number-columns-spanned="2" table:number-rows-spanned="1">
            <text:p>21</text:p>
          </table:table-cell>
          <table:covered-table-cell table:style-name="ce18"/>
          <table:table-cell table:style-name="ce18" office:value-type="float" office:value="22" calcext:value-type="float" table:number-columns-spanned="2" table:number-rows-spanned="1">
            <text:p>22</text:p>
          </table:table-cell>
          <table:covered-table-cell table:style-name="ce18"/>
          <table:table-cell table:style-name="ce18" office:value-type="float" office:value="23" calcext:value-type="float" table:number-columns-spanned="2" table:number-rows-spanned="1">
            <text:p>23</text:p>
          </table:table-cell>
          <table:covered-table-cell table:style-name="ce18"/>
          <table:table-cell table:style-name="ce18" office:value-type="float" office:value="24" calcext:value-type="float" table:number-columns-spanned="2" table:number-rows-spanned="1">
            <text:p>24</text:p>
          </table:table-cell>
          <table:covered-table-cell table:style-name="ce18"/>
          <table:table-cell table:style-name="ce18" office:value-type="float" office:value="25" calcext:value-type="float" table:number-columns-spanned="2" table:number-rows-spanned="1">
            <text:p>25</text:p>
          </table:table-cell>
          <table:covered-table-cell table:style-name="ce18"/>
          <table:table-cell table:style-name="ce18" office:value-type="float" office:value="26" calcext:value-type="float" table:number-columns-spanned="2" table:number-rows-spanned="1">
            <text:p>26</text:p>
          </table:table-cell>
          <table:covered-table-cell table:style-name="ce18"/>
          <table:table-cell table:style-name="ce18" office:value-type="float" office:value="27" calcext:value-type="float" table:number-columns-spanned="2" table:number-rows-spanned="1">
            <text:p>27</text:p>
          </table:table-cell>
          <table:covered-table-cell table:style-name="ce18"/>
          <table:table-cell table:style-name="ce18" office:value-type="float" office:value="28" calcext:value-type="float" table:number-columns-spanned="2" table:number-rows-spanned="1">
            <text:p>28</text:p>
          </table:table-cell>
          <table:covered-table-cell table:style-name="ce18"/>
          <table:table-cell table:style-name="ce18" office:value-type="float" office:value="29" calcext:value-type="float" table:number-columns-spanned="2" table:number-rows-spanned="1">
            <text:p>29</text:p>
          </table:table-cell>
          <table:covered-table-cell table:style-name="ce18"/>
          <table:table-cell table:style-name="ce18" office:value-type="float" office:value="30" calcext:value-type="float" table:number-columns-spanned="2" table:number-rows-spanned="1">
            <text:p>30</text:p>
          </table:table-cell>
          <table:covered-table-cell table:style-name="ce18"/>
          <table:table-cell table:style-name="ce18" office:value-type="float" office:value="31" calcext:value-type="float" table:number-columns-spanned="2" table:number-rows-spanned="1">
            <text:p>31</text:p>
          </table:table-cell>
          <table:covered-table-cell table:style-name="ce18"/>
          <table:table-cell table:style-name="ce18" office:value-type="float" office:value="32" calcext:value-type="float" table:number-columns-spanned="2" table:number-rows-spanned="1">
            <text:p>32</text:p>
          </table:table-cell>
          <table:covered-table-cell table:style-name="ce18"/>
          <table:table-cell table:style-name="ce18" office:value-type="float" office:value="33" calcext:value-type="float" table:number-columns-spanned="2" table:number-rows-spanned="1">
            <text:p>33</text:p>
          </table:table-cell>
          <table:covered-table-cell table:style-name="ce18"/>
          <table:table-cell table:style-name="ce18" office:value-type="float" office:value="34" calcext:value-type="float" table:number-columns-spanned="2" table:number-rows-spanned="1">
            <text:p>34</text:p>
          </table:table-cell>
          <table:covered-table-cell table:style-name="ce18"/>
          <table:table-cell table:style-name="ce18" office:value-type="float" office:value="35" calcext:value-type="float" table:number-columns-spanned="2" table:number-rows-spanned="1">
            <text:p>35</text:p>
          </table:table-cell>
          <table:covered-table-cell table:style-name="ce18"/>
          <table:table-cell table:style-name="ce18" office:value-type="float" office:value="36" calcext:value-type="float" table:number-columns-spanned="2" table:number-rows-spanned="1">
            <text:p>36</text:p>
          </table:table-cell>
          <table:covered-table-cell table:style-name="ce18"/>
          <table:table-cell table:style-name="ce18" office:value-type="float" office:value="37" calcext:value-type="float" table:number-columns-spanned="2" table:number-rows-spanned="1">
            <text:p>37</text:p>
          </table:table-cell>
          <table:covered-table-cell table:style-name="ce18"/>
          <table:table-cell table:style-name="ce18" office:value-type="float" office:value="38" calcext:value-type="float" table:number-columns-spanned="2" table:number-rows-spanned="1">
            <text:p>38</text:p>
          </table:table-cell>
          <table:covered-table-cell table:style-name="ce18"/>
          <table:table-cell table:style-name="ce18" office:value-type="float" office:value="39" calcext:value-type="float" table:number-columns-spanned="2" table:number-rows-spanned="1">
            <text:p>39</text:p>
          </table:table-cell>
          <table:covered-table-cell table:style-name="ce18"/>
          <table:table-cell table:style-name="ce18" office:value-type="float" office:value="40" calcext:value-type="float" table:number-columns-spanned="2" table:number-rows-spanned="1">
            <text:p>40</text:p>
          </table:table-cell>
          <table:covered-table-cell table:style-name="ce18"/>
          <table:table-cell table:style-name="ce18" office:value-type="float" office:value="41" calcext:value-type="float" table:number-columns-spanned="2" table:number-rows-spanned="1">
            <text:p>41</text:p>
          </table:table-cell>
          <table:covered-table-cell table:style-name="ce18"/>
          <table:table-cell table:style-name="ce18" office:value-type="float" office:value="42" calcext:value-type="float" table:number-columns-spanned="2" table:number-rows-spanned="1">
            <text:p>42</text:p>
          </table:table-cell>
          <table:covered-table-cell table:style-name="ce18"/>
          <table:table-cell table:style-name="ce18" office:value-type="float" office:value="43" calcext:value-type="float" table:number-columns-spanned="2" table:number-rows-spanned="1">
            <text:p>43</text:p>
          </table:table-cell>
          <table:covered-table-cell table:style-name="ce18"/>
          <table:table-cell table:style-name="ce18" office:value-type="float" office:value="44" calcext:value-type="float" table:number-columns-spanned="2" table:number-rows-spanned="1">
            <text:p>44</text:p>
          </table:table-cell>
          <table:covered-table-cell table:style-name="ce18"/>
          <table:table-cell table:style-name="ce18" office:value-type="float" office:value="45" calcext:value-type="float" table:number-columns-spanned="2" table:number-rows-spanned="1">
            <text:p>45</text:p>
          </table:table-cell>
          <table:covered-table-cell table:style-name="ce18"/>
          <table:table-cell table:style-name="ce18" office:value-type="float" office:value="46" calcext:value-type="float" table:number-columns-spanned="2" table:number-rows-spanned="1">
            <text:p>46</text:p>
          </table:table-cell>
          <table:covered-table-cell table:style-name="ce18"/>
          <table:table-cell table:style-name="ce18" office:value-type="float" office:value="47" calcext:value-type="float" table:number-columns-spanned="2" table:number-rows-spanned="1">
            <text:p>47</text:p>
          </table:table-cell>
          <table:covered-table-cell table:style-name="ce18"/>
          <table:table-cell table:style-name="ce18" office:value-type="float" office:value="48" calcext:value-type="float" table:number-columns-spanned="2" table:number-rows-spanned="1">
            <text:p>48</text:p>
          </table:table-cell>
          <table:covered-table-cell table:style-name="ce18"/>
          <table:table-cell table:style-name="ce18" office:value-type="float" office:value="49" calcext:value-type="float" table:number-columns-spanned="2" table:number-rows-spanned="1">
            <text:p>49</text:p>
          </table:table-cell>
          <table:covered-table-cell table:style-name="ce18"/>
          <table:table-cell table:style-name="ce18" office:value-type="float" office:value="50" calcext:value-type="float" table:number-columns-spanned="2" table:number-rows-spanned="1">
            <text:p>50</text:p>
          </table:table-cell>
          <table:covered-table-cell table:style-name="ce18"/>
          <table:table-cell table:style-name="ce18" office:value-type="float" office:value="51" calcext:value-type="float" table:number-columns-spanned="2" table:number-rows-spanned="1">
            <text:p>51</text:p>
          </table:table-cell>
          <table:covered-table-cell table:style-name="ce18"/>
          <table:table-cell table:style-name="ce18" office:value-type="float" office:value="52" calcext:value-type="float" table:number-columns-spanned="2" table:number-rows-spanned="1">
            <text:p>52</text:p>
          </table:table-cell>
          <table:covered-table-cell table:style-name="ce18"/>
          <table:table-cell table:style-name="ce18" office:value-type="float" office:value="53" calcext:value-type="float" table:number-columns-spanned="2" table:number-rows-spanned="1">
            <text:p>53</text:p>
          </table:table-cell>
          <table:covered-table-cell table:style-name="ce18"/>
          <table:table-cell table:style-name="ce18" office:value-type="float" office:value="54" calcext:value-type="float" table:number-columns-spanned="2" table:number-rows-spanned="1">
            <text:p>54</text:p>
          </table:table-cell>
          <table:covered-table-cell table:style-name="ce18"/>
          <table:table-cell table:style-name="ce18" office:value-type="float" office:value="55" calcext:value-type="float" table:number-columns-spanned="2" table:number-rows-spanned="1">
            <text:p>55</text:p>
          </table:table-cell>
          <table:covered-table-cell table:style-name="ce18"/>
          <table:table-cell table:style-name="ce18" office:value-type="float" office:value="56" calcext:value-type="float" table:number-columns-spanned="2" table:number-rows-spanned="1">
            <text:p>56</text:p>
          </table:table-cell>
          <table:covered-table-cell table:style-name="ce18"/>
          <table:table-cell table:style-name="ce18" office:value-type="float" office:value="57" calcext:value-type="float" table:number-columns-spanned="2" table:number-rows-spanned="1">
            <text:p>57</text:p>
          </table:table-cell>
          <table:covered-table-cell table:style-name="ce18"/>
          <table:table-cell table:style-name="ce18" office:value-type="float" office:value="58" calcext:value-type="float" table:number-columns-spanned="2" table:number-rows-spanned="1">
            <text:p>58</text:p>
          </table:table-cell>
          <table:covered-table-cell table:style-name="ce18"/>
          <table:table-cell table:style-name="ce18" office:value-type="float" office:value="59" calcext:value-type="float" table:number-columns-spanned="2" table:number-rows-spanned="1">
            <text:p>59</text:p>
          </table:table-cell>
          <table:covered-table-cell table:style-name="ce18"/>
          <table:table-cell table:style-name="ce18" office:value-type="float" office:value="60" calcext:value-type="float" table:number-columns-spanned="2" table:number-rows-spanned="1">
            <text:p>60</text:p>
          </table:table-cell>
          <table:covered-table-cell table:style-name="ce18"/>
          <table:table-cell table:style-name="ce17"/>
          <table:table-cell table:style-name="ce6" office:value-type="string" calcext:value-type="string">
            <text:p>t<text:span text:style-name="T3">i</text:span></text:p>
          </table:table-cell>
          <table:table-cell table:number-columns-repeated="899"/>
        </table:table-row>
        <table:table-row table:style-name="ro4">
          <table:table-cell table:style-name="ce11" office:value-type="string" calcext:value-type="string">
            <text:p>t</text:p>
          </table:table-cell>
          <table: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repeated="26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29" table:number-columns-spanned="2" table:number-rows-spanned="1"/>
          <table:covered-table-cell table:style-name="ce29"/>
          <table:table-cell table:style-name="ce328" table:number-columns-spanned="2" table:number-rows-spanned="1"/>
          <table:covered-table-cell table:style-name="ce328"/>
          <table:table-cell table:style-name="ce11" office:value-type="string" calcext:value-type="string">
            <text:p>t</text:p>
          </table:table-cell>
          <table:table-cell table:number-columns-repeated="899"/>
        </table:table-row>
        <table:table-row table:style-name="ro7">
          <table:table-cell table:number-columns-repeated="1024"/>
        </table:table-row>
        <table:table-row table:style-name="ro7">
          <table:table-cell table:number-columns-repeated="2"/>
          <table:table-cell table:style-name="ce43" office:value-type="string" calcext:value-type="string">
            <text:p>Res.</text:p>
          </table:table-cell>
          <table:table-cell table:style-name="ce43" table:number-columns-repeated="3"/>
          <table:table-cell table:style-name="ce43" office:value-type="string" calcext:value-type="string">
            <text:p>Resource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#tic</text:p>
          </table:table-cell>
          <table:table-cell table:style-name="ce43" table:number-columns-repeated="3"/>
          <table:table-cell table:style-name="ce43" office:value-type="string" calcext:value-type="string">
            <text:p>Time-Slice No = reference Task T<text:span text:style-name="T4">0</text:span> = (0,1)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t<text:span text:style-name="T3">i</text:span></text:p>
          </table:table-cell>
          <table:table-cell table:style-name="ce43" table:number-columns-repeated="3"/>
          <table:table-cell table:style-name="ce43" office:value-type="string" calcext:value-type="string">
            <text:p>i-th point in time</text:p>
          </table:table-cell>
          <table:table-cell table:style-name="ce43"/>
          <table:table-cell table:number-columns-repeated="1016"/>
        </table:table-row>
        <table:table-row table:style-name="ro11">
          <table:table-cell table:number-columns-repeated="2"/>
          <table:table-cell table:style-name="ce43" office:value-type="string" calcext:value-type="string">
            <text:p>T<text:span text:style-name="T4">1</text:span></text:p>
          </table:table-cell>
          <table:table-cell table:style-name="ce43" table:number-columns-repeated="3"/>
          <table:table-cell table:style-name="ce43" office:value-type="string" calcext:value-type="string">
            <text:p>Task 1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D<text:span text:style-name="T3">i</text:span><text:span text:style-name="T4">1</text:span></text:p>
          </table:table-cell>
          <table:table-cell table:style-name="ce43" table:number-columns-repeated="3"/>
          <table:table-cell table:style-name="ce43" office:value-type="string" calcext:value-type="string">
            <text:p>I-th deadline of Task1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Req<text:span text:style-name="T3">i</text:span><text:span text:style-name="T4">2</text:span></text:p>
          </table:table-cell>
          <table:table-cell table:style-name="ce43" table:number-columns-repeated="3"/>
          <table:table-cell table:style-name="ce43" office:value-type="string" calcext:value-type="string">
            <text:p>I-th execution request of Task2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D<text:span text:style-name="T3">1</text:span></text:p>
          </table:table-cell>
          <table:table-cell table:style-name="ce43" table:number-columns-repeated="3"/>
          <table:table-cell table:style-name="ce43" office:value-type="string" calcext:value-type="string">
            <text:p>Deadline1 planned</text:p>
          </table:table-cell>
          <table:table-cell table:style-name="ce43"/>
          <table:table-cell table:number-columns-repeated="1016"/>
        </table:table-row>
        <table:table-row table:style-name="ro10">
          <table:table-cell table:number-columns-repeated="2"/>
          <table:table-cell table:style-name="ce43" office:value-type="string" calcext:value-type="string">
            <text:p>D<text:span text:style-name="T3">1</text:span>!</text:p>
          </table:table-cell>
          <table:table-cell table:style-name="ce43" table:number-columns-repeated="3"/>
          <table:table-cell table:style-name="ce43" office:value-type="string" calcext:value-type="string">
            <text:p>Deadline1 met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D#</text:p>
          </table:table-cell>
          <table:table-cell table:style-name="ce43" table:number-columns-repeated="3"/>
          <table:table-cell table:style-name="ce43" office:value-type="string" calcext:value-type="string">
            <text:p>Deadline missed</text:p>
          </table:table-cell>
          <table:table-cell table:style-name="ce43"/>
          <table:table-cell table:number-columns-repeated="1016"/>
        </table:table-row>
        <table:table-row table:style-name="ro7">
          <table:table-cell table:number-columns-repeated="2"/>
          <table:table-cell table:style-name="ce43" office:value-type="string" calcext:value-type="string">
            <text:p>t</text:p>
          </table:table-cell>
          <table:table-cell table:style-name="ce43" table:number-columns-repeated="3"/>
          <table:table-cell table:style-name="ce43" office:value-type="string" calcext:value-type="string">
            <text:p>timeline</text:p>
          </table:table-cell>
          <table:table-cell table:style-name="ce43"/>
          <table:table-cell table:number-columns-repeated="1016"/>
        </table:table-row>
        <table:table-row table:style-name="ro7" table:number-rows-repeated="1048543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RTS-Template'.DM4:'RTS-Template'.DM4">
            <calcext:condition calcext:apply-style-name="ConditionalStyle_1" calcext:value="=1" calcext:base-cell-address="'RTS-Template'.DM4"/>
            <calcext:condition calcext:apply-style-name="ConditionalStyle_2" calcext:value="=2" calcext:base-cell-address="'RTS-Template'.DM4"/>
            <calcext:condition calcext:apply-style-name="ConditionalStyle_3" calcext:value="=3" calcext:base-cell-address="'RTS-Template'.DM4"/>
            <calcext:condition calcext:apply-style-name="ConditionalStyle_4" calcext:value="=4" calcext:base-cell-address="'RTS-Template'.DM4"/>
            <calcext:condition calcext:apply-style-name="ConditionalStyle_5" calcext:value="&lt;1" calcext:base-cell-address="'RTS-Template'.DM4"/>
            <calcext:condition calcext:apply-style-name="ConditionalStyle_5" calcext:value="&gt;4" calcext:base-cell-address="'RTS-Template'.DM4"/>
          </calcext:conditional-format>
          <calcext:conditional-format calcext:target-range-address="'RTS-Template'.DQ4:'RTS-Template'.DQ4">
            <calcext:condition calcext:apply-style-name="ConditionalStyle_1" calcext:value="=1" calcext:base-cell-address="'RTS-Template'.DQ4"/>
            <calcext:condition calcext:apply-style-name="ConditionalStyle_2" calcext:value="=2" calcext:base-cell-address="'RTS-Template'.DQ4"/>
            <calcext:condition calcext:apply-style-name="ConditionalStyle_3" calcext:value="=3" calcext:base-cell-address="'RTS-Template'.DQ4"/>
            <calcext:condition calcext:apply-style-name="ConditionalStyle_4" calcext:value="=4" calcext:base-cell-address="'RTS-Template'.DQ4"/>
            <calcext:condition calcext:apply-style-name="ConditionalStyle_5" calcext:value="&lt;1" calcext:base-cell-address="'RTS-Template'.DQ4"/>
            <calcext:condition calcext:apply-style-name="ConditionalStyle_5" calcext:value="&gt;4" calcext:base-cell-address="'RTS-Template'.DQ4"/>
          </calcext:conditional-format>
          <calcext:conditional-format calcext:target-range-address="'RTS-Template'.DS4:'RTS-Template'.DS4">
            <calcext:condition calcext:apply-style-name="ConditionalStyle_1" calcext:value="=1" calcext:base-cell-address="'RTS-Template'.DS4"/>
            <calcext:condition calcext:apply-style-name="ConditionalStyle_2" calcext:value="=2" calcext:base-cell-address="'RTS-Template'.DS4"/>
            <calcext:condition calcext:apply-style-name="ConditionalStyle_3" calcext:value="=3" calcext:base-cell-address="'RTS-Template'.DS4"/>
            <calcext:condition calcext:apply-style-name="ConditionalStyle_4" calcext:value="=4" calcext:base-cell-address="'RTS-Template'.DS4"/>
            <calcext:condition calcext:apply-style-name="ConditionalStyle_5" calcext:value="&lt;1" calcext:base-cell-address="'RTS-Template'.DS4"/>
            <calcext:condition calcext:apply-style-name="ConditionalStyle_5" calcext:value="&gt;4" calcext:base-cell-address="'RTS-Template'.DS4"/>
          </calcext:conditional-format>
          <calcext:conditional-format calcext:target-range-address="'RTS-Template'.C2:'RTS-Template'.C2">
            <calcext:condition calcext:apply-style-name="ConditionalStyle_1" calcext:value="=1" calcext:base-cell-address="'RTS-Template'.C2"/>
            <calcext:condition calcext:apply-style-name="ConditionalStyle_2" calcext:value="=2" calcext:base-cell-address="'RTS-Template'.C2"/>
            <calcext:condition calcext:apply-style-name="ConditionalStyle_3" calcext:value="=3" calcext:base-cell-address="'RTS-Template'.C2"/>
            <calcext:condition calcext:apply-style-name="ConditionalStyle_4" calcext:value="=4" calcext:base-cell-address="'RTS-Template'.C2"/>
            <calcext:condition calcext:apply-style-name="ConditionalStyle_5" calcext:value="&lt;1" calcext:base-cell-address="'RTS-Template'.C2"/>
            <calcext:condition calcext:apply-style-name="ConditionalStyle_5" calcext:value="&gt;4" calcext:base-cell-address="'RTS-Template'.C2"/>
          </calcext:conditional-format>
          <calcext:conditional-format calcext:target-range-address="'RTS-Template'.E2:'RTS-Template'.E2">
            <calcext:condition calcext:apply-style-name="ConditionalStyle_1" calcext:value="=1" calcext:base-cell-address="'RTS-Template'.E2"/>
            <calcext:condition calcext:apply-style-name="ConditionalStyle_2" calcext:value="=2" calcext:base-cell-address="'RTS-Template'.E2"/>
            <calcext:condition calcext:apply-style-name="ConditionalStyle_3" calcext:value="=3" calcext:base-cell-address="'RTS-Template'.E2"/>
            <calcext:condition calcext:apply-style-name="ConditionalStyle_4" calcext:value="=4" calcext:base-cell-address="'RTS-Template'.E2"/>
            <calcext:condition calcext:apply-style-name="ConditionalStyle_5" calcext:value="&lt;1" calcext:base-cell-address="'RTS-Template'.E2"/>
            <calcext:condition calcext:apply-style-name="ConditionalStyle_5" calcext:value="&gt;4" calcext:base-cell-address="'RTS-Template'.E2"/>
          </calcext:conditional-format>
          <calcext:conditional-format calcext:target-range-address="'RTS-Template'.G2:'RTS-Template'.G2">
            <calcext:condition calcext:apply-style-name="ConditionalStyle_1" calcext:value="=1" calcext:base-cell-address="'RTS-Template'.G2"/>
            <calcext:condition calcext:apply-style-name="ConditionalStyle_2" calcext:value="=2" calcext:base-cell-address="'RTS-Template'.G2"/>
            <calcext:condition calcext:apply-style-name="ConditionalStyle_3" calcext:value="=3" calcext:base-cell-address="'RTS-Template'.G2"/>
            <calcext:condition calcext:apply-style-name="ConditionalStyle_4" calcext:value="=4" calcext:base-cell-address="'RTS-Template'.G2"/>
            <calcext:condition calcext:apply-style-name="ConditionalStyle_5" calcext:value="&lt;1" calcext:base-cell-address="'RTS-Template'.G2"/>
            <calcext:condition calcext:apply-style-name="ConditionalStyle_5" calcext:value="&gt;4" calcext:base-cell-address="'RTS-Template'.G2"/>
          </calcext:conditional-format>
          <calcext:conditional-format calcext:target-range-address="'RTS-Template'.I2:'RTS-Template'.I2">
            <calcext:condition calcext:apply-style-name="ConditionalStyle_1" calcext:value="=1" calcext:base-cell-address="'RTS-Template'.I2"/>
            <calcext:condition calcext:apply-style-name="ConditionalStyle_2" calcext:value="=2" calcext:base-cell-address="'RTS-Template'.I2"/>
            <calcext:condition calcext:apply-style-name="ConditionalStyle_3" calcext:value="=3" calcext:base-cell-address="'RTS-Template'.I2"/>
            <calcext:condition calcext:apply-style-name="ConditionalStyle_4" calcext:value="=4" calcext:base-cell-address="'RTS-Template'.I2"/>
            <calcext:condition calcext:apply-style-name="ConditionalStyle_5" calcext:value="&lt;1" calcext:base-cell-address="'RTS-Template'.I2"/>
            <calcext:condition calcext:apply-style-name="ConditionalStyle_5" calcext:value="&gt;4" calcext:base-cell-address="'RTS-Template'.I2"/>
          </calcext:conditional-format>
          <calcext:conditional-format calcext:target-range-address="'RTS-Template'.K2:'RTS-Template'.K2">
            <calcext:condition calcext:apply-style-name="ConditionalStyle_1" calcext:value="=1" calcext:base-cell-address="'RTS-Template'.K2"/>
            <calcext:condition calcext:apply-style-name="ConditionalStyle_2" calcext:value="=2" calcext:base-cell-address="'RTS-Template'.K2"/>
            <calcext:condition calcext:apply-style-name="ConditionalStyle_3" calcext:value="=3" calcext:base-cell-address="'RTS-Template'.K2"/>
            <calcext:condition calcext:apply-style-name="ConditionalStyle_4" calcext:value="=4" calcext:base-cell-address="'RTS-Template'.K2"/>
            <calcext:condition calcext:apply-style-name="ConditionalStyle_5" calcext:value="&lt;1" calcext:base-cell-address="'RTS-Template'.K2"/>
            <calcext:condition calcext:apply-style-name="ConditionalStyle_5" calcext:value="&gt;4" calcext:base-cell-address="'RTS-Template'.K2"/>
          </calcext:conditional-format>
          <calcext:conditional-format calcext:target-range-address="'RTS-Template'.M2:'RTS-Template'.M2">
            <calcext:condition calcext:apply-style-name="ConditionalStyle_1" calcext:value="=1" calcext:base-cell-address="'RTS-Template'.M2"/>
            <calcext:condition calcext:apply-style-name="ConditionalStyle_2" calcext:value="=2" calcext:base-cell-address="'RTS-Template'.M2"/>
            <calcext:condition calcext:apply-style-name="ConditionalStyle_3" calcext:value="=3" calcext:base-cell-address="'RTS-Template'.M2"/>
            <calcext:condition calcext:apply-style-name="ConditionalStyle_4" calcext:value="=4" calcext:base-cell-address="'RTS-Template'.M2"/>
            <calcext:condition calcext:apply-style-name="ConditionalStyle_5" calcext:value="&lt;1" calcext:base-cell-address="'RTS-Template'.M2"/>
            <calcext:condition calcext:apply-style-name="ConditionalStyle_5" calcext:value="&gt;4" calcext:base-cell-address="'RTS-Template'.M2"/>
          </calcext:conditional-format>
          <calcext:conditional-format calcext:target-range-address="'RTS-Template'.O2:'RTS-Template'.O2">
            <calcext:condition calcext:apply-style-name="ConditionalStyle_1" calcext:value="=1" calcext:base-cell-address="'RTS-Template'.O2"/>
            <calcext:condition calcext:apply-style-name="ConditionalStyle_2" calcext:value="=2" calcext:base-cell-address="'RTS-Template'.O2"/>
            <calcext:condition calcext:apply-style-name="ConditionalStyle_3" calcext:value="=3" calcext:base-cell-address="'RTS-Template'.O2"/>
            <calcext:condition calcext:apply-style-name="ConditionalStyle_4" calcext:value="=4" calcext:base-cell-address="'RTS-Template'.O2"/>
            <calcext:condition calcext:apply-style-name="ConditionalStyle_5" calcext:value="&lt;1" calcext:base-cell-address="'RTS-Template'.O2"/>
            <calcext:condition calcext:apply-style-name="ConditionalStyle_5" calcext:value="&gt;4" calcext:base-cell-address="'RTS-Template'.O2"/>
          </calcext:conditional-format>
          <calcext:conditional-format calcext:target-range-address="'RTS-Template'.Q2:'RTS-Template'.Q2">
            <calcext:condition calcext:apply-style-name="ConditionalStyle_1" calcext:value="=1" calcext:base-cell-address="'RTS-Template'.Q2"/>
            <calcext:condition calcext:apply-style-name="ConditionalStyle_2" calcext:value="=2" calcext:base-cell-address="'RTS-Template'.Q2"/>
            <calcext:condition calcext:apply-style-name="ConditionalStyle_3" calcext:value="=3" calcext:base-cell-address="'RTS-Template'.Q2"/>
            <calcext:condition calcext:apply-style-name="ConditionalStyle_4" calcext:value="=4" calcext:base-cell-address="'RTS-Template'.Q2"/>
            <calcext:condition calcext:apply-style-name="ConditionalStyle_5" calcext:value="&lt;1" calcext:base-cell-address="'RTS-Template'.Q2"/>
            <calcext:condition calcext:apply-style-name="ConditionalStyle_5" calcext:value="&gt;4" calcext:base-cell-address="'RTS-Template'.Q2"/>
          </calcext:conditional-format>
          <calcext:conditional-format calcext:target-range-address="'RTS-Template'.S2:'RTS-Template'.S2">
            <calcext:condition calcext:apply-style-name="ConditionalStyle_1" calcext:value="=1" calcext:base-cell-address="'RTS-Template'.S2"/>
            <calcext:condition calcext:apply-style-name="ConditionalStyle_2" calcext:value="=2" calcext:base-cell-address="'RTS-Template'.S2"/>
            <calcext:condition calcext:apply-style-name="ConditionalStyle_3" calcext:value="=3" calcext:base-cell-address="'RTS-Template'.S2"/>
            <calcext:condition calcext:apply-style-name="ConditionalStyle_4" calcext:value="=4" calcext:base-cell-address="'RTS-Template'.S2"/>
            <calcext:condition calcext:apply-style-name="ConditionalStyle_5" calcext:value="&lt;1" calcext:base-cell-address="'RTS-Template'.S2"/>
            <calcext:condition calcext:apply-style-name="ConditionalStyle_5" calcext:value="&gt;4" calcext:base-cell-address="'RTS-Template'.S2"/>
          </calcext:conditional-format>
          <calcext:conditional-format calcext:target-range-address="'RTS-Template'.U2:'RTS-Template'.U2">
            <calcext:condition calcext:apply-style-name="ConditionalStyle_1" calcext:value="=1" calcext:base-cell-address="'RTS-Template'.U2"/>
            <calcext:condition calcext:apply-style-name="ConditionalStyle_2" calcext:value="=2" calcext:base-cell-address="'RTS-Template'.U2"/>
            <calcext:condition calcext:apply-style-name="ConditionalStyle_3" calcext:value="=3" calcext:base-cell-address="'RTS-Template'.U2"/>
            <calcext:condition calcext:apply-style-name="ConditionalStyle_4" calcext:value="=4" calcext:base-cell-address="'RTS-Template'.U2"/>
            <calcext:condition calcext:apply-style-name="ConditionalStyle_5" calcext:value="&lt;1" calcext:base-cell-address="'RTS-Template'.U2"/>
            <calcext:condition calcext:apply-style-name="ConditionalStyle_5" calcext:value="&gt;4" calcext:base-cell-address="'RTS-Template'.U2"/>
          </calcext:conditional-format>
          <calcext:conditional-format calcext:target-range-address="'RTS-Template'.W2:'RTS-Template'.W2">
            <calcext:condition calcext:apply-style-name="ConditionalStyle_1" calcext:value="=1" calcext:base-cell-address="'RTS-Template'.W2"/>
            <calcext:condition calcext:apply-style-name="ConditionalStyle_2" calcext:value="=2" calcext:base-cell-address="'RTS-Template'.W2"/>
            <calcext:condition calcext:apply-style-name="ConditionalStyle_3" calcext:value="=3" calcext:base-cell-address="'RTS-Template'.W2"/>
            <calcext:condition calcext:apply-style-name="ConditionalStyle_4" calcext:value="=4" calcext:base-cell-address="'RTS-Template'.W2"/>
            <calcext:condition calcext:apply-style-name="ConditionalStyle_5" calcext:value="&lt;1" calcext:base-cell-address="'RTS-Template'.W2"/>
            <calcext:condition calcext:apply-style-name="ConditionalStyle_5" calcext:value="&gt;4" calcext:base-cell-address="'RTS-Template'.W2"/>
          </calcext:conditional-format>
          <calcext:conditional-format calcext:target-range-address="'RTS-Template'.Y2:'RTS-Template'.Y2">
            <calcext:condition calcext:apply-style-name="ConditionalStyle_1" calcext:value="=1" calcext:base-cell-address="'RTS-Template'.Y2"/>
            <calcext:condition calcext:apply-style-name="ConditionalStyle_2" calcext:value="=2" calcext:base-cell-address="'RTS-Template'.Y2"/>
            <calcext:condition calcext:apply-style-name="ConditionalStyle_3" calcext:value="=3" calcext:base-cell-address="'RTS-Template'.Y2"/>
            <calcext:condition calcext:apply-style-name="ConditionalStyle_4" calcext:value="=4" calcext:base-cell-address="'RTS-Template'.Y2"/>
            <calcext:condition calcext:apply-style-name="ConditionalStyle_5" calcext:value="&lt;1" calcext:base-cell-address="'RTS-Template'.Y2"/>
            <calcext:condition calcext:apply-style-name="ConditionalStyle_5" calcext:value="&gt;4" calcext:base-cell-address="'RTS-Template'.Y2"/>
          </calcext:conditional-format>
          <calcext:conditional-format calcext:target-range-address="'RTS-Template'.AA2:'RTS-Template'.AA2">
            <calcext:condition calcext:apply-style-name="ConditionalStyle_1" calcext:value="=1" calcext:base-cell-address="'RTS-Template'.AA2"/>
            <calcext:condition calcext:apply-style-name="ConditionalStyle_2" calcext:value="=2" calcext:base-cell-address="'RTS-Template'.AA2"/>
            <calcext:condition calcext:apply-style-name="ConditionalStyle_3" calcext:value="=3" calcext:base-cell-address="'RTS-Template'.AA2"/>
            <calcext:condition calcext:apply-style-name="ConditionalStyle_4" calcext:value="=4" calcext:base-cell-address="'RTS-Template'.AA2"/>
            <calcext:condition calcext:apply-style-name="ConditionalStyle_5" calcext:value="&lt;1" calcext:base-cell-address="'RTS-Template'.AA2"/>
            <calcext:condition calcext:apply-style-name="ConditionalStyle_5" calcext:value="&gt;4" calcext:base-cell-address="'RTS-Template'.AA2"/>
          </calcext:conditional-format>
          <calcext:conditional-format calcext:target-range-address="'RTS-Template'.AC2:'RTS-Template'.AC2">
            <calcext:condition calcext:apply-style-name="ConditionalStyle_1" calcext:value="=1" calcext:base-cell-address="'RTS-Template'.AC2"/>
            <calcext:condition calcext:apply-style-name="ConditionalStyle_2" calcext:value="=2" calcext:base-cell-address="'RTS-Template'.AC2"/>
            <calcext:condition calcext:apply-style-name="ConditionalStyle_3" calcext:value="=3" calcext:base-cell-address="'RTS-Template'.AC2"/>
            <calcext:condition calcext:apply-style-name="ConditionalStyle_4" calcext:value="=4" calcext:base-cell-address="'RTS-Template'.AC2"/>
            <calcext:condition calcext:apply-style-name="ConditionalStyle_5" calcext:value="&lt;1" calcext:base-cell-address="'RTS-Template'.AC2"/>
            <calcext:condition calcext:apply-style-name="ConditionalStyle_5" calcext:value="&gt;4" calcext:base-cell-address="'RTS-Template'.AC2"/>
          </calcext:conditional-format>
          <calcext:conditional-format calcext:target-range-address="'RTS-Template'.AE2:'RTS-Template'.AE2">
            <calcext:condition calcext:apply-style-name="ConditionalStyle_1" calcext:value="=1" calcext:base-cell-address="'RTS-Template'.AE2"/>
            <calcext:condition calcext:apply-style-name="ConditionalStyle_2" calcext:value="=2" calcext:base-cell-address="'RTS-Template'.AE2"/>
            <calcext:condition calcext:apply-style-name="ConditionalStyle_3" calcext:value="=3" calcext:base-cell-address="'RTS-Template'.AE2"/>
            <calcext:condition calcext:apply-style-name="ConditionalStyle_4" calcext:value="=4" calcext:base-cell-address="'RTS-Template'.AE2"/>
            <calcext:condition calcext:apply-style-name="ConditionalStyle_5" calcext:value="&lt;1" calcext:base-cell-address="'RTS-Template'.AE2"/>
            <calcext:condition calcext:apply-style-name="ConditionalStyle_5" calcext:value="&gt;4" calcext:base-cell-address="'RTS-Template'.AE2"/>
          </calcext:conditional-format>
          <calcext:conditional-format calcext:target-range-address="'RTS-Template'.AG2:'RTS-Template'.AG2">
            <calcext:condition calcext:apply-style-name="ConditionalStyle_1" calcext:value="=1" calcext:base-cell-address="'RTS-Template'.AG2"/>
            <calcext:condition calcext:apply-style-name="ConditionalStyle_2" calcext:value="=2" calcext:base-cell-address="'RTS-Template'.AG2"/>
            <calcext:condition calcext:apply-style-name="ConditionalStyle_3" calcext:value="=3" calcext:base-cell-address="'RTS-Template'.AG2"/>
            <calcext:condition calcext:apply-style-name="ConditionalStyle_4" calcext:value="=4" calcext:base-cell-address="'RTS-Template'.AG2"/>
            <calcext:condition calcext:apply-style-name="ConditionalStyle_5" calcext:value="&lt;1" calcext:base-cell-address="'RTS-Template'.AG2"/>
            <calcext:condition calcext:apply-style-name="ConditionalStyle_5" calcext:value="&gt;4" calcext:base-cell-address="'RTS-Template'.AG2"/>
          </calcext:conditional-format>
          <calcext:conditional-format calcext:target-range-address="'RTS-Template'.AI2:'RTS-Template'.AI2">
            <calcext:condition calcext:apply-style-name="ConditionalStyle_1" calcext:value="=1" calcext:base-cell-address="'RTS-Template'.AI2"/>
            <calcext:condition calcext:apply-style-name="ConditionalStyle_2" calcext:value="=2" calcext:base-cell-address="'RTS-Template'.AI2"/>
            <calcext:condition calcext:apply-style-name="ConditionalStyle_3" calcext:value="=3" calcext:base-cell-address="'RTS-Template'.AI2"/>
            <calcext:condition calcext:apply-style-name="ConditionalStyle_4" calcext:value="=4" calcext:base-cell-address="'RTS-Template'.AI2"/>
            <calcext:condition calcext:apply-style-name="ConditionalStyle_5" calcext:value="&lt;1" calcext:base-cell-address="'RTS-Template'.AI2"/>
            <calcext:condition calcext:apply-style-name="ConditionalStyle_5" calcext:value="&gt;4" calcext:base-cell-address="'RTS-Template'.AI2"/>
          </calcext:conditional-format>
          <calcext:conditional-format calcext:target-range-address="'RTS-Template'.AK2:'RTS-Template'.AK2">
            <calcext:condition calcext:apply-style-name="ConditionalStyle_1" calcext:value="=1" calcext:base-cell-address="'RTS-Template'.AK2"/>
            <calcext:condition calcext:apply-style-name="ConditionalStyle_2" calcext:value="=2" calcext:base-cell-address="'RTS-Template'.AK2"/>
            <calcext:condition calcext:apply-style-name="ConditionalStyle_3" calcext:value="=3" calcext:base-cell-address="'RTS-Template'.AK2"/>
            <calcext:condition calcext:apply-style-name="ConditionalStyle_4" calcext:value="=4" calcext:base-cell-address="'RTS-Template'.AK2"/>
            <calcext:condition calcext:apply-style-name="ConditionalStyle_5" calcext:value="&lt;1" calcext:base-cell-address="'RTS-Template'.AK2"/>
            <calcext:condition calcext:apply-style-name="ConditionalStyle_5" calcext:value="&gt;4" calcext:base-cell-address="'RTS-Template'.AK2"/>
          </calcext:conditional-format>
          <calcext:conditional-format calcext:target-range-address="'RTS-Template'.AM2:'RTS-Template'.AM2">
            <calcext:condition calcext:apply-style-name="ConditionalStyle_1" calcext:value="=1" calcext:base-cell-address="'RTS-Template'.AM2"/>
            <calcext:condition calcext:apply-style-name="ConditionalStyle_2" calcext:value="=2" calcext:base-cell-address="'RTS-Template'.AM2"/>
            <calcext:condition calcext:apply-style-name="ConditionalStyle_3" calcext:value="=3" calcext:base-cell-address="'RTS-Template'.AM2"/>
            <calcext:condition calcext:apply-style-name="ConditionalStyle_4" calcext:value="=4" calcext:base-cell-address="'RTS-Template'.AM2"/>
            <calcext:condition calcext:apply-style-name="ConditionalStyle_5" calcext:value="&lt;1" calcext:base-cell-address="'RTS-Template'.AM2"/>
            <calcext:condition calcext:apply-style-name="ConditionalStyle_5" calcext:value="&gt;4" calcext:base-cell-address="'RTS-Template'.AM2"/>
          </calcext:conditional-format>
          <calcext:conditional-format calcext:target-range-address="'RTS-Template'.AO2:'RTS-Template'.AO2">
            <calcext:condition calcext:apply-style-name="ConditionalStyle_1" calcext:value="=1" calcext:base-cell-address="'RTS-Template'.AO2"/>
            <calcext:condition calcext:apply-style-name="ConditionalStyle_2" calcext:value="=2" calcext:base-cell-address="'RTS-Template'.AO2"/>
            <calcext:condition calcext:apply-style-name="ConditionalStyle_3" calcext:value="=3" calcext:base-cell-address="'RTS-Template'.AO2"/>
            <calcext:condition calcext:apply-style-name="ConditionalStyle_4" calcext:value="=4" calcext:base-cell-address="'RTS-Template'.AO2"/>
            <calcext:condition calcext:apply-style-name="ConditionalStyle_5" calcext:value="&lt;1" calcext:base-cell-address="'RTS-Template'.AO2"/>
            <calcext:condition calcext:apply-style-name="ConditionalStyle_5" calcext:value="&gt;4" calcext:base-cell-address="'RTS-Template'.AO2"/>
          </calcext:conditional-format>
          <calcext:conditional-format calcext:target-range-address="'RTS-Template'.AQ2:'RTS-Template'.AQ2">
            <calcext:condition calcext:apply-style-name="ConditionalStyle_1" calcext:value="=1" calcext:base-cell-address="'RTS-Template'.AQ2"/>
            <calcext:condition calcext:apply-style-name="ConditionalStyle_2" calcext:value="=2" calcext:base-cell-address="'RTS-Template'.AQ2"/>
            <calcext:condition calcext:apply-style-name="ConditionalStyle_3" calcext:value="=3" calcext:base-cell-address="'RTS-Template'.AQ2"/>
            <calcext:condition calcext:apply-style-name="ConditionalStyle_4" calcext:value="=4" calcext:base-cell-address="'RTS-Template'.AQ2"/>
            <calcext:condition calcext:apply-style-name="ConditionalStyle_5" calcext:value="&lt;1" calcext:base-cell-address="'RTS-Template'.AQ2"/>
            <calcext:condition calcext:apply-style-name="ConditionalStyle_5" calcext:value="&gt;4" calcext:base-cell-address="'RTS-Template'.AQ2"/>
          </calcext:conditional-format>
          <calcext:conditional-format calcext:target-range-address="'RTS-Template'.AS2:'RTS-Template'.AS2">
            <calcext:condition calcext:apply-style-name="ConditionalStyle_1" calcext:value="=1" calcext:base-cell-address="'RTS-Template'.AS2"/>
            <calcext:condition calcext:apply-style-name="ConditionalStyle_2" calcext:value="=2" calcext:base-cell-address="'RTS-Template'.AS2"/>
            <calcext:condition calcext:apply-style-name="ConditionalStyle_3" calcext:value="=3" calcext:base-cell-address="'RTS-Template'.AS2"/>
            <calcext:condition calcext:apply-style-name="ConditionalStyle_4" calcext:value="=4" calcext:base-cell-address="'RTS-Template'.AS2"/>
            <calcext:condition calcext:apply-style-name="ConditionalStyle_5" calcext:value="&lt;1" calcext:base-cell-address="'RTS-Template'.AS2"/>
            <calcext:condition calcext:apply-style-name="ConditionalStyle_5" calcext:value="&gt;4" calcext:base-cell-address="'RTS-Template'.AS2"/>
          </calcext:conditional-format>
          <calcext:conditional-format calcext:target-range-address="'RTS-Template'.AU2:'RTS-Template'.AU2">
            <calcext:condition calcext:apply-style-name="ConditionalStyle_1" calcext:value="=1" calcext:base-cell-address="'RTS-Template'.AU2"/>
            <calcext:condition calcext:apply-style-name="ConditionalStyle_2" calcext:value="=2" calcext:base-cell-address="'RTS-Template'.AU2"/>
            <calcext:condition calcext:apply-style-name="ConditionalStyle_3" calcext:value="=3" calcext:base-cell-address="'RTS-Template'.AU2"/>
            <calcext:condition calcext:apply-style-name="ConditionalStyle_4" calcext:value="=4" calcext:base-cell-address="'RTS-Template'.AU2"/>
            <calcext:condition calcext:apply-style-name="ConditionalStyle_5" calcext:value="&lt;1" calcext:base-cell-address="'RTS-Template'.AU2"/>
            <calcext:condition calcext:apply-style-name="ConditionalStyle_5" calcext:value="&gt;4" calcext:base-cell-address="'RTS-Template'.AU2"/>
          </calcext:conditional-format>
          <calcext:conditional-format calcext:target-range-address="'RTS-Template'.AW2:'RTS-Template'.AW2">
            <calcext:condition calcext:apply-style-name="ConditionalStyle_1" calcext:value="=1" calcext:base-cell-address="'RTS-Template'.AW2"/>
            <calcext:condition calcext:apply-style-name="ConditionalStyle_2" calcext:value="=2" calcext:base-cell-address="'RTS-Template'.AW2"/>
            <calcext:condition calcext:apply-style-name="ConditionalStyle_3" calcext:value="=3" calcext:base-cell-address="'RTS-Template'.AW2"/>
            <calcext:condition calcext:apply-style-name="ConditionalStyle_4" calcext:value="=4" calcext:base-cell-address="'RTS-Template'.AW2"/>
            <calcext:condition calcext:apply-style-name="ConditionalStyle_5" calcext:value="&lt;1" calcext:base-cell-address="'RTS-Template'.AW2"/>
            <calcext:condition calcext:apply-style-name="ConditionalStyle_5" calcext:value="&gt;4" calcext:base-cell-address="'RTS-Template'.AW2"/>
          </calcext:conditional-format>
          <calcext:conditional-format calcext:target-range-address="'RTS-Template'.AY2:'RTS-Template'.AY2">
            <calcext:condition calcext:apply-style-name="ConditionalStyle_1" calcext:value="=1" calcext:base-cell-address="'RTS-Template'.AY2"/>
            <calcext:condition calcext:apply-style-name="ConditionalStyle_2" calcext:value="=2" calcext:base-cell-address="'RTS-Template'.AY2"/>
            <calcext:condition calcext:apply-style-name="ConditionalStyle_3" calcext:value="=3" calcext:base-cell-address="'RTS-Template'.AY2"/>
            <calcext:condition calcext:apply-style-name="ConditionalStyle_4" calcext:value="=4" calcext:base-cell-address="'RTS-Template'.AY2"/>
            <calcext:condition calcext:apply-style-name="ConditionalStyle_5" calcext:value="&lt;1" calcext:base-cell-address="'RTS-Template'.AY2"/>
            <calcext:condition calcext:apply-style-name="ConditionalStyle_5" calcext:value="&gt;4" calcext:base-cell-address="'RTS-Template'.AY2"/>
          </calcext:conditional-format>
          <calcext:conditional-format calcext:target-range-address="'RTS-Template'.BA2:'RTS-Template'.BA2">
            <calcext:condition calcext:apply-style-name="ConditionalStyle_1" calcext:value="=1" calcext:base-cell-address="'RTS-Template'.BA2"/>
            <calcext:condition calcext:apply-style-name="ConditionalStyle_2" calcext:value="=2" calcext:base-cell-address="'RTS-Template'.BA2"/>
            <calcext:condition calcext:apply-style-name="ConditionalStyle_3" calcext:value="=3" calcext:base-cell-address="'RTS-Template'.BA2"/>
            <calcext:condition calcext:apply-style-name="ConditionalStyle_4" calcext:value="=4" calcext:base-cell-address="'RTS-Template'.BA2"/>
            <calcext:condition calcext:apply-style-name="ConditionalStyle_5" calcext:value="&lt;1" calcext:base-cell-address="'RTS-Template'.BA2"/>
            <calcext:condition calcext:apply-style-name="ConditionalStyle_5" calcext:value="&gt;4" calcext:base-cell-address="'RTS-Template'.BA2"/>
          </calcext:conditional-format>
          <calcext:conditional-format calcext:target-range-address="'RTS-Template'.BC2:'RTS-Template'.BC2">
            <calcext:condition calcext:apply-style-name="ConditionalStyle_1" calcext:value="=1" calcext:base-cell-address="'RTS-Template'.BC2"/>
            <calcext:condition calcext:apply-style-name="ConditionalStyle_2" calcext:value="=2" calcext:base-cell-address="'RTS-Template'.BC2"/>
            <calcext:condition calcext:apply-style-name="ConditionalStyle_3" calcext:value="=3" calcext:base-cell-address="'RTS-Template'.BC2"/>
            <calcext:condition calcext:apply-style-name="ConditionalStyle_4" calcext:value="=4" calcext:base-cell-address="'RTS-Template'.BC2"/>
            <calcext:condition calcext:apply-style-name="ConditionalStyle_5" calcext:value="&lt;1" calcext:base-cell-address="'RTS-Template'.BC2"/>
            <calcext:condition calcext:apply-style-name="ConditionalStyle_5" calcext:value="&gt;4" calcext:base-cell-address="'RTS-Template'.BC2"/>
          </calcext:conditional-format>
          <calcext:conditional-format calcext:target-range-address="'RTS-Template'.BE2:'RTS-Template'.BE2">
            <calcext:condition calcext:apply-style-name="ConditionalStyle_1" calcext:value="=1" calcext:base-cell-address="'RTS-Template'.BE2"/>
            <calcext:condition calcext:apply-style-name="ConditionalStyle_2" calcext:value="=2" calcext:base-cell-address="'RTS-Template'.BE2"/>
            <calcext:condition calcext:apply-style-name="ConditionalStyle_3" calcext:value="=3" calcext:base-cell-address="'RTS-Template'.BE2"/>
            <calcext:condition calcext:apply-style-name="ConditionalStyle_4" calcext:value="=4" calcext:base-cell-address="'RTS-Template'.BE2"/>
            <calcext:condition calcext:apply-style-name="ConditionalStyle_5" calcext:value="&lt;1" calcext:base-cell-address="'RTS-Template'.BE2"/>
            <calcext:condition calcext:apply-style-name="ConditionalStyle_5" calcext:value="&gt;4" calcext:base-cell-address="'RTS-Template'.BE2"/>
          </calcext:conditional-format>
          <calcext:conditional-format calcext:target-range-address="'RTS-Template'.BG2:'RTS-Template'.BG2">
            <calcext:condition calcext:apply-style-name="ConditionalStyle_1" calcext:value="=1" calcext:base-cell-address="'RTS-Template'.BG2"/>
            <calcext:condition calcext:apply-style-name="ConditionalStyle_2" calcext:value="=2" calcext:base-cell-address="'RTS-Template'.BG2"/>
            <calcext:condition calcext:apply-style-name="ConditionalStyle_3" calcext:value="=3" calcext:base-cell-address="'RTS-Template'.BG2"/>
            <calcext:condition calcext:apply-style-name="ConditionalStyle_4" calcext:value="=4" calcext:base-cell-address="'RTS-Template'.BG2"/>
            <calcext:condition calcext:apply-style-name="ConditionalStyle_5" calcext:value="&lt;1" calcext:base-cell-address="'RTS-Template'.BG2"/>
            <calcext:condition calcext:apply-style-name="ConditionalStyle_5" calcext:value="&gt;4" calcext:base-cell-address="'RTS-Template'.BG2"/>
          </calcext:conditional-format>
          <calcext:conditional-format calcext:target-range-address="'RTS-Template'.BI2:'RTS-Template'.BI2">
            <calcext:condition calcext:apply-style-name="ConditionalStyle_1" calcext:value="=1" calcext:base-cell-address="'RTS-Template'.BI2"/>
            <calcext:condition calcext:apply-style-name="ConditionalStyle_2" calcext:value="=2" calcext:base-cell-address="'RTS-Template'.BI2"/>
            <calcext:condition calcext:apply-style-name="ConditionalStyle_3" calcext:value="=3" calcext:base-cell-address="'RTS-Template'.BI2"/>
            <calcext:condition calcext:apply-style-name="ConditionalStyle_4" calcext:value="=4" calcext:base-cell-address="'RTS-Template'.BI2"/>
            <calcext:condition calcext:apply-style-name="ConditionalStyle_5" calcext:value="&lt;1" calcext:base-cell-address="'RTS-Template'.BI2"/>
            <calcext:condition calcext:apply-style-name="ConditionalStyle_5" calcext:value="&gt;4" calcext:base-cell-address="'RTS-Template'.BI2"/>
          </calcext:conditional-format>
          <calcext:conditional-format calcext:target-range-address="'RTS-Template'.BK2:'RTS-Template'.BK2">
            <calcext:condition calcext:apply-style-name="ConditionalStyle_1" calcext:value="=1" calcext:base-cell-address="'RTS-Template'.BK2"/>
            <calcext:condition calcext:apply-style-name="ConditionalStyle_2" calcext:value="=2" calcext:base-cell-address="'RTS-Template'.BK2"/>
            <calcext:condition calcext:apply-style-name="ConditionalStyle_3" calcext:value="=3" calcext:base-cell-address="'RTS-Template'.BK2"/>
            <calcext:condition calcext:apply-style-name="ConditionalStyle_4" calcext:value="=4" calcext:base-cell-address="'RTS-Template'.BK2"/>
            <calcext:condition calcext:apply-style-name="ConditionalStyle_5" calcext:value="&lt;1" calcext:base-cell-address="'RTS-Template'.BK2"/>
            <calcext:condition calcext:apply-style-name="ConditionalStyle_5" calcext:value="&gt;4" calcext:base-cell-address="'RTS-Template'.BK2"/>
          </calcext:conditional-format>
          <calcext:conditional-format calcext:target-range-address="'RTS-Template'.BM2:'RTS-Template'.BM2">
            <calcext:condition calcext:apply-style-name="ConditionalStyle_1" calcext:value="=1" calcext:base-cell-address="'RTS-Template'.BM2"/>
            <calcext:condition calcext:apply-style-name="ConditionalStyle_2" calcext:value="=2" calcext:base-cell-address="'RTS-Template'.BM2"/>
            <calcext:condition calcext:apply-style-name="ConditionalStyle_3" calcext:value="=3" calcext:base-cell-address="'RTS-Template'.BM2"/>
            <calcext:condition calcext:apply-style-name="ConditionalStyle_4" calcext:value="=4" calcext:base-cell-address="'RTS-Template'.BM2"/>
            <calcext:condition calcext:apply-style-name="ConditionalStyle_5" calcext:value="&lt;1" calcext:base-cell-address="'RTS-Template'.BM2"/>
            <calcext:condition calcext:apply-style-name="ConditionalStyle_5" calcext:value="&gt;4" calcext:base-cell-address="'RTS-Template'.BM2"/>
          </calcext:conditional-format>
          <calcext:conditional-format calcext:target-range-address="'RTS-Template'.BO2:'RTS-Template'.BO2">
            <calcext:condition calcext:apply-style-name="ConditionalStyle_1" calcext:value="=1" calcext:base-cell-address="'RTS-Template'.BO2"/>
            <calcext:condition calcext:apply-style-name="ConditionalStyle_2" calcext:value="=2" calcext:base-cell-address="'RTS-Template'.BO2"/>
            <calcext:condition calcext:apply-style-name="ConditionalStyle_3" calcext:value="=3" calcext:base-cell-address="'RTS-Template'.BO2"/>
            <calcext:condition calcext:apply-style-name="ConditionalStyle_4" calcext:value="=4" calcext:base-cell-address="'RTS-Template'.BO2"/>
            <calcext:condition calcext:apply-style-name="ConditionalStyle_5" calcext:value="&lt;1" calcext:base-cell-address="'RTS-Template'.BO2"/>
            <calcext:condition calcext:apply-style-name="ConditionalStyle_5" calcext:value="&gt;4" calcext:base-cell-address="'RTS-Template'.BO2"/>
          </calcext:conditional-format>
          <calcext:conditional-format calcext:target-range-address="'RTS-Template'.BQ2:'RTS-Template'.BQ2">
            <calcext:condition calcext:apply-style-name="ConditionalStyle_1" calcext:value="=1" calcext:base-cell-address="'RTS-Template'.BQ2"/>
            <calcext:condition calcext:apply-style-name="ConditionalStyle_2" calcext:value="=2" calcext:base-cell-address="'RTS-Template'.BQ2"/>
            <calcext:condition calcext:apply-style-name="ConditionalStyle_3" calcext:value="=3" calcext:base-cell-address="'RTS-Template'.BQ2"/>
            <calcext:condition calcext:apply-style-name="ConditionalStyle_4" calcext:value="=4" calcext:base-cell-address="'RTS-Template'.BQ2"/>
            <calcext:condition calcext:apply-style-name="ConditionalStyle_5" calcext:value="&lt;1" calcext:base-cell-address="'RTS-Template'.BQ2"/>
            <calcext:condition calcext:apply-style-name="ConditionalStyle_5" calcext:value="&gt;4" calcext:base-cell-address="'RTS-Template'.BQ2"/>
          </calcext:conditional-format>
          <calcext:conditional-format calcext:target-range-address="'RTS-Template'.BS2:'RTS-Template'.BS2">
            <calcext:condition calcext:apply-style-name="ConditionalStyle_1" calcext:value="=1" calcext:base-cell-address="'RTS-Template'.BS2"/>
            <calcext:condition calcext:apply-style-name="ConditionalStyle_2" calcext:value="=2" calcext:base-cell-address="'RTS-Template'.BS2"/>
            <calcext:condition calcext:apply-style-name="ConditionalStyle_3" calcext:value="=3" calcext:base-cell-address="'RTS-Template'.BS2"/>
            <calcext:condition calcext:apply-style-name="ConditionalStyle_4" calcext:value="=4" calcext:base-cell-address="'RTS-Template'.BS2"/>
            <calcext:condition calcext:apply-style-name="ConditionalStyle_5" calcext:value="&lt;1" calcext:base-cell-address="'RTS-Template'.BS2"/>
            <calcext:condition calcext:apply-style-name="ConditionalStyle_5" calcext:value="&gt;4" calcext:base-cell-address="'RTS-Template'.BS2"/>
          </calcext:conditional-format>
          <calcext:conditional-format calcext:target-range-address="'RTS-Template'.BU2:'RTS-Template'.BU2">
            <calcext:condition calcext:apply-style-name="ConditionalStyle_1" calcext:value="=1" calcext:base-cell-address="'RTS-Template'.BU2"/>
            <calcext:condition calcext:apply-style-name="ConditionalStyle_2" calcext:value="=2" calcext:base-cell-address="'RTS-Template'.BU2"/>
            <calcext:condition calcext:apply-style-name="ConditionalStyle_3" calcext:value="=3" calcext:base-cell-address="'RTS-Template'.BU2"/>
            <calcext:condition calcext:apply-style-name="ConditionalStyle_4" calcext:value="=4" calcext:base-cell-address="'RTS-Template'.BU2"/>
            <calcext:condition calcext:apply-style-name="ConditionalStyle_5" calcext:value="&lt;1" calcext:base-cell-address="'RTS-Template'.BU2"/>
            <calcext:condition calcext:apply-style-name="ConditionalStyle_5" calcext:value="&gt;4" calcext:base-cell-address="'RTS-Template'.BU2"/>
          </calcext:conditional-format>
          <calcext:conditional-format calcext:target-range-address="'RTS-Template'.BW2:'RTS-Template'.BW2">
            <calcext:condition calcext:apply-style-name="ConditionalStyle_1" calcext:value="=1" calcext:base-cell-address="'RTS-Template'.BW2"/>
            <calcext:condition calcext:apply-style-name="ConditionalStyle_2" calcext:value="=2" calcext:base-cell-address="'RTS-Template'.BW2"/>
            <calcext:condition calcext:apply-style-name="ConditionalStyle_3" calcext:value="=3" calcext:base-cell-address="'RTS-Template'.BW2"/>
            <calcext:condition calcext:apply-style-name="ConditionalStyle_4" calcext:value="=4" calcext:base-cell-address="'RTS-Template'.BW2"/>
            <calcext:condition calcext:apply-style-name="ConditionalStyle_5" calcext:value="&lt;1" calcext:base-cell-address="'RTS-Template'.BW2"/>
            <calcext:condition calcext:apply-style-name="ConditionalStyle_5" calcext:value="&gt;4" calcext:base-cell-address="'RTS-Template'.BW2"/>
          </calcext:conditional-format>
          <calcext:conditional-format calcext:target-range-address="'RTS-Template'.BY2:'RTS-Template'.BY2">
            <calcext:condition calcext:apply-style-name="ConditionalStyle_1" calcext:value="=1" calcext:base-cell-address="'RTS-Template'.BY2"/>
            <calcext:condition calcext:apply-style-name="ConditionalStyle_2" calcext:value="=2" calcext:base-cell-address="'RTS-Template'.BY2"/>
            <calcext:condition calcext:apply-style-name="ConditionalStyle_3" calcext:value="=3" calcext:base-cell-address="'RTS-Template'.BY2"/>
            <calcext:condition calcext:apply-style-name="ConditionalStyle_4" calcext:value="=4" calcext:base-cell-address="'RTS-Template'.BY2"/>
            <calcext:condition calcext:apply-style-name="ConditionalStyle_5" calcext:value="&lt;1" calcext:base-cell-address="'RTS-Template'.BY2"/>
            <calcext:condition calcext:apply-style-name="ConditionalStyle_5" calcext:value="&gt;4" calcext:base-cell-address="'RTS-Template'.BY2"/>
          </calcext:conditional-format>
          <calcext:conditional-format calcext:target-range-address="'RTS-Template'.CA2:'RTS-Template'.CA2">
            <calcext:condition calcext:apply-style-name="ConditionalStyle_1" calcext:value="=1" calcext:base-cell-address="'RTS-Template'.CA2"/>
            <calcext:condition calcext:apply-style-name="ConditionalStyle_2" calcext:value="=2" calcext:base-cell-address="'RTS-Template'.CA2"/>
            <calcext:condition calcext:apply-style-name="ConditionalStyle_3" calcext:value="=3" calcext:base-cell-address="'RTS-Template'.CA2"/>
            <calcext:condition calcext:apply-style-name="ConditionalStyle_4" calcext:value="=4" calcext:base-cell-address="'RTS-Template'.CA2"/>
            <calcext:condition calcext:apply-style-name="ConditionalStyle_5" calcext:value="&lt;1" calcext:base-cell-address="'RTS-Template'.CA2"/>
            <calcext:condition calcext:apply-style-name="ConditionalStyle_5" calcext:value="&gt;4" calcext:base-cell-address="'RTS-Template'.CA2"/>
          </calcext:conditional-format>
          <calcext:conditional-format calcext:target-range-address="'RTS-Template'.CC2:'RTS-Template'.CC2">
            <calcext:condition calcext:apply-style-name="ConditionalStyle_1" calcext:value="=1" calcext:base-cell-address="'RTS-Template'.CC2"/>
            <calcext:condition calcext:apply-style-name="ConditionalStyle_2" calcext:value="=2" calcext:base-cell-address="'RTS-Template'.CC2"/>
            <calcext:condition calcext:apply-style-name="ConditionalStyle_3" calcext:value="=3" calcext:base-cell-address="'RTS-Template'.CC2"/>
            <calcext:condition calcext:apply-style-name="ConditionalStyle_4" calcext:value="=4" calcext:base-cell-address="'RTS-Template'.CC2"/>
            <calcext:condition calcext:apply-style-name="ConditionalStyle_5" calcext:value="&lt;1" calcext:base-cell-address="'RTS-Template'.CC2"/>
            <calcext:condition calcext:apply-style-name="ConditionalStyle_5" calcext:value="&gt;4" calcext:base-cell-address="'RTS-Template'.CC2"/>
          </calcext:conditional-format>
          <calcext:conditional-format calcext:target-range-address="'RTS-Template'.CE2:'RTS-Template'.CE2">
            <calcext:condition calcext:apply-style-name="ConditionalStyle_1" calcext:value="=1" calcext:base-cell-address="'RTS-Template'.CE2"/>
            <calcext:condition calcext:apply-style-name="ConditionalStyle_2" calcext:value="=2" calcext:base-cell-address="'RTS-Template'.CE2"/>
            <calcext:condition calcext:apply-style-name="ConditionalStyle_3" calcext:value="=3" calcext:base-cell-address="'RTS-Template'.CE2"/>
            <calcext:condition calcext:apply-style-name="ConditionalStyle_4" calcext:value="=4" calcext:base-cell-address="'RTS-Template'.CE2"/>
            <calcext:condition calcext:apply-style-name="ConditionalStyle_5" calcext:value="&lt;1" calcext:base-cell-address="'RTS-Template'.CE2"/>
            <calcext:condition calcext:apply-style-name="ConditionalStyle_5" calcext:value="&gt;4" calcext:base-cell-address="'RTS-Template'.CE2"/>
          </calcext:conditional-format>
          <calcext:conditional-format calcext:target-range-address="'RTS-Template'.CG2:'RTS-Template'.CG2">
            <calcext:condition calcext:apply-style-name="ConditionalStyle_1" calcext:value="=1" calcext:base-cell-address="'RTS-Template'.CG2"/>
            <calcext:condition calcext:apply-style-name="ConditionalStyle_2" calcext:value="=2" calcext:base-cell-address="'RTS-Template'.CG2"/>
            <calcext:condition calcext:apply-style-name="ConditionalStyle_3" calcext:value="=3" calcext:base-cell-address="'RTS-Template'.CG2"/>
            <calcext:condition calcext:apply-style-name="ConditionalStyle_4" calcext:value="=4" calcext:base-cell-address="'RTS-Template'.CG2"/>
            <calcext:condition calcext:apply-style-name="ConditionalStyle_5" calcext:value="&lt;1" calcext:base-cell-address="'RTS-Template'.CG2"/>
            <calcext:condition calcext:apply-style-name="ConditionalStyle_5" calcext:value="&gt;4" calcext:base-cell-address="'RTS-Template'.CG2"/>
          </calcext:conditional-format>
          <calcext:conditional-format calcext:target-range-address="'RTS-Template'.CI2:'RTS-Template'.CI2">
            <calcext:condition calcext:apply-style-name="ConditionalStyle_1" calcext:value="=1" calcext:base-cell-address="'RTS-Template'.CI2"/>
            <calcext:condition calcext:apply-style-name="ConditionalStyle_2" calcext:value="=2" calcext:base-cell-address="'RTS-Template'.CI2"/>
            <calcext:condition calcext:apply-style-name="ConditionalStyle_3" calcext:value="=3" calcext:base-cell-address="'RTS-Template'.CI2"/>
            <calcext:condition calcext:apply-style-name="ConditionalStyle_4" calcext:value="=4" calcext:base-cell-address="'RTS-Template'.CI2"/>
            <calcext:condition calcext:apply-style-name="ConditionalStyle_5" calcext:value="&lt;1" calcext:base-cell-address="'RTS-Template'.CI2"/>
            <calcext:condition calcext:apply-style-name="ConditionalStyle_5" calcext:value="&gt;4" calcext:base-cell-address="'RTS-Template'.CI2"/>
          </calcext:conditional-format>
          <calcext:conditional-format calcext:target-range-address="'RTS-Template'.CK2:'RTS-Template'.CK2">
            <calcext:condition calcext:apply-style-name="ConditionalStyle_1" calcext:value="=1" calcext:base-cell-address="'RTS-Template'.CK2"/>
            <calcext:condition calcext:apply-style-name="ConditionalStyle_2" calcext:value="=2" calcext:base-cell-address="'RTS-Template'.CK2"/>
            <calcext:condition calcext:apply-style-name="ConditionalStyle_3" calcext:value="=3" calcext:base-cell-address="'RTS-Template'.CK2"/>
            <calcext:condition calcext:apply-style-name="ConditionalStyle_4" calcext:value="=4" calcext:base-cell-address="'RTS-Template'.CK2"/>
            <calcext:condition calcext:apply-style-name="ConditionalStyle_5" calcext:value="&lt;1" calcext:base-cell-address="'RTS-Template'.CK2"/>
            <calcext:condition calcext:apply-style-name="ConditionalStyle_5" calcext:value="&gt;4" calcext:base-cell-address="'RTS-Template'.CK2"/>
          </calcext:conditional-format>
          <calcext:conditional-format calcext:target-range-address="'RTS-Template'.DM2:'RTS-Template'.DM2">
            <calcext:condition calcext:apply-style-name="ConditionalStyle_1" calcext:value="=1" calcext:base-cell-address="'RTS-Template'.DM2"/>
            <calcext:condition calcext:apply-style-name="ConditionalStyle_2" calcext:value="=2" calcext:base-cell-address="'RTS-Template'.DM2"/>
            <calcext:condition calcext:apply-style-name="ConditionalStyle_3" calcext:value="=3" calcext:base-cell-address="'RTS-Template'.DM2"/>
            <calcext:condition calcext:apply-style-name="ConditionalStyle_4" calcext:value="=4" calcext:base-cell-address="'RTS-Template'.DM2"/>
            <calcext:condition calcext:apply-style-name="ConditionalStyle_5" calcext:value="&lt;1" calcext:base-cell-address="'RTS-Template'.DM2"/>
            <calcext:condition calcext:apply-style-name="ConditionalStyle_5" calcext:value="&gt;4" calcext:base-cell-address="'RTS-Template'.DM2"/>
          </calcext:conditional-format>
          <calcext:conditional-format calcext:target-range-address="'RTS-Template'.DQ2:'RTS-Template'.DQ2">
            <calcext:condition calcext:apply-style-name="ConditionalStyle_1" calcext:value="=1" calcext:base-cell-address="'RTS-Template'.DQ2"/>
            <calcext:condition calcext:apply-style-name="ConditionalStyle_2" calcext:value="=2" calcext:base-cell-address="'RTS-Template'.DQ2"/>
            <calcext:condition calcext:apply-style-name="ConditionalStyle_3" calcext:value="=3" calcext:base-cell-address="'RTS-Template'.DQ2"/>
            <calcext:condition calcext:apply-style-name="ConditionalStyle_4" calcext:value="=4" calcext:base-cell-address="'RTS-Template'.DQ2"/>
            <calcext:condition calcext:apply-style-name="ConditionalStyle_5" calcext:value="&lt;1" calcext:base-cell-address="'RTS-Template'.DQ2"/>
            <calcext:condition calcext:apply-style-name="ConditionalStyle_5" calcext:value="&gt;4" calcext:base-cell-address="'RTS-Template'.DQ2"/>
          </calcext:conditional-format>
          <calcext:conditional-format calcext:target-range-address="'RTS-Template'.DS2:'RTS-Template'.DS2">
            <calcext:condition calcext:apply-style-name="ConditionalStyle_1" calcext:value="=1" calcext:base-cell-address="'RTS-Template'.DS2"/>
            <calcext:condition calcext:apply-style-name="ConditionalStyle_2" calcext:value="=2" calcext:base-cell-address="'RTS-Template'.DS2"/>
            <calcext:condition calcext:apply-style-name="ConditionalStyle_3" calcext:value="=3" calcext:base-cell-address="'RTS-Template'.DS2"/>
            <calcext:condition calcext:apply-style-name="ConditionalStyle_4" calcext:value="=4" calcext:base-cell-address="'RTS-Template'.DS2"/>
            <calcext:condition calcext:apply-style-name="ConditionalStyle_5" calcext:value="&lt;1" calcext:base-cell-address="'RTS-Template'.DS2"/>
            <calcext:condition calcext:apply-style-name="ConditionalStyle_5" calcext:value="&gt;4" calcext:base-cell-address="'RTS-Template'.DS2"/>
          </calcext:conditional-format>
          <calcext:conditional-format calcext:target-range-address="'RTS-Template'.DO4:'RTS-Template'.DO4">
            <calcext:condition calcext:apply-style-name="ConditionalStyle_1" calcext:value="=1" calcext:base-cell-address="'RTS-Template'.DO4"/>
            <calcext:condition calcext:apply-style-name="ConditionalStyle_2" calcext:value="=2" calcext:base-cell-address="'RTS-Template'.DO4"/>
            <calcext:condition calcext:apply-style-name="ConditionalStyle_3" calcext:value="=3" calcext:base-cell-address="'RTS-Template'.DO4"/>
            <calcext:condition calcext:apply-style-name="ConditionalStyle_4" calcext:value="=4" calcext:base-cell-address="'RTS-Template'.DO4"/>
            <calcext:condition calcext:apply-style-name="ConditionalStyle_5" calcext:value="&lt;1" calcext:base-cell-address="'RTS-Template'.DO4"/>
            <calcext:condition calcext:apply-style-name="ConditionalStyle_5" calcext:value="&gt;4" calcext:base-cell-address="'RTS-Template'.DO4"/>
          </calcext:conditional-format>
          <calcext:conditional-format calcext:target-range-address="'RTS-Template'.DO2:'RTS-Template'.DO2">
            <calcext:condition calcext:apply-style-name="ConditionalStyle_1" calcext:value="=1" calcext:base-cell-address="'RTS-Template'.DO2"/>
            <calcext:condition calcext:apply-style-name="ConditionalStyle_2" calcext:value="=2" calcext:base-cell-address="'RTS-Template'.DO2"/>
            <calcext:condition calcext:apply-style-name="ConditionalStyle_3" calcext:value="=3" calcext:base-cell-address="'RTS-Template'.DO2"/>
            <calcext:condition calcext:apply-style-name="ConditionalStyle_4" calcext:value="=4" calcext:base-cell-address="'RTS-Template'.DO2"/>
            <calcext:condition calcext:apply-style-name="ConditionalStyle_5" calcext:value="&lt;1" calcext:base-cell-address="'RTS-Template'.DO2"/>
            <calcext:condition calcext:apply-style-name="ConditionalStyle_5" calcext:value="&gt;4" calcext:base-cell-address="'RTS-Template'.DO2"/>
          </calcext:conditional-format>
          <calcext:conditional-format calcext:target-range-address="'RTS-Template'.CO4:'RTS-Template'.CO4">
            <calcext:condition calcext:apply-style-name="ConditionalStyle_1" calcext:value="=1" calcext:base-cell-address="'RTS-Template'.CO4"/>
            <calcext:condition calcext:apply-style-name="ConditionalStyle_2" calcext:value="=2" calcext:base-cell-address="'RTS-Template'.CO4"/>
            <calcext:condition calcext:apply-style-name="ConditionalStyle_3" calcext:value="=3" calcext:base-cell-address="'RTS-Template'.CO4"/>
            <calcext:condition calcext:apply-style-name="ConditionalStyle_4" calcext:value="=4" calcext:base-cell-address="'RTS-Template'.CO4"/>
            <calcext:condition calcext:apply-style-name="ConditionalStyle_5" calcext:value="&lt;1" calcext:base-cell-address="'RTS-Template'.CO4"/>
            <calcext:condition calcext:apply-style-name="ConditionalStyle_5" calcext:value="&gt;4" calcext:base-cell-address="'RTS-Template'.CO4"/>
          </calcext:conditional-format>
          <calcext:conditional-format calcext:target-range-address="'RTS-Template'.CQ4:'RTS-Template'.CQ4">
            <calcext:condition calcext:apply-style-name="ConditionalStyle_1" calcext:value="=1" calcext:base-cell-address="'RTS-Template'.CQ4"/>
            <calcext:condition calcext:apply-style-name="ConditionalStyle_2" calcext:value="=2" calcext:base-cell-address="'RTS-Template'.CQ4"/>
            <calcext:condition calcext:apply-style-name="ConditionalStyle_3" calcext:value="=3" calcext:base-cell-address="'RTS-Template'.CQ4"/>
            <calcext:condition calcext:apply-style-name="ConditionalStyle_4" calcext:value="=4" calcext:base-cell-address="'RTS-Template'.CQ4"/>
            <calcext:condition calcext:apply-style-name="ConditionalStyle_5" calcext:value="&lt;1" calcext:base-cell-address="'RTS-Template'.CQ4"/>
            <calcext:condition calcext:apply-style-name="ConditionalStyle_5" calcext:value="&gt;4" calcext:base-cell-address="'RTS-Template'.CQ4"/>
          </calcext:conditional-format>
          <calcext:conditional-format calcext:target-range-address="'RTS-Template'.CS4:'RTS-Template'.CS4">
            <calcext:condition calcext:apply-style-name="ConditionalStyle_1" calcext:value="=1" calcext:base-cell-address="'RTS-Template'.CS4"/>
            <calcext:condition calcext:apply-style-name="ConditionalStyle_2" calcext:value="=2" calcext:base-cell-address="'RTS-Template'.CS4"/>
            <calcext:condition calcext:apply-style-name="ConditionalStyle_3" calcext:value="=3" calcext:base-cell-address="'RTS-Template'.CS4"/>
            <calcext:condition calcext:apply-style-name="ConditionalStyle_4" calcext:value="=4" calcext:base-cell-address="'RTS-Template'.CS4"/>
            <calcext:condition calcext:apply-style-name="ConditionalStyle_5" calcext:value="&lt;1" calcext:base-cell-address="'RTS-Template'.CS4"/>
            <calcext:condition calcext:apply-style-name="ConditionalStyle_5" calcext:value="&gt;4" calcext:base-cell-address="'RTS-Template'.CS4"/>
          </calcext:conditional-format>
          <calcext:conditional-format calcext:target-range-address="'RTS-Template'.CU4:'RTS-Template'.CU4">
            <calcext:condition calcext:apply-style-name="ConditionalStyle_1" calcext:value="=1" calcext:base-cell-address="'RTS-Template'.CU4"/>
            <calcext:condition calcext:apply-style-name="ConditionalStyle_2" calcext:value="=2" calcext:base-cell-address="'RTS-Template'.CU4"/>
            <calcext:condition calcext:apply-style-name="ConditionalStyle_3" calcext:value="=3" calcext:base-cell-address="'RTS-Template'.CU4"/>
            <calcext:condition calcext:apply-style-name="ConditionalStyle_4" calcext:value="=4" calcext:base-cell-address="'RTS-Template'.CU4"/>
            <calcext:condition calcext:apply-style-name="ConditionalStyle_5" calcext:value="&lt;1" calcext:base-cell-address="'RTS-Template'.CU4"/>
            <calcext:condition calcext:apply-style-name="ConditionalStyle_5" calcext:value="&gt;4" calcext:base-cell-address="'RTS-Template'.CU4"/>
          </calcext:conditional-format>
          <calcext:conditional-format calcext:target-range-address="'RTS-Template'.CW4:'RTS-Template'.CW4">
            <calcext:condition calcext:apply-style-name="ConditionalStyle_1" calcext:value="=1" calcext:base-cell-address="'RTS-Template'.CW4"/>
            <calcext:condition calcext:apply-style-name="ConditionalStyle_2" calcext:value="=2" calcext:base-cell-address="'RTS-Template'.CW4"/>
            <calcext:condition calcext:apply-style-name="ConditionalStyle_3" calcext:value="=3" calcext:base-cell-address="'RTS-Template'.CW4"/>
            <calcext:condition calcext:apply-style-name="ConditionalStyle_4" calcext:value="=4" calcext:base-cell-address="'RTS-Template'.CW4"/>
            <calcext:condition calcext:apply-style-name="ConditionalStyle_5" calcext:value="&lt;1" calcext:base-cell-address="'RTS-Template'.CW4"/>
            <calcext:condition calcext:apply-style-name="ConditionalStyle_5" calcext:value="&gt;4" calcext:base-cell-address="'RTS-Template'.CW4"/>
          </calcext:conditional-format>
          <calcext:conditional-format calcext:target-range-address="'RTS-Template'.CY4:'RTS-Template'.CY4">
            <calcext:condition calcext:apply-style-name="ConditionalStyle_1" calcext:value="=1" calcext:base-cell-address="'RTS-Template'.CY4"/>
            <calcext:condition calcext:apply-style-name="ConditionalStyle_2" calcext:value="=2" calcext:base-cell-address="'RTS-Template'.CY4"/>
            <calcext:condition calcext:apply-style-name="ConditionalStyle_3" calcext:value="=3" calcext:base-cell-address="'RTS-Template'.CY4"/>
            <calcext:condition calcext:apply-style-name="ConditionalStyle_4" calcext:value="=4" calcext:base-cell-address="'RTS-Template'.CY4"/>
            <calcext:condition calcext:apply-style-name="ConditionalStyle_5" calcext:value="&lt;1" calcext:base-cell-address="'RTS-Template'.CY4"/>
            <calcext:condition calcext:apply-style-name="ConditionalStyle_5" calcext:value="&gt;4" calcext:base-cell-address="'RTS-Template'.CY4"/>
          </calcext:conditional-format>
          <calcext:conditional-format calcext:target-range-address="'RTS-Template'.DA4:'RTS-Template'.DA4">
            <calcext:condition calcext:apply-style-name="ConditionalStyle_1" calcext:value="=1" calcext:base-cell-address="'RTS-Template'.DA4"/>
            <calcext:condition calcext:apply-style-name="ConditionalStyle_2" calcext:value="=2" calcext:base-cell-address="'RTS-Template'.DA4"/>
            <calcext:condition calcext:apply-style-name="ConditionalStyle_3" calcext:value="=3" calcext:base-cell-address="'RTS-Template'.DA4"/>
            <calcext:condition calcext:apply-style-name="ConditionalStyle_4" calcext:value="=4" calcext:base-cell-address="'RTS-Template'.DA4"/>
            <calcext:condition calcext:apply-style-name="ConditionalStyle_5" calcext:value="&lt;1" calcext:base-cell-address="'RTS-Template'.DA4"/>
            <calcext:condition calcext:apply-style-name="ConditionalStyle_5" calcext:value="&gt;4" calcext:base-cell-address="'RTS-Template'.DA4"/>
          </calcext:conditional-format>
          <calcext:conditional-format calcext:target-range-address="'RTS-Template'.DC4:'RTS-Template'.DC4">
            <calcext:condition calcext:apply-style-name="ConditionalStyle_1" calcext:value="=1" calcext:base-cell-address="'RTS-Template'.DC4"/>
            <calcext:condition calcext:apply-style-name="ConditionalStyle_2" calcext:value="=2" calcext:base-cell-address="'RTS-Template'.DC4"/>
            <calcext:condition calcext:apply-style-name="ConditionalStyle_3" calcext:value="=3" calcext:base-cell-address="'RTS-Template'.DC4"/>
            <calcext:condition calcext:apply-style-name="ConditionalStyle_4" calcext:value="=4" calcext:base-cell-address="'RTS-Template'.DC4"/>
            <calcext:condition calcext:apply-style-name="ConditionalStyle_5" calcext:value="&lt;1" calcext:base-cell-address="'RTS-Template'.DC4"/>
            <calcext:condition calcext:apply-style-name="ConditionalStyle_5" calcext:value="&gt;4" calcext:base-cell-address="'RTS-Template'.DC4"/>
          </calcext:conditional-format>
          <calcext:conditional-format calcext:target-range-address="'RTS-Template'.DE4:'RTS-Template'.DE4">
            <calcext:condition calcext:apply-style-name="ConditionalStyle_1" calcext:value="=1" calcext:base-cell-address="'RTS-Template'.DE4"/>
            <calcext:condition calcext:apply-style-name="ConditionalStyle_2" calcext:value="=2" calcext:base-cell-address="'RTS-Template'.DE4"/>
            <calcext:condition calcext:apply-style-name="ConditionalStyle_3" calcext:value="=3" calcext:base-cell-address="'RTS-Template'.DE4"/>
            <calcext:condition calcext:apply-style-name="ConditionalStyle_4" calcext:value="=4" calcext:base-cell-address="'RTS-Template'.DE4"/>
            <calcext:condition calcext:apply-style-name="ConditionalStyle_5" calcext:value="&lt;1" calcext:base-cell-address="'RTS-Template'.DE4"/>
            <calcext:condition calcext:apply-style-name="ConditionalStyle_5" calcext:value="&gt;4" calcext:base-cell-address="'RTS-Template'.DE4"/>
          </calcext:conditional-format>
          <calcext:conditional-format calcext:target-range-address="'RTS-Template'.DG4:'RTS-Template'.DG4">
            <calcext:condition calcext:apply-style-name="ConditionalStyle_1" calcext:value="=1" calcext:base-cell-address="'RTS-Template'.DG4"/>
            <calcext:condition calcext:apply-style-name="ConditionalStyle_2" calcext:value="=2" calcext:base-cell-address="'RTS-Template'.DG4"/>
            <calcext:condition calcext:apply-style-name="ConditionalStyle_3" calcext:value="=3" calcext:base-cell-address="'RTS-Template'.DG4"/>
            <calcext:condition calcext:apply-style-name="ConditionalStyle_4" calcext:value="=4" calcext:base-cell-address="'RTS-Template'.DG4"/>
            <calcext:condition calcext:apply-style-name="ConditionalStyle_5" calcext:value="&lt;1" calcext:base-cell-address="'RTS-Template'.DG4"/>
            <calcext:condition calcext:apply-style-name="ConditionalStyle_5" calcext:value="&gt;4" calcext:base-cell-address="'RTS-Template'.DG4"/>
          </calcext:conditional-format>
          <calcext:conditional-format calcext:target-range-address="'RTS-Template'.DI4:'RTS-Template'.DI4">
            <calcext:condition calcext:apply-style-name="ConditionalStyle_1" calcext:value="=1" calcext:base-cell-address="'RTS-Template'.DI4"/>
            <calcext:condition calcext:apply-style-name="ConditionalStyle_2" calcext:value="=2" calcext:base-cell-address="'RTS-Template'.DI4"/>
            <calcext:condition calcext:apply-style-name="ConditionalStyle_3" calcext:value="=3" calcext:base-cell-address="'RTS-Template'.DI4"/>
            <calcext:condition calcext:apply-style-name="ConditionalStyle_4" calcext:value="=4" calcext:base-cell-address="'RTS-Template'.DI4"/>
            <calcext:condition calcext:apply-style-name="ConditionalStyle_5" calcext:value="&lt;1" calcext:base-cell-address="'RTS-Template'.DI4"/>
            <calcext:condition calcext:apply-style-name="ConditionalStyle_5" calcext:value="&gt;4" calcext:base-cell-address="'RTS-Template'.DI4"/>
          </calcext:conditional-format>
          <calcext:conditional-format calcext:target-range-address="'RTS-Template'.DK4:'RTS-Template'.DK4">
            <calcext:condition calcext:apply-style-name="ConditionalStyle_1" calcext:value="=1" calcext:base-cell-address="'RTS-Template'.DK4"/>
            <calcext:condition calcext:apply-style-name="ConditionalStyle_2" calcext:value="=2" calcext:base-cell-address="'RTS-Template'.DK4"/>
            <calcext:condition calcext:apply-style-name="ConditionalStyle_3" calcext:value="=3" calcext:base-cell-address="'RTS-Template'.DK4"/>
            <calcext:condition calcext:apply-style-name="ConditionalStyle_4" calcext:value="=4" calcext:base-cell-address="'RTS-Template'.DK4"/>
            <calcext:condition calcext:apply-style-name="ConditionalStyle_5" calcext:value="&lt;1" calcext:base-cell-address="'RTS-Template'.DK4"/>
            <calcext:condition calcext:apply-style-name="ConditionalStyle_5" calcext:value="&gt;4" calcext:base-cell-address="'RTS-Template'.DK4"/>
          </calcext:conditional-format>
          <calcext:conditional-format calcext:target-range-address="'RTS-Template'.CM2:'RTS-Template'.CM2">
            <calcext:condition calcext:apply-style-name="ConditionalStyle_1" calcext:value="=1" calcext:base-cell-address="'RTS-Template'.CM2"/>
            <calcext:condition calcext:apply-style-name="ConditionalStyle_2" calcext:value="=2" calcext:base-cell-address="'RTS-Template'.CM2"/>
            <calcext:condition calcext:apply-style-name="ConditionalStyle_3" calcext:value="=3" calcext:base-cell-address="'RTS-Template'.CM2"/>
            <calcext:condition calcext:apply-style-name="ConditionalStyle_4" calcext:value="=4" calcext:base-cell-address="'RTS-Template'.CM2"/>
            <calcext:condition calcext:apply-style-name="ConditionalStyle_5" calcext:value="&lt;1" calcext:base-cell-address="'RTS-Template'.CM2"/>
            <calcext:condition calcext:apply-style-name="ConditionalStyle_5" calcext:value="&gt;4" calcext:base-cell-address="'RTS-Template'.CM2"/>
          </calcext:conditional-format>
          <calcext:conditional-format calcext:target-range-address="'RTS-Template'.CO2:'RTS-Template'.CO2">
            <calcext:condition calcext:apply-style-name="ConditionalStyle_1" calcext:value="=1" calcext:base-cell-address="'RTS-Template'.CO2"/>
            <calcext:condition calcext:apply-style-name="ConditionalStyle_2" calcext:value="=2" calcext:base-cell-address="'RTS-Template'.CO2"/>
            <calcext:condition calcext:apply-style-name="ConditionalStyle_3" calcext:value="=3" calcext:base-cell-address="'RTS-Template'.CO2"/>
            <calcext:condition calcext:apply-style-name="ConditionalStyle_4" calcext:value="=4" calcext:base-cell-address="'RTS-Template'.CO2"/>
            <calcext:condition calcext:apply-style-name="ConditionalStyle_5" calcext:value="&lt;1" calcext:base-cell-address="'RTS-Template'.CO2"/>
            <calcext:condition calcext:apply-style-name="ConditionalStyle_5" calcext:value="&gt;4" calcext:base-cell-address="'RTS-Template'.CO2"/>
          </calcext:conditional-format>
          <calcext:conditional-format calcext:target-range-address="'RTS-Template'.CQ2:'RTS-Template'.CQ2">
            <calcext:condition calcext:apply-style-name="ConditionalStyle_1" calcext:value="=1" calcext:base-cell-address="'RTS-Template'.CQ2"/>
            <calcext:condition calcext:apply-style-name="ConditionalStyle_2" calcext:value="=2" calcext:base-cell-address="'RTS-Template'.CQ2"/>
            <calcext:condition calcext:apply-style-name="ConditionalStyle_3" calcext:value="=3" calcext:base-cell-address="'RTS-Template'.CQ2"/>
            <calcext:condition calcext:apply-style-name="ConditionalStyle_4" calcext:value="=4" calcext:base-cell-address="'RTS-Template'.CQ2"/>
            <calcext:condition calcext:apply-style-name="ConditionalStyle_5" calcext:value="&lt;1" calcext:base-cell-address="'RTS-Template'.CQ2"/>
            <calcext:condition calcext:apply-style-name="ConditionalStyle_5" calcext:value="&gt;4" calcext:base-cell-address="'RTS-Template'.CQ2"/>
          </calcext:conditional-format>
          <calcext:conditional-format calcext:target-range-address="'RTS-Template'.CS2:'RTS-Template'.CS2">
            <calcext:condition calcext:apply-style-name="ConditionalStyle_1" calcext:value="=1" calcext:base-cell-address="'RTS-Template'.CS2"/>
            <calcext:condition calcext:apply-style-name="ConditionalStyle_2" calcext:value="=2" calcext:base-cell-address="'RTS-Template'.CS2"/>
            <calcext:condition calcext:apply-style-name="ConditionalStyle_3" calcext:value="=3" calcext:base-cell-address="'RTS-Template'.CS2"/>
            <calcext:condition calcext:apply-style-name="ConditionalStyle_4" calcext:value="=4" calcext:base-cell-address="'RTS-Template'.CS2"/>
            <calcext:condition calcext:apply-style-name="ConditionalStyle_5" calcext:value="&lt;1" calcext:base-cell-address="'RTS-Template'.CS2"/>
            <calcext:condition calcext:apply-style-name="ConditionalStyle_5" calcext:value="&gt;4" calcext:base-cell-address="'RTS-Template'.CS2"/>
          </calcext:conditional-format>
          <calcext:conditional-format calcext:target-range-address="'RTS-Template'.CU2:'RTS-Template'.CU2">
            <calcext:condition calcext:apply-style-name="ConditionalStyle_1" calcext:value="=1" calcext:base-cell-address="'RTS-Template'.CU2"/>
            <calcext:condition calcext:apply-style-name="ConditionalStyle_2" calcext:value="=2" calcext:base-cell-address="'RTS-Template'.CU2"/>
            <calcext:condition calcext:apply-style-name="ConditionalStyle_3" calcext:value="=3" calcext:base-cell-address="'RTS-Template'.CU2"/>
            <calcext:condition calcext:apply-style-name="ConditionalStyle_4" calcext:value="=4" calcext:base-cell-address="'RTS-Template'.CU2"/>
            <calcext:condition calcext:apply-style-name="ConditionalStyle_5" calcext:value="&lt;1" calcext:base-cell-address="'RTS-Template'.CU2"/>
            <calcext:condition calcext:apply-style-name="ConditionalStyle_5" calcext:value="&gt;4" calcext:base-cell-address="'RTS-Template'.CU2"/>
          </calcext:conditional-format>
          <calcext:conditional-format calcext:target-range-address="'RTS-Template'.CW2:'RTS-Template'.CW2">
            <calcext:condition calcext:apply-style-name="ConditionalStyle_1" calcext:value="=1" calcext:base-cell-address="'RTS-Template'.CW2"/>
            <calcext:condition calcext:apply-style-name="ConditionalStyle_2" calcext:value="=2" calcext:base-cell-address="'RTS-Template'.CW2"/>
            <calcext:condition calcext:apply-style-name="ConditionalStyle_3" calcext:value="=3" calcext:base-cell-address="'RTS-Template'.CW2"/>
            <calcext:condition calcext:apply-style-name="ConditionalStyle_4" calcext:value="=4" calcext:base-cell-address="'RTS-Template'.CW2"/>
            <calcext:condition calcext:apply-style-name="ConditionalStyle_5" calcext:value="&lt;1" calcext:base-cell-address="'RTS-Template'.CW2"/>
            <calcext:condition calcext:apply-style-name="ConditionalStyle_5" calcext:value="&gt;4" calcext:base-cell-address="'RTS-Template'.CW2"/>
          </calcext:conditional-format>
          <calcext:conditional-format calcext:target-range-address="'RTS-Template'.CY2:'RTS-Template'.CY2">
            <calcext:condition calcext:apply-style-name="ConditionalStyle_1" calcext:value="=1" calcext:base-cell-address="'RTS-Template'.CY2"/>
            <calcext:condition calcext:apply-style-name="ConditionalStyle_2" calcext:value="=2" calcext:base-cell-address="'RTS-Template'.CY2"/>
            <calcext:condition calcext:apply-style-name="ConditionalStyle_3" calcext:value="=3" calcext:base-cell-address="'RTS-Template'.CY2"/>
            <calcext:condition calcext:apply-style-name="ConditionalStyle_4" calcext:value="=4" calcext:base-cell-address="'RTS-Template'.CY2"/>
            <calcext:condition calcext:apply-style-name="ConditionalStyle_5" calcext:value="&lt;1" calcext:base-cell-address="'RTS-Template'.CY2"/>
            <calcext:condition calcext:apply-style-name="ConditionalStyle_5" calcext:value="&gt;4" calcext:base-cell-address="'RTS-Template'.CY2"/>
          </calcext:conditional-format>
          <calcext:conditional-format calcext:target-range-address="'RTS-Template'.DA2:'RTS-Template'.DA2">
            <calcext:condition calcext:apply-style-name="ConditionalStyle_1" calcext:value="=1" calcext:base-cell-address="'RTS-Template'.DA2"/>
            <calcext:condition calcext:apply-style-name="ConditionalStyle_2" calcext:value="=2" calcext:base-cell-address="'RTS-Template'.DA2"/>
            <calcext:condition calcext:apply-style-name="ConditionalStyle_3" calcext:value="=3" calcext:base-cell-address="'RTS-Template'.DA2"/>
            <calcext:condition calcext:apply-style-name="ConditionalStyle_4" calcext:value="=4" calcext:base-cell-address="'RTS-Template'.DA2"/>
            <calcext:condition calcext:apply-style-name="ConditionalStyle_5" calcext:value="&lt;1" calcext:base-cell-address="'RTS-Template'.DA2"/>
            <calcext:condition calcext:apply-style-name="ConditionalStyle_5" calcext:value="&gt;4" calcext:base-cell-address="'RTS-Template'.DA2"/>
          </calcext:conditional-format>
          <calcext:conditional-format calcext:target-range-address="'RTS-Template'.DC2:'RTS-Template'.DC2">
            <calcext:condition calcext:apply-style-name="ConditionalStyle_1" calcext:value="=1" calcext:base-cell-address="'RTS-Template'.DC2"/>
            <calcext:condition calcext:apply-style-name="ConditionalStyle_2" calcext:value="=2" calcext:base-cell-address="'RTS-Template'.DC2"/>
            <calcext:condition calcext:apply-style-name="ConditionalStyle_3" calcext:value="=3" calcext:base-cell-address="'RTS-Template'.DC2"/>
            <calcext:condition calcext:apply-style-name="ConditionalStyle_4" calcext:value="=4" calcext:base-cell-address="'RTS-Template'.DC2"/>
            <calcext:condition calcext:apply-style-name="ConditionalStyle_5" calcext:value="&lt;1" calcext:base-cell-address="'RTS-Template'.DC2"/>
            <calcext:condition calcext:apply-style-name="ConditionalStyle_5" calcext:value="&gt;4" calcext:base-cell-address="'RTS-Template'.DC2"/>
          </calcext:conditional-format>
          <calcext:conditional-format calcext:target-range-address="'RTS-Template'.DE2:'RTS-Template'.DE2">
            <calcext:condition calcext:apply-style-name="ConditionalStyle_1" calcext:value="=1" calcext:base-cell-address="'RTS-Template'.DE2"/>
            <calcext:condition calcext:apply-style-name="ConditionalStyle_2" calcext:value="=2" calcext:base-cell-address="'RTS-Template'.DE2"/>
            <calcext:condition calcext:apply-style-name="ConditionalStyle_3" calcext:value="=3" calcext:base-cell-address="'RTS-Template'.DE2"/>
            <calcext:condition calcext:apply-style-name="ConditionalStyle_4" calcext:value="=4" calcext:base-cell-address="'RTS-Template'.DE2"/>
            <calcext:condition calcext:apply-style-name="ConditionalStyle_5" calcext:value="&lt;1" calcext:base-cell-address="'RTS-Template'.DE2"/>
            <calcext:condition calcext:apply-style-name="ConditionalStyle_5" calcext:value="&gt;4" calcext:base-cell-address="'RTS-Template'.DE2"/>
          </calcext:conditional-format>
          <calcext:conditional-format calcext:target-range-address="'RTS-Template'.DG2:'RTS-Template'.DG2">
            <calcext:condition calcext:apply-style-name="ConditionalStyle_1" calcext:value="=1" calcext:base-cell-address="'RTS-Template'.DG2"/>
            <calcext:condition calcext:apply-style-name="ConditionalStyle_2" calcext:value="=2" calcext:base-cell-address="'RTS-Template'.DG2"/>
            <calcext:condition calcext:apply-style-name="ConditionalStyle_3" calcext:value="=3" calcext:base-cell-address="'RTS-Template'.DG2"/>
            <calcext:condition calcext:apply-style-name="ConditionalStyle_4" calcext:value="=4" calcext:base-cell-address="'RTS-Template'.DG2"/>
            <calcext:condition calcext:apply-style-name="ConditionalStyle_5" calcext:value="&lt;1" calcext:base-cell-address="'RTS-Template'.DG2"/>
            <calcext:condition calcext:apply-style-name="ConditionalStyle_5" calcext:value="&gt;4" calcext:base-cell-address="'RTS-Template'.DG2"/>
          </calcext:conditional-format>
          <calcext:conditional-format calcext:target-range-address="'RTS-Template'.DI2:'RTS-Template'.DI2">
            <calcext:condition calcext:apply-style-name="ConditionalStyle_1" calcext:value="=1" calcext:base-cell-address="'RTS-Template'.DI2"/>
            <calcext:condition calcext:apply-style-name="ConditionalStyle_2" calcext:value="=2" calcext:base-cell-address="'RTS-Template'.DI2"/>
            <calcext:condition calcext:apply-style-name="ConditionalStyle_3" calcext:value="=3" calcext:base-cell-address="'RTS-Template'.DI2"/>
            <calcext:condition calcext:apply-style-name="ConditionalStyle_4" calcext:value="=4" calcext:base-cell-address="'RTS-Template'.DI2"/>
            <calcext:condition calcext:apply-style-name="ConditionalStyle_5" calcext:value="&lt;1" calcext:base-cell-address="'RTS-Template'.DI2"/>
            <calcext:condition calcext:apply-style-name="ConditionalStyle_5" calcext:value="&gt;4" calcext:base-cell-address="'RTS-Template'.DI2"/>
          </calcext:conditional-format>
          <calcext:conditional-format calcext:target-range-address="'RTS-Template'.DK2:'RTS-Template'.DK2">
            <calcext:condition calcext:apply-style-name="ConditionalStyle_1" calcext:value="=1" calcext:base-cell-address="'RTS-Template'.DK2"/>
            <calcext:condition calcext:apply-style-name="ConditionalStyle_2" calcext:value="=2" calcext:base-cell-address="'RTS-Template'.DK2"/>
            <calcext:condition calcext:apply-style-name="ConditionalStyle_3" calcext:value="=3" calcext:base-cell-address="'RTS-Template'.DK2"/>
            <calcext:condition calcext:apply-style-name="ConditionalStyle_4" calcext:value="=4" calcext:base-cell-address="'RTS-Template'.DK2"/>
            <calcext:condition calcext:apply-style-name="ConditionalStyle_5" calcext:value="&lt;1" calcext:base-cell-address="'RTS-Template'.DK2"/>
            <calcext:condition calcext:apply-style-name="ConditionalStyle_5" calcext:value="&gt;4" calcext:base-cell-address="'RTS-Template'.DK2"/>
          </calcext:conditional-format>
          <calcext:conditional-format calcext:target-range-address="'RTS-Template'.DF9:'RTS-Template'.DS9 'RTS-Template'.DF8:'RTS-Template'.DS8">
            <calcext:condition calcext:apply-style-name="ConditionalStyle_1" calcext:value="!=&quot;&quot;" calcext:base-cell-address="'RTS-Template'.DF8"/>
          </calcext:conditional-format>
          <calcext:conditional-format calcext:target-range-address="'RTS-Template'.B11:'RTS-Template'.B11">
            <calcext:condition calcext:apply-style-name="ConditionalStyle_2" calcext:value="!=&quot;&quot;" calcext:base-cell-address="'RTS-Template'.B11"/>
          </calcext:conditional-format>
          <calcext:conditional-format calcext:target-range-address="'RTS-Template'.B12:'RTS-Template'.B12">
            <calcext:condition calcext:apply-style-name="ConditionalStyle_2" calcext:value="!=&quot;&quot;" calcext:base-cell-address="'RTS-Template'.B12"/>
          </calcext:conditional-format>
          <calcext:conditional-format calcext:target-range-address="'RTS-Template'.D11:'RTS-Template'.D11">
            <calcext:condition calcext:apply-style-name="ConditionalStyle_2" calcext:value="!=&quot;&quot;" calcext:base-cell-address="'RTS-Template'.D11"/>
          </calcext:conditional-format>
          <calcext:conditional-format calcext:target-range-address="'RTS-Template'.D12:'RTS-Template'.D12">
            <calcext:condition calcext:apply-style-name="ConditionalStyle_2" calcext:value="!=&quot;&quot;" calcext:base-cell-address="'RTS-Template'.D12"/>
          </calcext:conditional-format>
          <calcext:conditional-format calcext:target-range-address="'RTS-Template'.F11:'RTS-Template'.F11">
            <calcext:condition calcext:apply-style-name="ConditionalStyle_2" calcext:value="!=&quot;&quot;" calcext:base-cell-address="'RTS-Template'.F11"/>
          </calcext:conditional-format>
          <calcext:conditional-format calcext:target-range-address="'RTS-Template'.F12:'RTS-Template'.F12">
            <calcext:condition calcext:apply-style-name="ConditionalStyle_2" calcext:value="!=&quot;&quot;" calcext:base-cell-address="'RTS-Template'.F12"/>
          </calcext:conditional-format>
          <calcext:conditional-format calcext:target-range-address="'RTS-Template'.H11:'RTS-Template'.H11">
            <calcext:condition calcext:apply-style-name="ConditionalStyle_2" calcext:value="!=&quot;&quot;" calcext:base-cell-address="'RTS-Template'.H11"/>
          </calcext:conditional-format>
          <calcext:conditional-format calcext:target-range-address="'RTS-Template'.H12:'RTS-Template'.H12">
            <calcext:condition calcext:apply-style-name="ConditionalStyle_2" calcext:value="!=&quot;&quot;" calcext:base-cell-address="'RTS-Template'.H12"/>
          </calcext:conditional-format>
          <calcext:conditional-format calcext:target-range-address="'RTS-Template'.J11:'RTS-Template'.J11">
            <calcext:condition calcext:apply-style-name="ConditionalStyle_2" calcext:value="!=&quot;&quot;" calcext:base-cell-address="'RTS-Template'.J11"/>
          </calcext:conditional-format>
          <calcext:conditional-format calcext:target-range-address="'RTS-Template'.J12:'RTS-Template'.J12">
            <calcext:condition calcext:apply-style-name="ConditionalStyle_2" calcext:value="!=&quot;&quot;" calcext:base-cell-address="'RTS-Template'.J12"/>
          </calcext:conditional-format>
          <calcext:conditional-format calcext:target-range-address="'RTS-Template'.L11:'RTS-Template'.L11">
            <calcext:condition calcext:apply-style-name="ConditionalStyle_2" calcext:value="!=&quot;&quot;" calcext:base-cell-address="'RTS-Template'.L11"/>
          </calcext:conditional-format>
          <calcext:conditional-format calcext:target-range-address="'RTS-Template'.L12:'RTS-Template'.L12">
            <calcext:condition calcext:apply-style-name="ConditionalStyle_2" calcext:value="!=&quot;&quot;" calcext:base-cell-address="'RTS-Template'.L12"/>
          </calcext:conditional-format>
          <calcext:conditional-format calcext:target-range-address="'RTS-Template'.N11:'RTS-Template'.N11">
            <calcext:condition calcext:apply-style-name="ConditionalStyle_2" calcext:value="!=&quot;&quot;" calcext:base-cell-address="'RTS-Template'.N11"/>
          </calcext:conditional-format>
          <calcext:conditional-format calcext:target-range-address="'RTS-Template'.N12:'RTS-Template'.N12">
            <calcext:condition calcext:apply-style-name="ConditionalStyle_2" calcext:value="!=&quot;&quot;" calcext:base-cell-address="'RTS-Template'.N12"/>
          </calcext:conditional-format>
          <calcext:conditional-format calcext:target-range-address="'RTS-Template'.P11:'RTS-Template'.P11">
            <calcext:condition calcext:apply-style-name="ConditionalStyle_2" calcext:value="!=&quot;&quot;" calcext:base-cell-address="'RTS-Template'.P11"/>
          </calcext:conditional-format>
          <calcext:conditional-format calcext:target-range-address="'RTS-Template'.P12:'RTS-Template'.P12">
            <calcext:condition calcext:apply-style-name="ConditionalStyle_2" calcext:value="!=&quot;&quot;" calcext:base-cell-address="'RTS-Template'.P12"/>
          </calcext:conditional-format>
          <calcext:conditional-format calcext:target-range-address="'RTS-Template'.V11:'RTS-Template'.V11">
            <calcext:condition calcext:apply-style-name="ConditionalStyle_2" calcext:value="!=&quot;&quot;" calcext:base-cell-address="'RTS-Template'.V11"/>
          </calcext:conditional-format>
          <calcext:conditional-format calcext:target-range-address="'RTS-Template'.V12:'RTS-Template'.V12">
            <calcext:condition calcext:apply-style-name="ConditionalStyle_2" calcext:value="!=&quot;&quot;" calcext:base-cell-address="'RTS-Template'.V12"/>
          </calcext:conditional-format>
          <calcext:conditional-format calcext:target-range-address="'RTS-Template'.X11:'RTS-Template'.X11">
            <calcext:condition calcext:apply-style-name="ConditionalStyle_2" calcext:value="!=&quot;&quot;" calcext:base-cell-address="'RTS-Template'.X11"/>
          </calcext:conditional-format>
          <calcext:conditional-format calcext:target-range-address="'RTS-Template'.X12:'RTS-Template'.X12">
            <calcext:condition calcext:apply-style-name="ConditionalStyle_2" calcext:value="!=&quot;&quot;" calcext:base-cell-address="'RTS-Template'.X12"/>
          </calcext:conditional-format>
          <calcext:conditional-format calcext:target-range-address="'RTS-Template'.Z11:'RTS-Template'.Z11">
            <calcext:condition calcext:apply-style-name="ConditionalStyle_2" calcext:value="!=&quot;&quot;" calcext:base-cell-address="'RTS-Template'.Z11"/>
          </calcext:conditional-format>
          <calcext:conditional-format calcext:target-range-address="'RTS-Template'.Z12:'RTS-Template'.Z12">
            <calcext:condition calcext:apply-style-name="ConditionalStyle_2" calcext:value="!=&quot;&quot;" calcext:base-cell-address="'RTS-Template'.Z12"/>
          </calcext:conditional-format>
          <calcext:conditional-format calcext:target-range-address="'RTS-Template'.AB11:'RTS-Template'.AB11">
            <calcext:condition calcext:apply-style-name="ConditionalStyle_2" calcext:value="!=&quot;&quot;" calcext:base-cell-address="'RTS-Template'.AB11"/>
          </calcext:conditional-format>
          <calcext:conditional-format calcext:target-range-address="'RTS-Template'.AB12:'RTS-Template'.AB12">
            <calcext:condition calcext:apply-style-name="ConditionalStyle_2" calcext:value="!=&quot;&quot;" calcext:base-cell-address="'RTS-Template'.AB12"/>
          </calcext:conditional-format>
          <calcext:conditional-format calcext:target-range-address="'RTS-Template'.AD11:'RTS-Template'.AD11">
            <calcext:condition calcext:apply-style-name="ConditionalStyle_2" calcext:value="!=&quot;&quot;" calcext:base-cell-address="'RTS-Template'.AD11"/>
          </calcext:conditional-format>
          <calcext:conditional-format calcext:target-range-address="'RTS-Template'.AD12:'RTS-Template'.AD12">
            <calcext:condition calcext:apply-style-name="ConditionalStyle_2" calcext:value="!=&quot;&quot;" calcext:base-cell-address="'RTS-Template'.AD12"/>
          </calcext:conditional-format>
          <calcext:conditional-format calcext:target-range-address="'RTS-Template'.AF11:'RTS-Template'.AF11">
            <calcext:condition calcext:apply-style-name="ConditionalStyle_2" calcext:value="!=&quot;&quot;" calcext:base-cell-address="'RTS-Template'.AF11"/>
          </calcext:conditional-format>
          <calcext:conditional-format calcext:target-range-address="'RTS-Template'.AF12:'RTS-Template'.AF12">
            <calcext:condition calcext:apply-style-name="ConditionalStyle_2" calcext:value="!=&quot;&quot;" calcext:base-cell-address="'RTS-Template'.AF12"/>
          </calcext:conditional-format>
          <calcext:conditional-format calcext:target-range-address="'RTS-Template'.AN11:'RTS-Template'.AN11">
            <calcext:condition calcext:apply-style-name="ConditionalStyle_2" calcext:value="!=&quot;&quot;" calcext:base-cell-address="'RTS-Template'.AN11"/>
          </calcext:conditional-format>
          <calcext:conditional-format calcext:target-range-address="'RTS-Template'.AN12:'RTS-Template'.AN12">
            <calcext:condition calcext:apply-style-name="ConditionalStyle_2" calcext:value="!=&quot;&quot;" calcext:base-cell-address="'RTS-Template'.AN12"/>
          </calcext:conditional-format>
          <calcext:conditional-format calcext:target-range-address="'RTS-Template'.AP11:'RTS-Template'.AP11">
            <calcext:condition calcext:apply-style-name="ConditionalStyle_2" calcext:value="!=&quot;&quot;" calcext:base-cell-address="'RTS-Template'.AP11"/>
          </calcext:conditional-format>
          <calcext:conditional-format calcext:target-range-address="'RTS-Template'.AP12:'RTS-Template'.AP12">
            <calcext:condition calcext:apply-style-name="ConditionalStyle_2" calcext:value="!=&quot;&quot;" calcext:base-cell-address="'RTS-Template'.AP12"/>
          </calcext:conditional-format>
          <calcext:conditional-format calcext:target-range-address="'RTS-Template'.AR11:'RTS-Template'.AR11">
            <calcext:condition calcext:apply-style-name="ConditionalStyle_2" calcext:value="!=&quot;&quot;" calcext:base-cell-address="'RTS-Template'.AR11"/>
          </calcext:conditional-format>
          <calcext:conditional-format calcext:target-range-address="'RTS-Template'.AR12:'RTS-Template'.AR12">
            <calcext:condition calcext:apply-style-name="ConditionalStyle_2" calcext:value="!=&quot;&quot;" calcext:base-cell-address="'RTS-Template'.AR12"/>
          </calcext:conditional-format>
          <calcext:conditional-format calcext:target-range-address="'RTS-Template'.AT11:'RTS-Template'.AT11">
            <calcext:condition calcext:apply-style-name="ConditionalStyle_2" calcext:value="!=&quot;&quot;" calcext:base-cell-address="'RTS-Template'.AT11"/>
          </calcext:conditional-format>
          <calcext:conditional-format calcext:target-range-address="'RTS-Template'.AT12:'RTS-Template'.AT12">
            <calcext:condition calcext:apply-style-name="ConditionalStyle_2" calcext:value="!=&quot;&quot;" calcext:base-cell-address="'RTS-Template'.AT12"/>
          </calcext:conditional-format>
          <calcext:conditional-format calcext:target-range-address="'RTS-Template'.AV11:'RTS-Template'.AV11">
            <calcext:condition calcext:apply-style-name="ConditionalStyle_2" calcext:value="!=&quot;&quot;" calcext:base-cell-address="'RTS-Template'.AV11"/>
          </calcext:conditional-format>
          <calcext:conditional-format calcext:target-range-address="'RTS-Template'.AV12:'RTS-Template'.AV12">
            <calcext:condition calcext:apply-style-name="ConditionalStyle_2" calcext:value="!=&quot;&quot;" calcext:base-cell-address="'RTS-Template'.AV12"/>
          </calcext:conditional-format>
          <calcext:conditional-format calcext:target-range-address="'RTS-Template'.BB11:'RTS-Template'.BB11">
            <calcext:condition calcext:apply-style-name="ConditionalStyle_2" calcext:value="!=&quot;&quot;" calcext:base-cell-address="'RTS-Template'.BB11"/>
          </calcext:conditional-format>
          <calcext:conditional-format calcext:target-range-address="'RTS-Template'.BB12:'RTS-Template'.BB12">
            <calcext:condition calcext:apply-style-name="ConditionalStyle_2" calcext:value="!=&quot;&quot;" calcext:base-cell-address="'RTS-Template'.BB12"/>
          </calcext:conditional-format>
          <calcext:conditional-format calcext:target-range-address="'RTS-Template'.BD11:'RTS-Template'.BD11">
            <calcext:condition calcext:apply-style-name="ConditionalStyle_2" calcext:value="!=&quot;&quot;" calcext:base-cell-address="'RTS-Template'.BD11"/>
          </calcext:conditional-format>
          <calcext:conditional-format calcext:target-range-address="'RTS-Template'.BD12:'RTS-Template'.BD12">
            <calcext:condition calcext:apply-style-name="ConditionalStyle_2" calcext:value="!=&quot;&quot;" calcext:base-cell-address="'RTS-Template'.BD12"/>
          </calcext:conditional-format>
          <calcext:conditional-format calcext:target-range-address="'RTS-Template'.BF11:'RTS-Template'.BF11">
            <calcext:condition calcext:apply-style-name="ConditionalStyle_2" calcext:value="!=&quot;&quot;" calcext:base-cell-address="'RTS-Template'.BF11"/>
          </calcext:conditional-format>
          <calcext:conditional-format calcext:target-range-address="'RTS-Template'.BF12:'RTS-Template'.BF12">
            <calcext:condition calcext:apply-style-name="ConditionalStyle_2" calcext:value="!=&quot;&quot;" calcext:base-cell-address="'RTS-Template'.BF12"/>
          </calcext:conditional-format>
          <calcext:conditional-format calcext:target-range-address="'RTS-Template'.BH11:'RTS-Template'.BH11">
            <calcext:condition calcext:apply-style-name="ConditionalStyle_2" calcext:value="!=&quot;&quot;" calcext:base-cell-address="'RTS-Template'.BH11"/>
          </calcext:conditional-format>
          <calcext:conditional-format calcext:target-range-address="'RTS-Template'.BH12:'RTS-Template'.BH12">
            <calcext:condition calcext:apply-style-name="ConditionalStyle_2" calcext:value="!=&quot;&quot;" calcext:base-cell-address="'RTS-Template'.BH12"/>
          </calcext:conditional-format>
          <calcext:conditional-format calcext:target-range-address="'RTS-Template'.BJ11:'RTS-Template'.BJ11">
            <calcext:condition calcext:apply-style-name="ConditionalStyle_2" calcext:value="!=&quot;&quot;" calcext:base-cell-address="'RTS-Template'.BJ11"/>
          </calcext:conditional-format>
          <calcext:conditional-format calcext:target-range-address="'RTS-Template'.BJ12:'RTS-Template'.BJ12">
            <calcext:condition calcext:apply-style-name="ConditionalStyle_2" calcext:value="!=&quot;&quot;" calcext:base-cell-address="'RTS-Template'.BJ12"/>
          </calcext:conditional-format>
          <calcext:conditional-format calcext:target-range-address="'RTS-Template'.BL11:'RTS-Template'.BL11">
            <calcext:condition calcext:apply-style-name="ConditionalStyle_2" calcext:value="!=&quot;&quot;" calcext:base-cell-address="'RTS-Template'.BL11"/>
          </calcext:conditional-format>
          <calcext:conditional-format calcext:target-range-address="'RTS-Template'.BL12:'RTS-Template'.BL12">
            <calcext:condition calcext:apply-style-name="ConditionalStyle_2" calcext:value="!=&quot;&quot;" calcext:base-cell-address="'RTS-Template'.BL12"/>
          </calcext:conditional-format>
          <calcext:conditional-format calcext:target-range-address="'RTS-Template'.BN11:'RTS-Template'.BN11">
            <calcext:condition calcext:apply-style-name="ConditionalStyle_2" calcext:value="!=&quot;&quot;" calcext:base-cell-address="'RTS-Template'.BN11"/>
          </calcext:conditional-format>
          <calcext:conditional-format calcext:target-range-address="'RTS-Template'.BN12:'RTS-Template'.BN12">
            <calcext:condition calcext:apply-style-name="ConditionalStyle_2" calcext:value="!=&quot;&quot;" calcext:base-cell-address="'RTS-Template'.BN12"/>
          </calcext:conditional-format>
          <calcext:conditional-format calcext:target-range-address="'RTS-Template'.BP11:'RTS-Template'.BP11">
            <calcext:condition calcext:apply-style-name="ConditionalStyle_2" calcext:value="!=&quot;&quot;" calcext:base-cell-address="'RTS-Template'.BP11"/>
          </calcext:conditional-format>
          <calcext:conditional-format calcext:target-range-address="'RTS-Template'.BP12:'RTS-Template'.BP12">
            <calcext:condition calcext:apply-style-name="ConditionalStyle_2" calcext:value="!=&quot;&quot;" calcext:base-cell-address="'RTS-Template'.BP12"/>
          </calcext:conditional-format>
          <calcext:conditional-format calcext:target-range-address="'RTS-Template'.BR11:'RTS-Template'.BR11">
            <calcext:condition calcext:apply-style-name="ConditionalStyle_2" calcext:value="!=&quot;&quot;" calcext:base-cell-address="'RTS-Template'.BR11"/>
          </calcext:conditional-format>
          <calcext:conditional-format calcext:target-range-address="'RTS-Template'.BR12:'RTS-Template'.BR12">
            <calcext:condition calcext:apply-style-name="ConditionalStyle_2" calcext:value="!=&quot;&quot;" calcext:base-cell-address="'RTS-Template'.BR12"/>
          </calcext:conditional-format>
          <calcext:conditional-format calcext:target-range-address="'RTS-Template'.BT11:'RTS-Template'.BT11">
            <calcext:condition calcext:apply-style-name="ConditionalStyle_2" calcext:value="!=&quot;&quot;" calcext:base-cell-address="'RTS-Template'.BT11"/>
          </calcext:conditional-format>
          <calcext:conditional-format calcext:target-range-address="'RTS-Template'.BT12:'RTS-Template'.BT12">
            <calcext:condition calcext:apply-style-name="ConditionalStyle_2" calcext:value="!=&quot;&quot;" calcext:base-cell-address="'RTS-Template'.BT12"/>
          </calcext:conditional-format>
          <calcext:conditional-format calcext:target-range-address="'RTS-Template'.BX11:'RTS-Template'.BX11">
            <calcext:condition calcext:apply-style-name="ConditionalStyle_2" calcext:value="!=&quot;&quot;" calcext:base-cell-address="'RTS-Template'.BX11"/>
          </calcext:conditional-format>
          <calcext:conditional-format calcext:target-range-address="'RTS-Template'.BX12:'RTS-Template'.BX12">
            <calcext:condition calcext:apply-style-name="ConditionalStyle_2" calcext:value="!=&quot;&quot;" calcext:base-cell-address="'RTS-Template'.BX12"/>
          </calcext:conditional-format>
          <calcext:conditional-format calcext:target-range-address="'RTS-Template'.BZ11:'RTS-Template'.BZ11">
            <calcext:condition calcext:apply-style-name="ConditionalStyle_2" calcext:value="!=&quot;&quot;" calcext:base-cell-address="'RTS-Template'.BZ11"/>
          </calcext:conditional-format>
          <calcext:conditional-format calcext:target-range-address="'RTS-Template'.BZ12:'RTS-Template'.BZ12">
            <calcext:condition calcext:apply-style-name="ConditionalStyle_2" calcext:value="!=&quot;&quot;" calcext:base-cell-address="'RTS-Template'.BZ12"/>
          </calcext:conditional-format>
          <calcext:conditional-format calcext:target-range-address="'RTS-Template'.CB11:'RTS-Template'.CB11">
            <calcext:condition calcext:apply-style-name="ConditionalStyle_2" calcext:value="!=&quot;&quot;" calcext:base-cell-address="'RTS-Template'.CB11"/>
          </calcext:conditional-format>
          <calcext:conditional-format calcext:target-range-address="'RTS-Template'.CB12:'RTS-Template'.CB12">
            <calcext:condition calcext:apply-style-name="ConditionalStyle_2" calcext:value="!=&quot;&quot;" calcext:base-cell-address="'RTS-Template'.CB12"/>
          </calcext:conditional-format>
          <calcext:conditional-format calcext:target-range-address="'RTS-Template'.CD11:'RTS-Template'.CD11">
            <calcext:condition calcext:apply-style-name="ConditionalStyle_2" calcext:value="!=&quot;&quot;" calcext:base-cell-address="'RTS-Template'.CD11"/>
          </calcext:conditional-format>
          <calcext:conditional-format calcext:target-range-address="'RTS-Template'.CD12:'RTS-Template'.CD12">
            <calcext:condition calcext:apply-style-name="ConditionalStyle_2" calcext:value="!=&quot;&quot;" calcext:base-cell-address="'RTS-Template'.CD12"/>
          </calcext:conditional-format>
          <calcext:conditional-format calcext:target-range-address="'RTS-Template'.CF11:'RTS-Template'.CF11">
            <calcext:condition calcext:apply-style-name="ConditionalStyle_2" calcext:value="!=&quot;&quot;" calcext:base-cell-address="'RTS-Template'.CF11"/>
          </calcext:conditional-format>
          <calcext:conditional-format calcext:target-range-address="'RTS-Template'.CF12:'RTS-Template'.CF12">
            <calcext:condition calcext:apply-style-name="ConditionalStyle_2" calcext:value="!=&quot;&quot;" calcext:base-cell-address="'RTS-Template'.CF12"/>
          </calcext:conditional-format>
          <calcext:conditional-format calcext:target-range-address="'RTS-Template'.CH11:'RTS-Template'.CH11">
            <calcext:condition calcext:apply-style-name="ConditionalStyle_2" calcext:value="!=&quot;&quot;" calcext:base-cell-address="'RTS-Template'.CH11"/>
          </calcext:conditional-format>
          <calcext:conditional-format calcext:target-range-address="'RTS-Template'.CH12:'RTS-Template'.CH12">
            <calcext:condition calcext:apply-style-name="ConditionalStyle_2" calcext:value="!=&quot;&quot;" calcext:base-cell-address="'RTS-Template'.CH12"/>
          </calcext:conditional-format>
          <calcext:conditional-format calcext:target-range-address="'RTS-Template'.CJ11:'RTS-Template'.CJ11">
            <calcext:condition calcext:apply-style-name="ConditionalStyle_2" calcext:value="!=&quot;&quot;" calcext:base-cell-address="'RTS-Template'.CJ11"/>
          </calcext:conditional-format>
          <calcext:conditional-format calcext:target-range-address="'RTS-Template'.CJ12:'RTS-Template'.CJ12">
            <calcext:condition calcext:apply-style-name="ConditionalStyle_2" calcext:value="!=&quot;&quot;" calcext:base-cell-address="'RTS-Template'.CJ12"/>
          </calcext:conditional-format>
          <calcext:conditional-format calcext:target-range-address="'RTS-Template'.CL11:'RTS-Template'.CL11">
            <calcext:condition calcext:apply-style-name="ConditionalStyle_2" calcext:value="!=&quot;&quot;" calcext:base-cell-address="'RTS-Template'.CL11"/>
          </calcext:conditional-format>
          <calcext:conditional-format calcext:target-range-address="'RTS-Template'.CL12:'RTS-Template'.CL12">
            <calcext:condition calcext:apply-style-name="ConditionalStyle_2" calcext:value="!=&quot;&quot;" calcext:base-cell-address="'RTS-Template'.CL12"/>
          </calcext:conditional-format>
          <calcext:conditional-format calcext:target-range-address="'RTS-Template'.CN11:'RTS-Template'.CN11">
            <calcext:condition calcext:apply-style-name="ConditionalStyle_2" calcext:value="!=&quot;&quot;" calcext:base-cell-address="'RTS-Template'.CN11"/>
          </calcext:conditional-format>
          <calcext:conditional-format calcext:target-range-address="'RTS-Template'.CN12:'RTS-Template'.CN12">
            <calcext:condition calcext:apply-style-name="ConditionalStyle_2" calcext:value="!=&quot;&quot;" calcext:base-cell-address="'RTS-Template'.CN12"/>
          </calcext:conditional-format>
          <calcext:conditional-format calcext:target-range-address="'RTS-Template'.CP11:'RTS-Template'.CP11">
            <calcext:condition calcext:apply-style-name="ConditionalStyle_2" calcext:value="!=&quot;&quot;" calcext:base-cell-address="'RTS-Template'.CP11"/>
          </calcext:conditional-format>
          <calcext:conditional-format calcext:target-range-address="'RTS-Template'.CP12:'RTS-Template'.CP12">
            <calcext:condition calcext:apply-style-name="ConditionalStyle_2" calcext:value="!=&quot;&quot;" calcext:base-cell-address="'RTS-Template'.CP12"/>
          </calcext:conditional-format>
          <calcext:conditional-format calcext:target-range-address="'RTS-Template'.CR11:'RTS-Template'.CR11">
            <calcext:condition calcext:apply-style-name="ConditionalStyle_2" calcext:value="!=&quot;&quot;" calcext:base-cell-address="'RTS-Template'.CR11"/>
          </calcext:conditional-format>
          <calcext:conditional-format calcext:target-range-address="'RTS-Template'.CR12:'RTS-Template'.CR12">
            <calcext:condition calcext:apply-style-name="ConditionalStyle_2" calcext:value="!=&quot;&quot;" calcext:base-cell-address="'RTS-Template'.CR12"/>
          </calcext:conditional-format>
          <calcext:conditional-format calcext:target-range-address="'RTS-Template'.CT11:'RTS-Template'.CT11">
            <calcext:condition calcext:apply-style-name="ConditionalStyle_2" calcext:value="!=&quot;&quot;" calcext:base-cell-address="'RTS-Template'.CT11"/>
          </calcext:conditional-format>
          <calcext:conditional-format calcext:target-range-address="'RTS-Template'.CT12:'RTS-Template'.CT12">
            <calcext:condition calcext:apply-style-name="ConditionalStyle_2" calcext:value="!=&quot;&quot;" calcext:base-cell-address="'RTS-Template'.CT12"/>
          </calcext:conditional-format>
          <calcext:conditional-format calcext:target-range-address="'RTS-Template'.CV11:'RTS-Template'.CV11">
            <calcext:condition calcext:apply-style-name="ConditionalStyle_2" calcext:value="!=&quot;&quot;" calcext:base-cell-address="'RTS-Template'.CV11"/>
          </calcext:conditional-format>
          <calcext:conditional-format calcext:target-range-address="'RTS-Template'.CV12:'RTS-Template'.CV12">
            <calcext:condition calcext:apply-style-name="ConditionalStyle_2" calcext:value="!=&quot;&quot;" calcext:base-cell-address="'RTS-Template'.CV12"/>
          </calcext:conditional-format>
          <calcext:conditional-format calcext:target-range-address="'RTS-Template'.CX11:'RTS-Template'.CX11">
            <calcext:condition calcext:apply-style-name="ConditionalStyle_2" calcext:value="!=&quot;&quot;" calcext:base-cell-address="'RTS-Template'.CX11"/>
          </calcext:conditional-format>
          <calcext:conditional-format calcext:target-range-address="'RTS-Template'.CX12:'RTS-Template'.CX12">
            <calcext:condition calcext:apply-style-name="ConditionalStyle_2" calcext:value="!=&quot;&quot;" calcext:base-cell-address="'RTS-Template'.CX12"/>
          </calcext:conditional-format>
          <calcext:conditional-format calcext:target-range-address="'RTS-Template'.CZ11:'RTS-Template'.CZ11">
            <calcext:condition calcext:apply-style-name="ConditionalStyle_2" calcext:value="!=&quot;&quot;" calcext:base-cell-address="'RTS-Template'.CZ11"/>
          </calcext:conditional-format>
          <calcext:conditional-format calcext:target-range-address="'RTS-Template'.CZ12:'RTS-Template'.CZ12">
            <calcext:condition calcext:apply-style-name="ConditionalStyle_2" calcext:value="!=&quot;&quot;" calcext:base-cell-address="'RTS-Template'.CZ12"/>
          </calcext:conditional-format>
          <calcext:conditional-format calcext:target-range-address="'RTS-Template'.DB11:'RTS-Template'.DB11">
            <calcext:condition calcext:apply-style-name="ConditionalStyle_2" calcext:value="!=&quot;&quot;" calcext:base-cell-address="'RTS-Template'.DB11"/>
          </calcext:conditional-format>
          <calcext:conditional-format calcext:target-range-address="'RTS-Template'.DB12:'RTS-Template'.DB12">
            <calcext:condition calcext:apply-style-name="ConditionalStyle_2" calcext:value="!=&quot;&quot;" calcext:base-cell-address="'RTS-Template'.DB12"/>
          </calcext:conditional-format>
          <calcext:conditional-format calcext:target-range-address="'RTS-Template'.DD11:'RTS-Template'.DD11">
            <calcext:condition calcext:apply-style-name="ConditionalStyle_2" calcext:value="!=&quot;&quot;" calcext:base-cell-address="'RTS-Template'.DD11"/>
          </calcext:conditional-format>
          <calcext:conditional-format calcext:target-range-address="'RTS-Template'.DD12:'RTS-Template'.DD12">
            <calcext:condition calcext:apply-style-name="ConditionalStyle_2" calcext:value="!=&quot;&quot;" calcext:base-cell-address="'RTS-Template'.DD12"/>
          </calcext:conditional-format>
          <calcext:conditional-format calcext:target-range-address="'RTS-Template'.DF11:'RTS-Template'.DF11">
            <calcext:condition calcext:apply-style-name="ConditionalStyle_2" calcext:value="!=&quot;&quot;" calcext:base-cell-address="'RTS-Template'.DF11"/>
          </calcext:conditional-format>
          <calcext:conditional-format calcext:target-range-address="'RTS-Template'.DF12:'RTS-Template'.DF12">
            <calcext:condition calcext:apply-style-name="ConditionalStyle_2" calcext:value="!=&quot;&quot;" calcext:base-cell-address="'RTS-Template'.DF12"/>
          </calcext:conditional-format>
          <calcext:conditional-format calcext:target-range-address="'RTS-Template'.DH11:'RTS-Template'.DH11">
            <calcext:condition calcext:apply-style-name="ConditionalStyle_2" calcext:value="!=&quot;&quot;" calcext:base-cell-address="'RTS-Template'.DH11"/>
          </calcext:conditional-format>
          <calcext:conditional-format calcext:target-range-address="'RTS-Template'.DH12:'RTS-Template'.DH12">
            <calcext:condition calcext:apply-style-name="ConditionalStyle_2" calcext:value="!=&quot;&quot;" calcext:base-cell-address="'RTS-Template'.DH12"/>
          </calcext:conditional-format>
          <calcext:conditional-format calcext:target-range-address="'RTS-Template'.DJ11:'RTS-Template'.DJ11">
            <calcext:condition calcext:apply-style-name="ConditionalStyle_2" calcext:value="!=&quot;&quot;" calcext:base-cell-address="'RTS-Template'.DJ11"/>
          </calcext:conditional-format>
          <calcext:conditional-format calcext:target-range-address="'RTS-Template'.DJ12:'RTS-Template'.DJ12">
            <calcext:condition calcext:apply-style-name="ConditionalStyle_2" calcext:value="!=&quot;&quot;" calcext:base-cell-address="'RTS-Template'.DJ12"/>
          </calcext:conditional-format>
          <calcext:conditional-format calcext:target-range-address="'RTS-Template'.DL11:'RTS-Template'.DL11">
            <calcext:condition calcext:apply-style-name="ConditionalStyle_2" calcext:value="!=&quot;&quot;" calcext:base-cell-address="'RTS-Template'.DL11"/>
          </calcext:conditional-format>
          <calcext:conditional-format calcext:target-range-address="'RTS-Template'.DL12:'RTS-Template'.DL12">
            <calcext:condition calcext:apply-style-name="ConditionalStyle_2" calcext:value="!=&quot;&quot;" calcext:base-cell-address="'RTS-Template'.DL12"/>
          </calcext:conditional-format>
          <calcext:conditional-format calcext:target-range-address="'RTS-Template'.DN11:'RTS-Template'.DN11">
            <calcext:condition calcext:apply-style-name="ConditionalStyle_2" calcext:value="!=&quot;&quot;" calcext:base-cell-address="'RTS-Template'.DN11"/>
          </calcext:conditional-format>
          <calcext:conditional-format calcext:target-range-address="'RTS-Template'.DN12:'RTS-Template'.DN12">
            <calcext:condition calcext:apply-style-name="ConditionalStyle_2" calcext:value="!=&quot;&quot;" calcext:base-cell-address="'RTS-Template'.DN12"/>
          </calcext:conditional-format>
          <calcext:conditional-format calcext:target-range-address="'RTS-Template'.DP11:'RTS-Template'.DP11">
            <calcext:condition calcext:apply-style-name="ConditionalStyle_2" calcext:value="!=&quot;&quot;" calcext:base-cell-address="'RTS-Template'.DP11"/>
          </calcext:conditional-format>
          <calcext:conditional-format calcext:target-range-address="'RTS-Template'.DP12:'RTS-Template'.DP12">
            <calcext:condition calcext:apply-style-name="ConditionalStyle_2" calcext:value="!=&quot;&quot;" calcext:base-cell-address="'RTS-Template'.DP12"/>
          </calcext:conditional-format>
          <calcext:conditional-format calcext:target-range-address="'RTS-Template'.DR11:'RTS-Template'.DR11">
            <calcext:condition calcext:apply-style-name="ConditionalStyle_2" calcext:value="!=&quot;&quot;" calcext:base-cell-address="'RTS-Template'.DR11"/>
          </calcext:conditional-format>
          <calcext:conditional-format calcext:target-range-address="'RTS-Template'.DR12:'RTS-Template'.DR12">
            <calcext:condition calcext:apply-style-name="ConditionalStyle_2" calcext:value="!=&quot;&quot;" calcext:base-cell-address="'RTS-Template'.DR12"/>
          </calcext:conditional-format>
          <calcext:conditional-format calcext:target-range-address="'RTS-Template'.B14:'RTS-Template'.DS15">
            <calcext:condition calcext:apply-style-name="ConditionalStyle_3" calcext:value="!=&quot;&quot;" calcext:base-cell-address="'RTS-Template'.B14"/>
          </calcext:conditional-format>
          <calcext:conditional-format calcext:target-range-address="'RTS-Template'.B17:'RTS-Template'.DS18">
            <calcext:condition calcext:apply-style-name="ConditionalStyle_4" calcext:value="!=&quot;&quot;" calcext:base-cell-address="'RTS-Template'.B17"/>
          </calcext:conditional-format>
          <calcext:conditional-format calcext:target-range-address="'RTS-Template'.AL11:'RTS-Template'.AL11">
            <calcext:condition calcext:apply-style-name="ConditionalStyle_2" calcext:value="!=&quot;&quot;" calcext:base-cell-address="'RTS-Template'.AL11"/>
          </calcext:conditional-format>
          <calcext:conditional-format calcext:target-range-address="'RTS-Template'.AL12:'RTS-Template'.AL12">
            <calcext:condition calcext:apply-style-name="ConditionalStyle_2" calcext:value="!=&quot;&quot;" calcext:base-cell-address="'RTS-Template'.AL12"/>
          </calcext:conditional-format>
          <calcext:conditional-format calcext:target-range-address="'RTS-Template'.R11:'RTS-Template'.R11">
            <calcext:condition calcext:apply-style-name="ConditionalStyle_2" calcext:value="!=&quot;&quot;" calcext:base-cell-address="'RTS-Template'.R11"/>
          </calcext:conditional-format>
          <calcext:conditional-format calcext:target-range-address="'RTS-Template'.R12:'RTS-Template'.R12">
            <calcext:condition calcext:apply-style-name="ConditionalStyle_2" calcext:value="!=&quot;&quot;" calcext:base-cell-address="'RTS-Template'.R12"/>
          </calcext:conditional-format>
          <calcext:conditional-format calcext:target-range-address="'RTS-Template'.T11:'RTS-Template'.T11">
            <calcext:condition calcext:apply-style-name="ConditionalStyle_2" calcext:value="!=&quot;&quot;" calcext:base-cell-address="'RTS-Template'.T11"/>
          </calcext:conditional-format>
          <calcext:conditional-format calcext:target-range-address="'RTS-Template'.T12:'RTS-Template'.T12">
            <calcext:condition calcext:apply-style-name="ConditionalStyle_2" calcext:value="!=&quot;&quot;" calcext:base-cell-address="'RTS-Template'.T12"/>
          </calcext:conditional-format>
          <calcext:conditional-format calcext:target-range-address="'RTS-Template'.AH11:'RTS-Template'.AH11">
            <calcext:condition calcext:apply-style-name="ConditionalStyle_2" calcext:value="!=&quot;&quot;" calcext:base-cell-address="'RTS-Template'.AH11"/>
          </calcext:conditional-format>
          <calcext:conditional-format calcext:target-range-address="'RTS-Template'.AH12:'RTS-Template'.AH12">
            <calcext:condition calcext:apply-style-name="ConditionalStyle_2" calcext:value="!=&quot;&quot;" calcext:base-cell-address="'RTS-Template'.AH12"/>
          </calcext:conditional-format>
          <calcext:conditional-format calcext:target-range-address="'RTS-Template'.AJ11:'RTS-Template'.AJ11">
            <calcext:condition calcext:apply-style-name="ConditionalStyle_2" calcext:value="!=&quot;&quot;" calcext:base-cell-address="'RTS-Template'.AJ11"/>
          </calcext:conditional-format>
          <calcext:conditional-format calcext:target-range-address="'RTS-Template'.AJ12:'RTS-Template'.AJ12">
            <calcext:condition calcext:apply-style-name="ConditionalStyle_2" calcext:value="!=&quot;&quot;" calcext:base-cell-address="'RTS-Template'.AJ12"/>
          </calcext:conditional-format>
          <calcext:conditional-format calcext:target-range-address="'RTS-Template'.AZ11:'RTS-Template'.AZ11">
            <calcext:condition calcext:apply-style-name="ConditionalStyle_2" calcext:value="!=&quot;&quot;" calcext:base-cell-address="'RTS-Template'.AZ11"/>
          </calcext:conditional-format>
          <calcext:conditional-format calcext:target-range-address="'RTS-Template'.AZ12:'RTS-Template'.AZ12">
            <calcext:condition calcext:apply-style-name="ConditionalStyle_2" calcext:value="!=&quot;&quot;" calcext:base-cell-address="'RTS-Template'.AZ12"/>
          </calcext:conditional-format>
          <calcext:conditional-format calcext:target-range-address="'RTS-Template'.BB8:'RTS-Template'.DE9 'RTS-Template'.P8:'RTS-Template'.Q8 'RTS-Template'.AC8:'RTS-Template'.AM8 'RTS-Template'.B8:'RTS-Template'.K9 'RTS-Template'.P9:'RTS-Template'.AO9 'RTS-Template'.AO8:'RTS-Template'.AO8 'RTS-Template'.AR8:'RTS-Template'.AY9">
            <calcext:condition calcext:apply-style-name="ConditionalStyle_1" calcext:value="!=&quot;&quot;" calcext:base-cell-address="'RTS-Template'.B8"/>
          </calcext:conditional-format>
          <calcext:conditional-format calcext:target-range-address="'RTS-Template'.R8:'RTS-Template'.S8">
            <calcext:condition calcext:apply-style-name="ConditionalStyle_1" calcext:value="!=&quot;&quot;" calcext:base-cell-address="'RTS-Template'.R8"/>
          </calcext:conditional-format>
          <calcext:conditional-format calcext:target-range-address="'RTS-Template'.T8:'RTS-Template'.U8">
            <calcext:condition calcext:apply-style-name="ConditionalStyle_1" calcext:value="!=&quot;&quot;" calcext:base-cell-address="'RTS-Template'.T8"/>
          </calcext:conditional-format>
          <calcext:conditional-format calcext:target-range-address="'RTS-Template'.V8:'RTS-Template'.W8">
            <calcext:condition calcext:apply-style-name="ConditionalStyle_1" calcext:value="!=&quot;&quot;" calcext:base-cell-address="'RTS-Template'.V8"/>
          </calcext:conditional-format>
          <calcext:conditional-format calcext:target-range-address="'RTS-Template'.X8:'RTS-Template'.Y8">
            <calcext:condition calcext:apply-style-name="ConditionalStyle_1" calcext:value="!=&quot;&quot;" calcext:base-cell-address="'RTS-Template'.X8"/>
          </calcext:conditional-format>
          <calcext:conditional-format calcext:target-range-address="'RTS-Template'.Z8:'RTS-Template'.AA8">
            <calcext:condition calcext:apply-style-name="ConditionalStyle_1" calcext:value="!=&quot;&quot;" calcext:base-cell-address="'RTS-Template'.Z8"/>
          </calcext:conditional-format>
          <calcext:conditional-format calcext:target-range-address="'RTS-Template'.AB8:'RTS-Template'.AB8">
            <calcext:condition calcext:apply-style-name="ConditionalStyle_1" calcext:value="!=&quot;&quot;" calcext:base-cell-address="'RTS-Template'.AB8"/>
          </calcext:conditional-format>
          <calcext:conditional-format calcext:target-range-address="'RTS-Template'.AN8:'RTS-Template'.AN8">
            <calcext:condition calcext:apply-style-name="ConditionalStyle_1" calcext:value="!=&quot;&quot;" calcext:base-cell-address="'RTS-Template'.AN8"/>
          </calcext:conditional-format>
          <calcext:conditional-format calcext:target-range-address="'RTS-Template'.N9:'RTS-Template'.O9">
            <calcext:condition calcext:apply-style-name="ConditionalStyle_1" calcext:value="!=&quot;&quot;" calcext:base-cell-address="'RTS-Template'.N9"/>
          </calcext:conditional-format>
          <calcext:conditional-format calcext:target-range-address="'RTS-Template'.N8:'RTS-Template'.O8">
            <calcext:condition calcext:apply-style-name="ConditionalStyle_1" calcext:value="!=&quot;&quot;" calcext:base-cell-address="'RTS-Template'.N8"/>
          </calcext:conditional-format>
          <calcext:conditional-format calcext:target-range-address="'RTS-Template'.M8:'RTS-Template'.M9">
            <calcext:condition calcext:apply-style-name="ConditionalStyle_1" calcext:value="!=&quot;&quot;" calcext:base-cell-address="'RTS-Template'.M8"/>
          </calcext:conditional-format>
          <calcext:conditional-format calcext:target-range-address="'RTS-Template'.AP8:'RTS-Template'.AQ9">
            <calcext:condition calcext:apply-style-name="ConditionalStyle_1" calcext:value="!=&quot;&quot;" calcext:base-cell-address="'RTS-Template'.AP8"/>
          </calcext:conditional-format>
          <calcext:conditional-format calcext:target-range-address="'RTS-Template'.AZ8:'RTS-Template'.BA9">
            <calcext:condition calcext:apply-style-name="ConditionalStyle_1" calcext:value="!=&quot;&quot;" calcext:base-cell-address="'RTS-Template'.AZ8"/>
          </calcext:conditional-format>
          <calcext:conditional-format calcext:target-range-address="'RTS-Template'.L9:'RTS-Template'.L9">
            <calcext:condition calcext:apply-style-name="ConditionalStyle_1" calcext:value="!=&quot;&quot;" calcext:base-cell-address="'RTS-Template'.L9"/>
          </calcext:conditional-format>
          <calcext:conditional-format calcext:target-range-address="'RTS-Template'.L8:'RTS-Template'.L8">
            <calcext:condition calcext:apply-style-name="ConditionalStyle_1" calcext:value="!=&quot;&quot;" calcext:base-cell-address="'RTS-Template'.L8"/>
          </calcext:conditional-format>
          <calcext:conditional-format calcext:target-range-address="'RTS-Template'.AX11:'RTS-Template'.AX11">
            <calcext:condition calcext:apply-style-name="ConditionalStyle_2" calcext:value="!=&quot;&quot;" calcext:base-cell-address="'RTS-Template'.AX11"/>
          </calcext:conditional-format>
          <calcext:conditional-format calcext:target-range-address="'RTS-Template'.AX12:'RTS-Template'.AX12">
            <calcext:condition calcext:apply-style-name="ConditionalStyle_2" calcext:value="!=&quot;&quot;" calcext:base-cell-address="'RTS-Template'.AX12"/>
          </calcext:conditional-format>
          <calcext:conditional-format calcext:target-range-address="'RTS-Template'.BV11:'RTS-Template'.BV11">
            <calcext:condition calcext:apply-style-name="ConditionalStyle_2" calcext:value="!=&quot;&quot;" calcext:base-cell-address="'RTS-Template'.BV11"/>
          </calcext:conditional-format>
          <calcext:conditional-format calcext:target-range-address="'RTS-Template'.BV12:'RTS-Template'.BV12">
            <calcext:condition calcext:apply-style-name="ConditionalStyle_2" calcext:value="!=&quot;&quot;" calcext:base-cell-address="'RTS-Template'.BV12"/>
          </calcext:conditional-format>
          <calcext:conditional-format calcext:target-range-address="'RTS-Template'.C4:'RTS-Template'.C4">
            <calcext:condition calcext:apply-style-name="ConditionalStyle_1" calcext:value="=1" calcext:base-cell-address="'RTS-Template'.C4"/>
            <calcext:condition calcext:apply-style-name="ConditionalStyle_2" calcext:value="=2" calcext:base-cell-address="'RTS-Template'.C4"/>
            <calcext:condition calcext:apply-style-name="ConditionalStyle_3" calcext:value="=3" calcext:base-cell-address="'RTS-Template'.C4"/>
            <calcext:condition calcext:apply-style-name="ConditionalStyle_4" calcext:value="=4" calcext:base-cell-address="'RTS-Template'.C4"/>
            <calcext:condition calcext:apply-style-name="ConditionalStyle_5" calcext:value="&lt;1" calcext:base-cell-address="'RTS-Template'.C4"/>
            <calcext:condition calcext:apply-style-name="ConditionalStyle_5" calcext:value="&gt;4" calcext:base-cell-address="'RTS-Template'.C4"/>
          </calcext:conditional-format>
          <calcext:conditional-format calcext:target-range-address="'RTS-Template'.E4:'RTS-Template'.E4">
            <calcext:condition calcext:apply-style-name="ConditionalStyle_1" calcext:value="=1" calcext:base-cell-address="'RTS-Template'.E4"/>
            <calcext:condition calcext:apply-style-name="ConditionalStyle_2" calcext:value="=2" calcext:base-cell-address="'RTS-Template'.E4"/>
            <calcext:condition calcext:apply-style-name="ConditionalStyle_3" calcext:value="=3" calcext:base-cell-address="'RTS-Template'.E4"/>
            <calcext:condition calcext:apply-style-name="ConditionalStyle_4" calcext:value="=4" calcext:base-cell-address="'RTS-Template'.E4"/>
            <calcext:condition calcext:apply-style-name="ConditionalStyle_5" calcext:value="&lt;1" calcext:base-cell-address="'RTS-Template'.E4"/>
            <calcext:condition calcext:apply-style-name="ConditionalStyle_5" calcext:value="&gt;4" calcext:base-cell-address="'RTS-Template'.E4"/>
          </calcext:conditional-format>
          <calcext:conditional-format calcext:target-range-address="'RTS-Template'.G4:'RTS-Template'.G4">
            <calcext:condition calcext:apply-style-name="ConditionalStyle_1" calcext:value="=1" calcext:base-cell-address="'RTS-Template'.G4"/>
            <calcext:condition calcext:apply-style-name="ConditionalStyle_2" calcext:value="=2" calcext:base-cell-address="'RTS-Template'.G4"/>
            <calcext:condition calcext:apply-style-name="ConditionalStyle_3" calcext:value="=3" calcext:base-cell-address="'RTS-Template'.G4"/>
            <calcext:condition calcext:apply-style-name="ConditionalStyle_4" calcext:value="=4" calcext:base-cell-address="'RTS-Template'.G4"/>
            <calcext:condition calcext:apply-style-name="ConditionalStyle_5" calcext:value="&lt;1" calcext:base-cell-address="'RTS-Template'.G4"/>
            <calcext:condition calcext:apply-style-name="ConditionalStyle_5" calcext:value="&gt;4" calcext:base-cell-address="'RTS-Template'.G4"/>
          </calcext:conditional-format>
          <calcext:conditional-format calcext:target-range-address="'RTS-Template'.I4:'RTS-Template'.I4">
            <calcext:condition calcext:apply-style-name="ConditionalStyle_1" calcext:value="=1" calcext:base-cell-address="'RTS-Template'.I4"/>
            <calcext:condition calcext:apply-style-name="ConditionalStyle_2" calcext:value="=2" calcext:base-cell-address="'RTS-Template'.I4"/>
            <calcext:condition calcext:apply-style-name="ConditionalStyle_3" calcext:value="=3" calcext:base-cell-address="'RTS-Template'.I4"/>
            <calcext:condition calcext:apply-style-name="ConditionalStyle_4" calcext:value="=4" calcext:base-cell-address="'RTS-Template'.I4"/>
            <calcext:condition calcext:apply-style-name="ConditionalStyle_5" calcext:value="&lt;1" calcext:base-cell-address="'RTS-Template'.I4"/>
            <calcext:condition calcext:apply-style-name="ConditionalStyle_5" calcext:value="&gt;4" calcext:base-cell-address="'RTS-Template'.I4"/>
          </calcext:conditional-format>
          <calcext:conditional-format calcext:target-range-address="'RTS-Template'.K4:'RTS-Template'.K4">
            <calcext:condition calcext:apply-style-name="ConditionalStyle_1" calcext:value="=1" calcext:base-cell-address="'RTS-Template'.K4"/>
            <calcext:condition calcext:apply-style-name="ConditionalStyle_2" calcext:value="=2" calcext:base-cell-address="'RTS-Template'.K4"/>
            <calcext:condition calcext:apply-style-name="ConditionalStyle_3" calcext:value="=3" calcext:base-cell-address="'RTS-Template'.K4"/>
            <calcext:condition calcext:apply-style-name="ConditionalStyle_4" calcext:value="=4" calcext:base-cell-address="'RTS-Template'.K4"/>
            <calcext:condition calcext:apply-style-name="ConditionalStyle_5" calcext:value="&lt;1" calcext:base-cell-address="'RTS-Template'.K4"/>
            <calcext:condition calcext:apply-style-name="ConditionalStyle_5" calcext:value="&gt;4" calcext:base-cell-address="'RTS-Template'.K4"/>
          </calcext:conditional-format>
          <calcext:conditional-format calcext:target-range-address="'RTS-Template'.M4:'RTS-Template'.M4">
            <calcext:condition calcext:apply-style-name="ConditionalStyle_1" calcext:value="=1" calcext:base-cell-address="'RTS-Template'.M4"/>
            <calcext:condition calcext:apply-style-name="ConditionalStyle_2" calcext:value="=2" calcext:base-cell-address="'RTS-Template'.M4"/>
            <calcext:condition calcext:apply-style-name="ConditionalStyle_3" calcext:value="=3" calcext:base-cell-address="'RTS-Template'.M4"/>
            <calcext:condition calcext:apply-style-name="ConditionalStyle_4" calcext:value="=4" calcext:base-cell-address="'RTS-Template'.M4"/>
            <calcext:condition calcext:apply-style-name="ConditionalStyle_5" calcext:value="&lt;1" calcext:base-cell-address="'RTS-Template'.M4"/>
            <calcext:condition calcext:apply-style-name="ConditionalStyle_5" calcext:value="&gt;4" calcext:base-cell-address="'RTS-Template'.M4"/>
          </calcext:conditional-format>
          <calcext:conditional-format calcext:target-range-address="'RTS-Template'.O4:'RTS-Template'.O4">
            <calcext:condition calcext:apply-style-name="ConditionalStyle_1" calcext:value="=1" calcext:base-cell-address="'RTS-Template'.O4"/>
            <calcext:condition calcext:apply-style-name="ConditionalStyle_2" calcext:value="=2" calcext:base-cell-address="'RTS-Template'.O4"/>
            <calcext:condition calcext:apply-style-name="ConditionalStyle_3" calcext:value="=3" calcext:base-cell-address="'RTS-Template'.O4"/>
            <calcext:condition calcext:apply-style-name="ConditionalStyle_4" calcext:value="=4" calcext:base-cell-address="'RTS-Template'.O4"/>
            <calcext:condition calcext:apply-style-name="ConditionalStyle_5" calcext:value="&lt;1" calcext:base-cell-address="'RTS-Template'.O4"/>
            <calcext:condition calcext:apply-style-name="ConditionalStyle_5" calcext:value="&gt;4" calcext:base-cell-address="'RTS-Template'.O4"/>
          </calcext:conditional-format>
          <calcext:conditional-format calcext:target-range-address="'RTS-Template'.Q4:'RTS-Template'.Q4">
            <calcext:condition calcext:apply-style-name="ConditionalStyle_1" calcext:value="=1" calcext:base-cell-address="'RTS-Template'.Q4"/>
            <calcext:condition calcext:apply-style-name="ConditionalStyle_2" calcext:value="=2" calcext:base-cell-address="'RTS-Template'.Q4"/>
            <calcext:condition calcext:apply-style-name="ConditionalStyle_3" calcext:value="=3" calcext:base-cell-address="'RTS-Template'.Q4"/>
            <calcext:condition calcext:apply-style-name="ConditionalStyle_4" calcext:value="=4" calcext:base-cell-address="'RTS-Template'.Q4"/>
            <calcext:condition calcext:apply-style-name="ConditionalStyle_5" calcext:value="&lt;1" calcext:base-cell-address="'RTS-Template'.Q4"/>
            <calcext:condition calcext:apply-style-name="ConditionalStyle_5" calcext:value="&gt;4" calcext:base-cell-address="'RTS-Template'.Q4"/>
          </calcext:conditional-format>
          <calcext:conditional-format calcext:target-range-address="'RTS-Template'.S4:'RTS-Template'.S4">
            <calcext:condition calcext:apply-style-name="ConditionalStyle_1" calcext:value="=1" calcext:base-cell-address="'RTS-Template'.S4"/>
            <calcext:condition calcext:apply-style-name="ConditionalStyle_2" calcext:value="=2" calcext:base-cell-address="'RTS-Template'.S4"/>
            <calcext:condition calcext:apply-style-name="ConditionalStyle_3" calcext:value="=3" calcext:base-cell-address="'RTS-Template'.S4"/>
            <calcext:condition calcext:apply-style-name="ConditionalStyle_4" calcext:value="=4" calcext:base-cell-address="'RTS-Template'.S4"/>
            <calcext:condition calcext:apply-style-name="ConditionalStyle_5" calcext:value="&lt;1" calcext:base-cell-address="'RTS-Template'.S4"/>
            <calcext:condition calcext:apply-style-name="ConditionalStyle_5" calcext:value="&gt;4" calcext:base-cell-address="'RTS-Template'.S4"/>
          </calcext:conditional-format>
          <calcext:conditional-format calcext:target-range-address="'RTS-Template'.U4:'RTS-Template'.U4">
            <calcext:condition calcext:apply-style-name="ConditionalStyle_1" calcext:value="=1" calcext:base-cell-address="'RTS-Template'.U4"/>
            <calcext:condition calcext:apply-style-name="ConditionalStyle_2" calcext:value="=2" calcext:base-cell-address="'RTS-Template'.U4"/>
            <calcext:condition calcext:apply-style-name="ConditionalStyle_3" calcext:value="=3" calcext:base-cell-address="'RTS-Template'.U4"/>
            <calcext:condition calcext:apply-style-name="ConditionalStyle_4" calcext:value="=4" calcext:base-cell-address="'RTS-Template'.U4"/>
            <calcext:condition calcext:apply-style-name="ConditionalStyle_5" calcext:value="&lt;1" calcext:base-cell-address="'RTS-Template'.U4"/>
            <calcext:condition calcext:apply-style-name="ConditionalStyle_5" calcext:value="&gt;4" calcext:base-cell-address="'RTS-Template'.U4"/>
          </calcext:conditional-format>
          <calcext:conditional-format calcext:target-range-address="'RTS-Template'.W4:'RTS-Template'.W4">
            <calcext:condition calcext:apply-style-name="ConditionalStyle_1" calcext:value="=1" calcext:base-cell-address="'RTS-Template'.W4"/>
            <calcext:condition calcext:apply-style-name="ConditionalStyle_2" calcext:value="=2" calcext:base-cell-address="'RTS-Template'.W4"/>
            <calcext:condition calcext:apply-style-name="ConditionalStyle_3" calcext:value="=3" calcext:base-cell-address="'RTS-Template'.W4"/>
            <calcext:condition calcext:apply-style-name="ConditionalStyle_4" calcext:value="=4" calcext:base-cell-address="'RTS-Template'.W4"/>
            <calcext:condition calcext:apply-style-name="ConditionalStyle_5" calcext:value="&lt;1" calcext:base-cell-address="'RTS-Template'.W4"/>
            <calcext:condition calcext:apply-style-name="ConditionalStyle_5" calcext:value="&gt;4" calcext:base-cell-address="'RTS-Template'.W4"/>
          </calcext:conditional-format>
          <calcext:conditional-format calcext:target-range-address="'RTS-Template'.Y4:'RTS-Template'.Y4">
            <calcext:condition calcext:apply-style-name="ConditionalStyle_1" calcext:value="=1" calcext:base-cell-address="'RTS-Template'.Y4"/>
            <calcext:condition calcext:apply-style-name="ConditionalStyle_2" calcext:value="=2" calcext:base-cell-address="'RTS-Template'.Y4"/>
            <calcext:condition calcext:apply-style-name="ConditionalStyle_3" calcext:value="=3" calcext:base-cell-address="'RTS-Template'.Y4"/>
            <calcext:condition calcext:apply-style-name="ConditionalStyle_4" calcext:value="=4" calcext:base-cell-address="'RTS-Template'.Y4"/>
            <calcext:condition calcext:apply-style-name="ConditionalStyle_5" calcext:value="&lt;1" calcext:base-cell-address="'RTS-Template'.Y4"/>
            <calcext:condition calcext:apply-style-name="ConditionalStyle_5" calcext:value="&gt;4" calcext:base-cell-address="'RTS-Template'.Y4"/>
          </calcext:conditional-format>
          <calcext:conditional-format calcext:target-range-address="'RTS-Template'.AA4:'RTS-Template'.AA4">
            <calcext:condition calcext:apply-style-name="ConditionalStyle_1" calcext:value="=1" calcext:base-cell-address="'RTS-Template'.AA4"/>
            <calcext:condition calcext:apply-style-name="ConditionalStyle_2" calcext:value="=2" calcext:base-cell-address="'RTS-Template'.AA4"/>
            <calcext:condition calcext:apply-style-name="ConditionalStyle_3" calcext:value="=3" calcext:base-cell-address="'RTS-Template'.AA4"/>
            <calcext:condition calcext:apply-style-name="ConditionalStyle_4" calcext:value="=4" calcext:base-cell-address="'RTS-Template'.AA4"/>
            <calcext:condition calcext:apply-style-name="ConditionalStyle_5" calcext:value="&lt;1" calcext:base-cell-address="'RTS-Template'.AA4"/>
            <calcext:condition calcext:apply-style-name="ConditionalStyle_5" calcext:value="&gt;4" calcext:base-cell-address="'RTS-Template'.AA4"/>
          </calcext:conditional-format>
          <calcext:conditional-format calcext:target-range-address="'RTS-Template'.AC4:'RTS-Template'.AC4">
            <calcext:condition calcext:apply-style-name="ConditionalStyle_1" calcext:value="=1" calcext:base-cell-address="'RTS-Template'.AC4"/>
            <calcext:condition calcext:apply-style-name="ConditionalStyle_2" calcext:value="=2" calcext:base-cell-address="'RTS-Template'.AC4"/>
            <calcext:condition calcext:apply-style-name="ConditionalStyle_3" calcext:value="=3" calcext:base-cell-address="'RTS-Template'.AC4"/>
            <calcext:condition calcext:apply-style-name="ConditionalStyle_4" calcext:value="=4" calcext:base-cell-address="'RTS-Template'.AC4"/>
            <calcext:condition calcext:apply-style-name="ConditionalStyle_5" calcext:value="&lt;1" calcext:base-cell-address="'RTS-Template'.AC4"/>
            <calcext:condition calcext:apply-style-name="ConditionalStyle_5" calcext:value="&gt;4" calcext:base-cell-address="'RTS-Template'.AC4"/>
          </calcext:conditional-format>
          <calcext:conditional-format calcext:target-range-address="'RTS-Template'.AE4:'RTS-Template'.AE4">
            <calcext:condition calcext:apply-style-name="ConditionalStyle_1" calcext:value="=1" calcext:base-cell-address="'RTS-Template'.AE4"/>
            <calcext:condition calcext:apply-style-name="ConditionalStyle_2" calcext:value="=2" calcext:base-cell-address="'RTS-Template'.AE4"/>
            <calcext:condition calcext:apply-style-name="ConditionalStyle_3" calcext:value="=3" calcext:base-cell-address="'RTS-Template'.AE4"/>
            <calcext:condition calcext:apply-style-name="ConditionalStyle_4" calcext:value="=4" calcext:base-cell-address="'RTS-Template'.AE4"/>
            <calcext:condition calcext:apply-style-name="ConditionalStyle_5" calcext:value="&lt;1" calcext:base-cell-address="'RTS-Template'.AE4"/>
            <calcext:condition calcext:apply-style-name="ConditionalStyle_5" calcext:value="&gt;4" calcext:base-cell-address="'RTS-Template'.AE4"/>
          </calcext:conditional-format>
          <calcext:conditional-format calcext:target-range-address="'RTS-Template'.AG4:'RTS-Template'.AG4">
            <calcext:condition calcext:apply-style-name="ConditionalStyle_1" calcext:value="=1" calcext:base-cell-address="'RTS-Template'.AG4"/>
            <calcext:condition calcext:apply-style-name="ConditionalStyle_2" calcext:value="=2" calcext:base-cell-address="'RTS-Template'.AG4"/>
            <calcext:condition calcext:apply-style-name="ConditionalStyle_3" calcext:value="=3" calcext:base-cell-address="'RTS-Template'.AG4"/>
            <calcext:condition calcext:apply-style-name="ConditionalStyle_4" calcext:value="=4" calcext:base-cell-address="'RTS-Template'.AG4"/>
            <calcext:condition calcext:apply-style-name="ConditionalStyle_5" calcext:value="&lt;1" calcext:base-cell-address="'RTS-Template'.AG4"/>
            <calcext:condition calcext:apply-style-name="ConditionalStyle_5" calcext:value="&gt;4" calcext:base-cell-address="'RTS-Template'.AG4"/>
          </calcext:conditional-format>
          <calcext:conditional-format calcext:target-range-address="'RTS-Template'.AI4:'RTS-Template'.AI4">
            <calcext:condition calcext:apply-style-name="ConditionalStyle_1" calcext:value="=1" calcext:base-cell-address="'RTS-Template'.AI4"/>
            <calcext:condition calcext:apply-style-name="ConditionalStyle_2" calcext:value="=2" calcext:base-cell-address="'RTS-Template'.AI4"/>
            <calcext:condition calcext:apply-style-name="ConditionalStyle_3" calcext:value="=3" calcext:base-cell-address="'RTS-Template'.AI4"/>
            <calcext:condition calcext:apply-style-name="ConditionalStyle_4" calcext:value="=4" calcext:base-cell-address="'RTS-Template'.AI4"/>
            <calcext:condition calcext:apply-style-name="ConditionalStyle_5" calcext:value="&lt;1" calcext:base-cell-address="'RTS-Template'.AI4"/>
            <calcext:condition calcext:apply-style-name="ConditionalStyle_5" calcext:value="&gt;4" calcext:base-cell-address="'RTS-Template'.AI4"/>
          </calcext:conditional-format>
          <calcext:conditional-format calcext:target-range-address="'RTS-Template'.AK4:'RTS-Template'.AK4">
            <calcext:condition calcext:apply-style-name="ConditionalStyle_1" calcext:value="=1" calcext:base-cell-address="'RTS-Template'.AK4"/>
            <calcext:condition calcext:apply-style-name="ConditionalStyle_2" calcext:value="=2" calcext:base-cell-address="'RTS-Template'.AK4"/>
            <calcext:condition calcext:apply-style-name="ConditionalStyle_3" calcext:value="=3" calcext:base-cell-address="'RTS-Template'.AK4"/>
            <calcext:condition calcext:apply-style-name="ConditionalStyle_4" calcext:value="=4" calcext:base-cell-address="'RTS-Template'.AK4"/>
            <calcext:condition calcext:apply-style-name="ConditionalStyle_5" calcext:value="&lt;1" calcext:base-cell-address="'RTS-Template'.AK4"/>
            <calcext:condition calcext:apply-style-name="ConditionalStyle_5" calcext:value="&gt;4" calcext:base-cell-address="'RTS-Template'.AK4"/>
          </calcext:conditional-format>
          <calcext:conditional-format calcext:target-range-address="'RTS-Template'.AM4:'RTS-Template'.AM4">
            <calcext:condition calcext:apply-style-name="ConditionalStyle_1" calcext:value="=1" calcext:base-cell-address="'RTS-Template'.AM4"/>
            <calcext:condition calcext:apply-style-name="ConditionalStyle_2" calcext:value="=2" calcext:base-cell-address="'RTS-Template'.AM4"/>
            <calcext:condition calcext:apply-style-name="ConditionalStyle_3" calcext:value="=3" calcext:base-cell-address="'RTS-Template'.AM4"/>
            <calcext:condition calcext:apply-style-name="ConditionalStyle_4" calcext:value="=4" calcext:base-cell-address="'RTS-Template'.AM4"/>
            <calcext:condition calcext:apply-style-name="ConditionalStyle_5" calcext:value="&lt;1" calcext:base-cell-address="'RTS-Template'.AM4"/>
            <calcext:condition calcext:apply-style-name="ConditionalStyle_5" calcext:value="&gt;4" calcext:base-cell-address="'RTS-Template'.AM4"/>
          </calcext:conditional-format>
          <calcext:conditional-format calcext:target-range-address="'RTS-Template'.AO4:'RTS-Template'.AO4">
            <calcext:condition calcext:apply-style-name="ConditionalStyle_1" calcext:value="=1" calcext:base-cell-address="'RTS-Template'.AO4"/>
            <calcext:condition calcext:apply-style-name="ConditionalStyle_2" calcext:value="=2" calcext:base-cell-address="'RTS-Template'.AO4"/>
            <calcext:condition calcext:apply-style-name="ConditionalStyle_3" calcext:value="=3" calcext:base-cell-address="'RTS-Template'.AO4"/>
            <calcext:condition calcext:apply-style-name="ConditionalStyle_4" calcext:value="=4" calcext:base-cell-address="'RTS-Template'.AO4"/>
            <calcext:condition calcext:apply-style-name="ConditionalStyle_5" calcext:value="&lt;1" calcext:base-cell-address="'RTS-Template'.AO4"/>
            <calcext:condition calcext:apply-style-name="ConditionalStyle_5" calcext:value="&gt;4" calcext:base-cell-address="'RTS-Template'.AO4"/>
          </calcext:conditional-format>
          <calcext:conditional-format calcext:target-range-address="'RTS-Template'.AQ4:'RTS-Template'.AQ4">
            <calcext:condition calcext:apply-style-name="ConditionalStyle_1" calcext:value="=1" calcext:base-cell-address="'RTS-Template'.AQ4"/>
            <calcext:condition calcext:apply-style-name="ConditionalStyle_2" calcext:value="=2" calcext:base-cell-address="'RTS-Template'.AQ4"/>
            <calcext:condition calcext:apply-style-name="ConditionalStyle_3" calcext:value="=3" calcext:base-cell-address="'RTS-Template'.AQ4"/>
            <calcext:condition calcext:apply-style-name="ConditionalStyle_4" calcext:value="=4" calcext:base-cell-address="'RTS-Template'.AQ4"/>
            <calcext:condition calcext:apply-style-name="ConditionalStyle_5" calcext:value="&lt;1" calcext:base-cell-address="'RTS-Template'.AQ4"/>
            <calcext:condition calcext:apply-style-name="ConditionalStyle_5" calcext:value="&gt;4" calcext:base-cell-address="'RTS-Template'.AQ4"/>
          </calcext:conditional-format>
          <calcext:conditional-format calcext:target-range-address="'RTS-Template'.AS4:'RTS-Template'.AS4">
            <calcext:condition calcext:apply-style-name="ConditionalStyle_1" calcext:value="=1" calcext:base-cell-address="'RTS-Template'.AS4"/>
            <calcext:condition calcext:apply-style-name="ConditionalStyle_2" calcext:value="=2" calcext:base-cell-address="'RTS-Template'.AS4"/>
            <calcext:condition calcext:apply-style-name="ConditionalStyle_3" calcext:value="=3" calcext:base-cell-address="'RTS-Template'.AS4"/>
            <calcext:condition calcext:apply-style-name="ConditionalStyle_4" calcext:value="=4" calcext:base-cell-address="'RTS-Template'.AS4"/>
            <calcext:condition calcext:apply-style-name="ConditionalStyle_5" calcext:value="&lt;1" calcext:base-cell-address="'RTS-Template'.AS4"/>
            <calcext:condition calcext:apply-style-name="ConditionalStyle_5" calcext:value="&gt;4" calcext:base-cell-address="'RTS-Template'.AS4"/>
          </calcext:conditional-format>
          <calcext:conditional-format calcext:target-range-address="'RTS-Template'.AU4:'RTS-Template'.AU4">
            <calcext:condition calcext:apply-style-name="ConditionalStyle_1" calcext:value="=1" calcext:base-cell-address="'RTS-Template'.AU4"/>
            <calcext:condition calcext:apply-style-name="ConditionalStyle_2" calcext:value="=2" calcext:base-cell-address="'RTS-Template'.AU4"/>
            <calcext:condition calcext:apply-style-name="ConditionalStyle_3" calcext:value="=3" calcext:base-cell-address="'RTS-Template'.AU4"/>
            <calcext:condition calcext:apply-style-name="ConditionalStyle_4" calcext:value="=4" calcext:base-cell-address="'RTS-Template'.AU4"/>
            <calcext:condition calcext:apply-style-name="ConditionalStyle_5" calcext:value="&lt;1" calcext:base-cell-address="'RTS-Template'.AU4"/>
            <calcext:condition calcext:apply-style-name="ConditionalStyle_5" calcext:value="&gt;4" calcext:base-cell-address="'RTS-Template'.AU4"/>
          </calcext:conditional-format>
          <calcext:conditional-format calcext:target-range-address="'RTS-Template'.AW4:'RTS-Template'.AW4">
            <calcext:condition calcext:apply-style-name="ConditionalStyle_1" calcext:value="=1" calcext:base-cell-address="'RTS-Template'.AW4"/>
            <calcext:condition calcext:apply-style-name="ConditionalStyle_2" calcext:value="=2" calcext:base-cell-address="'RTS-Template'.AW4"/>
            <calcext:condition calcext:apply-style-name="ConditionalStyle_3" calcext:value="=3" calcext:base-cell-address="'RTS-Template'.AW4"/>
            <calcext:condition calcext:apply-style-name="ConditionalStyle_4" calcext:value="=4" calcext:base-cell-address="'RTS-Template'.AW4"/>
            <calcext:condition calcext:apply-style-name="ConditionalStyle_5" calcext:value="&lt;1" calcext:base-cell-address="'RTS-Template'.AW4"/>
            <calcext:condition calcext:apply-style-name="ConditionalStyle_5" calcext:value="&gt;4" calcext:base-cell-address="'RTS-Template'.AW4"/>
          </calcext:conditional-format>
          <calcext:conditional-format calcext:target-range-address="'RTS-Template'.AY4:'RTS-Template'.AY4">
            <calcext:condition calcext:apply-style-name="ConditionalStyle_1" calcext:value="=1" calcext:base-cell-address="'RTS-Template'.AY4"/>
            <calcext:condition calcext:apply-style-name="ConditionalStyle_2" calcext:value="=2" calcext:base-cell-address="'RTS-Template'.AY4"/>
            <calcext:condition calcext:apply-style-name="ConditionalStyle_3" calcext:value="=3" calcext:base-cell-address="'RTS-Template'.AY4"/>
            <calcext:condition calcext:apply-style-name="ConditionalStyle_4" calcext:value="=4" calcext:base-cell-address="'RTS-Template'.AY4"/>
            <calcext:condition calcext:apply-style-name="ConditionalStyle_5" calcext:value="&lt;1" calcext:base-cell-address="'RTS-Template'.AY4"/>
            <calcext:condition calcext:apply-style-name="ConditionalStyle_5" calcext:value="&gt;4" calcext:base-cell-address="'RTS-Template'.AY4"/>
          </calcext:conditional-format>
          <calcext:conditional-format calcext:target-range-address="'RTS-Template'.BA4:'RTS-Template'.BA4">
            <calcext:condition calcext:apply-style-name="ConditionalStyle_1" calcext:value="=1" calcext:base-cell-address="'RTS-Template'.BA4"/>
            <calcext:condition calcext:apply-style-name="ConditionalStyle_2" calcext:value="=2" calcext:base-cell-address="'RTS-Template'.BA4"/>
            <calcext:condition calcext:apply-style-name="ConditionalStyle_3" calcext:value="=3" calcext:base-cell-address="'RTS-Template'.BA4"/>
            <calcext:condition calcext:apply-style-name="ConditionalStyle_4" calcext:value="=4" calcext:base-cell-address="'RTS-Template'.BA4"/>
            <calcext:condition calcext:apply-style-name="ConditionalStyle_5" calcext:value="&lt;1" calcext:base-cell-address="'RTS-Template'.BA4"/>
            <calcext:condition calcext:apply-style-name="ConditionalStyle_5" calcext:value="&gt;4" calcext:base-cell-address="'RTS-Template'.BA4"/>
          </calcext:conditional-format>
          <calcext:conditional-format calcext:target-range-address="'RTS-Template'.BC4:'RTS-Template'.BC4">
            <calcext:condition calcext:apply-style-name="ConditionalStyle_1" calcext:value="=1" calcext:base-cell-address="'RTS-Template'.BC4"/>
            <calcext:condition calcext:apply-style-name="ConditionalStyle_2" calcext:value="=2" calcext:base-cell-address="'RTS-Template'.BC4"/>
            <calcext:condition calcext:apply-style-name="ConditionalStyle_3" calcext:value="=3" calcext:base-cell-address="'RTS-Template'.BC4"/>
            <calcext:condition calcext:apply-style-name="ConditionalStyle_4" calcext:value="=4" calcext:base-cell-address="'RTS-Template'.BC4"/>
            <calcext:condition calcext:apply-style-name="ConditionalStyle_5" calcext:value="&lt;1" calcext:base-cell-address="'RTS-Template'.BC4"/>
            <calcext:condition calcext:apply-style-name="ConditionalStyle_5" calcext:value="&gt;4" calcext:base-cell-address="'RTS-Template'.BC4"/>
          </calcext:conditional-format>
          <calcext:conditional-format calcext:target-range-address="'RTS-Template'.BE4:'RTS-Template'.BE4">
            <calcext:condition calcext:apply-style-name="ConditionalStyle_1" calcext:value="=1" calcext:base-cell-address="'RTS-Template'.BE4"/>
            <calcext:condition calcext:apply-style-name="ConditionalStyle_2" calcext:value="=2" calcext:base-cell-address="'RTS-Template'.BE4"/>
            <calcext:condition calcext:apply-style-name="ConditionalStyle_3" calcext:value="=3" calcext:base-cell-address="'RTS-Template'.BE4"/>
            <calcext:condition calcext:apply-style-name="ConditionalStyle_4" calcext:value="=4" calcext:base-cell-address="'RTS-Template'.BE4"/>
            <calcext:condition calcext:apply-style-name="ConditionalStyle_5" calcext:value="&lt;1" calcext:base-cell-address="'RTS-Template'.BE4"/>
            <calcext:condition calcext:apply-style-name="ConditionalStyle_5" calcext:value="&gt;4" calcext:base-cell-address="'RTS-Template'.BE4"/>
          </calcext:conditional-format>
          <calcext:conditional-format calcext:target-range-address="'RTS-Template'.BG4:'RTS-Template'.BG4">
            <calcext:condition calcext:apply-style-name="ConditionalStyle_1" calcext:value="=1" calcext:base-cell-address="'RTS-Template'.BG4"/>
            <calcext:condition calcext:apply-style-name="ConditionalStyle_2" calcext:value="=2" calcext:base-cell-address="'RTS-Template'.BG4"/>
            <calcext:condition calcext:apply-style-name="ConditionalStyle_3" calcext:value="=3" calcext:base-cell-address="'RTS-Template'.BG4"/>
            <calcext:condition calcext:apply-style-name="ConditionalStyle_4" calcext:value="=4" calcext:base-cell-address="'RTS-Template'.BG4"/>
            <calcext:condition calcext:apply-style-name="ConditionalStyle_5" calcext:value="&lt;1" calcext:base-cell-address="'RTS-Template'.BG4"/>
            <calcext:condition calcext:apply-style-name="ConditionalStyle_5" calcext:value="&gt;4" calcext:base-cell-address="'RTS-Template'.BG4"/>
          </calcext:conditional-format>
          <calcext:conditional-format calcext:target-range-address="'RTS-Template'.BI4:'RTS-Template'.BI4">
            <calcext:condition calcext:apply-style-name="ConditionalStyle_1" calcext:value="=1" calcext:base-cell-address="'RTS-Template'.BI4"/>
            <calcext:condition calcext:apply-style-name="ConditionalStyle_2" calcext:value="=2" calcext:base-cell-address="'RTS-Template'.BI4"/>
            <calcext:condition calcext:apply-style-name="ConditionalStyle_3" calcext:value="=3" calcext:base-cell-address="'RTS-Template'.BI4"/>
            <calcext:condition calcext:apply-style-name="ConditionalStyle_4" calcext:value="=4" calcext:base-cell-address="'RTS-Template'.BI4"/>
            <calcext:condition calcext:apply-style-name="ConditionalStyle_5" calcext:value="&lt;1" calcext:base-cell-address="'RTS-Template'.BI4"/>
            <calcext:condition calcext:apply-style-name="ConditionalStyle_5" calcext:value="&gt;4" calcext:base-cell-address="'RTS-Template'.BI4"/>
          </calcext:conditional-format>
          <calcext:conditional-format calcext:target-range-address="'RTS-Template'.BK4:'RTS-Template'.BK4">
            <calcext:condition calcext:apply-style-name="ConditionalStyle_1" calcext:value="=1" calcext:base-cell-address="'RTS-Template'.BK4"/>
            <calcext:condition calcext:apply-style-name="ConditionalStyle_2" calcext:value="=2" calcext:base-cell-address="'RTS-Template'.BK4"/>
            <calcext:condition calcext:apply-style-name="ConditionalStyle_3" calcext:value="=3" calcext:base-cell-address="'RTS-Template'.BK4"/>
            <calcext:condition calcext:apply-style-name="ConditionalStyle_4" calcext:value="=4" calcext:base-cell-address="'RTS-Template'.BK4"/>
            <calcext:condition calcext:apply-style-name="ConditionalStyle_5" calcext:value="&lt;1" calcext:base-cell-address="'RTS-Template'.BK4"/>
            <calcext:condition calcext:apply-style-name="ConditionalStyle_5" calcext:value="&gt;4" calcext:base-cell-address="'RTS-Template'.BK4"/>
          </calcext:conditional-format>
          <calcext:conditional-format calcext:target-range-address="'RTS-Template'.BM4:'RTS-Template'.BM4">
            <calcext:condition calcext:apply-style-name="ConditionalStyle_1" calcext:value="=1" calcext:base-cell-address="'RTS-Template'.BM4"/>
            <calcext:condition calcext:apply-style-name="ConditionalStyle_2" calcext:value="=2" calcext:base-cell-address="'RTS-Template'.BM4"/>
            <calcext:condition calcext:apply-style-name="ConditionalStyle_3" calcext:value="=3" calcext:base-cell-address="'RTS-Template'.BM4"/>
            <calcext:condition calcext:apply-style-name="ConditionalStyle_4" calcext:value="=4" calcext:base-cell-address="'RTS-Template'.BM4"/>
            <calcext:condition calcext:apply-style-name="ConditionalStyle_5" calcext:value="&lt;1" calcext:base-cell-address="'RTS-Template'.BM4"/>
            <calcext:condition calcext:apply-style-name="ConditionalStyle_5" calcext:value="&gt;4" calcext:base-cell-address="'RTS-Template'.BM4"/>
          </calcext:conditional-format>
          <calcext:conditional-format calcext:target-range-address="'RTS-Template'.BO4:'RTS-Template'.BO4">
            <calcext:condition calcext:apply-style-name="ConditionalStyle_1" calcext:value="=1" calcext:base-cell-address="'RTS-Template'.BO4"/>
            <calcext:condition calcext:apply-style-name="ConditionalStyle_2" calcext:value="=2" calcext:base-cell-address="'RTS-Template'.BO4"/>
            <calcext:condition calcext:apply-style-name="ConditionalStyle_3" calcext:value="=3" calcext:base-cell-address="'RTS-Template'.BO4"/>
            <calcext:condition calcext:apply-style-name="ConditionalStyle_4" calcext:value="=4" calcext:base-cell-address="'RTS-Template'.BO4"/>
            <calcext:condition calcext:apply-style-name="ConditionalStyle_5" calcext:value="&lt;1" calcext:base-cell-address="'RTS-Template'.BO4"/>
            <calcext:condition calcext:apply-style-name="ConditionalStyle_5" calcext:value="&gt;4" calcext:base-cell-address="'RTS-Template'.BO4"/>
          </calcext:conditional-format>
          <calcext:conditional-format calcext:target-range-address="'RTS-Template'.BQ4:'RTS-Template'.BQ4">
            <calcext:condition calcext:apply-style-name="ConditionalStyle_1" calcext:value="=1" calcext:base-cell-address="'RTS-Template'.BQ4"/>
            <calcext:condition calcext:apply-style-name="ConditionalStyle_2" calcext:value="=2" calcext:base-cell-address="'RTS-Template'.BQ4"/>
            <calcext:condition calcext:apply-style-name="ConditionalStyle_3" calcext:value="=3" calcext:base-cell-address="'RTS-Template'.BQ4"/>
            <calcext:condition calcext:apply-style-name="ConditionalStyle_4" calcext:value="=4" calcext:base-cell-address="'RTS-Template'.BQ4"/>
            <calcext:condition calcext:apply-style-name="ConditionalStyle_5" calcext:value="&lt;1" calcext:base-cell-address="'RTS-Template'.BQ4"/>
            <calcext:condition calcext:apply-style-name="ConditionalStyle_5" calcext:value="&gt;4" calcext:base-cell-address="'RTS-Template'.BQ4"/>
          </calcext:conditional-format>
          <calcext:conditional-format calcext:target-range-address="'RTS-Template'.BS4:'RTS-Template'.BS4">
            <calcext:condition calcext:apply-style-name="ConditionalStyle_1" calcext:value="=1" calcext:base-cell-address="'RTS-Template'.BS4"/>
            <calcext:condition calcext:apply-style-name="ConditionalStyle_2" calcext:value="=2" calcext:base-cell-address="'RTS-Template'.BS4"/>
            <calcext:condition calcext:apply-style-name="ConditionalStyle_3" calcext:value="=3" calcext:base-cell-address="'RTS-Template'.BS4"/>
            <calcext:condition calcext:apply-style-name="ConditionalStyle_4" calcext:value="=4" calcext:base-cell-address="'RTS-Template'.BS4"/>
            <calcext:condition calcext:apply-style-name="ConditionalStyle_5" calcext:value="&lt;1" calcext:base-cell-address="'RTS-Template'.BS4"/>
            <calcext:condition calcext:apply-style-name="ConditionalStyle_5" calcext:value="&gt;4" calcext:base-cell-address="'RTS-Template'.BS4"/>
          </calcext:conditional-format>
          <calcext:conditional-format calcext:target-range-address="'RTS-Template'.BU4:'RTS-Template'.BU4">
            <calcext:condition calcext:apply-style-name="ConditionalStyle_1" calcext:value="=1" calcext:base-cell-address="'RTS-Template'.BU4"/>
            <calcext:condition calcext:apply-style-name="ConditionalStyle_2" calcext:value="=2" calcext:base-cell-address="'RTS-Template'.BU4"/>
            <calcext:condition calcext:apply-style-name="ConditionalStyle_3" calcext:value="=3" calcext:base-cell-address="'RTS-Template'.BU4"/>
            <calcext:condition calcext:apply-style-name="ConditionalStyle_4" calcext:value="=4" calcext:base-cell-address="'RTS-Template'.BU4"/>
            <calcext:condition calcext:apply-style-name="ConditionalStyle_5" calcext:value="&lt;1" calcext:base-cell-address="'RTS-Template'.BU4"/>
            <calcext:condition calcext:apply-style-name="ConditionalStyle_5" calcext:value="&gt;4" calcext:base-cell-address="'RTS-Template'.BU4"/>
          </calcext:conditional-format>
          <calcext:conditional-format calcext:target-range-address="'RTS-Template'.BW4:'RTS-Template'.BW4">
            <calcext:condition calcext:apply-style-name="ConditionalStyle_1" calcext:value="=1" calcext:base-cell-address="'RTS-Template'.BW4"/>
            <calcext:condition calcext:apply-style-name="ConditionalStyle_2" calcext:value="=2" calcext:base-cell-address="'RTS-Template'.BW4"/>
            <calcext:condition calcext:apply-style-name="ConditionalStyle_3" calcext:value="=3" calcext:base-cell-address="'RTS-Template'.BW4"/>
            <calcext:condition calcext:apply-style-name="ConditionalStyle_4" calcext:value="=4" calcext:base-cell-address="'RTS-Template'.BW4"/>
            <calcext:condition calcext:apply-style-name="ConditionalStyle_5" calcext:value="&lt;1" calcext:base-cell-address="'RTS-Template'.BW4"/>
            <calcext:condition calcext:apply-style-name="ConditionalStyle_5" calcext:value="&gt;4" calcext:base-cell-address="'RTS-Template'.BW4"/>
          </calcext:conditional-format>
          <calcext:conditional-format calcext:target-range-address="'RTS-Template'.BY4:'RTS-Template'.BY4">
            <calcext:condition calcext:apply-style-name="ConditionalStyle_1" calcext:value="=1" calcext:base-cell-address="'RTS-Template'.BY4"/>
            <calcext:condition calcext:apply-style-name="ConditionalStyle_2" calcext:value="=2" calcext:base-cell-address="'RTS-Template'.BY4"/>
            <calcext:condition calcext:apply-style-name="ConditionalStyle_3" calcext:value="=3" calcext:base-cell-address="'RTS-Template'.BY4"/>
            <calcext:condition calcext:apply-style-name="ConditionalStyle_4" calcext:value="=4" calcext:base-cell-address="'RTS-Template'.BY4"/>
            <calcext:condition calcext:apply-style-name="ConditionalStyle_5" calcext:value="&lt;1" calcext:base-cell-address="'RTS-Template'.BY4"/>
            <calcext:condition calcext:apply-style-name="ConditionalStyle_5" calcext:value="&gt;4" calcext:base-cell-address="'RTS-Template'.BY4"/>
          </calcext:conditional-format>
          <calcext:conditional-format calcext:target-range-address="'RTS-Template'.CA4:'RTS-Template'.CA4">
            <calcext:condition calcext:apply-style-name="ConditionalStyle_1" calcext:value="=1" calcext:base-cell-address="'RTS-Template'.CA4"/>
            <calcext:condition calcext:apply-style-name="ConditionalStyle_2" calcext:value="=2" calcext:base-cell-address="'RTS-Template'.CA4"/>
            <calcext:condition calcext:apply-style-name="ConditionalStyle_3" calcext:value="=3" calcext:base-cell-address="'RTS-Template'.CA4"/>
            <calcext:condition calcext:apply-style-name="ConditionalStyle_4" calcext:value="=4" calcext:base-cell-address="'RTS-Template'.CA4"/>
            <calcext:condition calcext:apply-style-name="ConditionalStyle_5" calcext:value="&lt;1" calcext:base-cell-address="'RTS-Template'.CA4"/>
            <calcext:condition calcext:apply-style-name="ConditionalStyle_5" calcext:value="&gt;4" calcext:base-cell-address="'RTS-Template'.CA4"/>
          </calcext:conditional-format>
          <calcext:conditional-format calcext:target-range-address="'RTS-Template'.CC4:'RTS-Template'.CC4">
            <calcext:condition calcext:apply-style-name="ConditionalStyle_1" calcext:value="=1" calcext:base-cell-address="'RTS-Template'.CC4"/>
            <calcext:condition calcext:apply-style-name="ConditionalStyle_2" calcext:value="=2" calcext:base-cell-address="'RTS-Template'.CC4"/>
            <calcext:condition calcext:apply-style-name="ConditionalStyle_3" calcext:value="=3" calcext:base-cell-address="'RTS-Template'.CC4"/>
            <calcext:condition calcext:apply-style-name="ConditionalStyle_4" calcext:value="=4" calcext:base-cell-address="'RTS-Template'.CC4"/>
            <calcext:condition calcext:apply-style-name="ConditionalStyle_5" calcext:value="&lt;1" calcext:base-cell-address="'RTS-Template'.CC4"/>
            <calcext:condition calcext:apply-style-name="ConditionalStyle_5" calcext:value="&gt;4" calcext:base-cell-address="'RTS-Template'.CC4"/>
          </calcext:conditional-format>
          <calcext:conditional-format calcext:target-range-address="'RTS-Template'.CE4:'RTS-Template'.CE4">
            <calcext:condition calcext:apply-style-name="ConditionalStyle_1" calcext:value="=1" calcext:base-cell-address="'RTS-Template'.CE4"/>
            <calcext:condition calcext:apply-style-name="ConditionalStyle_2" calcext:value="=2" calcext:base-cell-address="'RTS-Template'.CE4"/>
            <calcext:condition calcext:apply-style-name="ConditionalStyle_3" calcext:value="=3" calcext:base-cell-address="'RTS-Template'.CE4"/>
            <calcext:condition calcext:apply-style-name="ConditionalStyle_4" calcext:value="=4" calcext:base-cell-address="'RTS-Template'.CE4"/>
            <calcext:condition calcext:apply-style-name="ConditionalStyle_5" calcext:value="&lt;1" calcext:base-cell-address="'RTS-Template'.CE4"/>
            <calcext:condition calcext:apply-style-name="ConditionalStyle_5" calcext:value="&gt;4" calcext:base-cell-address="'RTS-Template'.CE4"/>
          </calcext:conditional-format>
          <calcext:conditional-format calcext:target-range-address="'RTS-Template'.CG4:'RTS-Template'.CG4">
            <calcext:condition calcext:apply-style-name="ConditionalStyle_1" calcext:value="=1" calcext:base-cell-address="'RTS-Template'.CG4"/>
            <calcext:condition calcext:apply-style-name="ConditionalStyle_2" calcext:value="=2" calcext:base-cell-address="'RTS-Template'.CG4"/>
            <calcext:condition calcext:apply-style-name="ConditionalStyle_3" calcext:value="=3" calcext:base-cell-address="'RTS-Template'.CG4"/>
            <calcext:condition calcext:apply-style-name="ConditionalStyle_4" calcext:value="=4" calcext:base-cell-address="'RTS-Template'.CG4"/>
            <calcext:condition calcext:apply-style-name="ConditionalStyle_5" calcext:value="&lt;1" calcext:base-cell-address="'RTS-Template'.CG4"/>
            <calcext:condition calcext:apply-style-name="ConditionalStyle_5" calcext:value="&gt;4" calcext:base-cell-address="'RTS-Template'.CG4"/>
          </calcext:conditional-format>
          <calcext:conditional-format calcext:target-range-address="'RTS-Template'.CI4:'RTS-Template'.CI4">
            <calcext:condition calcext:apply-style-name="ConditionalStyle_1" calcext:value="=1" calcext:base-cell-address="'RTS-Template'.CI4"/>
            <calcext:condition calcext:apply-style-name="ConditionalStyle_2" calcext:value="=2" calcext:base-cell-address="'RTS-Template'.CI4"/>
            <calcext:condition calcext:apply-style-name="ConditionalStyle_3" calcext:value="=3" calcext:base-cell-address="'RTS-Template'.CI4"/>
            <calcext:condition calcext:apply-style-name="ConditionalStyle_4" calcext:value="=4" calcext:base-cell-address="'RTS-Template'.CI4"/>
            <calcext:condition calcext:apply-style-name="ConditionalStyle_5" calcext:value="&lt;1" calcext:base-cell-address="'RTS-Template'.CI4"/>
            <calcext:condition calcext:apply-style-name="ConditionalStyle_5" calcext:value="&gt;4" calcext:base-cell-address="'RTS-Template'.CI4"/>
          </calcext:conditional-format>
          <calcext:conditional-format calcext:target-range-address="'RTS-Template'.CK4:'RTS-Template'.CK4">
            <calcext:condition calcext:apply-style-name="ConditionalStyle_1" calcext:value="=1" calcext:base-cell-address="'RTS-Template'.CK4"/>
            <calcext:condition calcext:apply-style-name="ConditionalStyle_2" calcext:value="=2" calcext:base-cell-address="'RTS-Template'.CK4"/>
            <calcext:condition calcext:apply-style-name="ConditionalStyle_3" calcext:value="=3" calcext:base-cell-address="'RTS-Template'.CK4"/>
            <calcext:condition calcext:apply-style-name="ConditionalStyle_4" calcext:value="=4" calcext:base-cell-address="'RTS-Template'.CK4"/>
            <calcext:condition calcext:apply-style-name="ConditionalStyle_5" calcext:value="&lt;1" calcext:base-cell-address="'RTS-Template'.CK4"/>
            <calcext:condition calcext:apply-style-name="ConditionalStyle_5" calcext:value="&gt;4" calcext:base-cell-address="'RTS-Template'.CK4"/>
          </calcext:conditional-format>
          <calcext:conditional-format calcext:target-range-address="'RTS-Template'.CM4:'RTS-Template'.CM4">
            <calcext:condition calcext:apply-style-name="ConditionalStyle_1" calcext:value="=1" calcext:base-cell-address="'RTS-Template'.CM4"/>
            <calcext:condition calcext:apply-style-name="ConditionalStyle_2" calcext:value="=2" calcext:base-cell-address="'RTS-Template'.CM4"/>
            <calcext:condition calcext:apply-style-name="ConditionalStyle_3" calcext:value="=3" calcext:base-cell-address="'RTS-Template'.CM4"/>
            <calcext:condition calcext:apply-style-name="ConditionalStyle_4" calcext:value="=4" calcext:base-cell-address="'RTS-Template'.CM4"/>
            <calcext:condition calcext:apply-style-name="ConditionalStyle_5" calcext:value="&lt;1" calcext:base-cell-address="'RTS-Template'.CM4"/>
            <calcext:condition calcext:apply-style-name="ConditionalStyle_5" calcext:value="&gt;4" calcext:base-cell-address="'RTS-Template'.CM4"/>
          </calcext:conditional-format>
        </calcext:conditional-formats>
      </table:table>
      <table:table table:name="Task-Requirements" table:style-name="ta2">
        <table:table-column table:style-name="co5" table:default-cell-style-name="ce333"/>
        <table:table-column table:style-name="co6" table:default-cell-style-name="ce333"/>
        <table:table-column table:style-name="co7" table:default-cell-style-name="ce330"/>
        <table:table-column table:style-name="co8" table:default-cell-style-name="ce330"/>
        <table:table-column table:style-name="co7" table:default-cell-style-name="ce330"/>
        <table:table-column table:style-name="co6" table:default-cell-style-name="ce333"/>
        <table:table-column table:style-name="co7" table:default-cell-style-name="ce330"/>
        <table:table-column table:style-name="co6" table:default-cell-style-name="ce330"/>
        <table:table-column table:style-name="co7" table:default-cell-style-name="ce330"/>
        <table:table-column table:style-name="co6" table:default-cell-style-name="ce330"/>
        <table:table-column table:style-name="co4" table:number-columns-repeated="1014" table:default-cell-style-name="ce330"/>
        <table:table-row table:style-name="ro8" table:number-rows-repeated="2">
          <table:table-cell table:number-columns-repeated="1024"/>
        </table:table-row>
        <table:table-row table:style-name="ro9">
          <table:table-cell table:style-name="ce334" office:value-type="string" calcext:value-type="string">
            <text:p>T<text:span text:style-name="T2">1</text:span> =</text:p>
          </table:table-cell>
          <table:table-cell table:style-name="ce334" office:value-type="string" calcext:value-type="string">
            <text:p>(</text:p>
          </table:table-cell>
          <table:table-cell table:style-name="ce335" office:value-type="float" office:value="2" calcext:value-type="float">
            <text:p>2</text:p>
          </table:table-cell>
          <table:table-cell table:style-name="ce334" office:value-type="string" calcext:value-type="string">
            <text:p>,</text:p>
          </table:table-cell>
          <table:table-cell table:style-name="ce335" office:value-type="float" office:value="5" calcext:value-type="float">
            <text:p>5</text:p>
          </table:table-cell>
          <table:table-cell table:style-name="ce334" office:value-type="string" calcext:value-type="string">
            <text:p>)</text:p>
          </table:table-cell>
          <table:table-cell table:style-name="ce335"/>
          <table:table-cell/>
          <table:table-cell table:style-name="ce335"/>
          <table:table-cell table:number-columns-repeated="1015"/>
        </table:table-row>
        <table:table-row table:style-name="ro9">
          <table:table-cell table:style-name="ce334" office:value-type="string" calcext:value-type="string">
            <text:p>T<text:span text:style-name="T2">2</text:span> =</text:p>
          </table:table-cell>
          <table:table-cell table:style-name="ce334" office:value-type="string" calcext:value-type="string">
            <text:p>(</text:p>
          </table:table-cell>
          <table:table-cell table:style-name="ce335" office:value-type="float" office:value="3" calcext:value-type="float">
            <text:p>3</text:p>
          </table:table-cell>
          <table:table-cell table:style-name="ce334" office:value-type="string" calcext:value-type="string">
            <text:p>,</text:p>
          </table:table-cell>
          <table:table-cell table:style-name="ce335" office:value-type="float" office:value="8" calcext:value-type="float">
            <text:p>8</text:p>
          </table:table-cell>
          <table:table-cell table:style-name="ce334" office:value-type="string" calcext:value-type="string">
            <text:p>)</text:p>
          </table:table-cell>
          <table:table-cell table:style-name="ce335"/>
          <table:table-cell table:style-name="Default"/>
          <table:table-cell table:style-name="ce335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34" office:value-type="string" calcext:value-type="string">
            <text:p>T<text:span text:style-name="T2">3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/>
          <table:table-cell table:style-name="ce335"/>
          <table:table-cell table:number-columns-repeated="1015"/>
        </table:table-row>
        <table:table-row table:style-name="ro9">
          <table:table-cell table:style-name="ce334" office:value-type="string" calcext:value-type="string">
            <text:p>T<text:span text:style-name="T2">4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/>
          <table:table-cell table:style-name="ce335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34" office:value-type="string" calcext:value-type="string">
            <text:p>T<text:span text:style-name="T2">1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 table:number-columns-repeated="1015"/>
        </table:table-row>
        <table:table-row table:style-name="ro9">
          <table:table-cell table:style-name="ce334" office:value-type="string" calcext:value-type="string">
            <text:p>T<text:span text:style-name="T2">2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 table:style-name="Default" table:number-columns-repeated="2"/>
          <table:table-cell table:number-columns-repeated="1013"/>
        </table:table-row>
        <table:table-row table:style-name="ro9">
          <table:table-cell table:style-name="ce334" office:value-type="string" calcext:value-type="string">
            <text:p>T<text:span text:style-name="T2">3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 table:number-columns-repeated="1015"/>
        </table:table-row>
        <table:table-row table:style-name="ro9">
          <table:table-cell table:style-name="ce334" office:value-type="string" calcext:value-type="string">
            <text:p>T<text:span text:style-name="T2">4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ce335"/>
          <table:table-cell table:number-columns-repeated="1015"/>
        </table:table-row>
        <table:table-row table:style-name="ro8" table:number-rows-repeated="3">
          <table:table-cell table:number-columns-repeated="1024"/>
        </table:table-row>
        <table:table-row table:style-name="ro9">
          <table:table-cell table:style-name="ce334" office:value-type="string" calcext:value-type="string">
            <text:p>T<text:span text:style-name="T2">1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34" office:value-type="string" calcext:value-type="string">
            <text:p>T<text:span text:style-name="T2">2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style-name="Default"/>
          <table:table-cell table:number-columns-repeated="1013"/>
        </table:table-row>
        <table:table-row table:style-name="ro9">
          <table:table-cell table:style-name="ce334" office:value-type="string" calcext:value-type="string">
            <text:p>T<text:span text:style-name="T2">3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number-columns-repeated="1014"/>
        </table:table-row>
        <table:table-row table:style-name="ro9">
          <table:table-cell table:style-name="ce334" office:value-type="string" calcext:value-type="string">
            <text:p>T<text:span text:style-name="T2">4</text:span> =</text:p>
          </table:table-cell>
          <table:table-cell table:style-name="ce334" office:value-type="string" calcext:value-type="string">
            <text:p>(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,</text:p>
          </table:table-cell>
          <table:table-cell table:style-name="ce335"/>
          <table:table-cell table:style-name="ce334" office:value-type="string" calcext:value-type="string">
            <text:p>)</text:p>
          </table:table-cell>
          <table:table-cell table:number-columns-repeated="1014"/>
        </table:table-row>
        <table:table-row table:style-name="ro8" table:number-rows-repeated="1048555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cell-protect="none" style:print-content="true"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#ffff99"/>
      <style:text-properties fo:color="#000000" style:font-name="Calibri" fo:font-family="Calibri" style:font-family-generic="swiss" fo:font-style="normal" style:text-underline-style="none" fo:font-weight="bold" style:font-style-asian="normal" style:font-weight-asian="bold" style:font-style-complex="normal" style:font-weight-complex="bold"/>
    </style:style>
    <style:style style:name="ConditionalStyle_5f_2" style:display-name="ConditionalStyle_2" style:family="table-cell" style:parent-style-name="Default">
      <style:table-cell-properties fo:background-color="#9999ff"/>
      <style:text-properties fo:color="#000000" style:font-name="Calibri" fo:font-family="Calibri" style:font-family-generic="swiss" fo:font-weight="bold"/>
    </style:style>
    <style:style style:name="ConditionalStyle_5f_3" style:display-name="ConditionalStyle_3" style:family="table-cell" style:parent-style-name="Default">
      <style:table-cell-properties fo:background-color="#ff6666"/>
      <style:text-properties fo:color="#000000" style:font-name="Calibri" fo:font-family="Calibri" style:font-family-generic="swiss"/>
    </style:style>
    <style:style style:name="ConditionalStyle_5f_4" style:display-name="ConditionalStyle_4" style:family="table-cell" style:parent-style-name="Default">
      <style:table-cell-properties fo:background-color="#99ff99"/>
      <style:text-properties fo:color="#000000" style:font-name="Calibri" fo:font-family="Calibri" style:font-family-generic="swiss" fo:font-weight="bold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000000" style:font-name="Calibri" fo:font-family="Calibri" style:font-family-generic="swiss"/>
    </style:style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msArrowEnd_20_5" draw:display-name="msArrowEnd 5" svg:viewBox="0 0 300 300" svg:d="M150 0l150 300h-300z"/>
    <draw:marker draw:name="msArrowOvalEnd_20_7" draw:display-name="msArrowOvalEnd 7" svg:viewBox="0 0 500 200" svg:d="M250 0l125 14 90 36 35 50-35 50-90 36-125 14-125-14-90-36-35-50 35-50 90-36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8">00.00.0000</text:date>, <text:time style:data-style-name="N2" text:time-value="21:50:38.99682048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2" style:display-name="PageStyle_Tabelle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RTS-Template" style:display-name="PageStyle_RTS-Templat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09:28:46</meta:creation-date>
    <meta:initial-creator>9999</meta:initial-creator>
    <dc:language>de-DE</dc:language>
    <dc:date>2017-06-08T21:53:40.631808720</dc:date>
    <meta:editing-cycles>38</meta:editing-cycles>
    <meta:editing-duration>PT2H44M1S</meta:editing-duration>
    <meta:generator>LibreOffice/5.1.6.2$Linux_X86_64 LibreOffice_project/10m0$Build-2</meta:generator>
    <meta:print-date>2017-05-07T12:53:58.279000000</meta:print-date>
    <meta:document-statistic meta:table-count="2" meta:cell-count="377" meta:object-count="1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691be1f8-18e1-4ef5-8d0d-a4717ef9b690</meta:user-defined>
  </office:meta>
</office:document-meta>
</file>